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Unicode MS" svg:font-family="'Arial Unicode MS'" style:font-pitch="variable"/>
    <style:font-face style:name="Arial1" svg:font-family="Arial" style:font-family-generic="swiss" style:font-pitch="variable"/>
    <style:font-face style:name="Arial2"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Bitstream Vera Sans7" svg:font-family="'Bitstream Vera Sans', sans-serif"/>
    <style:font-face style:name="Cambria Math" svg:font-family="'Cambria Math'" style:font-family-generic="system" style:font-pitch="variable"/>
    <style:font-face style:name="Courier New" svg:font-family="'Courier New'" style:font-family-generic="modern" style:font-pitch="fixed"/>
    <style:font-face style:name="Great Vibes" svg:font-family="'Great Vibes'"/>
    <style:font-face style:name="Great Vibes1" svg:font-family="'Great Vibes'"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Lucida Sans Unicode" svg:font-family="'Lucida Sans Unicode'" style:font-pitch="variable"/>
    <style:font-face style:name="Lucida Sans Unicode1"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CJK SC" svg:font-family="'Noto Sans CJK SC'" style:font-family-generic="system" style:font-pitch="variable"/>
    <style:font-face style:name="OpenSymbol" svg:font-family="OpenSymbol" style:font-charset="x-symbol"/>
    <style:font-face style:name="OpenSymbol1" svg:font-family="OpenSymbol" style:font-pitch="variable"/>
    <style:font-face style:name="OpenSymbol2" svg:font-family="OpenSymbol" style:font-pitch="variable" style:font-charset="x-symbol"/>
    <style:font-face style:name="OpenSymbol3"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Symbol" svg:font-family="Symbol"/>
    <style:font-face style:name="Symbol1" svg:font-family="Symbol" style:font-adornments="Roman" style:font-charset="x-symbol"/>
    <style:font-face style:name="Tahoma" svg:font-family="Tahoma"/>
    <style:font-face style:name="Tahoma1" svg:font-family="Tahoma" style:font-pitch="variable"/>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automatic-styles>
    <style:style style:name="Table1" style:family="table">
      <style:table-properties style:width="9.204cm" fo:margin-left="0cm" table:align="left"/>
    </style:style>
    <style:style style:name="Table1.A" style:family="table-column">
      <style:table-column-properties style:column-width="5.008cm"/>
    </style:style>
    <style:style style:name="Table1.B" style:family="table-column">
      <style:table-column-properties style:column-width="4.196cm"/>
    </style:style>
    <style:style style:name="Table1.A1" style:family="table-cell">
      <style:table-cell-properties fo:padding="0.049cm" fo:border-left="0.05pt solid #000000" fo:border-right="none" fo:border-top="0.05pt solid #000000" fo:border-bottom="0.05pt solid #000000" style:writing-mode="page"/>
    </style:style>
    <style:style style:name="Table1.B1" style:family="table-cell">
      <style:table-cell-properties style:vertical-align="middle" fo:padding="0.049cm" fo:border-left="none" fo:border-right="0.05pt solid #000000" fo:border-top="0.05pt solid #000000" fo:border-bottom="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style:vertical-align="middle" fo:padding="0.049cm" fo:border-left="none" fo:border-right="0.05pt solid #000000" fo:border-top="none" fo:border-bottom="0.05pt solid #000000" style:writing-mode="page"/>
    </style:style>
    <style:style style:name="Table1.A3" style:family="table-cell">
      <style:table-cell-properties style:vertical-align="" fo:padding="0.049cm" fo:border-left="0.05pt solid #000000" fo:border-right="none"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au9" style:family="table">
      <style:table-properties style:width="9.144cm" table:align="left"/>
    </style:style>
    <style:style style:name="Tableau9.A" style:family="table-column">
      <style:table-column-properties style:column-width="3.605cm"/>
    </style:style>
    <style:style style:name="Tableau9.B" style:family="table-column">
      <style:table-column-properties style:column-width="5.539cm"/>
    </style:style>
    <style:style style:name="Tableau9.1" style:family="table-row">
      <style:table-row-properties style:row-height="3.099cm"/>
    </style:style>
    <style:style style:name="Tableau9.A1" style:family="table-cell">
      <style:table-cell-properties fo:padding-left="0cm" fo:padding-right="0cm" fo:padding-top="0.101cm" fo:padding-bottom="0.101cm" fo:border-left="0.6pt solid #000000" fo:border-right="none" fo:border-top="0.6pt solid #000000" fo:border-bottom="0.6pt solid #000000"/>
    </style:style>
    <style:style style:name="Tableau9.B1" style:family="table-cell">
      <style:table-cell-properties style:vertical-align="middle" fo:padding-left="0cm" fo:padding-right="0cm" fo:padding-top="0.101cm" fo:padding-bottom="0.101cm" fo:border-left="none" fo:border-right="0.6pt solid #000000" fo:border-top="0.6pt solid #000000" fo:border-bottom="0.6pt solid #000000"/>
    </style:style>
    <style:style style:name="Tableau9.A2" style:family="table-cell">
      <style:table-cell-properties fo:padding-left="0cm" fo:padding-right="0cm" fo:padding-top="0.101cm" fo:padding-bottom="0.101cm" fo:border-left="0.6pt solid #000000" fo:border-right="none" fo:border-top="none" fo:border-bottom="0.6pt solid #000000"/>
    </style:style>
    <style:style style:name="Tableau9.B2" style:family="table-cell">
      <style:table-cell-properties style:vertical-align="middle" fo:padding-left="0cm" fo:padding-right="0cm" fo:padding-top="0.101cm" fo:padding-bottom="0.101cm" fo:border-left="none" fo:border-right="0.6pt solid #000000" fo:border-top="none" fo:border-bottom="0.6pt solid #000000"/>
    </style:style>
    <style:style style:name="Tableau9.A3" style:family="table-cell">
      <style:table-cell-properties fo:padding-left="0cm" fo:padding-right="0cm" fo:padding-top="0.101cm" fo:padding-bottom="0.101cm" fo:border-left="0.6pt solid #000000" fo:border-right="none" fo:border-top="none" fo:border-bottom="0.6pt solid #000000"/>
    </style:style>
    <style:style style:name="Tableau9.4" style:family="table-row">
      <style:table-row-properties style:row-height="3.307cm"/>
    </style:style>
    <style:style style:name="Tableau9.A4" style:family="table-cell">
      <style:table-cell-properties fo:padding-left="0cm" fo:padding-right="0cm" fo:padding-top="0.101cm" fo:padding-bottom="0.101cm" fo:border-left="0.6pt solid #000000" fo:border-right="none" fo:border-top="none" fo:border-bottom="0.6pt solid #000000"/>
    </style:style>
    <style:style style:name="Tableau3" style:family="table">
      <style:table-properties style:width="9.151cm" table:align="margins"/>
    </style:style>
    <style:style style:name="Tableau3.A" style:family="table-column">
      <style:table-column-properties style:column-width="2.286cm" style:rel-column-width="16371*"/>
    </style:style>
    <style:style style:name="Tableau3.B" style:family="table-column">
      <style:table-column-properties style:column-width="2.288cm" style:rel-column-width="16383*"/>
    </style:style>
    <style:style style:name="Tableau3.C" style:family="table-column">
      <style:table-column-properties style:column-width="2.418cm" style:rel-column-width="17318*"/>
    </style:style>
    <style:style style:name="Tableau3.D" style:family="table-column">
      <style:table-column-properties style:column-width="2.159cm" style:rel-column-width="15463*"/>
    </style:style>
    <style:style style:name="Tableau3.A1" style:family="table-cell">
      <style:table-cell-properties style:vertical-align="middle" fo:background-color="#a9ce7b" fo:padding="0.097cm" fo:border-left="0.5pt solid #000000" fo:border-right="none" fo:border-top="0.5pt solid #000000" fo:border-bottom="0.5pt solid #000000">
        <style:background-image/>
      </style:table-cell-properties>
    </style:style>
    <style:style style:name="Tableau3.D1" style:family="table-cell">
      <style:table-cell-properties style:vertical-align="middle" fo:background-color="#a9ce7b" fo:padding="0.097cm" fo:border="0.5pt solid #000000">
        <style:background-image/>
      </style:table-cell-properties>
    </style:style>
    <style:style style:name="Tableau3.A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au3.D2" style:family="table-cell">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P2" style:family="paragraph" style:parent-style-name="_5f_Header_20_G_20_page_20_paire_20__28_G_29_">
      <style:text-properties officeooo:paragraph-rsid="0334a5be"/>
    </style:style>
    <style:style style:name="P3" style:family="paragraph" style:parent-style-name="Footer">
      <style:text-properties officeooo:rsid="00178920" officeooo:paragraph-rsid="00178920"/>
    </style:style>
    <style:style style:name="P4" style:family="paragraph" style:parent-style-name="Standard">
      <style:paragraph-properties fo:margin-top="0.199cm" fo:margin-bottom="0cm" style:contextual-spacing="false"/>
      <style:text-properties officeooo:rsid="00178920" officeooo:paragraph-rsid="00178920"/>
    </style:style>
    <style:style style:name="P5"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6" style:family="paragraph" style:parent-style-name="Folio">
      <style:paragraph-properties fo:text-align="center" style:justify-single-word="false"/>
      <style:text-properties fo:font-size="8pt" officeooo:paragraph-rsid="001ce334" style:font-size-asian="8pt" style:font-size-complex="8pt"/>
    </style:style>
    <style:style style:name="P7"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P8"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P9" style:family="paragraph" style:parent-style-name="Footer">
      <style:text-properties fo:text-transform="uppercase" fo:color="#808080" loext:opacity="100%" style:font-name="Bitstream Vera Sans6" fo:font-size="9pt" officeooo:rsid="005097e4" officeooo:paragraph-rsid="005097e4" fo:background-color="transparent"/>
    </style:style>
    <style:style style:name="P10"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P11" style:family="paragraph" style:parent-style-name="Footer">
      <style:text-properties fo:text-transform="uppercase" fo:color="#808080" loext:opacity="100%" style:font-name="Bitstream Vera Sans6" fo:font-size="9pt" officeooo:rsid="00d0fb32" officeooo:paragraph-rsid="00d0fb32" fo:background-color="transparent"/>
    </style:style>
    <style:style style:name="P12"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P13"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P14" style:family="paragraph" style:parent-style-name="Footer">
      <style:text-properties officeooo:paragraph-rsid="00c384cf"/>
    </style:style>
    <style:style style:name="P15" style:family="paragraph" style:parent-style-name="_5f_Header_20_G_20_page_20_paire_20__28_G_29_">
      <style:paragraph-properties fo:text-align="start" style:justify-single-word="false"/>
    </style:style>
    <style:style style:name="P16" style:family="paragraph" style:parent-style-name="Footer">
      <style:text-properties officeooo:paragraph-rsid="030c4d7d"/>
    </style:style>
    <style:style style:name="P17" style:family="paragraph" style:parent-style-name="_5f_Header_20_D_20_page_20_paire_20__28_G_29_">
      <style:text-properties officeooo:paragraph-rsid="0053b3bd"/>
    </style:style>
    <style:style style:name="P18" style:family="paragraph" style:parent-style-name="_5f_Header_20_D_20_page_20_impaire_20__28_D_29_">
      <style:text-properties officeooo:paragraph-rsid="004f1216"/>
    </style:style>
    <style:style style:name="P19" style:family="paragraph" style:parent-style-name="_5f_Header_20_M_20_page_20_impaire_20__28_D_29_">
      <style:text-properties officeooo:paragraph-rsid="02af0d27"/>
    </style:style>
    <style:style style:name="P20" style:family="paragraph" style:parent-style-name="_5f_Header_20_M_20_page_20_impaire_20__28_D_29_">
      <style:text-properties officeooo:rsid="00cf87ff" officeooo:paragraph-rsid="00cf87ff"/>
    </style:style>
    <style:style style:name="P21" style:family="paragraph" style:parent-style-name="_5f_Paragraphe">
      <style:text-properties officeooo:paragraph-rsid="00cd9243"/>
    </style:style>
    <style:style style:name="P22" style:family="paragraph" style:parent-style-name="_5f_Paragraphe">
      <style:text-properties officeooo:paragraph-rsid="00d2d7cf"/>
    </style:style>
    <style:style style:name="P23" style:family="paragraph" style:parent-style-name="_5f_Paragraphe">
      <style:paragraph-properties fo:margin-top="0.201cm" fo:margin-bottom="0.201cm" style:contextual-spacing="false"/>
      <style:text-properties officeooo:paragraph-rsid="00d2d7cf"/>
    </style:style>
    <style:style style:name="P24" style:family="paragraph" style:parent-style-name="_5f_Paragraphe_20_livret_20_">
      <style:paragraph-properties fo:margin-top="0.199cm" fo:margin-bottom="0cm" style:contextual-spacing="false"/>
      <style:text-properties officeooo:paragraph-rsid="00d2d7cf"/>
    </style:style>
    <style:style style:name="P25" style:family="paragraph" style:parent-style-name="_5f_Tableau_20_Gauche">
      <style:text-properties officeooo:paragraph-rsid="00d2d7cf"/>
    </style:style>
    <style:style style:name="P26" style:family="paragraph" style:parent-style-name="_5f_Paragraphe">
      <style:paragraph-properties fo:margin-top="0cm" fo:margin-bottom="0.101cm" style:contextual-spacing="false"/>
      <style:text-properties officeooo:paragraph-rsid="00d2d7cf"/>
    </style:style>
    <style:style style:name="P27" style:family="paragraph" style:parent-style-name="_5f_Paragraphe_20_livret_20_réponse_20_élève">
      <style:paragraph-properties fo:line-height="100%"/>
      <style:text-properties officeooo:paragraph-rsid="00d2d7cf"/>
    </style:style>
    <style:style style:name="P28" style:family="paragraph" style:parent-style-name="_5f_Paragraphe_5f_Réponse_5f_Pointillés_5f_Grisés">
      <style:paragraph-properties fo:line-height="100%"/>
      <style:text-properties officeooo:paragraph-rsid="00d2d7cf"/>
    </style:style>
    <style:style style:name="P29" style:family="paragraph" style:parent-style-name="_5f_Tableau_20_Gauche">
      <style:text-properties officeooo:paragraph-rsid="00d78061"/>
    </style:style>
    <style:style style:name="P30" style:family="paragraph" style:parent-style-name="Footer">
      <style:text-properties officeooo:rsid="00178920" officeooo:paragraph-rsid="00178920"/>
    </style:style>
    <style:style style:name="P31"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32" style:family="paragraph" style:parent-style-name="Standard" style:list-style-name="_5f_Numérotation_20_des_20_exercices">
      <style:text-properties officeooo:paragraph-rsid="00b43114"/>
    </style:style>
    <style:style style:name="P33" style:family="paragraph" style:parent-style-name="_5f_Footer_20_page_20_impaire_20__28_D_29_"/>
    <style:style style:name="P34" style:family="paragraph" style:parent-style-name="_5f_Footer_20_page_20_impaire_20__28_D_29_">
      <style:text-properties officeooo:rsid="00d45efc" officeooo:paragraph-rsid="00d45efc"/>
    </style:style>
    <style:style style:name="P35" style:family="paragraph" style:parent-style-name="_5f_Footer_20_page_20_paire_20__28_G_29_">
      <style:text-properties officeooo:rsid="00f0da56" officeooo:paragraph-rsid="00f0da56"/>
    </style:style>
    <style:style style:name="P36" style:family="paragraph" style:parent-style-name="_5f_Footer_20_page_20_paire_20__28_G_29_"/>
    <style:style style:name="P37" style:family="paragraph" style:parent-style-name="_5f_Header_20_D_20_page_20_paire_20__28_G_29_">
      <style:text-properties officeooo:rsid="005097e4" officeooo:paragraph-rsid="005097e4"/>
    </style:style>
    <style:style style:name="P38" style:family="paragraph" style:parent-style-name="_5f_Header_20_G_20_page_20_paire_20__28_G_29_">
      <style:text-properties officeooo:paragraph-rsid="0334a5be"/>
    </style:style>
    <style:style style:name="P39" style:family="paragraph" style:parent-style-name="_5f_Header_20_M_20_page_20_impaire_20__28_D_29_">
      <style:text-properties officeooo:rsid="00cf87ff" officeooo:paragraph-rsid="00cf87ff"/>
    </style:style>
    <style:style style:name="P40" style:family="paragraph" style:parent-style-name="_5f_Header_20_M_20_page_20_paire_20__28_G_29_">
      <style:text-properties officeooo:paragraph-rsid="02af0d27"/>
    </style:style>
    <style:style style:name="P4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P42" style:family="paragraph" style:parent-style-name="_5f_Paragraphe" style:list-style-name="_5f_Numérotation_20_des_20_exercices">
      <style:text-properties officeooo:paragraph-rsid="00cd9243"/>
    </style:style>
    <style:style style:name="P43" style:family="paragraph" style:parent-style-name="_5f_Paragraphe_5f_Réponse_5f_Elève" style:list-style-name="">
      <style:text-properties officeooo:paragraph-rsid="00d2d7cf"/>
    </style:style>
    <style:style style:name="P44" style:family="paragraph" style:parent-style-name="_5f_Paragraphe_5f_Réponse_5f_Elève" style:list-style-name="">
      <style:paragraph-properties fo:text-align="start" style:justify-single-word="false"/>
      <style:text-properties officeooo:paragraph-rsid="00b944a0" style:font-name-asian="Bitstream Vera Sans2" style:font-size-asian="10pt" style:font-name-complex="Bitstream Vera Sans2"/>
    </style:style>
    <style:style style:name="P45" style:family="paragraph" style:parent-style-name="_5f_Paragraphe_5f_Réponse_5f_Elève" style:list-style-name="_5f_Numérotation_20_des_20_exercices">
      <style:text-properties officeooo:paragraph-rsid="00cd9243"/>
    </style:style>
    <style:style style:name="P46" style:family="paragraph" style:parent-style-name="_5f_Paragraphe_5f_Réponse_5f_Elève_5f_Bullet" style:list-style-name="List_20_1"/>
    <style:style style:name="P47" style:family="paragraph" style:parent-style-name="_5f_Paragraphe_5f_Réponse_5f_Elève_5f_Bullet" style:list-style-name="List_20_1">
      <style:text-properties officeooo:paragraph-rsid="00d2d7cf"/>
    </style:style>
    <style:style style:name="P48" style:family="paragraph" style:parent-style-name="_5f_Paragraphe_5f_avec_5f_Num_5f_Question" style:list-style-name="_5f_Numérotation_20_des_20_exercices"/>
    <style:style style:name="P49" style:family="paragraph" style:parent-style-name="_5f_Paragraphe_5f_avec_5f_Num_5f_Question" style:list-style-name="_5f_Numérotation_20_des_20_exercices">
      <style:text-properties officeooo:paragraph-rsid="00c243ba"/>
    </style:style>
    <style:style style:name="P50" style:family="paragraph" style:parent-style-name="_5f_Paragraphe_5f_avec_5f_Num_5f_Question" style:list-style-name="_5f_Numérotation_20_des_20_exercices">
      <style:text-properties officeooo:paragraph-rsid="00cd9243"/>
    </style:style>
    <style:style style:name="P51" style:family="paragraph" style:parent-style-name="_5f_Paragraphe_5f_avec_5f_Num_5f_Question" style:list-style-name="_5f_Numérotation_20_des_20_exercices">
      <style:text-properties officeooo:paragraph-rsid="00c95c1c"/>
    </style:style>
    <style:style style:name="P52" style:family="paragraph" style:parent-style-name="_5f_Paragraphe_5f_avec_5f_Num_5f_Question" style:list-style-name="_5f_Numérotation_20_des_20_exercices">
      <style:text-properties officeooo:paragraph-rsid="00ca7504"/>
    </style:style>
    <style:style style:name="P53" style:family="paragraph" style:parent-style-name="_5f_Paragraphe_5f_avec_5f_Num_5f_Question" style:list-style-name="_5f_Numérotation_20_des_20_exercices">
      <style:paragraph-properties fo:break-before="column"/>
    </style:style>
    <style:style style:name="P54" style:family="paragraph" style:parent-style-name="_5f_Paragraphe_5f_avec_5f_Num_5f_Question" style:list-style-name="_5f_Numérotation_20_des_20_exercices">
      <style:text-properties officeooo:paragraph-rsid="00c03bd2"/>
    </style:style>
    <style:style style:name="P55" style:family="paragraph" style:parent-style-name="_5f_Paragraphe_5f_avec_5f_Num_5f_Question" style:list-style-name="_5f_Numérotation_20_des_20_exercices">
      <style:text-properties officeooo:paragraph-rsid="00ccadad"/>
    </style:style>
    <style:style style:name="P56" style:family="paragraph" style:parent-style-name="_5f_Paragraphe_5f_avec_5f_Num_5f_Question" style:list-style-name="_5f_Numérotation_20_des_20_exercices">
      <style:text-properties officeooo:paragraph-rsid="00d2d7cf"/>
    </style:style>
    <style:style style:name="P57" style:family="paragraph" style:parent-style-name="_5f_Premier_5f_Titre_5f_Exercices_5f_avec_5f_Num_20_Exo_5f_Avec_5f_Titre" style:list-style-name="_5f_Numérotation_20_des_20_exercices" style:master-page-name="SERIE_5f_MESURES_5f_CLR_5f_7fb241_5f_2COL">
      <style:paragraph-properties style:page-number="auto" fo:break-before="page"/>
      <style:text-properties officeooo:paragraph-rsid="00b24911"/>
    </style:style>
    <style:style style:name="P58" style:family="paragraph" style:parent-style-name="_5f_Premier_5f_Titre_5f_Exercices_5f_avec_5f_Num_5f_Exo_5f_sans_5f_Titre" style:list-style-name="_5f_Numérotation_20_des_20_exercices"/>
    <style:style style:name="P59" style:family="paragraph" style:parent-style-name="_5f_Premier_5f_Titre_5f_Exercices_5f_avec_5f_Num_5f_Exo_5f_sans_5f_Titre" style:list-style-name="_5f_Numérotation_20_des_20_exercices">
      <style:paragraph-properties fo:break-before="column"/>
    </style:style>
    <style:style style:name="P60" style:family="paragraph" style:parent-style-name="_5f_Premier_5f_Titre_5f_Exercices_5f_avec_5f_Num_5f_Exo_5f_sans_5f_Titre" style:list-style-name="_5f_Numérotation_20_des_20_exercices">
      <style:paragraph-properties fo:break-before="column"/>
      <style:text-properties officeooo:paragraph-rsid="00d52eac"/>
    </style:style>
    <style:style style:name="P61" style:family="paragraph" style:parent-style-name="_5f_Tableau_5f_Centré" style:list-style-name="_5f_Numérotation_20_des_20_exercices">
      <style:text-properties officeooo:paragraph-rsid="00cd9243"/>
    </style:style>
    <style:style style:name="P62" style:family="paragraph" style:parent-style-name="_5f_Tableau_5f_Centré_5f_Gras" style:list-style-name="_5f_Numérotation_20_des_20_exercices">
      <style:text-properties officeooo:paragraph-rsid="00cd9243"/>
    </style:style>
    <style:style style:name="P63" style:family="paragraph" style:parent-style-name="_5f_Tableau_5f_Centré_5f_Gras" style:list-style-name="_5f_Numérotation_20_des_20_exercices">
      <style:text-properties fo:font-weight="normal" officeooo:paragraph-rsid="00cd9243" style:font-weight-asian="normal" style:font-weight-complex="normal"/>
    </style:style>
    <style:style style:name="P64" style:family="paragraph" style:parent-style-name="_5f_Titre_5f_Exercices_5f_sans_5f_Titre" style:list-style-name="_5f_Numérotation_20_des_20_exercices"/>
    <style:style style:name="P65" style:family="paragraph" style:parent-style-name="_5f_Titre_5f_Exercices_5f_sans_5f_Titre" style:list-style-name="_5f_Numérotation_20_des_20_exercices">
      <style:text-properties officeooo:paragraph-rsid="00cd9243"/>
    </style:style>
    <style:style style:name="P66" style:family="paragraph" style:parent-style-name="_5f_Titre_5f_Exercices_5f_sans_5f_Titre" style:list-style-name="_5f_Numérotation_20_des_20_exercices">
      <style:paragraph-properties fo:break-before="column"/>
      <style:text-properties officeooo:paragraph-rsid="00cd9243"/>
    </style:style>
    <style:style style:name="P67" style:family="paragraph">
      <style:paragraph-properties fo:text-align="center"/>
    </style:style>
    <style:style style:name="P68" style:family="paragraph">
      <loext:graphic-properties draw:fill="solid" draw:fill-color="#7fb241"/>
    </style:style>
    <style:style style:name="P69"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P70" style:family="paragraph">
      <loext:graphic-properties draw:fill="solid" draw:fill-color="#d7e12c"/>
    </style:style>
    <style:style style:name="P71" style:family="paragraph">
      <loext:graphic-properties draw:fill="solid" draw:fill-color="#1ca2b8"/>
    </style:style>
    <style:style style:name="P72" style:family="paragraph">
      <loext:graphic-properties draw:fill="solid" draw:fill-color="#9d0f89"/>
    </style:style>
    <style:style style:name="P73" style:family="paragraph">
      <style:paragraph-properties fo:margin-left="0cm" fo:margin-right="0cm" fo:text-indent="0cm" loext:tab-stop-distance="0cm">
        <style:tab-stops>
          <style:tab-stop style:position="0cm"/>
          <style:tab-stop style:position="5.329cm" style:type="right" style:leader-style="dotted" style:leader-text="."/>
        </style:tab-stops>
      </style:paragraph-properties>
    </style:style>
    <style:style style:name="P74" style:family="paragraph">
      <loext:graphic-properties draw:fill="none" draw:fill-color="#ffffff"/>
      <style:paragraph-properties fo:margin-left="0cm" fo:margin-right="0cm" fo:text-indent="0cm" loext:tab-stop-distance="0cm">
        <style:tab-stops>
          <style:tab-stop style:position="0cm"/>
          <style:tab-stop style:position="5.329cm" style:type="right" style:leader-style="dotted" style:leader-text="."/>
        </style:tab-stops>
      </style:paragraph-properties>
      <style:text-properties style:font-name="Bitstream Vera Sans1" fo:font-size="10pt" fo:background-color="#ffff00" style:font-size-asian="10pt" style:font-size-complex="10pt"/>
    </style:style>
    <style:style style:name="P75" style:family="paragraph">
      <loext:graphic-properties draw:fill="solid" draw:fill-color="#990099" draw:opacity="50%"/>
      <style:paragraph-properties fo:text-align="center"/>
    </style:style>
    <style:style style:name="P76" style:family="paragraph">
      <loext:graphic-properties draw:fill="solid" draw:fill-color="#9d0f89" draw:opacity="5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SimSun" style:font-size-asian="18pt" style:font-style-asian="normal" style:font-weight-asian="normal" style:font-name-complex="Tahoma2" style:font-size-complex="18pt" style:font-style-complex="normal" style:font-weight-complex="normal" style:text-emphasize="none" style:font-relief="none" style:text-overline-style="none" style:text-overline-color="font-color"/>
    </style:style>
    <style:style style:name="P77"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SimSun" style:font-size-asian="18pt" style:font-style-asian="normal" style:font-weight-asian="normal" style:font-name-complex="Tahoma2" style:font-size-complex="18pt" style:font-style-complex="normal" style:font-weight-complex="normal" style:text-emphasize="none" style:font-relief="none" style:text-overline-style="none" style:text-overline-color="font-color"/>
    </style:style>
    <style:style style:name="P78" style:family="paragraph">
      <loext:graphic-properties draw:fill="solid" draw:fill-color="#1ca2b8" draw:opacity="5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SimSun" style:font-size-asian="18pt" style:font-style-asian="normal" style:font-weight-asian="normal" style:font-name-complex="Tahoma2" style:font-size-complex="18pt" style:font-style-complex="normal" style:font-weight-complex="normal" style:text-emphasize="none" style:font-relief="none" style:text-overline-style="none" style:text-overline-color="font-color"/>
    </style:style>
    <style:style style:name="P79"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80" style:family="paragraph">
      <style:paragraph-properties fo:margin-left="0cm" fo:margin-right="0cm" fo:margin-top="0cm" fo:margin-bottom="0cm" fo:line-height="100%" fo:text-indent="0cm"/>
    </style:style>
    <style:style style:name="P81" style:family="paragraph">
      <loext:graphic-properties draw:fill="none" draw:fill-color="#99cc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Bitstream Vera Sans6" fo:font-size="9pt" fo:font-style="normal" fo:text-shadow="none" style:text-underline-style="none" fo:font-weight="normal" style:letter-kerning="true" style:font-name-asian="SimSun" style:font-size-asian="9pt" style:font-style-asian="normal" style:font-weight-asian="normal" style:font-name-complex="Tahoma2" style:font-size-complex="9pt" style:font-style-complex="normal" style:font-weight-complex="normal" style:text-emphasize="none" style:font-relief="none" style:text-overline-style="none" style:text-overline-color="font-color"/>
    </style:style>
    <style:style style:name="P82" style:family="paragraph">
      <loext:graphic-properties draw:fill="none"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Bitstream Vera Sans1" fo:font-size="10pt" fo:font-style="normal" fo:text-shadow="none" style:text-underline-style="none" fo:font-weight="bold"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83" style:family="paragraph">
      <loext:graphic-properties draw:fill="none"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12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84"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12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85" style:family="paragraph">
      <loext:graphic-properties draw:fill="none"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SimSun" style:font-size-asian="18pt" style:font-style-asian="normal" style:font-weight-asian="normal" style:font-name-complex="Tahoma2" style:font-size-complex="18pt" style:font-style-complex="normal" style:font-weight-complex="normal" style:text-emphasize="none" style:font-relief="none" style:text-overline-style="none" style:text-overline-color="font-color"/>
    </style:style>
    <style:style style:name="P86" style:family="paragraph">
      <loext:graphic-properties draw:fill="solid" draw:fill-color="#7fb241" draw:opacity="5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SimSun" style:font-size-asian="18pt" style:font-style-asian="normal" style:font-weight-asian="normal" style:font-name-complex="Tahoma2" style:font-size-complex="18pt" style:font-style-complex="normal" style:font-weight-complex="normal" style:text-emphasize="none" style:font-relief="none" style:text-overline-style="none" style:text-overline-color="font-color"/>
    </style:style>
    <style:style style:name="P87" style:family="paragraph">
      <loext:graphic-properties draw:fill="solid" draw:fill-color="#999999"/>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SimSun" style:font-size-asian="18pt" style:font-style-asian="normal" style:font-weight-asian="normal" style:font-name-complex="Tahoma2" style:font-size-complex="18pt" style:font-style-complex="normal" style:font-weight-complex="normal" style:text-emphasize="none" style:font-relief="none" style:text-overline-style="none" style:text-overline-color="font-color"/>
    </style:style>
    <style:style style:name="P88" style:family="paragraph">
      <loext:graphic-properties draw:fill="solid" draw:fill-color="#ffff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SimSun" style:font-size-asian="18pt" style:font-style-asian="normal" style:font-weight-asian="normal" style:font-name-complex="Tahoma2" style:font-size-complex="18pt" style:font-style-complex="normal" style:font-weight-complex="normal" style:text-emphasize="none" style:font-relief="none" style:text-overline-style="none" style:text-overline-color="font-color"/>
    </style:style>
    <style:style style:name="P89" style:family="paragraph">
      <style:paragraph-properties fo:margin-left="0cm" fo:margin-right="0cm" fo:margin-top="0cm" fo:margin-bottom="0cm" fo:line-height="100%" fo:text-indent="0cm" style:writing-mode="lr-tb"/>
    </style:style>
    <style:style style:name="P90" style:family="paragraph">
      <loext:graphic-properties draw:fill="none" draw:fill-color="#99cc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Bitstream Vera Sans6" fo:font-size="9pt" fo:font-style="normal" fo:text-shadow="none" style:text-underline-style="none" fo:font-weight="normal" style:letter-kerning="true" style:font-name-asian="SimSun" style:font-size-asian="9pt" style:font-style-asian="normal" style:font-weight-asian="normal" style:font-name-complex="Tahoma2" style:font-size-complex="9pt" style:font-style-complex="normal" style:font-weight-complex="normal" style:text-emphasize="none" style:font-relief="none" style:text-overline-style="none" style:text-overline-color="font-color"/>
    </style:style>
    <style:style style:name="P91" style:family="paragraph">
      <loext:graphic-properties draw:fill="none" draw:fill-color="#00b8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92" style:family="paragraph">
      <loext:graphic-properties draw:fill="solid" draw:fill-color="#00b8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93" style:family="paragraph">
      <loext:graphic-properties draw:fill="solid" draw:fill-color="#7fb241" draw:opacity="5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4" style:family="paragraph">
      <loext:graphic-properties draw:fill="none"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95" style:family="paragraph">
      <loext:graphic-properties draw:fill="solid" draw:fill-color="#ff6600" draw:opacity="5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96" style:family="paragraph">
      <loext:graphic-properties draw:fill="none" draw:fill-color="#ffffff" draw:opacity="5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97"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Bitstream Vera Sans1" fo:font-size="9pt" fo:font-style="normal" fo:text-shadow="none" style:text-underline-style="none" fo:font-weight="normal" style:letter-kerning="true" style:font-name-asian="Lucida Sans Unicode" style:font-size-asian="9pt" style:font-style-asian="normal" style:font-weight-asian="normal" style:font-name-complex="Tahoma1" style:font-size-complex="9pt" style:font-style-complex="normal" style:font-weight-complex="normal" style:text-emphasize="none" style:font-relief="none" style:text-overline-style="none" style:text-overline-color="font-color"/>
    </style:style>
    <style:style style:name="P98" style:family="paragraph">
      <loext:graphic-properties draw:fill="solid" draw:fill-color="#67c0ce" draw:opacity="54%"/>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99"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00"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Bitstream Vera Sans1" fo:font-size="9pt" fo:font-style="normal" fo:text-shadow="none" style:text-underline-style="none" fo:font-weight="normal" style:letter-kerning="true" style:font-name-asian="Arial Unicode MS" style:font-size-asian="9pt" style:font-style-asian="normal" style:font-weight-asian="normal" style:font-name-complex="Tahoma1" style:font-size-complex="9pt" style:font-style-complex="normal" style:font-weight-complex="normal" style:text-emphasize="none" style:font-relief="none" style:text-overline-style="none" style:text-overline-color="font-color"/>
    </style:style>
    <style:style style:name="P101"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2" style:font-size-complex="18pt" style:font-style-complex="normal" style:font-weight-complex="normal" style:text-emphasize="none" style:font-relief="none" style:text-overline-style="none" style:text-overline-color="font-color"/>
    </style:style>
    <style:style style:name="P102" style:family="paragraph">
      <loext:graphic-properties draw:fill="solid" draw:fill-color="#ccccff"/>
      <style:paragraph-properties fo:text-align="center"/>
    </style:style>
    <style:style style:name="P103"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04"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05"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106" style:family="paragraph">
      <loext:graphic-properties draw:fill="solid" draw:fill-color="#d62e4e"/>
    </style:style>
    <style:style style:name="P107"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08"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09"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variant="small-caps" fo:color="#1ca2b8" loext:opacity="100%" style:font-name="Bitstream Vera Sans3" fo:font-size="16pt" fo:font-style="normal" fo:text-shadow="none" fo:font-weight="bold" officeooo:rsid="0334a5be"/>
    </style:style>
    <style:style style:name="T2" style:family="text">
      <style:text-properties fo:font-variant="small-caps" fo:color="#1ca2b8" loext:opacity="100%" style:font-name="Bitstream Vera Sans3" fo:font-size="16pt" fo:font-style="normal" fo:text-shadow="none" fo:font-weight="bold" officeooo:rsid="0334510d"/>
    </style:style>
    <style:style style:name="T3"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T4"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T5"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T6" style:family="text">
      <style:text-properties fo:font-variant="small-caps" fo:color="#7fb241" loext:opacity="100%" style:font-name="Bitstream Vera Sans6" fo:font-size="16pt" fo:font-weight="bold"/>
    </style:style>
    <style:style style:name="T7" style:family="text">
      <style:text-properties fo:font-variant="small-caps" fo:color="#7fb241" loext:opacity="100%" style:font-name="Bitstream Vera Sans6" fo:font-size="16pt" fo:font-weight="bold" officeooo:rsid="02768590"/>
    </style:style>
    <style:style style:name="T8" style:family="text">
      <style:text-properties fo:font-variant="small-caps" fo:color="#7fb241" loext:opacity="100%" style:font-name="Bitstream Vera Sans6" fo:font-size="16pt" fo:font-weight="bold" officeooo:rsid="0021cde5"/>
    </style:style>
    <style:style style:name="T9" style:family="text">
      <style:text-properties officeooo:rsid="00d8520c"/>
    </style:style>
    <style:style style:name="T10" style:family="text">
      <style:text-properties fo:text-transform="uppercase" fo:color="#808080" loext:opacity="100%" style:font-name="Bitstream Vera Sans6" fo:font-size="9pt" officeooo:rsid="033506eb" fo:background-color="transparent" loext:char-shading-value="0"/>
    </style:style>
    <style:style style:name="T11" style:family="text">
      <style:text-properties fo:text-transform="uppercase" fo:color="#808080" loext:opacity="100%" style:font-name="Bitstream Vera Sans6" fo:font-size="9pt" officeooo:rsid="00d8520c" fo:background-color="transparent" loext:char-shading-value="0"/>
    </style:style>
    <style:style style:name="T12" style:family="text">
      <style:text-properties fo:text-transform="uppercase" fo:color="#808080" loext:opacity="100%" style:font-name="Bitstream Vera Sans6" fo:font-size="9pt" officeooo:rsid="030c4d7d" fo:background-color="transparent" loext:char-shading-value="0"/>
    </style:style>
    <style:style style:name="T13" style:family="text">
      <style:text-properties fo:text-transform="uppercase" fo:color="#808080" loext:opacity="100%" style:font-name="Bitstream Vera Sans6" fo:font-size="9pt" officeooo:rsid="0334510d" fo:background-color="transparent" loext:char-shading-value="0"/>
    </style:style>
    <style:style style:name="T14" style:family="text">
      <style:text-properties fo:text-transform="uppercase" fo:color="#808080" loext:opacity="100%" style:font-name="Bitstream Vera Sans6" fo:font-size="9pt" officeooo:rsid="015f088a" fo:background-color="transparent" loext:char-shading-value="0"/>
    </style:style>
    <style:style style:name="T15" style:family="text">
      <style:text-properties fo:text-transform="uppercase" fo:color="#808080" loext:opacity="100%" style:font-name="Bitstream Vera Sans6" fo:font-size="9pt" officeooo:rsid="010c4d3a" fo:background-color="transparent" loext:char-shading-value="0"/>
    </style:style>
    <style:style style:name="T16" style:family="text">
      <style:text-properties fo:text-transform="uppercase" fo:color="#808080" loext:opacity="100%" style:font-name="Bitstream Vera Sans6" fo:font-size="9pt" officeooo:rsid="010d212a" fo:background-color="transparent" loext:char-shading-value="0"/>
    </style:style>
    <style:style style:name="T17" style:family="text">
      <style:text-properties fo:text-transform="uppercase" fo:color="#808080" loext:opacity="100%" style:font-name="Bitstream Vera Sans6" fo:font-size="9pt" officeooo:rsid="015c53e1" fo:background-color="transparent" loext:char-shading-value="0"/>
    </style:style>
    <style:style style:name="T18" style:family="text">
      <style:text-properties fo:text-transform="uppercase" fo:color="#808080" loext:opacity="100%" style:font-name="Bitstream Vera Sans6" fo:font-size="9pt" officeooo:rsid="02af0d27" fo:background-color="transparent" loext:char-shading-value="0"/>
    </style:style>
    <style:style style:name="T19"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20" style:family="text">
      <style:text-properties officeooo:rsid="010c4d3a"/>
    </style:style>
    <style:style style:name="T21" style:family="text">
      <style:text-properties fo:font-size="16pt" officeooo:rsid="0053b3bd" style:font-size-asian="16pt" style:font-size-complex="16pt"/>
    </style:style>
    <style:style style:name="T22" style:family="text">
      <style:text-properties officeooo:rsid="00545a20"/>
    </style:style>
    <style:style style:name="T23" style:family="text">
      <style:text-properties officeooo:rsid="00360aef"/>
    </style:style>
    <style:style style:name="T24" style:family="text">
      <style:text-properties officeooo:rsid="015f088a"/>
    </style:style>
    <style:style style:name="T25" style:family="text">
      <style:text-properties officeooo:rsid="0021cde5"/>
    </style:style>
    <style:style style:name="T26" style:family="text">
      <style:text-properties officeooo:rsid="01f8729d"/>
    </style:style>
    <style:style style:name="T27" style:family="text">
      <style:text-properties officeooo:rsid="00b24911"/>
    </style:style>
    <style:style style:name="T28" style:family="text">
      <style:text-properties fo:font-weight="normal" style:font-weight-asian="normal" style:font-weight-complex="normal"/>
    </style:style>
    <style:style style:name="T29" style:family="text">
      <style:text-properties fo:font-weight="normal" officeooo:rsid="00e14dad" fo:background-color="#ffff00" loext:char-shading-value="0" style:font-weight-asian="normal" style:font-weight-complex="normal"/>
    </style:style>
    <style:style style:name="T30" style:family="text">
      <style:text-properties style:text-position="super 58%"/>
    </style:style>
    <style:style style:name="T31" style:family="text">
      <style:text-properties style:text-position="super 58%" fo:font-weight="normal" style:font-weight-asian="normal" style:font-weight-complex="normal"/>
    </style:style>
    <style:style style:name="T32" style:family="text">
      <style:text-properties style:text-position="super 58%" officeooo:rsid="018dc4c1"/>
    </style:style>
    <style:style style:name="T33" style:family="text">
      <style:text-properties style:text-position="super 58%" fo:font-size="10pt" fo:background-color="#ffff00" loext:char-shading-value="0" style:font-size-asian="10pt"/>
    </style:style>
    <style:style style:name="T34" style:family="text">
      <style:text-properties style:text-position="super 58%" style:font-name="Bitstream Vera Sans6" fo:font-size="10pt" fo:background-color="#ffff00" loext:char-shading-value="0" style:font-name-asian="Bitstream Vera Sans2" style:font-size-asian="10pt" style:font-name-complex="Bitstream Vera Sans2"/>
    </style:style>
    <style:style style:name="T35" style:family="text">
      <style:text-properties style:text-position="super 58%" style:font-name="Bitstream Vera Sans6" fo:font-size="10pt" officeooo:rsid="00da0f5f" fo:background-color="#ffff00" loext:char-shading-value="0" style:font-name-asian="Bitstream Vera Sans2" style:font-size-asian="10pt" style:font-name-complex="Bitstream Vera Sans2"/>
    </style:style>
    <style:style style:name="T36" style:family="text">
      <style:text-properties style:text-position="super 58%" fo:background-color="#ffff00" loext:char-shading-value="0"/>
    </style:style>
    <style:style style:name="T37" style:family="text">
      <style:text-properties style:font-name-asian="Bitstream Vera Sans2" style:font-size-asian="10pt" style:font-name-complex="Bitstream Vera Sans2"/>
    </style:style>
    <style:style style:name="T38" style:family="text">
      <style:text-properties officeooo:rsid="00beee5b"/>
    </style:style>
    <style:style style:name="T39" style:family="text">
      <style:text-properties style:text-position="0% 100%" officeooo:rsid="00beee5b"/>
    </style:style>
    <style:style style:name="T40" style:family="text">
      <style:text-properties style:text-position="0% 100%" fo:background-color="#ffff00" loext:char-shading-value="0" style:font-name-asian="Bitstream Vera Sans2" style:font-size-asian="10pt" style:font-name-complex="Bitstream Vera Sans2"/>
    </style:style>
    <style:style style:name="T41" style:family="text">
      <style:text-properties style:text-position="0% 100%" style:font-name="Bitstream Vera Sans5" fo:font-size="10pt" fo:background-color="#ffff00" loext:char-shading-value="0" style:font-name-asian="Bitstream Vera Sans2" style:font-size-asian="10pt" style:font-name-complex="Bitstream Vera Sans2"/>
    </style:style>
    <style:style style:name="T42" style:family="text">
      <style:text-properties style:text-position="0% 100%" style:font-name="Bitstream Vera Sans6" fo:font-size="10pt" fo:background-color="#ffff00" loext:char-shading-value="0" style:font-name-asian="Bitstream Vera Sans2" style:font-size-asian="10pt" style:font-name-complex="Bitstream Vera Sans2"/>
    </style:style>
    <style:style style:name="T43" style:family="text">
      <style:text-properties style:text-position="0% 100%" style:font-name="Bitstream Vera Sans6" fo:font-size="10pt" officeooo:rsid="00da0f5f" fo:background-color="#ffff00" loext:char-shading-value="0" style:font-name-asian="Bitstream Vera Sans2" style:font-size-asian="10pt" style:font-name-complex="Bitstream Vera Sans2"/>
    </style:style>
    <style:style style:name="T44" style:family="text">
      <style:text-properties style:text-position="0% 100%" style:font-name="Bitstream Vera Sans6" fo:font-size="10pt" officeooo:rsid="00db6507" fo:background-color="#ffff00" loext:char-shading-value="0" style:font-name-asian="Bitstream Vera Sans2" style:font-size-asian="10pt" style:font-name-complex="Bitstream Vera Sans2"/>
    </style:style>
    <style:style style:name="T45" style:family="text">
      <style:text-properties style:text-position="0% 100%" style:font-name="Bitstream Vera Sans6" fo:font-size="10pt" fo:background-color="#ffff00" loext:char-shading-value="0" style:font-size-asian="10pt"/>
    </style:style>
    <style:style style:name="T46" style:family="text">
      <style:text-properties style:text-position="0% 100%" style:font-name="Bitstream Vera Sans6" fo:font-size="10pt" officeooo:rsid="00da0f5f" fo:background-color="#ffff00" loext:char-shading-value="0" style:font-size-asian="10pt"/>
    </style:style>
    <style:style style:name="T47" style:family="text">
      <style:text-properties style:text-position="0% 100%" style:font-name="Times New Roman" fo:font-size="12pt" fo:font-style="normal" style:text-underline-style="none" fo:font-weight="normal" fo:background-color="#ffff00" loext:char-shading-value="0" style:font-size-asian="12pt" style:font-style-asian="normal" style:font-weight-asian="normal" style:font-size-complex="12pt" style:font-style-complex="normal" style:font-weight-complex="normal"/>
    </style:style>
    <style:style style:name="T48" style:family="text">
      <style:text-properties officeooo:rsid="00c03bd2"/>
    </style:style>
    <style:style style:name="T49" style:family="text">
      <style:text-properties style:use-window-font-color="true" loext:opacity="0%" fo:background-color="transparent" loext:char-shading-value="0"/>
    </style:style>
    <style:style style:name="T50" style:family="text">
      <style:text-properties style:use-window-font-color="true" loext:opacity="0%" officeooo:rsid="0109239f" fo:background-color="transparent" loext:char-shading-value="0"/>
    </style:style>
    <style:style style:name="T51" style:family="text">
      <style:text-properties style:use-window-font-color="true" loext:opacity="0%" officeooo:rsid="014f825b" fo:background-color="transparent" loext:char-shading-value="0"/>
    </style:style>
    <style:style style:name="T52" style:family="text">
      <style:text-properties style:use-window-font-color="true" loext:opacity="0%" officeooo:rsid="00c03bd2" fo:background-color="transparent" loext:char-shading-value="0"/>
    </style:style>
    <style:style style:name="T53" style:family="text">
      <style:text-properties style:use-window-font-color="true" loext:opacity="0%" officeooo:rsid="0178360e" fo:background-color="transparent" loext:char-shading-value="0"/>
    </style:style>
    <style:style style:name="T54" style:family="text">
      <style:text-properties style:use-window-font-color="true" loext:opacity="0%" style:text-line-through-style="none" style:text-line-through-type="none" officeooo:rsid="00c03bd2" fo:background-color="transparent" loext:char-shading-value="0"/>
    </style:style>
    <style:style style:name="T55" style:family="text">
      <style:text-properties style:use-window-font-color="true" loext:opacity="0%" fo:font-style="normal" fo:font-weight="normal" officeooo:rsid="00c82905" fo:background-color="#ffff00" loext:char-shading-value="0" style:font-name-asian="OpenSymbol2" style:font-size-asian="10pt" style:font-style-asian="normal" style:font-name-complex="OpenSymbol2" style:font-style-complex="normal"/>
    </style:style>
    <style:style style:name="T56" style:family="text">
      <style:text-properties style:use-window-font-color="true" loext:opacity="0%" style:text-position="0% 100%" fo:font-style="normal" fo:font-weight="normal" officeooo:rsid="00c82905" fo:background-color="#ffff00" loext:char-shading-value="0" style:font-name-asian="OpenSymbol2" style:font-size-asian="10pt" style:font-style-asian="normal" style:font-name-complex="OpenSymbol2" style:font-style-complex="normal"/>
    </style:style>
    <style:style style:name="T57" style:family="text">
      <style:text-properties style:use-window-font-color="true" loext:opacity="0%" fo:font-weight="normal" officeooo:rsid="00c48325" fo:background-color="#ffff00" loext:char-shading-value="0" style:font-size-asian="12pt" style:font-weight-asian="bold" style:font-size-complex="12pt" style:font-weight-complex="bold"/>
    </style:style>
    <style:style style:name="T58" style:family="text">
      <style:text-properties style:use-window-font-color="true" loext:opacity="0%" fo:font-weight="normal" officeooo:rsid="015d9bf5" fo:background-color="#ffff00" loext:char-shading-value="0" style:font-size-asian="12pt" style:font-weight-asian="bold" style:font-size-complex="12pt" style:font-weight-complex="bold"/>
    </style:style>
    <style:style style:name="T59" style:family="text">
      <style:text-properties style:use-window-font-color="true" loext:opacity="0%" fo:font-weight="normal" officeooo:rsid="01203604" fo:background-color="#ffff00" loext:char-shading-value="0" style:font-size-asian="12pt" style:font-weight-asian="bold" style:font-size-complex="12pt" style:font-weight-complex="bold"/>
    </style:style>
    <style:style style:name="T60" style:family="text">
      <style:text-properties style:use-window-font-color="true" loext:opacity="0%" fo:font-weight="normal" officeooo:rsid="0149c59f" fo:background-color="#ffff00" loext:char-shading-value="0" style:font-size-asian="12pt" style:font-weight-asian="bold" style:font-size-complex="12pt" style:font-weight-complex="bold"/>
    </style:style>
    <style:style style:name="T61" style:family="text">
      <style:text-properties style:use-window-font-color="true" loext:opacity="0%" fo:font-weight="normal" officeooo:rsid="011d611a" fo:background-color="#ffff00" loext:char-shading-value="0" style:font-size-asian="12pt" style:font-weight-asian="bold" style:font-size-complex="12pt" style:font-weight-complex="bold"/>
    </style:style>
    <style:style style:name="T62" style:family="text">
      <style:text-properties style:use-window-font-color="true" loext:opacity="0%" fo:font-weight="normal" officeooo:rsid="0160f79d" fo:background-color="#ffff00" loext:char-shading-value="0" style:font-size-asian="12pt" style:font-weight-asian="bold" style:font-size-complex="12pt" style:font-weight-complex="bold"/>
    </style:style>
    <style:style style:name="T63" style:family="text">
      <style:text-properties style:use-window-font-color="true" loext:opacity="0%" fo:font-weight="normal" officeooo:rsid="011ea931" fo:background-color="#ffff00" loext:char-shading-value="0" style:font-size-asian="12pt" style:font-weight-asian="bold" style:font-size-complex="12pt" style:font-weight-complex="bold"/>
    </style:style>
    <style:style style:name="T64" style:family="text">
      <style:text-properties style:use-window-font-color="true" loext:opacity="0%" fo:font-weight="normal" officeooo:rsid="014e2393" fo:background-color="#ffff00" loext:char-shading-value="0" style:font-size-asian="12pt" style:font-weight-asian="bold" style:font-size-complex="12pt" style:font-weight-complex="bold"/>
    </style:style>
    <style:style style:name="T65" style:family="text">
      <style:text-properties style:use-window-font-color="true" loext:opacity="0%" fo:font-weight="normal" officeooo:rsid="015247e0" fo:background-color="#ffff00" loext:char-shading-value="0" style:font-size-asian="12pt" style:font-weight-asian="bold" style:font-size-complex="12pt" style:font-weight-complex="bold"/>
    </style:style>
    <style:style style:name="T66" style:family="text">
      <style:text-properties style:use-window-font-color="true" loext:opacity="0%" fo:font-weight="normal" officeooo:rsid="01560486" fo:background-color="#ffff00" loext:char-shading-value="0" style:font-size-asian="12pt" style:font-weight-asian="bold" style:font-size-complex="12pt" style:font-weight-complex="bold"/>
    </style:style>
    <style:style style:name="T67" style:family="text">
      <style:text-properties officeooo:rsid="00c3fef6"/>
    </style:style>
    <style:style style:name="T68" style:family="text">
      <style:text-properties officeooo:rsid="00c6c044"/>
    </style:style>
    <style:style style:name="T69" style:family="text">
      <style:text-properties officeooo:rsid="018dc4c1"/>
    </style:style>
    <style:style style:name="T70" style:family="text">
      <style:text-properties fo:font-variant="normal" fo:text-transform="none" style:use-window-font-color="true" loext:opacity="0%" style:text-position="sub 58%" style:font-name="Great Vibes" fo:font-size="10pt" fo:language="fr" fo:country="FR" fo:font-style="normal" fo:font-weight="normal" officeooo:rsid="00752807" fo:background-color="#ffff00" loext:char-shading-value="0" style:font-size-asian="10pt" style:font-style-asian="normal" style:font-size-complex="10pt" style:font-style-complex="normal"/>
    </style:style>
    <style:style style:name="T71" style:family="text">
      <style:text-properties fo:font-variant="normal" fo:text-transform="none" style:use-window-font-color="true" loext:opacity="0%" fo:language="fr" fo:country="FR" fo:font-style="normal" fo:font-weight="normal" officeooo:rsid="00c48325" fo:background-color="#ffff00" loext:char-shading-value="0" style:font-name-asian="SimSun" style:font-size-asian="12pt" style:font-weight-asian="bold" style:font-name-complex="Lucida Sans" style:font-size-complex="12pt" style:font-weight-complex="bold"/>
    </style:style>
    <style:style style:name="T72" style:family="text">
      <style:text-properties fo:font-variant="normal" fo:text-transform="none" style:use-window-font-color="true" loext:opacity="0%" fo:language="fr" fo:country="FR" fo:font-style="normal" fo:font-weight="normal" officeooo:rsid="01560486" fo:background-color="#ffff00" loext:char-shading-value="0" style:font-name-asian="Symbol1" style:font-size-asian="12pt" style:font-weight-asian="bold" style:font-name-complex="Symbol1" style:font-size-complex="12pt" style:font-weight-complex="bold"/>
    </style:style>
    <style:style style:name="T73" style:family="text">
      <style:text-properties fo:font-variant="normal" fo:text-transform="none" style:use-window-font-color="true" loext:opacity="0%" style:text-position="0% 100%" fo:language="fr" fo:country="FR" fo:font-style="normal" fo:font-weight="normal" officeooo:rsid="01560486" style:letter-kerning="true" fo:background-color="#ffff00" loext:char-shading-value="0" style:font-name-asian="Bitstream Vera Sans2" style:font-size-asian="12pt" style:language-asian="zh" style:country-asian="CN" style:font-style-asian="italic" style:font-weight-asian="bold" style:font-name-complex="Bitstream Vera Sans2" style:font-size-complex="12pt" style:language-complex="hi" style:country-complex="IN" style:font-style-complex="italic" style:font-weight-complex="bold"/>
    </style:style>
    <style:style style:name="T74" style:family="text">
      <style:text-properties fo:font-variant="normal" fo:text-transform="none" style:use-window-font-color="true" loext:opacity="0%" style:text-position="0% 100%" fo:language="fr" fo:country="FR" fo:font-style="normal" fo:font-weight="normal" officeooo:rsid="014e2393" style:letter-kerning="true" fo:background-color="#ffff00" loext:char-shading-value="0" style:font-name-asian="Bitstream Vera Sans2" style:font-size-asian="12pt" style:language-asian="zh" style:country-asian="CN" style:font-style-asian="italic" style:font-weight-asian="bold" style:font-name-complex="Bitstream Vera Sans2" style:font-size-complex="12pt" style:language-complex="hi" style:country-complex="IN" style:font-style-complex="italic" style:font-weight-complex="bold"/>
    </style:style>
    <style:style style:name="T75" style:family="text">
      <style:text-properties fo:font-variant="normal" fo:text-transform="none" fo:color="#000000" loext:opacity="100%" style:font-name="Atalante" fo:font-size="12pt" fo:language="fr" fo:country="FR" fo:font-style="normal" fo:font-weight="normal" officeooo:rsid="01993d4f" style:letter-kerning="true" style:font-name-asian="Bitstream Vera Sans2" style:font-size-asian="10pt" style:language-asian="zh" style:country-asian="CN" style:font-style-asian="italic" style:font-weight-asian="bold" style:font-name-complex="Bitstream Vera Sans2" style:font-size-complex="12pt" style:language-complex="hi" style:country-complex="IN" style:font-style-complex="italic" style:font-weight-complex="bold"/>
    </style:style>
    <style:style style:name="T76" style:family="text">
      <style:text-properties fo:font-variant="normal" fo:text-transform="none" fo:color="#000000" loext:opacity="100%" style:font-name="Atalante" fo:font-size="12pt" fo:language="fr" fo:country="FR" fo:font-style="normal" fo:font-weight="normal" officeooo:rsid="018951c1" fo:background-color="#ffff00" loext:char-shading-value="0" style:font-name-asian="SimSun" style:font-size-asian="12pt" style:font-weight-asian="bold" style:font-name-complex="Lucida Sans" style:font-size-complex="12pt" style:font-weight-complex="bold"/>
    </style:style>
    <style:style style:name="T77" style:family="text">
      <style:text-properties fo:font-variant="normal" fo:text-transform="none" fo:color="#000000" loext:opacity="100%" style:text-position="sub 58%" fo:font-size="12pt" fo:language="fr" fo:country="FR" fo:font-style="normal" fo:font-weight="normal" officeooo:rsid="018658d7" style:letter-kerning="true" fo:background-color="#ffff00" loext:char-shading-value="0" style:font-name-asian="Bitstream Vera Sans2" style:font-size-asian="12pt" style:language-asian="zh" style:country-asian="CN" style:font-style-asian="italic" style:font-weight-asian="normal" style:font-name-complex="Bitstream Vera Sans2" style:font-size-complex="12pt" style:language-complex="hi" style:country-complex="IN" style:font-style-complex="italic" style:font-weight-complex="normal"/>
    </style:style>
    <style:style style:name="T78" style:family="text">
      <style:text-properties fo:font-variant="normal" fo:text-transform="none" fo:color="#000000" loext:opacity="100%" style:text-position="sub 58%" fo:font-size="12pt" fo:language="fr" fo:country="FR" fo:font-style="normal" fo:font-weight="normal" officeooo:rsid="018c6fe6" style:letter-kerning="true" fo:background-color="#ffff00" loext:char-shading-value="0" style:font-name-asian="Bitstream Vera Sans2" style:font-size-asian="12pt" style:language-asian="zh" style:country-asian="CN" style:font-style-asian="italic" style:font-weight-asian="normal" style:font-name-complex="Bitstream Vera Sans2" style:font-size-complex="12pt" style:language-complex="hi" style:country-complex="IN" style:font-style-complex="italic" style:font-weight-complex="normal"/>
    </style:style>
    <style:style style:name="T79" style:family="text">
      <style:text-properties fo:font-variant="normal" fo:text-transform="none" fo:color="#000000" loext:opacity="100%" style:font-name="Bitstream Vera Sans7" fo:language="fr" fo:country="FR" fo:font-style="normal" fo:font-weight="normal" officeooo:rsid="010c5cdf" fo:background-color="#ffff00" loext:char-shading-value="0" style:font-size-asian="10pt" style:font-style-asian="normal" style:font-size-complex="10pt" style:font-style-complex="normal"/>
    </style:style>
    <style:style style:name="T80" style:family="text">
      <style:text-properties fo:font-variant="normal" fo:text-transform="none" fo:color="#000000" loext:opacity="100%" style:font-name="Bitstream Vera Sans7" fo:language="fr" fo:country="FR" fo:font-style="normal" fo:font-weight="normal" officeooo:rsid="01144879" fo:background-color="#ffff00" loext:char-shading-value="0" style:font-size-asian="10pt" style:font-style-asian="normal" style:font-size-complex="10pt" style:font-style-complex="normal"/>
    </style:style>
    <style:style style:name="T81" style:family="text">
      <style:text-properties fo:font-variant="normal" fo:text-transform="none" fo:color="#000000" loext:opacity="100%" style:font-name="Bitstream Vera Sans7" fo:font-size="10pt" fo:language="fr" fo:country="FR" fo:font-style="normal" fo:font-weight="normal" officeooo:rsid="010fe0cc" fo:background-color="#ffff00" loext:char-shading-value="0"/>
    </style:style>
    <style:style style:name="T82" style:family="text">
      <style:text-properties fo:font-variant="normal" fo:text-transform="none" fo:color="#000000" loext:opacity="100%" style:font-name="Bitstream Vera Sans7" fo:font-size="10pt" fo:language="fr" fo:country="FR" fo:font-style="normal" fo:font-weight="normal" officeooo:rsid="010fe0cc" fo:background-color="#ffff00" loext:char-shading-value="0" style:font-name-asian="Symbol1" style:font-size-asian="12pt" style:font-weight-asian="bold" style:font-name-complex="Symbol1" style:font-size-complex="12pt" style:font-weight-complex="bold"/>
    </style:style>
    <style:style style:name="T83" style:family="text">
      <style:text-properties fo:font-variant="normal" fo:text-transform="none" fo:color="#000000" loext:opacity="100%" fo:language="fr" fo:country="FR" fo:font-style="normal" fo:font-weight="normal" officeooo:rsid="00edae07" fo:background-color="#ffff00" loext:char-shading-value="0" style:font-size-asian="10pt" style:font-style-asian="normal" style:font-size-complex="10pt" style:font-style-complex="normal"/>
    </style:style>
    <style:style style:name="T84" style:family="text">
      <style:text-properties fo:font-variant="normal" fo:text-transform="none" fo:color="#000000" loext:opacity="100%" fo:language="fr" fo:country="FR" fo:font-style="normal" fo:font-weight="normal" officeooo:rsid="00edae07" fo:background-color="#ffff00" loext:char-shading-value="0"/>
    </style:style>
    <style:style style:name="T85" style:family="text">
      <style:text-properties fo:font-variant="normal" fo:text-transform="none" fo:color="#000000" loext:opacity="100%" fo:language="fr" fo:country="FR" fo:font-style="normal" fo:font-weight="normal" officeooo:rsid="0112ccd9" fo:background-color="#ffff00" loext:char-shading-value="0"/>
    </style:style>
    <style:style style:name="T86" style:family="text">
      <style:text-properties fo:font-variant="normal" fo:text-transform="none" fo:color="#000000" loext:opacity="100%" fo:language="fr" fo:country="FR" fo:font-style="normal" fo:font-weight="normal" officeooo:rsid="014c56de" fo:background-color="#ffff00" loext:char-shading-value="0" style:font-size-asian="12pt" style:font-weight-asian="bold" style:font-size-complex="12pt" style:font-weight-complex="bold"/>
    </style:style>
    <style:style style:name="T87" style:family="text">
      <style:text-properties fo:font-variant="normal" fo:text-transform="none" fo:color="#000000" loext:opacity="100%" fo:language="fr" fo:country="FR" fo:font-style="normal" fo:font-weight="normal" officeooo:rsid="01542170" fo:background-color="#ffff00" loext:char-shading-value="0" style:font-size-asian="12pt" style:font-weight-asian="bold" style:font-size-complex="12pt" style:font-weight-complex="bold"/>
    </style:style>
    <style:style style:name="T88" style:family="text">
      <style:text-properties fo:font-variant="normal" fo:text-transform="none" fo:color="#000000" loext:opacity="100%" fo:language="fr" fo:country="FR" fo:font-style="normal" fo:font-weight="normal" officeooo:rsid="00edae07" fo:background-color="#ffff00" loext:char-shading-value="0" style:font-size-asian="12pt" style:font-weight-asian="bold" style:font-size-complex="12pt" style:font-weight-complex="bold"/>
    </style:style>
    <style:style style:name="T89" style:family="text">
      <style:text-properties fo:font-variant="normal" fo:text-transform="none" fo:color="#000000" loext:opacity="100%" fo:language="fr" fo:country="FR" fo:font-style="normal" fo:font-weight="normal" officeooo:rsid="01730720" fo:background-color="#ffff00" loext:char-shading-value="0" style:font-size-asian="12pt" style:font-weight-asian="bold" style:font-size-complex="12pt" style:font-weight-complex="bold"/>
    </style:style>
    <style:style style:name="T90" style:family="text">
      <style:text-properties fo:font-variant="normal" fo:text-transform="none" fo:color="#000000" loext:opacity="100%" fo:language="fr" fo:country="FR" fo:font-style="normal" fo:font-weight="normal" officeooo:rsid="018dc4c1" fo:background-color="#ffff00" loext:char-shading-value="0" style:font-size-asian="12pt" style:font-weight-asian="bold" style:font-size-complex="12pt" style:font-weight-complex="bold"/>
    </style:style>
    <style:style style:name="T91" style:family="text">
      <style:text-properties fo:font-variant="normal" fo:text-transform="none" fo:color="#000000" loext:opacity="100%" fo:language="fr" fo:country="FR" fo:font-style="normal" fo:font-weight="normal" officeooo:rsid="017254bb" fo:background-color="#ffff00" loext:char-shading-value="0" style:font-size-asian="12pt" style:font-weight-asian="bold" style:font-size-complex="12pt" style:font-weight-complex="bold"/>
    </style:style>
    <style:style style:name="T92" style:family="text">
      <style:text-properties fo:font-variant="normal" fo:text-transform="none" fo:color="#000000" loext:opacity="100%" fo:language="fr" fo:country="FR" fo:font-style="normal" fo:font-weight="normal" officeooo:rsid="01738b5e" fo:background-color="#ffff00" loext:char-shading-value="0" style:font-size-asian="12pt" style:font-weight-asian="bold" style:font-size-complex="12pt" style:font-weight-complex="bold"/>
    </style:style>
    <style:style style:name="T93" style:family="text">
      <style:text-properties fo:font-variant="normal" fo:text-transform="none" fo:color="#000000" loext:opacity="100%" fo:language="fr" fo:country="FR" fo:font-style="normal" fo:font-weight="normal" officeooo:rsid="0174ad12" fo:background-color="#ffff00" loext:char-shading-value="0" style:font-size-asian="12pt" style:font-weight-asian="bold" style:font-size-complex="12pt" style:font-weight-complex="bold"/>
    </style:style>
    <style:style style:name="T94" style:family="text">
      <style:text-properties fo:font-variant="normal" fo:text-transform="none" fo:color="#000000" loext:opacity="100%" fo:language="fr" fo:country="FR" fo:font-style="normal" fo:font-weight="normal" officeooo:rsid="018f9aff" fo:background-color="#ffff00" loext:char-shading-value="0" style:font-size-asian="12pt" style:font-weight-asian="bold" style:font-size-complex="12pt" style:font-weight-complex="bold"/>
    </style:style>
    <style:style style:name="T95" style:family="text">
      <style:text-properties fo:font-variant="normal" fo:text-transform="none" fo:color="#000000" loext:opacity="100%" fo:language="fr" fo:country="FR" fo:font-style="normal" fo:font-weight="normal" officeooo:rsid="01318f34" fo:background-color="#ffff00" loext:char-shading-value="0" style:font-name-asian="SimSun" style:font-size-asian="12pt" style:font-weight-asian="bold" style:font-name-complex="Lucida Sans" style:font-size-complex="12pt" style:font-weight-complex="bold"/>
    </style:style>
    <style:style style:name="T96" style:family="text">
      <style:text-properties fo:font-variant="normal" fo:text-transform="none" fo:color="#000000" loext:opacity="100%" fo:language="fr" fo:country="FR" fo:font-style="normal" fo:font-weight="normal" officeooo:rsid="00edae07" fo:background-color="#ffff00" loext:char-shading-value="0" style:font-name-asian="SimSun" style:font-size-asian="12pt" style:font-weight-asian="bold" style:font-name-complex="Lucida Sans" style:font-size-complex="12pt" style:font-weight-complex="bold"/>
    </style:style>
    <style:style style:name="T97" style:family="text">
      <style:text-properties fo:font-variant="normal" fo:text-transform="none" fo:color="#000000" loext:opacity="100%" fo:language="fr" fo:country="FR" fo:font-style="normal" fo:font-weight="normal" officeooo:rsid="015f5252" fo:background-color="#ffff00" loext:char-shading-value="0" style:font-name-asian="SimSun" style:font-size-asian="12pt" style:font-weight-asian="bold" style:font-name-complex="Lucida Sans" style:font-size-complex="12pt" style:font-weight-complex="bold"/>
    </style:style>
    <style:style style:name="T98" style:family="text">
      <style:text-properties fo:font-variant="normal" fo:text-transform="none" fo:color="#000000" loext:opacity="100%" fo:language="fr" fo:country="FR" fo:font-style="normal" fo:font-weight="normal" officeooo:rsid="01627167" fo:background-color="#ffff00" loext:char-shading-value="0" style:font-name-asian="SimSun" style:font-size-asian="12pt" style:font-weight-asian="bold" style:font-name-complex="Lucida Sans" style:font-size-complex="12pt" style:font-weight-complex="bold"/>
    </style:style>
    <style:style style:name="T99" style:family="text">
      <style:text-properties fo:font-variant="normal" fo:text-transform="none" fo:color="#000000" loext:opacity="100%" fo:language="fr" fo:country="FR" fo:font-style="normal" fo:font-weight="normal" officeooo:rsid="014e2393" fo:background-color="#ffff00" loext:char-shading-value="0" style:font-name-asian="SimSun" style:font-size-asian="12pt" style:font-weight-asian="bold" style:font-name-complex="Lucida Sans" style:font-size-complex="12pt" style:font-weight-complex="bold"/>
    </style:style>
    <style:style style:name="T100" style:family="text">
      <style:text-properties fo:font-variant="normal" fo:text-transform="none" fo:color="#000000" loext:opacity="100%" fo:language="fr" fo:country="FR" fo:font-style="normal" fo:font-weight="normal" officeooo:rsid="0154ebd1" fo:background-color="#ffff00" loext:char-shading-value="0" style:font-name-asian="SimSun" style:font-size-asian="12pt" style:font-weight-asian="bold" style:font-name-complex="Lucida Sans" style:font-size-complex="12pt" style:font-weight-complex="bold"/>
    </style:style>
    <style:style style:name="T101" style:family="text">
      <style:text-properties fo:font-variant="normal" fo:text-transform="none" fo:color="#000000" loext:opacity="100%" fo:language="fr" fo:country="FR" fo:font-style="normal" fo:font-weight="normal" officeooo:rsid="01560486" fo:background-color="#ffff00" loext:char-shading-value="0" style:font-name-asian="SimSun" style:font-size-asian="12pt" style:font-weight-asian="bold" style:font-name-complex="Lucida Sans" style:font-size-complex="12pt" style:font-weight-complex="bold"/>
    </style:style>
    <style:style style:name="T102" style:family="text">
      <style:text-properties fo:font-variant="normal" fo:text-transform="none" fo:color="#000000" loext:opacity="100%" fo:language="fr" fo:country="FR" fo:font-style="normal" fo:font-weight="normal" officeooo:rsid="00c03bd2" fo:background-color="#ffff00" loext:char-shading-value="0" style:font-name-asian="SimSun" style:font-size-asian="12pt" style:font-weight-asian="normal" style:font-name-complex="Lucida Sans" style:font-size-complex="12pt" style:font-weight-complex="normal"/>
    </style:style>
    <style:style style:name="T103" style:family="text">
      <style:text-properties fo:font-variant="normal" fo:text-transform="none" fo:color="#000000" loext:opacity="100%" fo:language="fr" fo:country="FR" fo:font-style="normal" fo:font-weight="normal" officeooo:rsid="00edae07" fo:background-color="#ffff00" loext:char-shading-value="0" style:font-name-asian="Symbol1" style:font-size-asian="12pt" style:font-weight-asian="bold" style:font-name-complex="Symbol1" style:font-size-complex="12pt" style:font-weight-complex="bold"/>
    </style:style>
    <style:style style:name="T104" style:family="text">
      <style:text-properties fo:font-variant="normal" fo:text-transform="none" fo:color="#000000" loext:opacity="100%" fo:language="fr" fo:country="FR" fo:font-style="normal" fo:font-weight="normal" officeooo:rsid="01993d4f" style:letter-kerning="true" fo:background-color="#ffff00" loext:char-shading-value="0" style:font-name-asian="Bitstream Vera Sans2" style:font-size-asian="10pt" style:language-asian="zh" style:country-asian="CN" style:font-style-asian="italic" style:font-weight-asian="bold" style:font-name-complex="Bitstream Vera Sans2" style:language-complex="hi" style:country-complex="IN" style:font-style-complex="italic" style:font-weight-complex="bold"/>
    </style:style>
    <style:style style:name="T105" style:family="text">
      <style:text-properties fo:font-variant="normal" fo:text-transform="none" fo:color="#000000" loext:opacity="100%" style:text-position="0% 100%" fo:language="fr" fo:country="FR" fo:font-style="normal" fo:font-weight="normal" officeooo:rsid="00edae07" fo:background-color="#ffff00" loext:char-shading-value="0" style:font-size-asian="10pt" style:font-style-asian="normal" style:font-size-complex="10pt" style:font-style-complex="normal"/>
    </style:style>
    <style:style style:name="T106" style:family="text">
      <style:text-properties fo:font-variant="normal" fo:text-transform="none" fo:color="#000000" loext:opacity="100%" style:text-position="0% 100%" fo:language="fr" fo:country="FR" fo:font-style="normal" fo:font-weight="normal" officeooo:rsid="01144879" fo:background-color="#ffff00" loext:char-shading-value="0" style:font-size-asian="10pt" style:font-style-asian="normal" style:font-size-complex="10pt" style:font-style-complex="normal"/>
    </style:style>
    <style:style style:name="T107" style:family="text">
      <style:text-properties fo:font-variant="normal" fo:text-transform="none" fo:color="#000000" loext:opacity="100%" style:text-position="0% 100%" fo:language="fr" fo:country="FR" fo:font-style="normal" fo:font-weight="normal" officeooo:rsid="0116dd02" fo:background-color="#ffff00" loext:char-shading-value="0" style:font-size-asian="10pt" style:font-style-asian="normal" style:font-size-complex="10pt" style:font-style-complex="normal"/>
    </style:style>
    <style:style style:name="T108" style:family="text">
      <style:text-properties fo:font-variant="normal" fo:text-transform="none" fo:color="#000000" loext:opacity="100%" style:text-position="0% 100%" fo:language="fr" fo:country="FR" fo:font-style="normal" fo:font-weight="normal" officeooo:rsid="0187ccb2" fo:background-color="#ffff00" loext:char-shading-value="0" style:font-size-asian="10pt" style:font-style-asian="normal" style:font-size-complex="10pt" style:font-style-complex="normal"/>
    </style:style>
    <style:style style:name="T109" style:family="text">
      <style:text-properties fo:font-variant="normal" fo:text-transform="none" fo:color="#000000" loext:opacity="100%" style:text-position="0% 100%" fo:language="fr" fo:country="FR" fo:font-style="normal" fo:font-weight="normal" officeooo:rsid="00edae07" fo:background-color="#ffff00" loext:char-shading-value="0" style:font-name-asian="OpenSymbol2" style:font-size-asian="10pt" style:font-style-asian="normal" style:font-name-complex="OpenSymbol2" style:font-size-complex="10pt" style:font-style-complex="normal"/>
    </style:style>
    <style:style style:name="T110" style:family="text">
      <style:text-properties fo:font-variant="normal" fo:text-transform="none" fo:color="#000000" loext:opacity="100%" style:text-position="0% 100%" fo:language="fr" fo:country="FR" fo:font-style="normal" fo:font-weight="normal" officeooo:rsid="00edae07" fo:background-color="#ffff00" loext:char-shading-value="0" style:font-name-asian="SimSun" style:font-size-asian="12pt" style:font-style-asian="normal" style:font-weight-asian="bold" style:font-name-complex="Lucida Sans" style:font-size-complex="12pt" style:font-style-complex="normal" style:font-weight-complex="bold"/>
    </style:style>
    <style:style style:name="T111" style:family="text">
      <style:text-properties fo:font-variant="normal" fo:text-transform="none" fo:color="#000000" loext:opacity="100%" style:text-position="0% 100%" fo:language="fr" fo:country="FR" fo:font-style="normal" fo:font-weight="normal" officeooo:rsid="014f825b" fo:background-color="#ffff00" loext:char-shading-value="0" style:font-name-asian="SimSun" style:font-size-asian="12pt" style:font-style-asian="normal" style:font-weight-asian="bold" style:font-name-complex="Lucida Sans" style:font-size-complex="12pt" style:font-style-complex="normal" style:font-weight-complex="bold"/>
    </style:style>
    <style:style style:name="T112" style:family="text">
      <style:text-properties fo:font-variant="normal" fo:text-transform="none" fo:color="#000000" loext:opacity="100%" style:text-position="0% 100%" fo:language="fr" fo:country="FR" fo:font-style="normal" fo:font-weight="normal" officeooo:rsid="014e2393" fo:background-color="#ffff00" loext:char-shading-value="0" style:font-name-asian="SimSun" style:font-size-asian="12pt" style:font-style-asian="normal" style:font-weight-asian="bold" style:font-name-complex="Lucida Sans" style:font-size-complex="12pt" style:font-style-complex="normal" style:font-weight-complex="bold"/>
    </style:style>
    <style:style style:name="T113" style:family="text">
      <style:text-properties fo:font-variant="normal" fo:text-transform="none" fo:color="#000000" loext:opacity="100%" style:text-position="0% 100%" fo:language="fr" fo:country="FR" fo:font-style="normal" fo:font-weight="normal" officeooo:rsid="014f5e22" fo:background-color="#ffff00" loext:char-shading-value="0" style:font-name-asian="SimSun" style:font-size-asian="12pt" style:font-style-asian="normal" style:font-weight-asian="bold" style:font-name-complex="Lucida Sans" style:font-size-complex="12pt" style:font-style-complex="normal" style:font-weight-complex="bold"/>
    </style:style>
    <style:style style:name="T114" style:family="text">
      <style:text-properties fo:font-variant="normal" fo:text-transform="none" fo:color="#000000" loext:opacity="100%" style:text-position="0% 100%" fo:language="fr" fo:country="FR" fo:font-style="normal" fo:font-weight="normal" officeooo:rsid="018b47da" fo:background-color="#ffff00" loext:char-shading-value="0" style:font-name-asian="SimSun" style:font-size-asian="12pt" style:font-style-asian="normal" style:font-weight-asian="bold" style:font-name-complex="Lucida Sans" style:font-size-complex="12pt" style:font-style-complex="normal" style:font-weight-complex="bold"/>
    </style:style>
    <style:style style:name="T115" style:family="text">
      <style:text-properties fo:font-variant="normal" fo:text-transform="none" fo:color="#000000" loext:opacity="100%" style:text-position="0% 100%" fo:language="fr" fo:country="FR" fo:font-style="normal" fo:font-weight="normal" officeooo:rsid="01638e03" fo:background-color="#ffff00" loext:char-shading-value="0" style:font-name-asian="SimSun" style:font-size-asian="12pt" style:font-style-asian="normal" style:font-weight-asian="bold" style:font-name-complex="Lucida Sans" style:font-size-complex="12pt" style:font-style-complex="normal" style:font-weight-complex="bold"/>
    </style:style>
    <style:style style:name="T116" style:family="text">
      <style:text-properties fo:font-variant="normal" fo:text-transform="none" fo:color="#000000" loext:opacity="100%" style:text-position="0% 100%" fo:language="fr" fo:country="FR" fo:font-style="normal" fo:font-weight="normal" officeooo:rsid="00c48325" fo:background-color="#ffff00" loext:char-shading-value="0" style:font-name-asian="SimSun" style:font-size-asian="12pt" style:font-style-asian="normal" style:font-weight-asian="bold" style:font-name-complex="Lucida Sans" style:font-size-complex="12pt" style:font-style-complex="normal" style:font-weight-complex="bold"/>
    </style:style>
    <style:style style:name="T117" style:family="text">
      <style:text-properties fo:font-variant="normal" fo:text-transform="none" fo:color="#000000" loext:opacity="100%" style:text-position="0% 100%" fo:language="fr" fo:country="FR" fo:font-style="normal" fo:font-weight="normal" officeooo:rsid="0156cc39" fo:background-color="#ffff00" loext:char-shading-value="0" style:font-name-asian="SimSun" style:font-size-asian="12pt" style:font-style-asian="normal" style:font-weight-asian="bold" style:font-name-complex="Lucida Sans" style:font-size-complex="12pt" style:font-style-complex="normal" style:font-weight-complex="bold"/>
    </style:style>
    <style:style style:name="T118" style:family="text">
      <style:text-properties fo:font-variant="normal" fo:text-transform="none" fo:color="#000000" loext:opacity="100%" style:text-position="0% 100%" fo:language="fr" fo:country="FR" fo:font-style="normal" fo:font-weight="normal" officeooo:rsid="018c6fe6" fo:background-color="#ffff00" loext:char-shading-value="0" style:font-name-asian="SimSun" style:font-size-asian="12pt" style:font-style-asian="normal" style:font-weight-asian="bold" style:font-name-complex="Lucida Sans" style:font-size-complex="12pt" style:font-style-complex="normal" style:font-weight-complex="bold"/>
    </style:style>
    <style:style style:name="T119" style:family="text">
      <style:text-properties fo:font-variant="normal" fo:text-transform="none" fo:color="#000000" loext:opacity="100%" style:text-position="0% 100%" fo:language="fr" fo:country="FR" fo:font-style="normal" fo:font-weight="normal" officeooo:rsid="018dc4c1" fo:background-color="#ffff00" loext:char-shading-value="0" style:font-name-asian="SimSun" style:font-size-asian="12pt" style:font-style-asian="normal" style:font-weight-asian="bold" style:font-name-complex="Lucida Sans" style:font-size-complex="12pt" style:font-style-complex="normal" style:font-weight-complex="bold"/>
    </style:style>
    <style:style style:name="T120" style:family="text">
      <style:text-properties fo:font-variant="normal" fo:text-transform="none" fo:color="#000000" loext:opacity="100%" style:text-position="0% 100%" fo:language="fr" fo:country="FR" fo:font-style="normal" fo:font-weight="normal" officeooo:rsid="013794b8" fo:background-color="#ffff00" loext:char-shading-value="0" style:font-name-asian="SimSun" style:font-size-asian="9pt" style:font-style-asian="italic" style:font-name-complex="Lucida Sans" style:font-size-complex="9pt" style:font-style-complex="italic"/>
    </style:style>
    <style:style style:name="T121" style:family="text">
      <style:text-properties fo:font-variant="normal" fo:text-transform="none" fo:color="#000000" loext:opacity="100%" style:text-position="0% 100%" fo:language="fr" fo:country="FR" fo:font-style="normal" fo:font-weight="normal" officeooo:rsid="013cfb9b" fo:background-color="#ffff00" loext:char-shading-value="0" style:font-name-asian="SimSun" style:font-size-asian="9pt" style:font-style-asian="italic" style:font-name-complex="Lucida Sans" style:font-size-complex="9pt" style:font-style-complex="italic"/>
    </style:style>
    <style:style style:name="T122" style:family="text">
      <style:text-properties fo:font-variant="normal" fo:text-transform="none" fo:color="#000000" loext:opacity="100%" style:text-position="0% 100%" fo:language="fr" fo:country="FR" fo:font-style="normal" fo:font-weight="normal" officeooo:rsid="00c03bd2" fo:background-color="#ffff00" loext:char-shading-value="0" style:font-name-asian="SimSun" style:font-size-asian="14pt" style:font-style-asian="italic" style:font-weight-asian="normal" style:font-name-complex="Lucida Sans" style:font-size-complex="14pt" style:font-style-complex="italic" style:font-weight-complex="normal"/>
    </style:style>
    <style:style style:name="T123" style:family="text">
      <style:text-properties fo:font-variant="normal" fo:text-transform="none" fo:color="#000000" loext:opacity="100%" style:text-position="0% 100%" fo:language="fr" fo:country="FR" fo:font-style="normal" fo:font-weight="normal" officeooo:rsid="01783d17" fo:background-color="#ffff00" loext:char-shading-value="0" style:font-name-asian="SimSun" style:font-size-asian="14pt" style:font-style-asian="italic" style:font-weight-asian="normal" style:font-name-complex="Lucida Sans" style:font-size-complex="14pt" style:font-style-complex="italic" style:font-weight-complex="normal"/>
    </style:style>
    <style:style style:name="T124" style:family="text">
      <style:text-properties fo:font-variant="normal" fo:text-transform="none" fo:color="#000000" loext:opacity="100%" style:text-position="0% 100%" fo:language="fr" fo:country="FR" fo:font-style="normal" fo:font-weight="normal" officeooo:rsid="0149c59f" fo:background-color="#ffff00" loext:char-shading-value="0" style:font-name-asian="Symbol" style:font-size-asian="12pt" style:font-style-asian="normal" style:font-weight-asian="bold" style:font-name-complex="Symbol" style:font-size-complex="12pt" style:font-style-complex="normal" style:font-weight-complex="bold"/>
    </style:style>
    <style:style style:name="T125" style:family="text">
      <style:text-properties fo:font-variant="normal" fo:text-transform="none" fo:color="#000000" loext:opacity="100%" style:text-position="0% 100%" fo:language="fr" fo:country="FR" fo:font-style="normal" fo:font-weight="normal" officeooo:rsid="015d9bf5" fo:background-color="#ffff00" loext:char-shading-value="0" style:font-name-asian="Symbol" style:font-size-asian="12pt" style:font-style-asian="normal" style:font-weight-asian="bold" style:font-name-complex="Symbol" style:font-size-complex="12pt" style:font-style-complex="normal" style:font-weight-complex="bold"/>
    </style:style>
    <style:style style:name="T126" style:family="text">
      <style:text-properties fo:font-variant="normal" fo:text-transform="none" fo:color="#000000" loext:opacity="100%" style:text-position="0% 100%" fo:language="fr" fo:country="FR" fo:font-style="normal" fo:font-weight="normal" officeooo:rsid="015f5252" fo:background-color="#ffff00" loext:char-shading-value="0" style:font-name-asian="Symbol" style:font-size-asian="12pt" style:font-style-asian="normal" style:font-weight-asian="bold" style:font-name-complex="Symbol" style:font-size-complex="12pt" style:font-style-complex="normal" style:font-weight-complex="bold"/>
    </style:style>
    <style:style style:name="T127" style:family="text">
      <style:text-properties fo:font-variant="normal" fo:text-transform="none" fo:color="#000000" loext:opacity="100%" style:text-position="0% 100%" fo:language="fr" fo:country="FR" fo:font-style="normal" fo:font-weight="normal" officeooo:rsid="0154ebd1" fo:background-color="#ffff00" loext:char-shading-value="0" style:font-name-asian="Symbol" style:font-size-asian="12pt" style:font-style-asian="normal" style:font-weight-asian="bold" style:font-name-complex="Symbol" style:font-size-complex="12pt" style:font-style-complex="normal" style:font-weight-complex="bold"/>
    </style:style>
    <style:style style:name="T128" style:family="text">
      <style:text-properties fo:font-variant="normal" fo:text-transform="none" fo:color="#000000" loext:opacity="100%" style:text-position="0% 100%" fo:language="fr" fo:country="FR" fo:font-style="normal" fo:font-weight="normal" officeooo:rsid="01397caf" fo:background-color="#ffff00" loext:char-shading-value="0" style:font-style-asian="italic" style:font-style-complex="italic"/>
    </style:style>
    <style:style style:name="T129" style:family="text">
      <style:text-properties fo:font-variant="normal" fo:text-transform="none" fo:color="#000000" loext:opacity="100%" style:text-position="0% 100%" fo:language="fr" fo:country="FR" fo:font-style="normal" fo:font-weight="normal" officeooo:rsid="01696d86" fo:background-color="#ffff00" loext:char-shading-value="0" style:font-size-asian="9pt" style:font-style-asian="italic" style:font-size-complex="9pt" style:font-style-complex="italic"/>
    </style:style>
    <style:style style:name="T130" style:family="text">
      <style:text-properties fo:font-variant="normal" fo:text-transform="none" fo:color="#000000" loext:opacity="100%" style:text-position="0% 100%" fo:language="fr" fo:country="FR" fo:font-style="normal" fo:font-weight="normal" officeooo:rsid="018dc4c1" fo:background-color="#ffff00" loext:char-shading-value="0" style:font-size-asian="9pt" style:font-style-asian="italic" style:font-size-complex="9pt" style:font-style-complex="italic"/>
    </style:style>
    <style:style style:name="T131" style:family="text">
      <style:text-properties fo:font-variant="normal" fo:text-transform="none" fo:color="#000000" loext:opacity="100%" style:text-position="0% 100%" fo:language="fr" fo:country="FR" fo:font-style="normal" fo:font-weight="normal" officeooo:rsid="016b4311" fo:background-color="#ffff00" loext:char-shading-value="0" style:font-size-asian="9pt" style:font-style-asian="italic" style:font-size-complex="9pt" style:font-style-complex="italic"/>
    </style:style>
    <style:style style:name="T132" style:family="text">
      <style:text-properties fo:font-variant="normal" fo:text-transform="none" fo:color="#000000" loext:opacity="100%" style:text-position="0% 100%" fo:language="fr" fo:country="FR" fo:font-style="normal" fo:font-weight="normal" officeooo:rsid="0116dd02" style:font-size-asian="10pt" style:font-style-asian="normal" style:font-size-complex="10pt" style:font-style-complex="normal"/>
    </style:style>
    <style:style style:name="T133" style:family="text">
      <style:text-properties fo:font-variant="normal" fo:text-transform="none" fo:color="#000000" loext:opacity="100%" style:text-position="0% 100%" fo:language="fr" fo:country="FR" fo:font-style="normal" fo:font-weight="normal" officeooo:rsid="0187ccb2" style:font-size-asian="10pt" style:font-style-asian="normal" style:font-size-complex="10pt" style:font-style-complex="normal"/>
    </style:style>
    <style:style style:name="T134" style:family="text">
      <style:text-properties fo:font-variant="normal" fo:text-transform="none" fo:color="#000000" loext:opacity="100%" style:text-position="0% 100%" fo:language="fr" fo:country="FR" fo:font-style="normal" fo:font-weight="normal" officeooo:rsid="01993d4f" style:letter-kerning="true" fo:background-color="#ffff00" loext:char-shading-value="0" style:font-name-asian="Bitstream Vera Sans2" style:font-size-asian="10pt" style:language-asian="zh" style:country-asian="CN" style:font-style-asian="italic" style:font-weight-asian="bold" style:font-name-complex="Bitstream Vera Sans2" style:font-size-complex="10pt" style:language-complex="hi" style:country-complex="IN" style:font-style-complex="italic" style:font-weight-complex="bold"/>
    </style:style>
    <style:style style:name="T135" style:family="text">
      <style:text-properties fo:font-variant="normal" fo:text-transform="none" fo:color="#000000" loext:opacity="100%" style:text-position="0% 100%" fo:language="fr" fo:country="FR" fo:font-style="normal" fo:font-weight="normal" officeooo:rsid="018dc4c1" style:letter-kerning="true" fo:background-color="#ffff00" loext:char-shading-value="0" style:font-name-asian="Bitstream Vera Sans2" style:font-size-asian="10pt" style:language-asian="zh" style:country-asian="CN" style:font-style-asian="italic" style:font-weight-asian="bold" style:font-name-complex="Bitstream Vera Sans2" style:font-size-complex="10pt" style:language-complex="hi" style:country-complex="IN" style:font-style-complex="italic" style:font-weight-complex="bold"/>
    </style:style>
    <style:style style:name="T136" style:family="text">
      <style:text-properties fo:font-variant="normal" fo:text-transform="none" fo:color="#000000" loext:opacity="100%" style:text-position="0% 100%" fo:language="fr" fo:country="FR" fo:font-style="normal" fo:font-weight="normal" officeooo:rsid="00edae07" style:letter-kerning="true" fo:background-color="#ffff00" loext:char-shading-value="0" style:font-name-asian="SimSun" style:font-size-asian="12pt" style:language-asian="zh" style:country-asian="CN" style:font-style-asian="italic" style:font-weight-asian="bold" style:font-name-complex="Lucida Sans" style:font-size-complex="12pt" style:language-complex="hi" style:country-complex="IN" style:font-style-complex="italic" style:font-weight-complex="bold"/>
    </style:style>
    <style:style style:name="T137" style:family="text">
      <style:text-properties fo:font-variant="normal" fo:text-transform="none" fo:color="#000000" loext:opacity="100%" style:text-position="0% 100%" fo:language="fr" fo:country="FR" fo:font-style="normal" fo:font-weight="normal" officeooo:rsid="01560486" style:letter-kerning="true" fo:background-color="#ffff00" loext:char-shading-value="0" style:font-name-asian="SimSun" style:font-size-asian="12pt" style:language-asian="zh" style:country-asian="CN" style:font-style-asian="italic" style:font-weight-asian="bold" style:font-name-complex="Lucida Sans" style:font-size-complex="12pt" style:language-complex="hi" style:country-complex="IN" style:font-style-complex="italic" style:font-weight-complex="bold"/>
    </style:style>
    <style:style style:name="T138" style:family="text">
      <style:text-properties fo:font-variant="normal" fo:text-transform="none" fo:color="#000000" loext:opacity="100%" style:text-position="0% 100%" fo:language="fr" fo:country="FR" fo:font-style="normal" fo:font-weight="normal" officeooo:rsid="018dc4c1" style:letter-kerning="true" fo:background-color="#ffff00" loext:char-shading-value="0" style:font-name-asian="SimSun" style:font-size-asian="12pt" style:language-asian="zh" style:country-asian="CN" style:font-style-asian="italic" style:font-weight-asian="bold" style:font-name-complex="Lucida Sans" style:font-size-complex="12pt" style:language-complex="hi" style:country-complex="IN" style:font-style-complex="italic" style:font-weight-complex="bold"/>
    </style:style>
    <style:style style:name="T139" style:family="text">
      <style:text-properties fo:font-variant="normal" fo:text-transform="none" fo:color="#000000" loext:opacity="100%" style:text-position="0% 100%" fo:language="fr" fo:country="FR" fo:font-style="normal" fo:font-weight="bold" officeooo:rsid="013794b8" style:letter-kerning="true" fo:background-color="#ffff00" loext:char-shading-value="0" style:font-name-asian="SimSun" style:font-size-asian="14pt" style:language-asian="zh" style:country-asian="CN" style:font-style-asian="italic" style:font-weight-asian="bold" style:font-name-complex="Lucida Sans" style:font-size-complex="14pt" style:language-complex="hi" style:country-complex="IN" style:font-style-complex="italic" style:font-weight-complex="bold"/>
    </style:style>
    <style:style style:name="T140" style:family="text">
      <style:text-properties fo:font-variant="normal" fo:text-transform="none" fo:color="#000000" loext:opacity="100%" style:text-position="0% 100%" fo:language="fr" fo:country="FR" fo:font-style="normal" fo:font-weight="bold" officeooo:rsid="013794b8" fo:background-color="#ffff00" loext:char-shading-value="0" style:font-name-asian="SimSun" style:font-size-asian="14pt" style:font-style-asian="italic" style:font-weight-asian="bold" style:font-name-complex="Lucida Sans" style:font-size-complex="14pt" style:font-style-complex="italic" style:font-weight-complex="bold"/>
    </style:style>
    <style:style style:name="T141" style:family="text">
      <style:text-properties fo:font-variant="normal" fo:text-transform="none" fo:color="#000000" loext:opacity="100%" style:text-position="0% 100%" style:font-name="Bitstream Vera Sans1" fo:language="fr" fo:country="FR" fo:font-style="normal" fo:font-weight="normal" officeooo:rsid="0116dd02" style:font-name-asian="OpenSymbol2" style:font-size-asian="10pt" style:font-style-asian="normal" style:font-name-complex="OpenSymbol2" style:font-size-complex="10pt" style:font-style-complex="normal"/>
    </style:style>
    <style:style style:name="T142" style:family="text">
      <style:text-properties fo:font-variant="normal" fo:text-transform="none" fo:color="#000000" loext:opacity="100%" style:text-position="0% 100%" style:font-name="Bitstream Vera Sans1" fo:language="fr" fo:country="FR" fo:font-style="normal" fo:font-weight="normal" officeooo:rsid="0116dd02" style:font-size-asian="10pt" style:font-style-asian="normal" style:font-size-complex="10pt" style:font-style-complex="normal"/>
    </style:style>
    <style:style style:name="T143" style:family="text">
      <style:text-properties fo:font-variant="normal" fo:text-transform="none" fo:color="#000000" loext:opacity="100%" style:text-position="0% 100%" style:font-name="OpenSymbol2" fo:language="fr" fo:country="FR" fo:font-style="normal" fo:font-weight="normal" officeooo:rsid="0116dd02" style:font-size-asian="10pt" style:font-style-asian="normal" style:font-size-complex="10pt" style:font-style-complex="normal"/>
    </style:style>
    <style:style style:name="T144" style:family="text">
      <style:text-properties fo:font-variant="normal" fo:text-transform="none" fo:color="#000000" loext:opacity="100%" style:text-position="0% 100%" style:font-name="Atalante" fo:font-size="12pt" fo:language="fr" fo:country="FR" fo:font-style="normal" fo:font-weight="normal" officeooo:rsid="018951c1" fo:background-color="#ffff00" loext:char-shading-value="0" style:font-name-asian="SimSun" style:font-size-asian="12pt" style:font-style-asian="normal" style:font-weight-asian="bold" style:font-name-complex="Lucida Sans" style:font-size-complex="12pt" style:font-style-complex="normal" style:font-weight-complex="bold"/>
    </style:style>
    <style:style style:name="T145" style:family="text">
      <style:text-properties fo:font-variant="normal" fo:text-transform="none" fo:color="#000000" loext:opacity="100%" style:text-position="0% 100%" style:font-name="Atalante" fo:font-size="12pt" fo:language="fr" fo:country="FR" fo:font-style="normal" fo:font-weight="normal" officeooo:rsid="01993d4f" style:letter-kerning="true" style:font-name-asian="Bitstream Vera Sans2" style:font-size-asian="10pt" style:language-asian="zh" style:country-asian="CN" style:font-style-asian="italic" style:font-weight-asian="bold" style:font-name-complex="Bitstream Vera Sans2" style:font-size-complex="12pt" style:language-complex="hi" style:country-complex="IN" style:font-style-complex="italic" style:font-weight-complex="bold"/>
    </style:style>
    <style:style style:name="T146" style:family="text">
      <style:text-properties fo:font-variant="normal" fo:text-transform="none" fo:color="#000000" loext:opacity="100%" style:text-position="0% 100%" style:font-name="Atalante" fo:font-size="12pt" fo:language="fr" fo:country="FR" fo:font-style="normal" fo:font-weight="normal" officeooo:rsid="018951c1" style:letter-kerning="true" fo:background-color="#ffff00" loext:char-shading-value="0" style:font-name-asian="SimSun" style:font-size-asian="12pt" style:language-asian="zh" style:country-asian="CN" style:font-style-asian="normal" style:font-weight-asian="bold" style:font-name-complex="Lucida Sans" style:font-size-complex="12pt" style:language-complex="hi" style:country-complex="IN" style:font-style-complex="normal" style:font-weight-complex="bold"/>
    </style:style>
    <style:style style:name="T147" style:family="text">
      <style:text-properties fo:font-variant="normal" fo:text-transform="none" fo:color="#000000" loext:opacity="100%" style:text-position="0% 100%" style:font-name="Symbol" fo:font-size="11pt" fo:language="fr" fo:country="FR" fo:font-style="normal" fo:font-weight="bold" officeooo:rsid="00cd5d32" fo:background-color="#ffff00" loext:char-shading-value="0" style:font-name-asian="Symbol" style:font-size-asian="11pt" style:font-style-asian="normal" style:font-weight-asian="bold" style:font-name-complex="Symbol" style:font-size-complex="11pt" style:font-style-complex="normal" style:font-weight-complex="bold"/>
    </style:style>
    <style:style style:name="T148" style:family="text">
      <style:text-properties fo:font-variant="normal" fo:text-transform="none" fo:color="#000000" loext:opacity="100%" style:text-position="0% 100%" style:font-name="Bitstream Vera Sans7" fo:language="fr" fo:country="FR" fo:font-style="normal" fo:font-weight="normal" officeooo:rsid="013794b8" fo:background-color="#ffff00" loext:char-shading-value="0" style:font-name-asian="SimSun" style:font-size-asian="9pt" style:font-style-asian="italic" style:font-name-complex="Lucida Sans" style:font-size-complex="9pt" style:font-style-complex="italic"/>
    </style:style>
    <style:style style:name="T149" style:family="text">
      <style:text-properties fo:font-variant="normal" fo:text-transform="none" fo:color="#000000" loext:opacity="100%" style:text-position="super 58%" fo:language="fr" fo:country="FR" fo:font-style="normal" fo:font-weight="normal" officeooo:rsid="00edae07" fo:background-color="#ffff00" loext:char-shading-value="0"/>
    </style:style>
    <style:style style:name="T150" style:family="text">
      <style:text-properties fo:font-variant="normal" fo:text-transform="none" fo:color="#000000" loext:opacity="100%" style:text-position="super 58%" fo:language="fr" fo:country="FR" fo:font-style="normal" fo:font-weight="normal" officeooo:rsid="018f9aff" fo:background-color="#ffff00" loext:char-shading-value="0" style:font-size-asian="12pt" style:font-weight-asian="bold" style:font-size-complex="12pt" style:font-weight-complex="bold"/>
    </style:style>
    <style:style style:name="T151" style:family="text">
      <style:text-properties fo:font-variant="normal" fo:text-transform="none" fo:color="#000000" loext:opacity="100%" style:font-name="Symbol1" fo:language="fr" fo:country="FR" fo:font-style="normal" fo:font-weight="normal" officeooo:rsid="008a1ed5" style:font-name-asian="Symbol1" style:font-size-asian="12pt" style:font-weight-asian="bold" style:font-name-complex="Symbol1" style:font-size-complex="12pt" style:font-weight-complex="bold"/>
    </style:style>
    <style:style style:name="T152" style:family="text">
      <style:text-properties fo:font-variant="normal" fo:text-transform="none" fo:color="#000000" loext:opacity="100%" style:font-name="Bitstream Vera Sans6" fo:language="fr" fo:country="FR" fo:font-style="normal" fo:font-weight="normal" officeooo:rsid="008a1ed5" style:font-name-asian="SimSun" style:font-size-asian="12pt" style:font-weight-asian="bold" style:font-name-complex="Lucida Sans" style:font-size-complex="12pt" style:font-weight-complex="bold"/>
    </style:style>
    <style:style style:name="T153" style:family="text">
      <style:text-properties fo:font-variant="normal" fo:text-transform="none" fo:color="#000000" loext:opacity="100%" style:font-name="Bitstream Vera Sans6" fo:language="fr" fo:country="FR" fo:font-style="normal" fo:font-weight="normal" officeooo:rsid="0175c844" style:font-name-asian="SimSun" style:font-size-asian="12pt" style:font-weight-asian="bold" style:font-name-complex="Lucida Sans" style:font-size-complex="12pt" style:font-weight-complex="bold"/>
    </style:style>
    <style:style style:name="T154" style:family="text">
      <style:text-properties fo:font-variant="normal" fo:text-transform="none" fo:color="#000000" loext:opacity="100%" style:font-name="Bitstream Vera Sans6" fo:language="fr" fo:country="FR" fo:font-style="normal" fo:font-weight="normal" officeooo:rsid="01783d17" style:font-name-asian="SimSun" style:font-size-asian="12pt" style:font-weight-asian="bold" style:font-name-complex="Lucida Sans" style:font-size-complex="12pt" style:font-weight-complex="bold"/>
    </style:style>
    <style:style style:name="T155" style:family="text">
      <style:text-properties officeooo:rsid="00d0fb32"/>
    </style:style>
    <style:style style:name="T156" style:family="text">
      <style:text-properties fo:color="#000000" loext:opacity="100%"/>
    </style:style>
    <style:style style:name="T157" style:family="text">
      <style:text-properties fo:color="#000000" loext:opacity="100%" fo:font-style="normal" fo:background-color="#ffff00" loext:char-shading-value="0" style:font-style-asian="normal" style:font-style-complex="normal"/>
    </style:style>
    <style:style style:name="T158" style:family="text">
      <style:text-properties fo:color="#000000" loext:opacity="100%" fo:font-style="normal" officeooo:rsid="010a7ca1" fo:background-color="#ffff00" loext:char-shading-value="0" style:font-style-asian="normal" style:font-style-complex="normal"/>
    </style:style>
    <style:style style:name="T159" style:family="text">
      <style:text-properties fo:color="#000000" loext:opacity="100%" fo:font-style="normal" officeooo:rsid="0109239f" fo:background-color="#ffff00" loext:char-shading-value="0" style:font-style-asian="normal" style:font-style-complex="normal"/>
    </style:style>
    <style:style style:name="T160" style:family="text">
      <style:text-properties fo:color="#000000" loext:opacity="100%" fo:font-style="normal" officeooo:rsid="00cf734b" fo:background-color="#ffff00" loext:char-shading-value="0" style:font-style-asian="normal" style:font-style-complex="normal"/>
    </style:style>
    <style:style style:name="T161" style:family="text">
      <style:text-properties fo:color="#000000" loext:opacity="100%" fo:font-style="normal" officeooo:rsid="00c82905" fo:background-color="#ffff00" loext:char-shading-value="0" style:font-style-asian="normal" style:font-style-complex="normal"/>
    </style:style>
    <style:style style:name="T162" style:family="text">
      <style:text-properties fo:color="#000000" loext:opacity="100%" fo:font-style="normal" officeooo:rsid="00cd5d32" fo:background-color="#ffff00" loext:char-shading-value="0" style:font-style-asian="normal" style:font-style-complex="normal"/>
    </style:style>
    <style:style style:name="T163" style:family="text">
      <style:text-properties fo:color="#000000" loext:opacity="100%" fo:font-style="normal" officeooo:rsid="00edae07" fo:background-color="#ffff00" loext:char-shading-value="0" style:font-style-asian="normal" style:font-style-complex="normal"/>
    </style:style>
    <style:style style:name="T164" style:family="text">
      <style:text-properties fo:color="#000000" loext:opacity="100%" fo:font-style="normal" officeooo:rsid="00f841f2" fo:background-color="#ffff00" loext:char-shading-value="0" style:font-style-asian="normal" style:font-style-complex="normal"/>
    </style:style>
    <style:style style:name="T165" style:family="text">
      <style:text-properties fo:color="#000000" loext:opacity="100%" fo:font-style="normal" officeooo:rsid="00efb73f" fo:background-color="#ffff00" loext:char-shading-value="0" style:font-style-asian="normal" style:font-style-complex="normal"/>
    </style:style>
    <style:style style:name="T166" style:family="text">
      <style:text-properties fo:color="#000000" loext:opacity="100%" fo:font-style="normal" officeooo:rsid="00ef5671" fo:background-color="#ffff00" loext:char-shading-value="0" style:font-style-asian="normal" style:font-style-complex="normal"/>
    </style:style>
    <style:style style:name="T167" style:family="text">
      <style:text-properties fo:color="#000000" loext:opacity="100%" fo:font-style="normal" fo:background-color="#ffff00" loext:char-shading-value="0" style:font-name-asian="OpenSymbol2" style:font-style-asian="normal" style:font-name-complex="OpenSymbol2" style:font-style-complex="normal"/>
    </style:style>
    <style:style style:name="T168" style:family="text">
      <style:text-properties fo:color="#000000" loext:opacity="100%" fo:font-style="normal" officeooo:rsid="00e5d8db" fo:background-color="#ffff00" loext:char-shading-value="0" style:font-name-asian="OpenSymbol2" style:font-style-asian="normal" style:font-name-complex="OpenSymbol2" style:font-style-complex="normal"/>
    </style:style>
    <style:style style:name="T169" style:family="text">
      <style:text-properties fo:color="#000000" loext:opacity="100%" fo:font-style="normal" officeooo:rsid="00edae07" fo:background-color="#ffff00" loext:char-shading-value="0" style:font-name-asian="OpenSymbol2" style:font-style-asian="normal" style:font-name-complex="OpenSymbol2" style:font-style-complex="normal"/>
    </style:style>
    <style:style style:name="T170" style:family="text">
      <style:text-properties fo:color="#000000" loext:opacity="100%" fo:font-style="normal" officeooo:rsid="00c82905" fo:background-color="#ffff00" loext:char-shading-value="0" style:font-name-asian="OpenSymbol2" style:font-size-asian="10pt" style:font-style-asian="normal" style:font-name-complex="OpenSymbol2" style:font-style-complex="normal"/>
    </style:style>
    <style:style style:name="T171" style:family="text">
      <style:text-properties fo:color="#000000" loext:opacity="100%" fo:font-style="normal" officeooo:rsid="00d31578" fo:background-color="#ffff00" loext:char-shading-value="0" style:font-name-asian="OpenSymbol2" style:font-size-asian="10pt" style:font-style-asian="normal" style:font-name-complex="OpenSymbol2" style:font-style-complex="normal"/>
    </style:style>
    <style:style style:name="T172" style:family="text">
      <style:text-properties fo:color="#000000" loext:opacity="100%" fo:font-style="normal" officeooo:rsid="00d44b69" fo:background-color="#ffff00" loext:char-shading-value="0" style:font-name-asian="OpenSymbol2" style:font-size-asian="10pt" style:font-style-asian="normal" style:font-name-complex="OpenSymbol2" style:font-style-complex="normal"/>
    </style:style>
    <style:style style:name="T173" style:family="text">
      <style:text-properties fo:color="#000000" loext:opacity="100%" fo:font-style="normal" style:font-style-asian="normal" style:font-style-complex="normal"/>
    </style:style>
    <style:style style:name="T174" style:family="text">
      <style:text-properties fo:color="#000000" loext:opacity="100%" fo:font-style="normal" officeooo:rsid="010a7ca1" style:font-style-asian="normal" style:font-style-complex="normal"/>
    </style:style>
    <style:style style:name="T175" style:family="text">
      <style:text-properties fo:color="#000000" loext:opacity="100%" fo:font-style="normal" officeooo:rsid="00c82905" style:font-style-asian="normal" style:font-style-complex="normal"/>
    </style:style>
    <style:style style:name="T176" style:family="text">
      <style:text-properties fo:color="#000000" loext:opacity="100%" fo:font-style="normal" officeooo:rsid="00cd5d32" style:font-style-asian="normal" style:font-style-complex="normal"/>
    </style:style>
    <style:style style:name="T177" style:family="text">
      <style:text-properties fo:color="#000000" loext:opacity="100%" fo:font-style="normal" officeooo:rsid="00cf734b" style:font-style-asian="normal" style:font-style-complex="normal"/>
    </style:style>
    <style:style style:name="T178" style:family="text">
      <style:text-properties fo:color="#000000" loext:opacity="100%" fo:font-style="normal" fo:font-weight="normal" officeooo:rsid="00d44b69" fo:background-color="#ffff00" loext:char-shading-value="0" style:font-name-asian="Symbol" style:font-size-asian="11pt" style:font-style-asian="normal" style:font-weight-asian="normal" style:font-name-complex="Symbol" style:font-size-complex="11pt" style:font-style-complex="normal" style:font-weight-complex="normal"/>
    </style:style>
    <style:style style:name="T179" style:family="text">
      <style:text-properties fo:color="#000000" loext:opacity="100%" fo:font-style="normal" fo:font-weight="normal" officeooo:rsid="00edae07" fo:background-color="#ffff00" loext:char-shading-value="0" style:font-style-asian="normal" style:font-weight-asian="normal" style:font-style-complex="normal" style:font-weight-complex="normal"/>
    </style:style>
    <style:style style:name="T180" style:family="text">
      <style:text-properties fo:color="#000000" loext:opacity="100%" fo:font-style="normal" fo:font-weight="normal" officeooo:rsid="0180fb87" fo:background-color="#ffff00" loext:char-shading-value="0" style:font-style-asian="normal" style:font-weight-asian="normal" style:font-style-complex="normal" style:font-weight-complex="normal"/>
    </style:style>
    <style:style style:name="T181" style:family="text">
      <style:text-properties fo:color="#000000" loext:opacity="100%" fo:font-style="normal" fo:font-weight="normal" officeooo:rsid="00d9e848" fo:background-color="#ffff00" loext:char-shading-value="0" style:font-style-asian="normal" style:font-weight-asian="normal" style:font-style-complex="normal" style:font-weight-complex="normal"/>
    </style:style>
    <style:style style:name="T182" style:family="text">
      <style:text-properties fo:color="#000000" loext:opacity="100%" fo:font-style="normal" officeooo:rsid="00edae07" style:font-name-asian="OpenSymbol2" style:font-style-asian="normal" style:font-name-complex="OpenSymbol2" style:font-style-complex="normal"/>
    </style:style>
    <style:style style:name="T183" style:family="text">
      <style:text-properties fo:color="#000000" loext:opacity="100%" style:font-name="Atalante" fo:font-size="12pt" fo:font-weight="normal" officeooo:rsid="017b5c46" style:font-size-asian="12pt" style:font-weight-asian="normal" style:font-size-complex="12pt" style:font-weight-complex="normal"/>
    </style:style>
    <style:style style:name="T184" style:family="text">
      <style:text-properties fo:color="#000000" loext:opacity="100%" style:font-name="Atalante" fo:font-size="12pt" fo:font-weight="normal" officeooo:rsid="018951c1" fo:background-color="#ffff00" loext:char-shading-value="0" style:font-size-asian="12pt" style:font-weight-asian="bold" style:font-size-complex="12pt" style:font-weight-complex="bold"/>
    </style:style>
    <style:style style:name="T185" style:family="text">
      <style:text-properties fo:color="#000000" loext:opacity="100%" style:font-name="Atalante" fo:font-size="12pt" fo:language="fr" fo:country="FR" fo:font-style="normal" fo:font-weight="normal" officeooo:rsid="017b5c46" style:letter-kerning="true" style:font-name-asian="Bitstream Vera Sans2" style:font-size-asian="12pt" style:language-asian="zh" style:country-asian="CN" style:font-style-asian="italic" style:font-weight-asian="normal" style:font-name-complex="Bitstream Vera Sans2" style:font-size-complex="12pt" style:language-complex="hi" style:country-complex="IN" style:font-style-complex="italic" style:font-weight-complex="normal"/>
    </style:style>
    <style:style style:name="T186" style:family="text">
      <style:text-properties fo:color="#000000" loext:opacity="100%" style:font-name="Atalante" fo:font-size="12pt" fo:language="fr" fo:country="FR" fo:font-style="normal" fo:font-weight="normal" officeooo:rsid="01993d4f" style:letter-kerning="true" style:font-name-asian="Bitstream Vera Sans2" style:font-size-asian="10pt" style:language-asian="zh" style:country-asian="CN" style:font-style-asian="italic" style:font-weight-asian="bold" style:font-name-complex="Bitstream Vera Sans2" style:font-size-complex="12pt" style:language-complex="hi" style:country-complex="IN" style:font-style-complex="italic" style:font-weight-complex="bold"/>
    </style:style>
    <style:style style:name="T187" style:family="text">
      <style:text-properties fo:color="#000000" loext:opacity="100%" fo:language="fr" fo:country="FR" fo:font-style="normal" fo:font-weight="normal" officeooo:rsid="01993d4f" style:letter-kerning="true" fo:background-color="#ffff00" loext:char-shading-value="0" style:font-name-asian="Bitstream Vera Sans2" style:font-size-asian="10pt" style:language-asian="zh" style:country-asian="CN" style:font-style-asian="italic" style:font-weight-asian="bold" style:font-name-complex="Bitstream Vera Sans2" style:language-complex="hi" style:country-complex="IN" style:font-style-complex="italic" style:font-weight-complex="bold"/>
    </style:style>
    <style:style style:name="T188" style:family="text">
      <style:text-properties fo:color="#000000" loext:opacity="100%" fo:language="fr" fo:country="FR" fo:font-style="normal" fo:font-weight="normal" officeooo:rsid="00f519b3" style:letter-kerning="true" fo:background-color="#ffff00" loext:char-shading-value="0" style:font-name-asian="Bitstream Vera Sans2" style:font-size-asian="10pt" style:language-asian="zh" style:country-asian="CN" style:font-style-asian="italic" style:font-weight-asian="bold" style:font-name-complex="Bitstream Vera Sans2" style:language-complex="hi" style:country-complex="IN" style:font-style-complex="italic" style:font-weight-complex="bold"/>
    </style:style>
    <style:style style:name="T189" style:family="text">
      <style:text-properties fo:color="#000000" loext:opacity="100%" fo:language="fr" fo:country="FR" fo:font-style="normal" fo:font-weight="normal" officeooo:rsid="00fbe87f" style:letter-kerning="true" fo:background-color="#ffff00" loext:char-shading-value="0" style:font-name-asian="Bitstream Vera Sans2" style:font-size-asian="10pt" style:language-asian="zh" style:country-asian="CN" style:font-style-asian="italic" style:font-weight-asian="bold" style:font-name-complex="Bitstream Vera Sans2" style:language-complex="hi" style:country-complex="IN" style:font-style-complex="italic" style:font-weight-complex="bold"/>
    </style:style>
    <style:style style:name="T190" style:family="text">
      <style:text-properties fo:color="#000000" loext:opacity="100%" fo:language="fr" fo:country="FR" fo:font-style="normal" fo:font-weight="normal" officeooo:rsid="01993d4f" style:letter-kerning="true" fo:background-color="#ffff00" loext:char-shading-value="0" style:font-name-asian="Bitstream Vera Sans2" style:font-size-asian="10pt" style:language-asian="zh" style:country-asian="CN" style:font-style-asian="italic" style:font-weight-asian="bold" style:font-name-complex="Bitstream Vera Sans2" style:font-size-complex="12pt" style:language-complex="hi" style:country-complex="IN" style:font-style-complex="italic" style:font-weight-complex="bold"/>
    </style:style>
    <style:style style:name="T191" style:family="text">
      <style:text-properties fo:color="#000000" loext:opacity="100%" fo:language="fr" fo:country="FR" fo:font-style="normal" fo:font-weight="normal" officeooo:rsid="01993d4f" style:letter-kerning="true" fo:background-color="#ffff00" loext:char-shading-value="0" style:font-name-asian="Bitstream Vera Sans2" style:font-size-asian="10pt" style:language-asian="zh" style:country-asian="CN" style:font-style-asian="italic" style:font-weight-asian="normal" style:font-name-complex="Bitstream Vera Sans2" style:font-size-complex="12pt" style:language-complex="hi" style:country-complex="IN" style:font-style-complex="italic" style:font-weight-complex="normal"/>
    </style:style>
    <style:style style:name="T192" style:family="text">
      <style:text-properties fo:color="#000000" loext:opacity="100%" fo:language="fr" fo:country="FR" fo:font-style="normal" fo:font-weight="normal" officeooo:rsid="0180fb87" style:letter-kerning="true" style:font-name-asian="Bitstream Vera Sans2" style:font-size-asian="10pt" style:language-asian="zh" style:country-asian="CN" style:font-style-asian="italic" style:font-weight-asian="bold" style:font-name-complex="Bitstream Vera Sans2" style:language-complex="hi" style:country-complex="IN" style:font-style-complex="italic" style:font-weight-complex="bold"/>
    </style:style>
    <style:style style:name="T193" style:family="text">
      <style:text-properties fo:color="#000000" loext:opacity="100%" fo:language="fr" fo:country="FR" fo:font-style="normal" fo:font-weight="normal" officeooo:rsid="00ee2aed" style:letter-kerning="true" style:font-name-asian="Bitstream Vera Sans2" style:font-size-asian="10pt" style:language-asian="zh" style:country-asian="CN" style:font-style-asian="italic" style:font-weight-asian="bold" style:font-name-complex="Bitstream Vera Sans2" style:language-complex="hi" style:country-complex="IN" style:font-style-complex="italic" style:font-weight-complex="bold"/>
    </style:style>
    <style:style style:name="T194" style:family="text">
      <style:text-properties fo:color="#000000" loext:opacity="100%" fo:language="fr" fo:country="FR" fo:font-style="normal" fo:font-weight="normal" officeooo:rsid="00f519b3" style:letter-kerning="true" style:font-name-asian="Bitstream Vera Sans2" style:font-size-asian="10pt" style:language-asian="zh" style:country-asian="CN" style:font-style-asian="italic" style:font-weight-asian="bold" style:font-name-complex="Bitstream Vera Sans2" style:language-complex="hi" style:country-complex="IN" style:font-style-complex="italic" style:font-weight-complex="bold"/>
    </style:style>
    <style:style style:name="T195" style:family="text">
      <style:text-properties fo:color="#000000" loext:opacity="100%" officeooo:rsid="00c82905"/>
    </style:style>
    <style:style style:name="T196" style:family="text">
      <style:text-properties fo:color="#000000" loext:opacity="100%" fo:background-color="#ffff00" loext:char-shading-value="0"/>
    </style:style>
    <style:style style:name="T197" style:family="text">
      <style:text-properties fo:color="#000000" loext:opacity="100%" officeooo:rsid="0109239f" fo:background-color="#ffff00" loext:char-shading-value="0"/>
    </style:style>
    <style:style style:name="T198" style:family="text">
      <style:text-properties fo:color="#000000" loext:opacity="100%" officeooo:rsid="00e399d8" fo:background-color="#ffff00" loext:char-shading-value="0"/>
    </style:style>
    <style:style style:name="T199" style:family="text">
      <style:text-properties fo:color="#000000" loext:opacity="100%" officeooo:rsid="00e5d8db" fo:background-color="#ffff00" loext:char-shading-value="0"/>
    </style:style>
    <style:style style:name="T200" style:family="text">
      <style:text-properties fo:color="#000000" loext:opacity="100%" officeooo:rsid="00e66854" fo:background-color="#ffff00" loext:char-shading-value="0"/>
    </style:style>
    <style:style style:name="T201" style:family="text">
      <style:text-properties fo:color="#000000" loext:opacity="100%" officeooo:rsid="00e90ba9" fo:background-color="#ffff00" loext:char-shading-value="0"/>
    </style:style>
    <style:style style:name="T202" style:family="text">
      <style:text-properties fo:color="#000000" loext:opacity="100%" officeooo:rsid="00e5d8db" fo:background-color="#ffff00" loext:char-shading-value="0" style:font-name-asian="OpenSymbol2" style:font-name-complex="OpenSymbol2"/>
    </style:style>
    <style:style style:name="T203" style:family="text">
      <style:text-properties fo:color="#000000" loext:opacity="100%" officeooo:rsid="00ea2709" fo:background-color="#ffff00" loext:char-shading-value="0"/>
    </style:style>
    <style:style style:name="T204" style:family="text">
      <style:text-properties fo:color="#000000" loext:opacity="100%" officeooo:rsid="017f05f4" fo:background-color="#ffff00" loext:char-shading-value="0"/>
    </style:style>
    <style:style style:name="T205" style:family="text">
      <style:text-properties fo:color="#000000" loext:opacity="100%" officeooo:rsid="010fe0cc" fo:background-color="#ffff00" loext:char-shading-value="0"/>
    </style:style>
    <style:style style:name="T206" style:family="text">
      <style:text-properties fo:color="#000000" loext:opacity="100%" officeooo:rsid="01112147" fo:background-color="#ffff00" loext:char-shading-value="0"/>
    </style:style>
    <style:style style:name="T207" style:family="text">
      <style:text-properties fo:color="#000000" loext:opacity="100%" officeooo:rsid="00edae07" fo:background-color="#ffff00" loext:char-shading-value="0"/>
    </style:style>
    <style:style style:name="T208" style:family="text">
      <style:text-properties fo:color="#000000" loext:opacity="100%" officeooo:rsid="00ef5671" fo:background-color="#ffff00" loext:char-shading-value="0"/>
    </style:style>
    <style:style style:name="T209" style:family="text">
      <style:text-properties fo:color="#000000" loext:opacity="100%" officeooo:rsid="011ad955" fo:background-color="#ffff00" loext:char-shading-value="0"/>
    </style:style>
    <style:style style:name="T210" style:family="text">
      <style:text-properties fo:color="#000000" loext:opacity="100%" officeooo:rsid="011bf051" fo:background-color="#ffff00" loext:char-shading-value="0"/>
    </style:style>
    <style:style style:name="T211" style:family="text">
      <style:text-properties fo:color="#000000" loext:opacity="100%" officeooo:rsid="016da396" fo:background-color="#ffff00" loext:char-shading-value="0"/>
    </style:style>
    <style:style style:name="T212" style:family="text">
      <style:text-properties fo:color="#000000" loext:opacity="100%" officeooo:rsid="0174ad12" fo:background-color="#ffff00" loext:char-shading-value="0"/>
    </style:style>
    <style:style style:name="T213" style:family="text">
      <style:text-properties fo:color="#000000" loext:opacity="100%" officeooo:rsid="00c03bd2" fo:background-color="#ffff00" loext:char-shading-value="0"/>
    </style:style>
    <style:style style:name="T214" style:family="text">
      <style:text-properties fo:color="#000000" loext:opacity="100%" officeooo:rsid="01779f63" fo:background-color="#ffff00" loext:char-shading-value="0"/>
    </style:style>
    <style:style style:name="T215" style:family="text">
      <style:text-properties fo:color="#000000" loext:opacity="100%" officeooo:rsid="018f9aff" fo:background-color="#ffff00" loext:char-shading-value="0"/>
    </style:style>
    <style:style style:name="T216" style:family="text">
      <style:text-properties fo:color="#000000" loext:opacity="100%" officeooo:rsid="01794407" fo:background-color="#ffff00" loext:char-shading-value="0"/>
    </style:style>
    <style:style style:name="T217" style:family="text">
      <style:text-properties fo:color="#000000" loext:opacity="100%" officeooo:rsid="0178360e" fo:background-color="#ffff00" loext:char-shading-value="0"/>
    </style:style>
    <style:style style:name="T218" style:family="text">
      <style:text-properties fo:color="#000000" loext:opacity="100%" officeooo:rsid="017acdc2" fo:background-color="#ffff00" loext:char-shading-value="0"/>
    </style:style>
    <style:style style:name="T219" style:family="text">
      <style:text-properties fo:color="#000000" loext:opacity="100%" officeooo:rsid="0180fb87" fo:background-color="#ffff00" loext:char-shading-value="0"/>
    </style:style>
    <style:style style:name="T220" style:family="text">
      <style:text-properties fo:color="#000000" loext:opacity="100%" officeooo:rsid="00ee2aed" fo:background-color="#ffff00" loext:char-shading-value="0"/>
    </style:style>
    <style:style style:name="T221" style:family="text">
      <style:text-properties fo:color="#000000" loext:opacity="100%" officeooo:rsid="00efb73f" fo:background-color="#ffff00" loext:char-shading-value="0"/>
    </style:style>
    <style:style style:name="T222" style:family="text">
      <style:text-properties fo:color="#000000" loext:opacity="100%" officeooo:rsid="00f8d645" fo:background-color="#ffff00" loext:char-shading-value="0"/>
    </style:style>
    <style:style style:name="T223" style:family="text">
      <style:text-properties fo:color="#000000" loext:opacity="100%" officeooo:rsid="00fa06c8" fo:background-color="#ffff00" loext:char-shading-value="0"/>
    </style:style>
    <style:style style:name="T224" style:family="text">
      <style:text-properties fo:color="#000000" loext:opacity="100%" officeooo:rsid="00d78061" fo:background-color="#ffff00" loext:char-shading-value="0"/>
    </style:style>
    <style:style style:name="T225" style:family="text">
      <style:text-properties fo:color="#000000" loext:opacity="100%" style:font-name="Bitstream Vera Sans1" fo:font-style="normal" officeooo:rsid="00cc3e89" fo:background-color="#ffff00" loext:char-shading-value="0" style:font-style-asian="normal" style:font-style-complex="normal"/>
    </style:style>
    <style:style style:name="T226" style:family="text">
      <style:text-properties fo:color="#000000" loext:opacity="100%" style:font-name="Bitstream Vera Sans1" fo:font-style="normal" officeooo:rsid="0109239f" fo:background-color="#ffff00" loext:char-shading-value="0" style:font-style-asian="normal" style:font-style-complex="normal"/>
    </style:style>
    <style:style style:name="T227" style:family="text">
      <style:text-properties fo:color="#000000" loext:opacity="100%" style:font-name="Bitstream Vera Sans1" fo:font-style="normal" officeooo:rsid="00c82905" fo:background-color="#ffff00" loext:char-shading-value="0" style:font-style-asian="normal" style:font-style-complex="normal"/>
    </style:style>
    <style:style style:name="T228" style:family="text">
      <style:text-properties fo:color="#000000" loext:opacity="100%" style:font-name="Bitstream Vera Sans1" fo:font-style="normal" officeooo:rsid="00ee2aed" fo:background-color="#ffff00" loext:char-shading-value="0" style:font-style-asian="normal" style:font-style-complex="normal"/>
    </style:style>
    <style:style style:name="T229" style:family="text">
      <style:text-properties fo:color="#000000" loext:opacity="100%" style:font-name="Bitstream Vera Sans1" fo:font-style="normal" officeooo:rsid="00e5d8db" fo:background-color="#ffff00" loext:char-shading-value="0" style:font-name-asian="OpenSymbol2" style:font-style-asian="normal" style:font-name-complex="OpenSymbol2" style:font-style-complex="normal"/>
    </style:style>
    <style:style style:name="T230" style:family="text">
      <style:text-properties fo:color="#000000" loext:opacity="100%" style:font-name="Bitstream Vera Sans1" fo:font-style="normal" style:font-name-asian="OpenSymbol2" style:font-style-asian="normal" style:font-name-complex="OpenSymbol2" style:font-style-complex="normal"/>
    </style:style>
    <style:style style:name="T231" style:family="text">
      <style:text-properties fo:color="#000000" loext:opacity="100%" style:font-name="Bitstream Vera Sans1" fo:font-style="normal" officeooo:rsid="00cc3e89" style:font-name-asian="OpenSymbol2" style:font-style-asian="normal" style:font-name-complex="OpenSymbol2" style:font-style-complex="normal"/>
    </style:style>
    <style:style style:name="T232" style:family="text">
      <style:text-properties fo:color="#000000" loext:opacity="100%" style:font-name="Bitstream Vera Sans1" fo:font-style="normal" officeooo:rsid="00f841f2" style:font-name-asian="OpenSymbol2" style:font-style-asian="normal" style:font-name-complex="OpenSymbol2" style:font-style-complex="normal"/>
    </style:style>
    <style:style style:name="T233" style:family="text">
      <style:text-properties fo:color="#000000" loext:opacity="100%" style:font-name="Bitstream Vera Sans1" fo:font-style="normal" officeooo:rsid="00efb73f" style:font-name-asian="OpenSymbol2" style:font-style-asian="normal" style:font-name-complex="OpenSymbol2" style:font-style-complex="normal"/>
    </style:style>
    <style:style style:name="T234" style:family="text">
      <style:text-properties fo:color="#000000" loext:opacity="100%" style:font-name="Bitstream Vera Sans1" fo:font-style="normal" style:font-style-asian="normal" style:font-style-complex="normal"/>
    </style:style>
    <style:style style:name="T235" style:family="text">
      <style:text-properties fo:color="#000000" loext:opacity="100%" style:font-name="Bitstream Vera Sans1" fo:font-style="normal" officeooo:rsid="00cc3e89" style:font-style-asian="normal" style:font-style-complex="normal"/>
    </style:style>
    <style:style style:name="T236" style:family="text">
      <style:text-properties fo:color="#000000" loext:opacity="100%" style:font-name="Bitstream Vera Sans1" fo:font-style="normal" officeooo:rsid="00c82905" style:font-style-asian="normal" style:font-style-complex="normal"/>
    </style:style>
    <style:style style:name="T237" style:family="text">
      <style:text-properties fo:color="#000000" loext:opacity="100%" style:font-name="Bitstream Vera Sans1" fo:font-style="normal" officeooo:rsid="00ee2aed" style:font-style-asian="normal" style:font-style-complex="normal"/>
    </style:style>
    <style:style style:name="T238" style:family="text">
      <style:text-properties fo:color="#000000" loext:opacity="100%" style:font-name="Bitstream Vera Sans1" fo:font-style="normal" officeooo:rsid="00cd5d32" style:font-name-asian="SimSun" style:font-style-asian="normal" style:font-name-complex="Lucida Sans" style:font-style-complex="normal"/>
    </style:style>
    <style:style style:name="T239" style:family="text">
      <style:text-properties fo:color="#000000" loext:opacity="100%" style:font-name="Bitstream Vera Sans1" fo:font-style="normal" officeooo:rsid="00ce5440" style:font-name-asian="SimSun" style:font-style-asian="normal" style:font-name-complex="Lucida Sans" style:font-style-complex="normal"/>
    </style:style>
    <style:style style:name="T240" style:family="text">
      <style:text-properties fo:color="#000000" loext:opacity="100%" style:font-name="Bitstream Vera Sans1" fo:font-style="normal" officeooo:rsid="00ee2aed" style:font-name-asian="SimSun" style:font-style-asian="normal" style:font-name-complex="Lucida Sans" style:font-style-complex="normal"/>
    </style:style>
    <style:style style:name="T241" style:family="text">
      <style:text-properties fo:color="#000000" loext:opacity="100%" style:font-name="Bitstream Vera Sans1" fo:font-style="normal" fo:font-weight="bold" officeooo:rsid="00c82905" style:font-style-asian="normal" style:font-weight-asian="bold" style:font-style-complex="normal" style:font-weight-complex="bold"/>
    </style:style>
    <style:style style:name="T242" style:family="text">
      <style:text-properties fo:color="#000000" loext:opacity="100%" style:font-name="OpenSymbol2" fo:font-style="normal" officeooo:rsid="00c82905" fo:background-color="#ffff00" loext:char-shading-value="0" style:font-style-asian="normal" style:font-style-complex="normal"/>
    </style:style>
    <style:style style:name="T243" style:family="text">
      <style:text-properties fo:color="#000000" loext:opacity="100%" style:font-name="OpenSymbol2" fo:font-style="normal" officeooo:rsid="00c82905" style:font-style-asian="normal" style:font-style-complex="normal"/>
    </style:style>
    <style:style style:name="T244" style:family="text">
      <style:text-properties fo:color="#000000" loext:opacity="100%" officeooo:rsid="00cd5d32"/>
    </style:style>
    <style:style style:name="T245" style:family="text">
      <style:text-properties fo:color="#000000" loext:opacity="100%" officeooo:rsid="00cc3e89"/>
    </style:style>
    <style:style style:name="T246" style:family="text">
      <style:text-properties fo:color="#000000" loext:opacity="100%" style:font-name="Symbol" fo:font-size="11pt" fo:font-style="normal" fo:font-weight="bold" officeooo:rsid="00cd5d32" style:font-name-asian="Symbol" style:font-size-asian="11pt" style:font-style-asian="normal" style:font-weight-asian="bold" style:font-name-complex="Symbol" style:font-size-complex="11pt" style:font-style-complex="normal" style:font-weight-complex="bold"/>
    </style:style>
    <style:style style:name="T247" style:family="text">
      <style:text-properties fo:color="#000000" loext:opacity="100%" style:font-name="Symbol" fo:font-size="11pt" fo:font-style="normal" fo:font-weight="bold" officeooo:rsid="0180fb87" style:font-name-asian="Symbol" style:font-size-asian="11pt" style:font-style-asian="normal" style:font-weight-asian="bold" style:font-name-complex="Symbol" style:font-size-complex="11pt" style:font-style-complex="normal" style:font-weight-complex="bold"/>
    </style:style>
    <style:style style:name="T248" style:family="text">
      <style:text-properties fo:color="#000000" loext:opacity="100%" style:font-name="Symbol" fo:font-size="11pt" fo:font-style="normal" fo:font-weight="bold" officeooo:rsid="00cd5d32" fo:background-color="#ffff00" loext:char-shading-value="0" style:font-name-asian="Symbol" style:font-size-asian="11pt" style:font-style-asian="normal" style:font-weight-asian="bold" style:font-name-complex="Symbol" style:font-size-complex="11pt" style:font-style-complex="normal" style:font-weight-complex="bold"/>
    </style:style>
    <style:style style:name="T249" style:family="text">
      <style:text-properties fo:color="#000000" loext:opacity="100%" style:font-name="Symbol" fo:font-size="11pt" fo:font-style="normal" fo:font-weight="normal" officeooo:rsid="00cd5d32" fo:background-color="#ffff00" loext:char-shading-value="0" style:font-name-asian="Symbol" style:font-size-asian="11pt" style:font-style-asian="normal" style:font-weight-asian="normal" style:font-name-complex="Symbol" style:font-size-complex="11pt" style:font-style-complex="normal" style:font-weight-complex="normal"/>
    </style:style>
    <style:style style:name="T250" style:family="text">
      <style:text-properties fo:color="#000000" loext:opacity="100%" style:text-position="0% 100%" style:font-name="Bitstream Vera Sans5" fo:font-size="10pt" officeooo:rsid="00d31578" fo:background-color="#ffff00" loext:char-shading-value="0" style:font-name-asian="Bitstream Vera Sans2" style:font-size-asian="10pt" style:font-style-asian="normal" style:font-name-complex="Bitstream Vera Sans2" style:font-style-complex="normal"/>
    </style:style>
    <style:style style:name="T251" style:family="text">
      <style:text-properties fo:color="#000000" loext:opacity="100%" style:text-position="0% 100%" style:font-name="Symbol" fo:font-size="11pt" fo:font-style="normal" fo:font-weight="bold" officeooo:rsid="00cd5d32" fo:background-color="#ffff00" loext:char-shading-value="0" style:font-name-asian="Symbol" style:font-size-asian="11pt" style:font-style-asian="normal" style:font-weight-asian="bold" style:font-name-complex="Symbol" style:font-size-complex="11pt" style:font-style-complex="normal" style:font-weight-complex="bold"/>
    </style:style>
    <style:style style:name="T252" style:family="text">
      <style:text-properties fo:color="#000000" loext:opacity="100%" style:text-position="0% 100%" style:font-name="Symbol" fo:font-size="11pt" fo:font-style="normal" fo:font-weight="normal" officeooo:rsid="00cd5d32" fo:background-color="#ffff00" loext:char-shading-value="0" style:font-name-asian="Symbol" style:font-size-asian="11pt" style:font-style-asian="normal" style:font-weight-asian="normal" style:font-name-complex="Symbol" style:font-size-complex="11pt" style:font-style-complex="normal" style:font-weight-complex="normal"/>
    </style:style>
    <style:style style:name="T253" style:family="text">
      <style:text-properties fo:color="#000000" loext:opacity="100%" style:text-position="0% 100%" fo:font-style="normal" fo:font-weight="normal" officeooo:rsid="00d44b69" fo:background-color="#ffff00" loext:char-shading-value="0" style:font-name-asian="Symbol" style:font-size-asian="11pt" style:font-style-asian="normal" style:font-weight-asian="normal" style:font-name-complex="Symbol" style:font-size-complex="11pt" style:font-style-complex="normal" style:font-weight-complex="normal"/>
    </style:style>
    <style:style style:name="T254" style:family="text">
      <style:text-properties fo:color="#000000" loext:opacity="100%" style:text-position="0% 100%" fo:font-style="normal" fo:font-weight="normal" officeooo:rsid="00da0f5f" fo:background-color="#ffff00" loext:char-shading-value="0" style:font-name-asian="Symbol" style:font-size-asian="11pt" style:font-style-asian="normal" style:font-weight-asian="normal" style:font-name-complex="Symbol" style:font-size-complex="11pt" style:font-style-complex="normal" style:font-weight-complex="normal"/>
    </style:style>
    <style:style style:name="T255" style:family="text">
      <style:text-properties fo:color="#000000" loext:opacity="100%" style:text-position="0% 100%" fo:font-style="normal" fo:font-weight="normal" officeooo:rsid="00e399d8" fo:background-color="#ffff00" loext:char-shading-value="0" style:font-name-asian="Symbol" style:font-size-asian="11pt" style:font-style-asian="normal" style:font-weight-asian="normal" style:font-name-complex="Symbol" style:font-size-complex="11pt" style:font-style-complex="normal" style:font-weight-complex="normal"/>
    </style:style>
    <style:style style:name="T256" style:family="text">
      <style:text-properties fo:color="#000000" loext:opacity="100%" style:text-position="0% 100%" fo:font-style="normal" style:text-underline-style="none" fo:font-weight="normal" fo:background-color="#ffff00" loext:char-shading-value="0" style:font-size-asian="12pt" style:font-style-asian="normal" style:font-weight-asian="normal" style:font-size-complex="12pt" style:font-style-complex="normal" style:font-weight-complex="normal"/>
    </style:style>
    <style:style style:name="T257" style:family="text">
      <style:text-properties fo:color="#000000" loext:opacity="100%" style:text-position="0% 100%" fo:font-style="normal" style:text-underline-style="none" fo:font-weight="normal" officeooo:rsid="00e5d8db" fo:background-color="#ffff00" loext:char-shading-value="0" style:font-name-asian="OpenSymbol2" style:font-size-asian="12pt" style:font-style-asian="normal" style:font-weight-asian="normal" style:font-name-complex="OpenSymbol2" style:font-size-complex="12pt" style:font-style-complex="normal" style:font-weight-complex="normal"/>
    </style:style>
    <style:style style:name="T258" style:family="text">
      <style:text-properties fo:color="#000000" loext:opacity="100%" style:text-position="0% 100%" fo:font-size="10pt" fo:font-style="normal" fo:font-weight="normal" officeooo:rsid="00da0f5f" fo:background-color="#ffff00" loext:char-shading-value="0" style:font-name-asian="Symbol" style:font-size-asian="10pt" style:font-style-asian="normal" style:font-weight-asian="normal" style:font-name-complex="Symbol" style:font-size-complex="11pt" style:font-style-complex="normal" style:font-weight-complex="normal"/>
    </style:style>
    <style:style style:name="T259" style:family="text">
      <style:text-properties fo:color="#000000" loext:opacity="100%" style:text-position="0% 100%" style:font-name="Bitstream Vera Sans1" fo:font-style="normal" style:text-underline-style="none" fo:font-weight="normal" officeooo:rsid="00e5d8db" fo:background-color="#ffff00" loext:char-shading-value="0" style:font-name-asian="OpenSymbol2" style:font-size-asian="12pt" style:font-style-asian="normal" style:font-weight-asian="normal" style:font-name-complex="OpenSymbol2" style:font-size-complex="12pt" style:font-style-complex="normal" style:font-weight-complex="normal"/>
    </style:style>
    <style:style style:name="T260" style:family="text">
      <style:text-properties fo:color="#000000" loext:opacity="100%" style:text-position="super 58%" fo:font-style="normal" officeooo:rsid="00d31578" fo:background-color="#ffff00" loext:char-shading-value="0" style:font-name-asian="Bitstream Vera Sans2" style:font-size-asian="10pt" style:font-style-asian="normal" style:font-name-complex="Bitstream Vera Sans2" style:font-style-complex="normal"/>
    </style:style>
    <style:style style:name="T261" style:family="text">
      <style:text-properties fo:color="#000000" loext:opacity="100%" style:text-position="super 58%" fo:font-style="normal" style:text-underline-style="none" fo:font-weight="normal" officeooo:rsid="00e5d8db" fo:background-color="#ffff00" loext:char-shading-value="0" style:font-name-asian="OpenSymbol2" style:font-size-asian="12pt" style:font-style-asian="normal" style:font-weight-asian="normal" style:font-name-complex="OpenSymbol2" style:font-size-complex="12pt" style:font-style-complex="normal" style:font-weight-complex="normal"/>
    </style:style>
    <style:style style:name="T262" style:family="text">
      <style:text-properties fo:color="#000000" loext:opacity="100%" style:text-position="super 58%" style:font-name="Bitstream Vera Sans5" fo:font-size="10pt" officeooo:rsid="00d31578" fo:background-color="#ffff00" loext:char-shading-value="0" style:font-name-asian="Bitstream Vera Sans2" style:font-size-asian="10pt" style:font-style-asian="normal" style:font-name-complex="Bitstream Vera Sans2" style:font-style-complex="normal"/>
    </style:style>
    <style:style style:name="T263" style:family="text">
      <style:text-properties fo:color="#000000" loext:opacity="100%" style:text-position="super 58%" style:font-name="Bitstream Vera Sans5" fo:font-size="10pt" fo:background-color="#ffff00" loext:char-shading-value="0" style:font-name-asian="Bitstream Vera Sans2" style:font-size-asian="10pt" style:font-name-complex="Bitstream Vera Sans2"/>
    </style:style>
    <style:style style:name="T264" style:family="text">
      <style:text-properties fo:color="#000000" loext:opacity="100%" style:text-position="super 58%" fo:font-size="10pt" fo:font-style="normal" fo:font-weight="normal" officeooo:rsid="00da0f5f" fo:background-color="#ffff00" loext:char-shading-value="0" style:font-name-asian="Symbol" style:font-size-asian="10pt" style:font-style-asian="normal" style:font-weight-asian="normal" style:font-name-complex="Symbol" style:font-size-complex="11pt" style:font-style-complex="normal" style:font-weight-complex="normal"/>
    </style:style>
    <style:style style:name="T265" style:family="text">
      <style:text-properties fo:color="#000000" loext:opacity="100%" style:text-position="super 58%" officeooo:rsid="00e66854" fo:background-color="#ffff00" loext:char-shading-value="0"/>
    </style:style>
    <style:style style:name="T266" style:family="text">
      <style:text-properties fo:color="#000000" loext:opacity="100%" style:text-position="super 58%" officeooo:rsid="00e5d8db" fo:background-color="#ffff00" loext:char-shading-value="0" style:font-name-asian="OpenSymbol2" style:font-name-complex="OpenSymbol2"/>
    </style:style>
    <style:style style:name="T267" style:family="text">
      <style:text-properties fo:color="#000000" loext:opacity="100%" fo:font-weight="normal" officeooo:rsid="00e14dad" fo:background-color="#ffff00" loext:char-shading-value="0" style:font-weight-asian="normal" style:font-weight-complex="normal"/>
    </style:style>
    <style:style style:name="T268" style:family="text">
      <style:text-properties fo:color="#000000" loext:opacity="100%" fo:font-weight="normal" officeooo:rsid="00c2a970" fo:background-color="#ffff00" loext:char-shading-value="0" style:font-size-asian="12pt" style:font-weight-asian="bold" style:font-size-complex="12pt" style:font-weight-complex="bold"/>
    </style:style>
    <style:style style:name="T269" style:family="text">
      <style:text-properties fo:color="#000000" loext:opacity="100%" fo:font-weight="normal" officeooo:rsid="00c48325" fo:background-color="#ffff00" loext:char-shading-value="0" style:font-size-asian="12pt" style:font-weight-asian="bold" style:font-size-complex="12pt" style:font-weight-complex="bold"/>
    </style:style>
    <style:style style:name="T270" style:family="text">
      <style:text-properties fo:color="#000000" loext:opacity="100%" fo:font-weight="normal" officeooo:rsid="011c6e57" fo:background-color="#ffff00" loext:char-shading-value="0" style:font-size-asian="12pt" style:font-weight-asian="bold" style:font-size-complex="12pt" style:font-weight-complex="bold"/>
    </style:style>
    <style:style style:name="T271" style:family="text">
      <style:text-properties fo:color="#000000" loext:opacity="100%" fo:font-weight="normal" officeooo:rsid="0147f356" fo:background-color="#ffff00" loext:char-shading-value="0" style:font-size-asian="12pt" style:font-weight-asian="bold" style:font-size-complex="12pt" style:font-weight-complex="bold"/>
    </style:style>
    <style:style style:name="T272" style:family="text">
      <style:text-properties fo:color="#000000" loext:opacity="100%" fo:font-weight="normal" officeooo:rsid="00edae07" fo:background-color="#ffff00" loext:char-shading-value="0" style:font-size-asian="12pt" style:font-weight-asian="bold" style:font-size-complex="12pt" style:font-weight-complex="bold"/>
    </style:style>
    <style:style style:name="T273" style:family="text">
      <style:text-properties fo:color="#000000" loext:opacity="100%" fo:font-weight="normal" officeooo:rsid="01203604" fo:background-color="#ffff00" loext:char-shading-value="0" style:font-size-asian="12pt" style:font-weight-asian="bold" style:font-size-complex="12pt" style:font-weight-complex="bold"/>
    </style:style>
    <style:style style:name="T274" style:family="text">
      <style:text-properties fo:color="#000000" loext:opacity="100%" fo:font-weight="normal" officeooo:rsid="015d9bf5" fo:background-color="#ffff00" loext:char-shading-value="0" style:font-size-asian="12pt" style:font-weight-asian="bold" style:font-size-complex="12pt" style:font-weight-complex="bold"/>
    </style:style>
    <style:style style:name="T275" style:family="text">
      <style:text-properties fo:color="#000000" loext:opacity="100%" fo:font-weight="normal" officeooo:rsid="011ea931" fo:background-color="#ffff00" loext:char-shading-value="0" style:font-size-asian="12pt" style:font-weight-asian="bold" style:font-size-complex="12pt" style:font-weight-complex="bold"/>
    </style:style>
    <style:style style:name="T276" style:family="text">
      <style:text-properties fo:color="#000000" loext:opacity="100%" fo:font-weight="normal" officeooo:rsid="015f5252" fo:background-color="#ffff00" loext:char-shading-value="0" style:font-size-asian="12pt" style:font-weight-asian="bold" style:font-size-complex="12pt" style:font-weight-complex="bold"/>
    </style:style>
    <style:style style:name="T277" style:family="text">
      <style:text-properties fo:color="#000000" loext:opacity="100%" fo:font-weight="normal" officeooo:rsid="015247e0" fo:background-color="#ffff00" loext:char-shading-value="0" style:font-size-asian="12pt" style:font-weight-asian="bold" style:font-size-complex="12pt" style:font-weight-complex="bold"/>
    </style:style>
    <style:style style:name="T278" style:family="text">
      <style:text-properties fo:color="#000000" loext:opacity="100%" fo:font-weight="normal" officeooo:rsid="01542170" fo:background-color="#ffff00" loext:char-shading-value="0" style:font-size-asian="12pt" style:font-weight-asian="bold" style:font-size-complex="12pt" style:font-weight-complex="bold"/>
    </style:style>
    <style:style style:name="T279" style:family="text">
      <style:text-properties fo:color="#000000" loext:opacity="100%" fo:font-weight="normal" officeooo:rsid="0153359f" fo:background-color="#ffff00" loext:char-shading-value="0" style:font-size-asian="12pt" style:font-weight-asian="bold" style:font-size-complex="12pt" style:font-weight-complex="bold"/>
    </style:style>
    <style:style style:name="T280" style:family="text">
      <style:text-properties fo:color="#000000" loext:opacity="100%" fo:font-weight="normal" officeooo:rsid="0149c59f" fo:background-color="#ffff00" loext:char-shading-value="0" style:font-size-asian="12pt" style:font-weight-asian="bold" style:font-size-complex="12pt" style:font-weight-complex="bold"/>
    </style:style>
    <style:style style:name="T281" style:family="text">
      <style:text-properties fo:color="#000000" loext:opacity="100%" fo:font-weight="normal" officeooo:rsid="0154ebd1" fo:background-color="#ffff00" loext:char-shading-value="0" style:font-size-asian="12pt" style:font-weight-asian="bold" style:font-size-complex="12pt" style:font-weight-complex="bold"/>
    </style:style>
    <style:style style:name="T282" style:family="text">
      <style:text-properties fo:color="#000000" loext:opacity="100%" fo:font-weight="normal" officeooo:rsid="00ee2aed" style:font-weight-asian="normal" style:font-weight-complex="normal"/>
    </style:style>
    <style:style style:name="T283" style:family="text">
      <style:text-properties fo:color="#000000" loext:opacity="100%" fo:font-weight="normal" officeooo:rsid="00f1a497" style:font-weight-asian="normal" style:font-weight-complex="normal"/>
    </style:style>
    <style:style style:name="T284" style:family="text">
      <style:text-properties fo:color="#000000" loext:opacity="100%" style:font-name="Bitstream Vera Sans7" fo:font-size="10pt" fo:background-color="#ffff00" loext:char-shading-value="0"/>
    </style:style>
    <style:style style:name="T285" style:family="text">
      <style:text-properties fo:color="#000000" loext:opacity="100%" style:font-name="Bitstream Vera Sans7" fo:font-size="10pt" officeooo:rsid="00d2d7cf" fo:background-color="#ffff00" loext:char-shading-value="0"/>
    </style:style>
    <style:style style:name="T286" style:family="text">
      <style:text-properties fo:color="#000000" loext:opacity="100%" style:font-name="Bitstream Vera Sans7" fo:font-size="10pt" officeooo:rsid="01112147" fo:background-color="#ffff00" loext:char-shading-value="0"/>
    </style:style>
    <style:style style:name="T287" style:family="text">
      <style:text-properties fo:color="#000000" loext:opacity="100%" style:font-name="Bitstream Vera Sans7" fo:font-size="10pt" officeooo:rsid="012753ac" fo:background-color="#ffff00" loext:char-shading-value="0"/>
    </style:style>
    <style:style style:name="T288" style:family="text">
      <style:text-properties fo:color="#000000" loext:opacity="100%" style:font-name="Bitstream Vera Sans7" fo:font-size="10pt" officeooo:rsid="00fde608" fo:background-color="#ffff00" loext:char-shading-value="0"/>
    </style:style>
    <style:style style:name="T289" style:family="text">
      <style:text-properties fo:color="#000000" loext:opacity="100%" style:font-name="Bitstream Vera Sans7" fo:font-size="10pt" officeooo:rsid="00ef28e8" fo:background-color="#ffff00" loext:char-shading-value="0"/>
    </style:style>
    <style:style style:name="T290" style:family="text">
      <style:text-properties fo:color="#000000" loext:opacity="100%" style:font-name="Bitstream Vera Sans7" fo:font-size="10pt" fo:font-weight="normal" fo:background-color="#ffff00" loext:char-shading-value="0" style:font-weight-asian="normal" style:font-weight-complex="normal"/>
    </style:style>
    <style:style style:name="T291" style:family="text">
      <style:text-properties fo:color="#000000" loext:opacity="100%" style:font-name="Bitstream Vera Sans7" fo:font-size="10pt" fo:font-weight="normal" officeooo:rsid="00fde608" fo:background-color="#ffff00" loext:char-shading-value="0" style:font-weight-asian="normal" style:font-weight-complex="normal"/>
    </style:style>
    <style:style style:name="T292" style:family="text">
      <style:text-properties fo:color="#000000" loext:opacity="100%" style:text-position="sub 58%" fo:font-size="12pt" fo:language="fr" fo:country="FR" fo:font-style="normal" fo:font-weight="normal" officeooo:rsid="018658d7" style:letter-kerning="true" fo:background-color="#ffff00" loext:char-shading-value="0" style:font-name-asian="Bitstream Vera Sans2" style:font-size-asian="12pt" style:language-asian="zh" style:country-asian="CN" style:font-style-asian="italic" style:font-weight-asian="normal" style:font-name-complex="Bitstream Vera Sans2" style:font-size-complex="12pt" style:language-complex="hi" style:country-complex="IN" style:font-style-complex="italic" style:font-weight-complex="normal"/>
    </style:style>
    <style:style style:name="T293" style:family="text">
      <style:text-properties fo:color="#000000" loext:opacity="100%" officeooo:rsid="00edae07"/>
    </style:style>
    <style:style style:name="T294" style:family="text">
      <style:text-properties fo:color="#000000" loext:opacity="100%" officeooo:rsid="0180fb87"/>
    </style:style>
    <style:style style:name="T295" style:family="text">
      <style:text-properties fo:color="#000000" loext:opacity="100%" officeooo:rsid="00ee2aed"/>
    </style:style>
    <style:style style:name="T296" style:family="text">
      <style:text-properties fo:color="#000000" loext:opacity="100%" officeooo:rsid="00f1a497"/>
    </style:style>
    <style:style style:name="T297" style:family="text">
      <style:text-properties fo:color="#000000" loext:opacity="100%" officeooo:rsid="00ef5671"/>
    </style:style>
    <style:style style:name="T298" style:family="text">
      <style:text-properties fo:color="#000000" loext:opacity="100%" officeooo:rsid="00efb73f"/>
    </style:style>
    <style:style style:name="T299" style:family="text">
      <style:text-properties officeooo:rsid="00c82905"/>
    </style:style>
    <style:style style:name="T300" style:family="text">
      <style:text-properties style:font-name="Atalante" fo:font-size="12pt" fo:font-weight="normal" officeooo:rsid="017b5c46" style:font-size-asian="12pt" style:font-weight-asian="normal" style:font-size-complex="12pt" style:font-weight-complex="normal"/>
    </style:style>
    <style:style style:name="T301" style:family="text">
      <style:text-properties style:font-name="Great Vibes1" officeooo:rsid="00c82905"/>
    </style:style>
    <style:style style:name="T302" style:family="text">
      <style:text-properties fo:background-color="#ffff00" loext:char-shading-value="0"/>
    </style:style>
    <style:style style:name="T303" style:family="text">
      <style:text-properties officeooo:rsid="00c82905" fo:background-color="#ffff00" loext:char-shading-value="0"/>
    </style:style>
    <style:style style:name="T304" style:family="text">
      <style:text-properties officeooo:rsid="0109239f" fo:background-color="#ffff00" loext:char-shading-value="0"/>
    </style:style>
    <style:style style:name="T305" style:family="text">
      <style:text-properties officeooo:rsid="00d20514" fo:background-color="#ffff00" loext:char-shading-value="0" style:font-name-asian="Bitstream Vera Sans2" style:font-size-asian="10pt" style:font-name-complex="Bitstream Vera Sans2"/>
    </style:style>
    <style:style style:name="T306" style:family="text">
      <style:text-properties officeooo:rsid="00da0f5f" fo:background-color="#ffff00" loext:char-shading-value="0" style:font-name-asian="Bitstream Vera Sans2" style:font-size-asian="10pt" style:font-name-complex="Bitstream Vera Sans2"/>
    </style:style>
    <style:style style:name="T307" style:family="text">
      <style:text-properties officeooo:rsid="00d31578" fo:background-color="#ffff00" loext:char-shading-value="0"/>
    </style:style>
    <style:style style:name="T308" style:family="text">
      <style:text-properties officeooo:rsid="00da0f5f" fo:background-color="#ffff00" loext:char-shading-value="0"/>
    </style:style>
    <style:style style:name="T309" style:family="text">
      <style:text-properties officeooo:rsid="00e399d8" fo:background-color="#ffff00" loext:char-shading-value="0"/>
    </style:style>
    <style:style style:name="T310" style:family="text">
      <style:text-properties officeooo:rsid="00e5d8db" fo:background-color="#ffff00" loext:char-shading-value="0"/>
    </style:style>
    <style:style style:name="T311" style:family="text">
      <style:text-properties officeooo:rsid="00edae07" fo:background-color="#ffff00" loext:char-shading-value="0"/>
    </style:style>
    <style:style style:name="T312" style:family="text">
      <style:text-properties style:font-name="Bitstream Vera Sans1" fo:font-style="normal" style:font-name-asian="OpenSymbol2" style:font-style-asian="normal" style:font-name-complex="OpenSymbol2" style:font-style-complex="normal"/>
    </style:style>
    <style:style style:name="T313" style:family="text">
      <style:text-properties style:font-name="Bitstream Vera Sans1" fo:font-style="normal" officeooo:rsid="00c82905" style:font-name-asian="OpenSymbol2" style:font-style-asian="normal" style:font-name-complex="OpenSymbol2" style:font-style-complex="normal"/>
    </style:style>
    <style:style style:name="T314" style:family="text">
      <style:text-properties style:font-name="Bitstream Vera Sans1" fo:font-style="normal" style:font-style-asian="normal" style:font-style-complex="normal"/>
    </style:style>
    <style:style style:name="T315" style:family="text">
      <style:text-properties style:font-name="Bitstream Vera Sans1" fo:font-style="normal" officeooo:rsid="00c82905" style:font-style-asian="normal" style:font-style-complex="normal"/>
    </style:style>
    <style:style style:name="T316" style:family="text">
      <style:text-properties style:font-name="Bitstream Vera Sans1" fo:font-style="normal" fo:background-color="#ffff00" loext:char-shading-value="0" style:font-style-asian="normal" style:font-style-complex="normal"/>
    </style:style>
    <style:style style:name="T317" style:family="text">
      <style:text-properties fo:font-style="normal" style:font-style-asian="normal" style:font-style-complex="normal"/>
    </style:style>
    <style:style style:name="T318" style:family="text">
      <style:text-properties fo:font-style="normal" officeooo:rsid="00c82905" style:font-style-asian="normal" style:font-style-complex="normal"/>
    </style:style>
    <style:style style:name="T319" style:family="text">
      <style:text-properties style:font-name="OpenSymbol2" fo:font-style="normal" style:font-style-asian="normal" style:font-style-complex="normal"/>
    </style:style>
    <style:style style:name="T320" style:family="text">
      <style:text-properties style:font-name="OpenSymbol2" fo:font-style="normal" officeooo:rsid="00c82905" style:font-style-asian="normal" style:font-style-complex="normal"/>
    </style:style>
    <style:style style:name="T321" style:family="text">
      <style:text-properties style:font-name="OpenSymbol2" fo:font-style="normal" fo:background-color="#ffff00" loext:char-shading-value="0" style:font-style-asian="normal" style:font-style-complex="normal"/>
    </style:style>
    <style:style style:name="T322" style:family="text">
      <style:text-properties fo:font-size="10pt" fo:background-color="#ffff00" loext:char-shading-value="0" style:font-size-asian="10pt"/>
    </style:style>
    <style:style style:name="T323" style:family="text">
      <style:text-properties officeooo:rsid="00d2d7cf"/>
    </style:style>
    <style:style style:name="T324" style:family="text">
      <style:text-properties officeooo:rsid="00d52eac"/>
    </style:style>
    <style:style style:name="T325" style:family="text">
      <style:text-properties fo:color="#ffffff" loext:opacity="100%" style:font-name="Bitstream Vera Sans1" fo:font-size="16pt" fo:font-weight="bold" style:font-size-asian="16pt" style:font-weight-asian="bold" style:font-size-complex="16pt" style:font-weight-complex="bold"/>
    </style:style>
    <style:style style:name="T326" style:family="text">
      <style:text-properties fo:color="#000000" loext:opacity="100%" style:font-name="Bitstream Vera Sans1" fo:font-size="10pt" fo:background-color="#ffff00" style:font-size-asian="10pt" style:font-size-complex="10pt"/>
    </style:style>
    <style:style style:name="T327" style:family="text">
      <style:text-properties style:font-name="Bitstream Vera Sans1" fo:font-size="10pt" fo:background-color="#ffff00" style:font-size-asian="10pt" style:font-size-complex="10pt"/>
    </style:style>
    <style:style style:name="T328" style:family="text">
      <style:text-properties style:use-window-font-color="true" loext:opacity="0%" style:text-outline="false" style:text-line-through-style="none" style:text-line-through-type="none" style:font-name="Bitstream Vera Sans6" fo:font-size="9pt" fo:font-style="normal" fo:text-shadow="none" style:text-underline-style="none" fo:font-weight="normal" style:letter-kerning="true" style:font-name-asian="SimSun" style:font-size-asian="9pt" style:font-style-asian="normal" style:font-weight-asian="normal" style:font-name-complex="Tahoma2" style:font-size-complex="9pt" style:font-style-complex="normal" style:font-weight-complex="normal" style:text-emphasize="none" style:font-relief="none" style:text-overline-style="none" style:text-overline-color="font-color"/>
    </style:style>
    <style:style style:name="T329" style:family="text">
      <style:text-properties fo:font-variant="normal" fo:text-transform="none" style:use-window-font-color="true" loext:opacity="0%" style:text-outline="false" style:text-line-through-style="none" style:text-line-through-type="none" style:font-name="Bitstream Vera Sans6" fo:font-size="9pt" fo:font-style="normal" fo:text-shadow="none" style:text-underline-style="none" fo:font-weight="normal" style:letter-kerning="true" style:font-name-asian="SimSun" style:font-size-asian="9pt" style:font-style-asian="normal" style:font-weight-asian="normal" style:font-name-complex="Tahoma2" style:font-size-complex="9pt" style:font-style-complex="normal" style:font-weight-complex="normal" style:text-emphasize="none" style:font-relief="none" style:text-overline-style="none" style:text-overline-color="font-color"/>
    </style:style>
    <style:style style:name="T330" style:family="text">
      <style:text-properties style:use-window-font-color="true" loext:opacity="0%" style:text-outline="false" style:text-line-through-style="none" style:text-line-through-type="none" style:font-name="Bitstream Vera Sans6" fo:font-size="9pt" fo:font-style="normal" fo:text-shadow="none" style:text-underline-style="none" fo:font-weight="normal" style:letter-kerning="true" style:font-name-asian="Lucida Sans Unicode" style:font-size-asian="9pt" style:font-style-asian="normal" style:font-weight-asian="normal" style:font-name-complex="Tahoma1" style:font-size-complex="9pt" style:font-style-complex="normal" style:font-weight-complex="normal" style:text-emphasize="none" style:font-relief="none" style:text-overline-style="none" style:text-overline-color="font-color"/>
    </style:style>
    <style:style style:name="T331" style:family="text">
      <style:text-properties fo:font-variant="normal" fo:text-transform="none" style:use-window-font-color="true" loext:opacity="0%" style:text-outline="false" style:text-line-through-style="none" style:text-line-through-type="none" style:font-name="Bitstream Vera Sans1" fo:font-size="9pt" fo:font-style="normal" fo:text-shadow="none" style:text-underline-style="none" fo:font-weight="normal" style:letter-kerning="true" style:font-name-asian="Lucida Sans Unicode" style:font-size-asian="9pt" style:font-style-asian="normal" style:font-weight-asian="normal" style:font-name-complex="Tahoma1" style:font-size-complex="9pt" style:font-style-complex="normal" style:font-weight-complex="normal" style:text-emphasize="none" style:font-relief="none" style:text-overline-style="none" style:text-overline-color="font-color"/>
    </style:style>
    <style:style style:name="T332" style:family="text">
      <style:text-properties style:use-window-font-color="true" loext:opacity="0%" style:text-outline="false" style:text-line-through-style="none" style:text-line-through-type="none" style:font-name="Bitstream Vera Sans1" fo:font-size="9pt" fo:font-style="normal" fo:text-shadow="none" style:text-underline-style="none" fo:font-weight="normal" style:letter-kerning="true" style:font-name-asian="Arial Unicode MS" style:font-size-asian="9pt" style:font-style-asian="normal" style:font-weight-asian="normal" style:font-name-complex="Tahoma1" style:font-size-complex="9pt" style:font-style-complex="normal" style:font-weight-complex="normal" style:text-emphasize="none" style:font-relief="none" style:text-overline-style="none" style:text-overline-color="font-color"/>
    </style:style>
    <style:style style:name="T333" style:family="text">
      <style:text-properties style:use-window-font-color="true" loext:opacity="0%" style:text-outline="false" style:text-line-through-style="none" style:text-line-through-type="none" style:font-name="Bitstream Vera Sans6" fo:font-size="9pt" fo:font-style="normal" fo:text-shadow="none" style:text-underline-style="none" fo:font-weight="normal" style:letter-kerning="true" style:font-name-asian="Arial Unicode MS" style:font-size-asian="9pt" style:font-style-asian="normal" style:font-weight-asian="normal" style:font-name-complex="Tahoma1" style:font-size-complex="9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5"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00" style:background-transparency="0%" draw:fill="solid" draw:fill-color="#ffff00" draw:opacity="100%" draw:wrap-influence-on-position="once-concurrent" loext:allow-overlap="true" draw:ole-draw-aspect="1"/>
    </style:style>
    <style:style style:name="fr6" style:family="graphic" style:parent-style-name="Formula">
      <style:graphic-properties fo:margin-left="0.011cm" fo:margin-right="0.011cm" style:vertical-pos="from-top" style:horizontal-pos="from-left" style:horizontal-rel="paragraph-content" draw:ole-draw-aspect="1"/>
    </style:style>
    <style:style style:name="gr1"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ffffff" fo:min-height="0.48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svg:stroke-width="0.03cm" svg:stroke-color="#ff0000" draw:marker-start-width="0.39cm" draw:marker-end-width="0.39cm" draw:textarea-horizontal-align="center" draw:textarea-vertical-align="middle" fo:padding-top="0.014cm" fo:padding-bottom="0.014cm" fo:padding-left="0.014cm" fo:padding-right="0.0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draw:fill="solid" draw:fill-color="#990099" draw:opacity="50%" draw:textarea-horizontal-align="center" draw:textarea-vertical-align="middle" draw:shadow-opacity="5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loext:decorative="false"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solid" draw:stroke-dash="Dashed_20__28_var_29__20_7315" svg:stroke-width="0.019cm" svg:stroke-color="#000000" draw:marker-start-width="0.3cm" draw:marker-start-center="false" draw:marker-end-width="0.3cm" draw:marker-end-center="false" draw:fill="solid" draw:fill-color="#9d0f89" draw:opacity="50%" draw:textarea-horizontal-align="center" draw:textarea-vertical-align="middle" fo:padding-top="0.136cm" fo:padding-bottom="0.136cm" fo:padding-left="0.259cm" fo:padding-right="0.259cm" draw:shadow="hidden" draw:shadow-offset-x="0.3cm" draw:shadow-offset-y="0.3cm" draw:shadow-color="#808080" draw:shadow-opacity="50%" loext:decorative="false" style:run-through="foreground"/>
    </style:style>
    <style:style style:name="gr16" style:family="graphic">
      <style:graphic-properties draw:stroke="none" draw:stroke-dash="Dashed_20__28_var_29__20_7316" svg:stroke-width="0.019cm" svg:stroke-color="#000000" draw:marker-start-width="0.3cm" draw:marker-start-center="false" draw:marker-end-width="0.3cm" draw:marker-end-center="false" draw:fill="solid" draw:fill-color="#9d0f89" draw:opacity="50%" draw:textarea-horizontal-align="center" draw:textarea-vertical-align="middle" fo:padding-top="0.136cm" fo:padding-bottom="0.136cm" fo:padding-left="0.259cm" fo:padding-right="0.259cm" draw:shadow="hidden" draw:shadow-offset-x="0.3cm" draw:shadow-offset-y="0.3cm" draw:shadow-color="#808080" draw:shadow-opacity="50%" loext:decorative="false" style:run-through="foreground"/>
    </style:style>
    <style:style style:name="gr17" style:family="graphic">
      <style:graphic-properties draw:stroke="solid" draw:stroke-dash="Dashed_20__28_var_29__20_7317" svg:stroke-width="0.019cm" svg:stroke-color="#000000" draw:marker-start-width="0.3cm" draw:marker-start-center="false" draw:marker-end-width="0.3cm" draw:marker-end-center="false" draw:fill="solid" draw:fill-color="#9d0f89" draw:opacity="50%" draw:textarea-horizontal-align="center" draw:textarea-vertical-align="middle" fo:padding-top="0.136cm" fo:padding-bottom="0.136cm" fo:padding-left="0.259cm" fo:padding-right="0.259cm" draw:shadow="hidden" draw:shadow-offset-x="0.3cm" draw:shadow-offset-y="0.3cm" draw:shadow-color="#808080" draw:shadow-opacity="50%" loext:decorative="false" style:run-through="foreground"/>
    </style:style>
    <style:style style:name="gr18" style:family="graphic">
      <style:graphic-properties draw:stroke="solid" draw:stroke-dash="Dashed_20__28_var_29__20_7318"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19" style:family="graphic">
      <style:graphic-properties draw:stroke="solid" draw:stroke-dash="Dashed_20__28_var_29__20_7319"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20" style:family="graphic">
      <style:graphic-properties draw:stroke="solid" draw:stroke-dash="Dashed_20__28_var_29__20_7320" svg:stroke-width="0.019cm" svg:stroke-color="#000000" draw:marker-start-width="0.3cm" draw:marker-start-center="false" draw:marker-end-width="0.3cm" draw:marker-end-center="false" draw:fill="solid" draw:fill-color="#1ca2b8" draw:opacity="50%" draw:textarea-horizontal-align="center" draw:textarea-vertical-align="middle" fo:padding-top="0.136cm" fo:padding-bottom="0.136cm" fo:padding-left="0.259cm" fo:padding-right="0.259cm" draw:shadow="hidden" draw:shadow-offset-x="0.3cm" draw:shadow-offset-y="0.3cm" draw:shadow-color="#808080" draw:shadow-opacity="50%" loext:decorative="false" style:run-through="foreground"/>
    </style:style>
    <style:style style:name="gr21" style:family="graphic">
      <style:graphic-properties draw:stroke="none" draw:stroke-dash="Dashed_20__28_var_29__20_7321" svg:stroke-width="0.019cm" svg:stroke-color="#000000" draw:marker-start-width="0.3cm" draw:marker-start-center="false" draw:marker-end-width="0.3cm" draw:marker-end-center="false" draw:fill="solid" draw:fill-color="#1ca2b8" draw:opacity="50%" draw:textarea-horizontal-align="center" draw:textarea-vertical-align="middle" fo:padding-top="0.136cm" fo:padding-bottom="0.136cm" fo:padding-left="0.259cm" fo:padding-right="0.259cm" draw:shadow="hidden" draw:shadow-offset-x="0.3cm" draw:shadow-offset-y="0.3cm" draw:shadow-color="#808080" draw:shadow-opacity="50%" loext:decorative="false" style:run-through="foreground"/>
    </style:style>
    <style:style style:name="gr22" style:family="graphic">
      <style:graphic-properties draw:stroke="solid" draw:stroke-dash="Dashed_20__28_var_29__20_7322" svg:stroke-width="0.019cm" svg:stroke-color="#000000" draw:marker-start-width="0.3cm" draw:marker-start-center="false" draw:marker-end-width="0.3cm" draw:marker-end-center="false" draw:fill="solid" draw:fill-color="#1ca2b8" draw:opacity="50%"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23" style:family="graphic">
      <style:graphic-properties draw:stroke="solid" draw:stroke-dash="Dashed_20__28_var_29__20_7323"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24" style:family="graphic">
      <style:graphic-properties draw:stroke="solid" draw:stroke-dash="Dashed_20__28_var_29__20_7324"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25" style:family="graphic">
      <style:graphic-properties draw:stroke="solid" draw:stroke-dash="Dashed_20__28_var_29__20_7325" svg:stroke-width="0.019cm" svg:stroke-color="#000000" draw:marker-start="Arrow_20_concave" draw:marker-start-width="0.229cm" draw:marker-start-center="false" draw:marker-end="Arrow_20_concav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26" style:family="graphic">
      <style:graphic-properties draw:stroke="none" draw:stroke-dash="Dashed_20__28_var_29__20_7326" svg:stroke-width="0cm" svg:stroke-color="#000000" draw:marker-start-width="0.3cm" draw:marker-start-center="false" draw:marker-end-width="0.3cm" draw:marker-end-center="false" draw:fill="none" draw:fill-color="#99ccff" draw:auto-grow-width="true" fo:min-height="0.413cm" fo:min-width="0.875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27" style:family="graphic">
      <style:graphic-properties draw:stroke="solid" draw:stroke-dash="Dashed_20__28_var_29__20_7327" svg:stroke-width="0.019cm" svg:stroke-color="#000000" draw:marker-start="Arrow_20_concave" draw:marker-start-width="0.229cm" draw:marker-start-center="false" draw:marker-end="Arrow_20_concav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28" style:family="graphic">
      <style:graphic-properties draw:stroke="none" draw:stroke-dash="Dashed_20__28_var_29__20_7328" svg:stroke-width="0cm" svg:stroke-color="#000000" draw:marker-start-width="0.3cm" draw:marker-start-center="false" draw:marker-end-width="0.3cm" draw:marker-end-center="false" draw:fill="none" draw:fill-color="#99ccff" draw:auto-grow-width="true" fo:min-height="0.413cm" fo:min-width="0.875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29" style:family="graphic">
      <style:graphic-properties draw:stroke="solid" draw:stroke-dash="Dashed_20__28_var_29__20_7329" svg:stroke-width="0.019cm" svg:stroke-color="#000000" draw:marker-start="Arrow_20_concave" draw:marker-start-width="0.229cm" draw:marker-start-center="false" draw:marker-end="Arrow_20_concav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0" style:family="graphic">
      <style:graphic-properties draw:stroke="none" draw:stroke-dash="Dashed_20__28_var_29__20_7330" svg:stroke-width="0cm" svg:stroke-color="#000000" draw:marker-start-width="0.3cm" draw:marker-start-center="false" draw:marker-end-width="0.3cm" draw:marker-end-center="false" draw:fill="none" draw:fill-color="#99ccff" draw:auto-grow-width="true" fo:min-height="0.413cm" fo:min-width="0.875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31" style:family="graphic">
      <style:graphic-properties draw:stroke="solid" draw:stroke-dash="Dashed_20__28_var_29__20_7331" svg:stroke-width="0.019cm" svg:stroke-color="#000000" draw:marker-start="Arrow_20_concave" draw:marker-start-width="0.229cm" draw:marker-start-center="false" draw:marker-end="Arrow_20_concav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2" style:family="graphic">
      <style:graphic-properties draw:stroke="none" draw:stroke-dash="Dashed_20__28_var_29__20_7332" svg:stroke-width="0cm" svg:stroke-color="#000000" draw:marker-start-width="0.3cm" draw:marker-start-center="false" draw:marker-end-width="0.3cm" draw:marker-end-center="false" draw:fill="none" draw:fill-color="#99ccff" draw:auto-grow-width="true" fo:min-height="0.413cm" fo:min-width="0.875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33" style:family="graphic">
      <style:graphic-properties loext:decorative="false" style:run-through="foreground" style:wrap="run-through" style:number-wrapped-paragraphs="no-limit" style:vertical-pos="bottom" style:vertical-rel="baseline" style:horizontal-pos="from-left" style:horizontal-rel="paragraph" draw:wrap-influence-on-position="once-concurrent" loext:allow-overlap="true" style:flow-with-text="false"/>
    </style:style>
    <style:style style:name="gr34" style:family="graphic">
      <style:graphic-properties draw:stroke="solid" draw:stroke-dash="Ultrafine_20_Dashed" svg:stroke-width="0.019cm" svg:stroke-color="#000000" draw:marker-start-width="0.3cm" draw:marker-start-center="false" draw:marker-end-width="0.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5" style:family="graphic">
      <style:graphic-properties draw:stroke="solid" draw:stroke-dash="Ultrafine_20_Dashed" svg:stroke-width="0.019cm" svg:stroke-color="#000000" draw:marker-start="Arrow_20_concave" draw:marker-start-width="0.229cm" draw:marker-start-center="false" draw:marker-end="Arrow_20_concav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6" style:family="graphic">
      <style:graphic-properties draw:stroke="none" draw:stroke-dash="Ultrafine_20_Dashed" svg:stroke-width="0cm" svg:stroke-color="#000000" draw:marker-start-width="0.3cm" draw:marker-start-center="false" draw:marker-end-width="0.3cm" draw:marker-end-center="false" draw:fill="none" draw:fill-color="#99ccff" draw:auto-grow-width="true" fo:min-height="0.415cm" fo:min-width="1.101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37" style:family="graphic">
      <style:graphic-properties draw:stroke="dash" draw:stroke-dash="Ultrafine_20_Dashed" svg:stroke-width="0.019cm" svg:stroke-color="#000000" draw:marker-start-width="0.3cm" draw:marker-start-center="false" draw:marker-end-width="0.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8" style:family="graphic">
      <style:graphic-properties draw:stroke="solid" draw:stroke-dash="Ultrafine_20_Dashed" svg:stroke-width="0.019cm" svg:stroke-color="#000000" draw:marker-start-width="0.3cm" draw:marker-start-center="false"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9" style:family="graphic">
      <style:graphic-properties draw:stroke="none" draw:stroke-dash="Ultrafine_20_Dashed" svg:stroke-width="0cm" svg:stroke-color="#000000" draw:marker-start-width="0.3cm" draw:marker-start-center="false" draw:marker-end-width="0.3cm" draw:marker-end-center="false" draw:fill="none" draw:fill-color="#99ccff" draw:auto-grow-width="true" fo:min-height="0.462cm" fo:min-width="0.905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40" style:family="graphic">
      <style:graphic-properties draw:stroke="none" draw:stroke-dash="Ultrafine_20_Dashed" svg:stroke-width="0cm" svg:stroke-color="#000000" draw:marker-start-width="0.3cm" draw:marker-start-center="false" draw:marker-end-width="0.3cm" draw:marker-end-center="false" draw:fill="none" draw:fill-color="#99ccff" draw:auto-grow-width="true" fo:min-height="0.415cm" fo:min-width="0.875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41" style:family="graphic">
      <style:graphic-properties draw:stroke="none" draw:stroke-dash="Ultrafine_20_Dashed" svg:stroke-width="0cm" svg:stroke-color="#000000" draw:marker-start-width="0.3cm" draw:marker-start-center="false" draw:marker-end-width="0.3cm" draw:marker-end-center="false" draw:fill="none" draw:fill-color="#99ccff" draw:auto-grow-width="true" fo:min-height="0.462cm" fo:min-width="0.875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42" style:family="graphic">
      <style:graphic-properties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43" style:family="graphic">
      <style:graphic-properties draw:stroke="none" draw:stroke-dash="Ultrafine_20_Dashed" svg:stroke-width="0cm" svg:stroke-color="#000000" draw:marker-start-width="0.3cm" draw:marker-start-center="false" draw:marker-end-width="0.3cm" draw:marker-end-center="false" draw:fill="none" draw:fill-color="#99ccff" draw:auto-grow-width="true" fo:min-height="0.415cm" fo:min-width="0.79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44" style:family="graphic">
      <style:graphic-properties draw:stroke="solid" draw:stroke-dash="Dashed_20__28_var_29__20_7333" svg:stroke-width="0.019cm" svg:stroke-color="#000000" draw:marker-start-width="0.3cm" draw:marker-start-center="false" draw:marker-end-width="0.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45" style:family="graphic">
      <style:graphic-properties draw:stroke="solid" draw:stroke-dash="Dashed_20__28_var_29__20_7334"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46" style:family="graphic">
      <style:graphic-properties draw:stroke="dash" draw:stroke-dash="Dashed_20__28_var_29__20_7335"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47" style:family="graphic">
      <style:graphic-properties draw:stroke="solid" draw:stroke-dash="Dashed_20__28_var_29__20_7336"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48" style:family="graphic">
      <style:graphic-properties draw:stroke="solid" draw:stroke-dash="Dashed_20__28_var_29__20_7337"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49" style:family="graphic">
      <style:graphic-properties draw:stroke="solid" draw:stroke-dash="Dashed_20__28_var_29__20_7338"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50" style:family="graphic">
      <style:graphic-properties draw:stroke="dash" draw:stroke-dash="Dashed_20__28_var_29__20_7339"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51" style:family="graphic">
      <style:graphic-properties draw:stroke="dash" draw:stroke-dash="Dashed_20__28_var_29__20_7340"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52" style:family="graphic">
      <style:graphic-properties draw:stroke="solid" draw:stroke-dash="Dashed_20__28_var_29__20_7341"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53" style:family="graphic">
      <style:graphic-properties draw:stroke="solid" draw:stroke-dash="Dashed_20__28_var_29__20_7342" svg:stroke-width="0.019cm" svg:stroke-color="#000000" draw:marker-start-width="0.3cm" draw:marker-start-center="false" draw:marker-end-width="0.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54" style:family="graphic">
      <style:graphic-properties draw:stroke="dash" draw:stroke-dash="Dashed_20__28_var_29__20_7343" svg:stroke-width="0.019cm" svg:stroke-color="#000000" draw:marker-start-width="0.3cm" draw:marker-start-center="false" draw:marker-end-width="0.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55" style:family="graphic">
      <style:graphic-properties draw:stroke="dash" draw:stroke-dash="Dashed_20__28_var_29__20_7344"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56" style:family="graphic">
      <style:graphic-properties draw:stroke="dash" draw:stroke-dash="Dashed_20__28_var_29__20_7345"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57" style:family="graphic">
      <style:graphic-properties draw:stroke="solid" draw:stroke-dash="Dashed_20__28_var_29__20_7346" svg:stroke-width="0.019cm" svg:stroke-color="#000000" draw:marker-start-width="0.3cm" draw:marker-start-center="false" draw:marker-end-width="0.3cm" draw:marker-end-center="false" draw:fill="solid" draw:fill-color="#7fb241" draw:opacity="50%"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58" style:family="graphic">
      <style:graphic-properties draw:stroke="solid" draw:stroke-dash="Dashed_20__28_var_29__20_7347" svg:stroke-width="0.019cm" svg:stroke-color="#000000" draw:marker-start-width="0.3cm" draw:marker-start-center="false" draw:marker-end-width="0.3cm" draw:marker-end-center="false" draw:fill="solid" draw:fill-color="#999999"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59" style:family="graphic">
      <style:graphic-properties draw:stroke="solid" draw:stroke-dash="Dashed_20__28_var_29__20_7348" svg:stroke-width="0.019cm" svg:stroke-color="#000000" draw:marker-start-width="0.3cm" draw:marker-start-center="false" draw:marker-end-width="0.3cm" draw:marker-end-center="false" draw:fill="solid" draw:fill-color="#999999"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60" style:family="graphic">
      <style:graphic-properties draw:stroke="solid" draw:stroke-dash="Dashed_20__28_var_29__20_7349" svg:stroke-width="0.019cm" svg:stroke-color="#000000" draw:marker-start-width="0.3cm" draw:marker-start-center="false" draw:marker-end-width="0.3cm" draw:marker-end-center="false" draw:fill="solid" draw:fill-color="#999999"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61" style:family="graphic">
      <style:graphic-properties draw:stroke="solid" draw:stroke-dash="Dashed_20__28_var_29__20_7350" svg:stroke-width="0.019cm" svg:stroke-color="#000000" draw:marker-start-width="0.3cm" draw:marker-start-center="false" draw:marker-end-width="0.3cm" draw:marker-end-center="false" draw:fill="solid" draw:fill-color="#7fb241" draw:opacity="50%"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62" style:family="graphic">
      <style:graphic-properties draw:stroke="solid" draw:stroke-dash="Dashed_20__28_var_29__20_7351" svg:stroke-width="0.019cm" svg:stroke-color="#000000" draw:marker-start-width="0.3cm" draw:marker-start-center="false" draw:marker-end-width="0.3cm" draw:marker-end-center="false" draw:fill="solid" draw:fill-color="#ffffff"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63" style:family="graphic">
      <style:graphic-properties draw:stroke="solid" draw:stroke-dash="Dashed_20__28_var_29__20_7352" svg:stroke-width="0.019cm" svg:stroke-color="#000000" draw:marker-start-width="0.3cm" draw:marker-start-center="false" draw:marker-end-width="0.3cm" draw:marker-end-center="false" draw:fill="solid" draw:fill-color="#7fb241" draw:opacity="50%"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64" style:family="graphic">
      <style:graphic-properties draw:stroke="none" draw:stroke-dash="Dashed_20__28_var_29__20_7353" svg:stroke-width="0cm" svg:stroke-color="#000000" draw:marker-start-width="0.3cm" draw:marker-start-center="false" draw:marker-end-width="0.3cm" draw:marker-end-center="false" draw:fill="none" draw:fill-color="#99ccff" draw:auto-grow-width="true" fo:min-height="0.413cm" fo:min-width="1.21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65" style:family="graphic">
      <style:graphic-properties draw:stroke="none" draw:stroke-dash="Dashed_20__28_var_29__20_7354" svg:stroke-width="0cm" svg:stroke-color="#000000" draw:marker-start-width="0.3cm" draw:marker-start-center="false" draw:marker-end-width="0.3cm" draw:marker-end-center="false" draw:fill="none" draw:fill-color="#99ccff" draw:auto-grow-width="true" fo:min-height="0.413cm" fo:min-width="1.124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66" style:family="graphic">
      <style:graphic-properties draw:stroke="none" draw:stroke-dash="Dashed_20__28_var_29__20_7355" svg:stroke-width="0cm" svg:stroke-color="#000000" draw:marker-start-width="0.3cm" draw:marker-start-center="false" draw:marker-end-width="0.3cm" draw:marker-end-center="false" draw:fill="none" draw:fill-color="#99ccff" draw:auto-grow-width="true" fo:min-height="0.413cm" fo:min-width="1.21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67" style:family="graphic">
      <style:graphic-properties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68" style:family="graphic">
      <style:graphic-properties draw:stroke="none" draw:stroke-dash="Ultrafine_20_Dashed" svg:stroke-width="0cm" svg:stroke-color="#000000" draw:marker-start="" draw:marker-start-width="0.3cm" draw:marker-start-center="false" draw:marker-end="" draw:marker-end-width="0.3cm" draw:marker-end-center="false" draw:fill="none" draw:fill-color="#99ccff" draw:textarea-horizontal-align="justify" draw:auto-grow-width="true" fo:min-height="0.415cm" fo:min-width="0.875cm" fo:padding-top="0cm" fo:padding-bottom="0cm" fo:padding-left="0cm" fo:padding-right="0cm" fo:wrap-option="wrap" draw:shadow="hidden" draw:shadow-offset-x="0.3cm" draw:shadow-offset-y="0.3cm" draw:shadow-color="#808080" loext:decorative="false" style:run-through="foreground"/>
      <style:paragraph-properties style:writing-mode="lr-tb"/>
    </style:style>
    <style:style style:name="gr69" style:family="graphic">
      <style:graphic-properties draw:stroke="solid" draw:stroke-dash="Ultrafine_20_Dashed" svg:stroke-width="0.019cm" svg:stroke-color="#000000" draw:marker-start="" draw:marker-start-width="0.229cm" draw:marker-start-center="false" draw:marker-end="" draw:marker-end-width="0.229cm" draw:marker-end-center="false" draw:fill="none"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70" style:family="graphic">
      <style:graphic-properties draw:stroke="solid" draw:stroke-dash="Ultrafine_20_Dashed" svg:stroke-width="0.019cm" svg:stroke-color="#000000"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71" style:family="graphic">
      <style:graphic-properties draw:stroke="dash" draw:stroke-dash="Ultrafine_20_Dashed" svg:stroke-width="0.019cm" svg:stroke-color="#000000"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72" style:family="graphic">
      <style:graphic-properties draw:stroke="dash" draw:stroke-dash="Ultrafine_20_Dashed" svg:stroke-width="0.019cm" svg:stroke-color="#000000" draw:marker-start="" draw:marker-start-width="0.229cm" draw:marker-start-center="false" draw:marker-end="" draw:marker-end-width="0.229cm" draw:marker-end-center="false" draw:fill="none"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73" style:family="graphic">
      <style:graphic-properties draw:stroke="solid" draw:stroke-dash="Ultrafine_20_Dashed" svg:stroke-width="0.019cm" svg:stroke-color="#000000" draw:marker-start="Arrow_20_concave" draw:marker-start-width="0.229cm" draw:marker-start-center="false" draw:marker-end="Arrow_20_concave"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74" style:family="graphic">
      <style:graphic-properties draw:stroke="none" draw:stroke-dash="Ultrafine_20_Dashed" svg:stroke-width="0cm" svg:stroke-color="#000000" draw:marker-start="" draw:marker-start-width="0.3cm" draw:marker-start-center="false" draw:marker-end="" draw:marker-end-width="0.3cm" draw:marker-end-center="false" draw:fill="none" draw:fill-color="#99ccff" draw:textarea-horizontal-align="justify" draw:auto-grow-width="true" fo:min-height="0.415cm" fo:min-width="0.93cm" fo:padding-top="0cm" fo:padding-bottom="0cm" fo:padding-left="0cm" fo:padding-right="0cm" fo:wrap-option="wrap" draw:shadow="hidden" draw:shadow-offset-x="0.3cm" draw:shadow-offset-y="0.3cm" draw:shadow-color="#808080" loext:decorative="false" style:run-through="foreground"/>
      <style:paragraph-properties style:writing-mode="lr-tb"/>
    </style:style>
    <style:style style:name="gr75" style:family="graphic">
      <style:graphic-properties draw:stroke="none" draw:stroke-dash="Ultrafine_20_Dashed" svg:stroke-width="0cm" svg:stroke-color="#000000" draw:marker-start="" draw:marker-start-width="0.3cm" draw:marker-start-center="false" draw:marker-end="" draw:marker-end-width="0.3cm" draw:marker-end-center="false" draw:fill="none" draw:fill-color="#99ccff" draw:textarea-horizontal-align="justify" draw:auto-grow-width="true" fo:min-height="0.416cm" fo:min-width="0.875cm" fo:padding-top="0cm" fo:padding-bottom="0cm" fo:padding-left="0cm" fo:padding-right="0cm" fo:wrap-option="wrap" draw:shadow="hidden" draw:shadow-offset-x="0.3cm" draw:shadow-offset-y="0.3cm" draw:shadow-color="#808080" loext:decorative="false" style:run-through="foreground"/>
      <style:paragraph-properties style:writing-mode="lr-tb"/>
    </style:style>
    <style:style style:name="gr76" style:family="graphic">
      <style:graphic-properties draw:stroke="solid" svg:stroke-width="0cm" svg:stroke-color="#3465a4" draw:marker-start="" draw:marker-start-width="0.199cm" draw:marker-start-center="false" draw:marker-end="" draw:marker-end-width="0.199cm" draw:marker-end-center="false" draw:fill="solid" draw:fill-color="#7fb241" draw:opacity="50%" draw:textarea-horizontal-align="justify" draw:textarea-vertical-align="middle" fo:padding-top="0.125cm" fo:padding-bottom="0.125cm" fo:padding-left="0.25cm" fo:padding-right="0.25cm" fo:wrap-option="wrap" draw:shadow="hidden" draw:shadow-offset-x="0.199cm" draw:shadow-offset-y="0.199cm" draw:shadow-color="#808080" draw:shadow-opacity="50%" loext:decorative="false" style:run-through="foreground"/>
    </style:style>
    <style:style style:name="gr77" style:family="graphic">
      <style:graphic-properties loext:decorative="false" style:run-through="foreground" style:wrap="none" style:vertical-pos="middle" style:vertical-rel="baseline" style:horizontal-pos="from-left" style:horizontal-rel="paragraph" draw:wrap-influence-on-position="once-concurrent" loext:allow-overlap="true" style:flow-with-text="false"/>
    </style:style>
    <style:style style:name="gr78" style:family="graphic">
      <style:graphic-properties draw:stroke="solid" draw:stroke-dash="Dashed_20__28_var_29__20_7430" svg:stroke-width="0.019cm" svg:stroke-color="#000000" draw:marker-start-width="0.229cm" draw:marker-start-center="false" draw:marker-end-width="0.229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79" style:family="graphic">
      <style:graphic-properties draw:stroke="solid" draw:stroke-dash="Dashed_20__28_var_29__20_7431" svg:stroke-width="0.019cm" svg:stroke-color="#000000" draw:marker-start-width="0.229cm" draw:marker-start-center="false" draw:marker-end-width="0.229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80" style:family="graphic">
      <style:graphic-properties draw:stroke="solid" draw:stroke-dash="Dashed_20__28_var_29__20_7432"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81" style:family="graphic">
      <style:graphic-properties draw:stroke="dash" draw:stroke-dash="Ultrafine_20_Dashed"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82" style:family="graphic">
      <style:graphic-properties draw:stroke="solid" draw:stroke-dash="Dashed_20__28_var_29__20_7433"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83" style:family="graphic">
      <style:graphic-properties draw:stroke="dash" draw:stroke-dash="Ultrafine_20_Dashed" svg:stroke-width="0.019cm" svg:stroke-color="#000000" draw:marker-start-width="0.229cm" draw:marker-start-center="false" draw:marker-end-width="0.229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84" style:family="graphic">
      <style:graphic-properties draw:stroke="solid" draw:stroke-dash="Dashed_20__28_var_29__20_7434"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85" style:family="graphic">
      <style:graphic-properties draw:stroke="none" draw:stroke-dash="Dashed_20__28_var_29__20_7435" svg:stroke-width="0cm" svg:stroke-color="#000000" draw:marker-start-width="0.3cm" draw:marker-start-center="false" draw:marker-end-width="0.3cm" draw:marker-end-center="false" draw:fill="none" draw:fill-color="#99ccff" draw:auto-grow-width="true" fo:min-height="0.386cm" fo:min-width="0.818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86" style:family="graphic">
      <style:graphic-properties draw:stroke="solid" draw:stroke-dash="Dashed_20__28_var_29__20_7436" svg:stroke-width="0.019cm" svg:stroke-color="#000000" draw:marker-start="Arrow_20_concave" draw:marker-start-width="0.229cm" draw:marker-start-center="false" draw:marker-end="Arrow_20_concav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87" style:family="graphic">
      <style:graphic-properties draw:stroke="solid" draw:stroke-dash="Dashed_20__28_var_29__20_7437" svg:stroke-width="0.019cm" svg:stroke-color="#000000" draw:marker-start="Arrow_20_concave" draw:marker-start-width="0.229cm" draw:marker-start-center="false" draw:marker-end="Arrow_20_concav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88" style:family="graphic">
      <style:graphic-properties draw:stroke="none" draw:stroke-dash="Dashed_20__28_var_29__20_7438" svg:stroke-width="0cm" svg:stroke-color="#000000" draw:marker-start-width="0.3cm" draw:marker-start-center="false" draw:marker-end-width="0.3cm" draw:marker-end-center="false" draw:fill="none" draw:fill-color="#99ccff" draw:auto-grow-width="true" fo:min-height="0.386cm" fo:min-width="0.818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89" style:family="graphic">
      <style:graphic-properties draw:stroke="none" draw:stroke-dash="Dashed_20__28_var_29__20_7439" svg:stroke-width="0cm" svg:stroke-color="#000000" draw:marker-start-width="0.3cm" draw:marker-start-center="false" draw:marker-end-width="0.3cm" draw:marker-end-center="false" draw:fill="none" draw:fill-color="#99ccff" draw:auto-grow-width="true" fo:min-height="0.386cm" fo:min-width="1.03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90" style:family="graphic">
      <style:graphic-properties draw:stroke="solid" draw:stroke-dash="Dashed_20__28_var_29__20_7440" svg:stroke-width="0.019cm" svg:stroke-color="#000000" draw:marker-start="Arrow_20_concave" draw:marker-start-width="0.229cm" draw:marker-start-center="false" draw:marker-end="Arrow_20_concav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91" style:family="graphic">
      <style:graphic-properties draw:stroke="none" draw:stroke-dash="Dashed_20__28_var_29__20_7441" svg:stroke-width="0cm" svg:stroke-color="#000000" draw:marker-start-width="0.3cm" draw:marker-start-center="false" draw:marker-end-width="0.3cm" draw:marker-end-center="false" draw:fill="none" draw:fill-color="#99ccff" draw:auto-grow-width="true" fo:min-height="0.385cm" fo:min-width="0.817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92" style:family="graphic">
      <style:graphic-properties draw:stroke="none" draw:stroke-dash="Ultrafine_20_Dashed" svg:stroke-width="0cm" svg:stroke-color="#000000" draw:marker-start-width="0.3cm" draw:marker-start-center="false" draw:marker-end-width="0.3cm" draw:marker-end-center="false" draw:fill="none" draw:fill-color="#99ccff" draw:auto-grow-width="true" fo:min-height="0.413cm" fo:min-width="0.875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93" style:family="graphic">
      <style:graphic-properties draw:stroke="solid" draw:stroke-dash="Ultrafine_20_Dashed" svg:stroke-width="0.019cm" svg:stroke-color="#000000" draw:marker-start-width="0.229cm" draw:marker-start-center="false" draw:marker-end-width="0.229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94" style:family="graphic">
      <style:graphic-properties draw:stroke="solid" draw:stroke-dash="Ultrafine_20_Dashed"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95" style:family="graphic">
      <style:graphic-properties draw:stroke="none" draw:stroke-dash="Ultrafine_20_Dashed" svg:stroke-width="0.019cm" svg:stroke-color="#000000" draw:marker-start="" draw:marker-start-width="0.229cm" draw:marker-start-center="false" draw:marker-end="" draw:marker-end-width="0.229cm" draw:marker-end-center="false" draw:fill="solid" draw:fill-color="#ff6600" draw:opacity="50%" draw:textarea-horizontal-align="center" draw:textarea-vertical-align="middle" fo:padding-top="0.125cm" fo:padding-bottom="0.125cm" fo:padding-left="0.25cm" fo:padding-right="0.25cm" draw:shadow="hidden" draw:shadow-offset-x="0.3cm" draw:shadow-offset-y="0.3cm" draw:shadow-color="#808080" draw:shadow-opacity="50%" loext:decorative="false" style:run-through="foreground"/>
    </style:style>
    <style:style style:name="gr96" style:family="graphic">
      <style:graphic-properties draw:stroke="solid" draw:stroke-dash="Ultrafine_20_Dashed" svg:stroke-width="0.019cm" svg:stroke-color="#000000" draw:marker-start="" draw:marker-start-width="0.3cm" draw:marker-start-center="false" draw:marker-end="" draw:marker-end-width="0.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97" style:family="graphic">
      <style:graphic-properties draw:stroke="solid" draw:stroke-dash="Ultrafine_20_Dashed" svg:stroke-width="0.019cm" svg:stroke-color="#000000"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98" style:family="graphic">
      <style:graphic-properties draw:stroke="dash" draw:stroke-dash="Ultrafine_20_Dashed" svg:stroke-width="0.019cm" svg:stroke-color="#000000" draw:marker-start="" draw:marker-start-width="0.3cm" draw:marker-start-center="false" draw:marker-end="" draw:marker-end-width="0.3cm" draw:marker-end-center="false" draw:fill="none" draw:fill-color="#ffffff" draw:opacity="50%" draw:textarea-horizontal-align="center" draw:textarea-vertical-align="middle" fo:padding-top="0.009cm" fo:padding-bottom="0.009cm" fo:padding-left="0.009cm" fo:padding-right="0.009cm" draw:shadow="hidden" draw:shadow-offset-x="0.3cm" draw:shadow-offset-y="0.3cm" draw:shadow-color="#808080" draw:shadow-opacity="50%" loext:decorative="false" style:run-through="foreground"/>
    </style:style>
    <style:style style:name="gr99" style:family="graphic">
      <style:graphic-properties draw:stroke="dash" draw:stroke-dash="Ultrafine_20_Dashed" svg:stroke-width="0.019cm" svg:stroke-color="#000000"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100" style:family="graphic">
      <style:graphic-properties draw:stroke="none" draw:stroke-dash="Ultrafine_20_Dashed" svg:stroke-width="0.019cm" svg:stroke-color="#000000" draw:marker-start="" draw:marker-start-width="0.229cm" draw:marker-start-center="false" draw:marker-end="" draw:marker-end-width="0.229cm" draw:marker-end-center="false" draw:fill="none" draw:fill-color="#ffffff" draw:textarea-horizontal-align="justify" draw:auto-grow-width="true" fo:min-height="0.374cm" fo:min-width="0.954cm" fo:padding-top="0.125cm" fo:padding-bottom="0.125cm" fo:padding-left="0.25cm" fo:padding-right="0.25cm" draw:shadow="hidden" draw:shadow-offset-x="0.3cm" draw:shadow-offset-y="0.3cm" draw:shadow-color="#808080" loext:decorative="false" style:run-through="foreground"/>
      <style:paragraph-properties style:writing-mode="lr-tb"/>
    </style:style>
    <style:style style:name="gr101" style:family="graphic">
      <style:graphic-properties draw:stroke="none" draw:stroke-dash="Ultrafine_20_Dashed" svg:stroke-width="0.019cm" svg:stroke-color="#000000" draw:marker-start="" draw:marker-start-width="0.229cm" draw:marker-start-center="false" draw:marker-end="" draw:marker-end-width="0.229cm" draw:marker-end-center="false" draw:fill="none" draw:fill-color="#ffffff" draw:textarea-horizontal-align="justify" draw:auto-grow-width="true" fo:min-height="0.374cm" fo:min-width="1.139cm" fo:padding-top="0.125cm" fo:padding-bottom="0.125cm" fo:padding-left="0.25cm" fo:padding-right="0.25cm" draw:shadow="hidden" draw:shadow-offset-x="0.3cm" draw:shadow-offset-y="0.3cm" draw:shadow-color="#808080" loext:decorative="false" style:run-through="foreground"/>
      <style:paragraph-properties style:writing-mode="lr-tb"/>
    </style:style>
    <style:style style:name="gr102" style:family="graphic">
      <style:graphic-properties draw:stroke="solid" draw:stroke-dash="Dashed_20__28_var_29__20_7430" svg:stroke-width="0.019cm" svg:stroke-color="#000000" draw:marker-start="" draw:marker-start-width="0.229cm" draw:marker-start-center="false" draw:marker-end="" draw:marker-end-width="0.229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103" style:family="graphic">
      <style:graphic-properties style:writing-mode="lr-tb"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104" style:family="graphic">
      <style:graphic-properties style:writing-mode="lr-tb" loext:decorative="false" style:run-through="foreground"/>
    </style:style>
    <style:style style:name="gr105" style:family="graphic">
      <style:graphic-properties draw:stroke="solid" draw:stroke-dash="Dashed_20__28_var_29__20_2313" svg:stroke-width="0.019cm" svg:stroke-color="#000000" draw:marker-start-width="0.3cm" draw:marker-start-center="false" draw:marker-end-width="0.3cm" draw:marker-end-center="false" draw:fill="solid" draw:fill-color="#67c0ce" draw:opacity="54%"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106" style:family="graphic">
      <style:graphic-properties draw:stroke="solid" draw:stroke-dash="Dashed_20__28_var_29__20_7442"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107" style:family="graphic">
      <style:graphic-properties draw:stroke="solid" draw:stroke-dash="Dashed_20__28_var_29__20_7443"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108" style:family="graphic">
      <style:graphic-properties draw:stroke="solid" draw:stroke-dash="Dashed_20__28_var_29__20_7444"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109" style:family="graphic">
      <style:graphic-properties draw:stroke="solid" draw:stroke-dash="Dashed_20__28_var_29__20_7445"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110" style:family="graphic">
      <style:graphic-properties draw:stroke="solid" draw:stroke-dash="Dashed_20__28_var_29__20_7446"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111" style:family="graphic">
      <style:graphic-properties draw:stroke="solid" draw:stroke-dash="Dashed_20__28_var_29__20_7447"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112" style:family="graphic">
      <style:graphic-properties draw:stroke="solid" draw:stroke-dash="Dashed_20__28_var_29__20_7448"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113" style:family="graphic">
      <style:graphic-properties draw:stroke="solid" draw:stroke-dash="Dashed_20__28_var_29__20_7449"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114" style:family="graphic">
      <style:graphic-properties draw:stroke="solid" draw:stroke-dash="Dashed_20__28_var_29__20_7450"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115" style:family="graphic">
      <style:graphic-properties draw:stroke="solid" draw:stroke-dash="Dashed_20__28_var_29__20_7451"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116" style:family="graphic">
      <style:graphic-properties draw:stroke="solid" draw:stroke-dash="Dashed_20__28_var_29__20_7452"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117" style:family="graphic">
      <style:graphic-properties loext:decorative="false" style:run-through="foreground"/>
    </style:style>
    <style:style style:name="gr118" style:family="graphic">
      <style:graphic-properties draw:stroke="solid" draw:stroke-dash="Dashed_20__28_var_29__20_7453"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119" style:family="graphic">
      <style:graphic-properties draw:stroke="solid" draw:stroke-dash="Dashed_20__28_var_29__20_7454"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120" style:family="graphic">
      <style:graphic-properties draw:stroke="solid" draw:stroke-dash="Dashed_20__28_var_29__20_7455"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121" style:family="graphic">
      <style:graphic-properties draw:stroke="solid" draw:stroke-dash="Dashed_20__28_var_29__20_5672"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122" style:family="graphic">
      <style:graphic-properties draw:stroke="solid" draw:stroke-dash="Dashed_20__28_var_29__20_7456"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123" style:family="graphic">
      <style:graphic-properties draw:stroke="solid" draw:stroke-dash="Dashed_20__28_var_29__20_7457"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124" style:family="graphic">
      <style:graphic-properties draw:stroke="solid" draw:stroke-dash="Dashed_20__28_var_29__20_7458"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125" style:family="graphic">
      <style:graphic-properties draw:stroke="solid" draw:stroke-dash="Dashed_20__28_var_29__20_7459" svg:stroke-width="0.019cm" svg:stroke-color="#000000" draw:marker-start="Arrow_20_concave" draw:marker-start-width="0.229cm" draw:marker-start-center="false" draw:marker-end="Arrow_20_concav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126" style:family="graphic">
      <style:graphic-properties draw:stroke="solid" draw:stroke-dash="Dashed_20__28_var_29__20_7460" svg:stroke-width="0.019cm" svg:stroke-color="#000000" draw:marker-start="Arrow_20_concave" draw:marker-start-width="0.229cm" draw:marker-start-center="false" draw:marker-end="Arrow_20_concav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127" style:family="graphic">
      <style:graphic-properties draw:stroke="solid" draw:stroke-dash="Dashed_20__28_var_29__20_7461" svg:stroke-width="0.019cm" svg:stroke-color="#000000" draw:marker-start="Arrow_20_concave" draw:marker-start-width="0.229cm" draw:marker-start-center="false" draw:marker-end="Arrow_20_concav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128" style:family="graphic">
      <style:graphic-properties draw:stroke="none" draw:stroke-dash="Dashed_20__28_var_29__20_7462" svg:stroke-width="0.019cm" svg:stroke-color="#000000" draw:marker-start-width="0.3cm" draw:marker-start-center="false" draw:marker-end-width="0.3cm" draw:marker-end-center="false" draw:fill="none" draw:fill-color="#ffffff" draw:textarea-horizontal-align="left" draw:auto-grow-height="true" draw:auto-grow-width="true" fo:min-height="0.413cm" fo:min-width="0.681cm" fo:padding-top="0.125cm" fo:padding-bottom="0.125cm" fo:padding-left="0.25cm" fo:padding-right="0.25cm" draw:shadow="hidden" draw:shadow-offset-x="0.3cm" draw:shadow-offset-y="0.3cm" draw:shadow-color="#808080" loext:decorative="false" style:run-through="foreground"/>
      <style:paragraph-properties style:writing-mode="lr-tb"/>
    </style:style>
    <style:style style:name="gr129" style:family="graphic">
      <style:graphic-properties draw:stroke="none" draw:stroke-dash="Dashed_20__28_var_29__20_7463" svg:stroke-width="0cm" svg:stroke-color="#000000" draw:marker-start-width="0.3cm" draw:marker-start-center="false" draw:marker-end-width="0.3cm" draw:marker-end-center="false" draw:fill="none" draw:fill-color="#99ccff" draw:textarea-horizontal-align="left" draw:auto-grow-height="true" draw:auto-grow-width="true" fo:min-height="0.413cm" fo:min-width="0.905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130" style:family="graphic">
      <style:graphic-properties draw:stroke="none" draw:stroke-dash="Dashed_20__28_var_29__20_7464" svg:stroke-width="0cm" svg:stroke-color="#000000" draw:marker-start-width="0.3cm" draw:marker-start-center="false" draw:marker-end-width="0.3cm" draw:marker-end-center="false" draw:fill="none" draw:fill-color="#99ccff" draw:textarea-horizontal-align="left" draw:auto-grow-height="true" draw:auto-grow-width="true" fo:min-height="0.413cm" fo:min-width="0.681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131" style:family="graphic">
      <style:graphic-properties draw:stroke="solid" draw:stroke-dash="Dashed_20__28_var_29__20_7465" svg:stroke-width="0.019cm" svg:stroke-color="#000000" draw:marker-start="Arrow_20_concave" draw:marker-start-width="0.229cm" draw:marker-start-center="false" draw:marker-end="Arrow_20_concav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132" style:family="graphic">
      <style:graphic-properties draw:stroke="none" draw:stroke-dash="Dashed_20__28_var_29__20_7466" svg:stroke-width="0cm" svg:stroke-color="#000000" draw:marker-start-width="0.3cm" draw:marker-start-center="false" draw:marker-end-width="0.3cm" draw:marker-end-center="false" draw:fill="none" draw:fill-color="#99ccff" draw:textarea-horizontal-align="left" draw:auto-grow-height="true" draw:auto-grow-width="true" fo:min-height="0.413cm" fo:min-width="1.016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133" style:family="graphic">
      <style:graphic-properties draw:stroke="solid" draw:stroke-dash="Dashed_20__28_var_29__20_7467"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134" style:family="graphic">
      <style:graphic-properties draw:stroke="solid" draw:stroke-dash="Dashed_20__28_var_29__20_7468"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135" style:family="graphic">
      <style:graphic-properties draw:stroke="solid" draw:stroke-dash="Dashed_20__28_var_29__20_7469"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136" style:family="graphic">
      <style:graphic-properties draw:stroke="solid" draw:stroke-dash="Dashed_20__28_var_29__20_7470"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137" style:family="graphic">
      <style:graphic-properties draw:stroke="solid" draw:stroke-dash="Dashed_20__28_var_29__20_7471" svg:stroke-width="0.019cm" svg:stroke-color="#000000" draw:marker-start="Arrow_20_concave" draw:marker-start-width="0.229cm" draw:marker-start-center="false" draw:marker-end="Arrow_20_concav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138" style:family="graphic">
      <style:graphic-properties draw:stroke="none" draw:stroke-dash="Dashed_20__28_var_29__20_7472" svg:stroke-width="0cm" svg:stroke-color="#000000" draw:marker-start-width="0.3cm" draw:marker-start-center="false" draw:marker-end-width="0.3cm" draw:marker-end-center="false" draw:fill="none" draw:fill-color="#99ccff" draw:textarea-horizontal-align="left" draw:auto-grow-height="true" draw:auto-grow-width="true" fo:min-height="0.413cm" fo:min-width="1.016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139" style:family="graphic">
      <style:graphic-properties draw:stroke="dash" draw:stroke-dash="Ultrafine_20_Dashed" svg:stroke-width="0.019cm" svg:stroke-color="#000000" draw:marker-start-width="0.229cm" draw:marker-start-center="false"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140" style:family="graphic">
      <style:graphic-properties draw:stroke="solid" draw:stroke-dash="Ultrafine_20_Dashed" svg:stroke-width="0.019cm" svg:stroke-color="#000000" draw:marker-start-width="0.229cm" draw:marker-start-center="false"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141" style:family="graphic">
      <style:graphic-properties draw:stroke="none" draw:stroke-dash="Ultrafine_20_Dashed" svg:stroke-width="0cm" svg:stroke-color="#000000" draw:marker-start-width="0.3cm" draw:marker-start-center="false" draw:marker-end-width="0.3cm" draw:marker-end-center="false" draw:fill="none" draw:fill-color="#99ccff" draw:auto-grow-width="true" fo:min-height="0.415cm" fo:min-width="1.023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142" style:family="graphic">
      <style:graphic-properties draw:stroke="none" draw:stroke-dash="Ultrafine_20_Dashed" svg:stroke-width="0cm" svg:stroke-color="#000000" draw:marker-start-width="0.3cm" draw:marker-start-center="false" draw:marker-end-width="0.3cm" draw:marker-end-center="false" draw:fill="none" draw:fill-color="#99ccff" draw:auto-grow-width="true" fo:min-height="0.462cm" fo:min-width="1.21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143" style:family="graphic">
      <style:graphic-properties draw:stroke="none" draw:fill="solid" draw:fill-color="#ccccf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4"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145"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46"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47"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48"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9"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50"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51"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_5f_Numérotation_20_des_20_exercices">
        <text:list-item>
          <text:h text:style-name="P57" text:outline-level="1"><text:span text:style-name="_5f_Caractères"><text:span text:style-name="T27">Cubes dans un pavé droit</text:span></text:span></text:h>
          <text:list>
            <text:list-header>
              <text:p text:style-name="P49"><text:span text:style-name="_5f_Caractères">Combien peut-on mettre de cube de 1</text:span><text:span text:style-name="_5f_Caractères"><text:span text:style-name="T67"> </text:span></text:span><text:span text:style-name="_5f_Caractères">dm </text:span><text:span text:style-name="_5f_Caractères"><text:span text:style-name="T50">d’arête </text:span></text:span><text:span text:style-name="_5f_Caractères">dans un pavé droit de longueur 7</text:span><text:span text:style-name="_5f_Caractères"><text:span text:style-name="T67"> </text:span></text:span><text:span text:style-name="_5f_Caractères">dm, de largeur 5</text:span><text:span text:style-name="_5f_Caractères"><text:span text:style-name="T68"> </text:span></text:span><text:span text:style-name="_5f_Caractères">dm et de hauteur 10</text:span><text:span text:style-name="_5f_Caractères"><text:span text:style-name="T68"> </text:span></text:span><text:span text:style-name="_5f_Caractères">dm ?</text:span></text:p>
            </text:list-header>
          </text:list>
        </text:list-item>
      </text:list>
      <text:h text:style-name="P26" text:outline-level="1"><text:span text:style-name="_5f_Correction_5f_surligné"><text:span text:style-name="T299">Soit </text:span></text:span><text:span text:style-name="_5f_Correction_5f_surligné"><text:span text:style-name="T300">v</text:span></text:span><text:span text:style-name="_5f_Correction_5f_surligné"><text:span text:style-name="T301"> </text:span></text:span><text:span text:style-name="_5f_Caractères"><text:span text:style-name="T303">le volume de ce p</text:span></text:span><text:span text:style-name="_5f_Caractères"><text:span text:style-name="T304">avé droit</text:span></text:span><text:span text:style-name="_5f_Caractères"><text:span text:style-name="T303">,</text:span></text:span><text:span text:style-name="_5f_Caractères"><text:span text:style-name="T299"> </text:span></text:span></text:h>
      <text:h text:style-name="P26" text:outline-level="1"><text:span text:style-name="_5f_Correction_5f_surligné"><text:span text:style-name="T183">v</text:span></text:span><text:span text:style-name="_5f_Caractères"><text:span text:style-name="T187">=</text:span></text:span><text:span text:style-name="_5f_Correction_5f_surligné"><text:span text:style-name="T195"> </text:span></text:span><text:span text:style-name="_5f_Correction_5f_surligné"><text:span text:style-name="T197">7</text:span></text:span><text:span text:style-name="_5f_Correction_5f_surligné"><text:span text:style-name="T225"> </text:span></text:span><text:span text:style-name="_5f_Caractères"><text:span text:style-name="T55">×</text:span></text:span><text:span text:style-name="_5f_Correction_5f_surligné"><text:span text:style-name="T225"> </text:span></text:span><text:span text:style-name="_5f_Correction_5f_surligné"><text:span text:style-name="T226">5</text:span></text:span><text:span text:style-name="_5f_Correction_5f_surligné"><text:span text:style-name="T225"> </text:span></text:span><text:span text:style-name="_5f_Caractères"><text:span text:style-name="T55">×</text:span></text:span><text:span text:style-name="_5f_Correction_5f_surligné"><text:span text:style-name="T161"> </text:span></text:span><text:span text:style-name="_5f_Correction_5f_surligné"><text:span text:style-name="T159">10</text:span></text:span><text:span text:style-name="_5f_Correction_5f_surligné"><text:span text:style-name="T162"> </text:span></text:span><text:span text:style-name="_5f_Correction_5f_surligné"><text:span text:style-name="T242">=</text:span></text:span><text:span text:style-name="_5f_Correction_5f_surligné"><text:span text:style-name="T227"> </text:span></text:span><text:span text:style-name="_5f_Correction_5f_surligné"><text:span text:style-name="T226">350</text:span></text:span><text:span text:style-name="_5f_Correction_5f_surligné"><text:span text:style-name="T161"> </text:span></text:span><text:span text:style-name="_5f_Correction_5f_surligné"><text:span text:style-name="T160">d</text:span></text:span><text:span text:style-name="_5f_Correction_5f_surligné"><text:span text:style-name="T161">m³</text:span></text:span></text:h>
      <text:h text:style-name="P22" text:outline-level="1"><text:span text:style-name="_5f_Caractères"><text:span text:style-name="T158">C</text:span></text:span><text:span text:style-name="_5f_Caractères"><text:span text:style-name="T159">omme un cube d’arête 1 dm a un volume qui mesure 1 </text:span></text:span><text:span text:style-name="_5f_Correction_5f_surligné"><text:span text:style-name="T160">d</text:span></text:span><text:span text:style-name="_5f_Correction_5f_surligné"><text:span text:style-name="T161">m³, </text:span></text:span><text:span text:style-name="_5f_Correction_5f_surligné"><text:span text:style-name="T158">on pourra donc mettre trois cent cinquante de ces</text:span></text:span><text:span text:style-name="_5f_Correction_5f_surligné"><text:span text:style-name="T174"> cubes dans le </text:span></text:span><text:span text:style-name="_5f_Caractères"><text:span text:style-name="T161">p</text:span></text:span><text:span text:style-name="_5f_Caractères"><text:span text:style-name="T159">avé droit.</text:span></text:span></text:h>
      <text:list text:continue-numbering="true" text:style-name="_5f_Numérotation_20_des_20_exercices">
        <text:list-item>
          <text:h text:style-name="P64" text:outline-level="1"><text:span text:style-name="_5f_Caractères">Calcule les volumes des solides suivants.</text:span></text:h>
          <text:list>
            <text:list-item>
              <text:p text:style-name="P48"><text:span text:style-name="_5f_Caractères">Un prisme droit à base rectangulaire de 6,1 cm de long, 42 mm de large et 7 cm de hauteur.</text:span></text:p>
            </text:list-item>
          </text:list>
        </text:list-item>
      </text:list>
      <text:h text:style-name="P22" text:outline-level="1"><text:span text:style-name="_5f_Correction_5f_surligné"><text:span text:style-name="T299">Soit </text:span></text:span><text:span text:style-name="_5f_Correction_5f_surligné"><text:span text:style-name="T300">v</text:span></text:span><text:span text:style-name="_5f_Correction_5f_surligné"><text:span text:style-name="T301"> </text:span></text:span><text:span text:style-name="_5f_Caractères"><text:span text:style-name="T303">le volume de ce prisme,</text:span></text:span><text:span text:style-name="_5f_Caractères"><text:span text:style-name="T299"> </text:span></text:span></text:h>
      <text:h text:style-name="P26" text:outline-level="1"><text:span text:style-name="_5f_Correction_5f_surligné"><text:span text:style-name="T183">v</text:span></text:span><text:span text:style-name="_5f_Caractères"><text:span text:style-name="T187">=</text:span></text:span><text:span text:style-name="_5f_Correction_5f_surligné"><text:span text:style-name="T299"> 6,1</text:span></text:span><text:span text:style-name="_5f_Correction_5f_surligné"><text:span text:style-name="T313"> </text:span></text:span><text:span text:style-name="_5f_Correction_5f_surligné"><text:span text:style-name="T231">×</text:span></text:span><text:span text:style-name="_5f_Correction_5f_surligné"><text:span text:style-name="T318"> </text:span></text:span><text:span text:style-name="_5f_Correction_5f_surligné"><text:span text:style-name="T299">4,2</text:span></text:span><text:span text:style-name="_5f_Correction_5f_surligné"><text:span text:style-name="T315"> </text:span></text:span><text:span text:style-name="_5f_Correction_5f_surligné"><text:span text:style-name="T231">×</text:span></text:span><text:span text:style-name="_5f_Correction_5f_surligné"><text:span text:style-name="T318"> 7</text:span></text:span><text:span text:style-name="_5f_Correction_5f_surligné"><text:span text:style-name="T320">=</text:span></text:span><text:span text:style-name="_5f_Correction_5f_surligné"><text:span text:style-name="T315"> </text:span></text:span><text:span text:style-name="_5f_Correction_5f_surligné"><text:span text:style-name="T318">179,34 cm³</text:span></text:span></text:h>
      <text:list text:continue-numbering="true" text:style-name="_5f_Numérotation_20_des_20_exercices">
        <text:list-item>
          <text:list>
            <text:list-item>
              <text:p text:style-name="P48"><text:span text:style-name="_5f_Caractères">Un prisme droit de 0,5 dm de hauteur. Le triangle de base a un côté de 0,3 dm et la hauteur relative à ce côté est de 1,3 dm.</text:span></text:p>
            </text:list-item>
          </text:list>
        </text:list-item>
      </text:list>
      <text:h text:style-name="P22" text:outline-level="1"><text:span text:style-name="_5f_Correction_5f_surligné"><text:span text:style-name="T299">Soit </text:span></text:span><text:span text:style-name="_5f_Correction_5f_surligné"><text:span text:style-name="T300">v</text:span></text:span><text:span text:style-name="_5f_Correction_5f_surligné"><text:span text:style-name="T301"> </text:span></text:span><text:span text:style-name="_5f_Caractères"><text:span text:style-name="T303">le volume de ce prisme,</text:span></text:span><text:span text:style-name="_5f_Caractères"><text:span text:style-name="T299"> </text:span></text:span></text:h>
      <text:h text:style-name="P26" text:outline-level="1"><text:span text:style-name="_5f_Correction_5f_surligné"><text:span text:style-name="T185">v</text:span></text:span><text:span text:style-name="_5f_Caractères"><text:span text:style-name="T187">=</text:span></text:span><text:span text:style-name="_5f_Correction_5f_surligné"><text:span text:style-name="T195"> </text:span></text:span><text:span text:style-name="_5f_Correction_5f_surligné"><text:span text:style-name="T244">[</text:span></text:span><text:span text:style-name="_5f_Correction_5f_surligné"><text:span text:style-name="T245">(</text:span></text:span><text:span text:style-name="_5f_Correction_5f_surligné"><text:span text:style-name="T235">0,3</text:span></text:span><text:span text:style-name="_5f_Correction_5f_surligné"><text:span text:style-name="T225"> </text:span></text:span><text:span text:style-name="_5f_Caractères"><text:span text:style-name="T55">×</text:span></text:span><text:span text:style-name="_5f_Correction_5f_surligné"><text:span text:style-name="T225"> </text:span></text:span><text:span text:style-name="_5f_Correction_5f_surligné"><text:span text:style-name="T235">1,3) </text:span></text:span><text:span text:style-name="_5f_Correction_5f_surligné"><text:span text:style-name="T246"></text:span></text:span><text:span text:style-name="_5f_Correction_5f_surligné"><text:span text:style-name="T238"> 2</text:span></text:span><text:span text:style-name="_5f_Correction_5f_surligné"><text:span text:style-name="T239">]</text:span></text:span><text:span text:style-name="_5f_Correction_5f_surligné"><text:span text:style-name="T238"> </text:span></text:span><text:span text:style-name="_5f_Caractères"><text:span text:style-name="T55">×</text:span></text:span><text:span text:style-name="_5f_Correction_5f_surligné"><text:span text:style-name="T175"> </text:span></text:span><text:span text:style-name="_5f_Correction_5f_surligné"><text:span text:style-name="T176">0,5 </text:span></text:span><text:span text:style-name="_5f_Correction_5f_surligné"><text:span text:style-name="T243">=</text:span></text:span><text:span text:style-name="_5f_Correction_5f_surligné"><text:span text:style-name="T236"> 0,0975</text:span></text:span><text:span text:style-name="_5f_Correction_5f_surligné"><text:span text:style-name="T175"> </text:span></text:span><text:span text:style-name="_5f_Correction_5f_surligné"><text:span text:style-name="T177">d</text:span></text:span><text:span text:style-name="_5f_Correction_5f_surligné"><text:span text:style-name="T175">m³</text:span></text:span></text:h>
      <text:list text:continue-numbering="true" text:style-name="_5f_Numérotation_20_des_20_exercices">
        <text:list-item>
          <text:h text:style-name="P64" text:outline-level="1"><text:span text:style-name="_5f_Caractères">Colorie une base, repasse en couleur une hauteur et détermine le volume.</text:span></text:h>
        </text:list-item>
      </text:list>
      <table:table table:name="Table1" table:style-name="Table1">
        <table:table-column table:style-name="Table1.A"/>
        <table:table-column table:style-name="Table1.B"/>
        <table:table-row>
          <table:table-cell table:style-name="Table1.A1" office:value-type="string">
            <text:list xml:id="list100560364604634" text:continue-numbering="true" text:style-name="_5f_Numérotation_20_des_20_exercices">
              <text:list-item>
                <text:list>
                  <text:list-item text:start-value="1">
                    <text:p text:style-name="P48"><draw:line text:anchor-type="paragraph" draw:z-index="63" draw:name="Ligne verticale 1" draw:style-name="gr12" draw:text-style-name="P67" svg:x1="2.51cm" svg:y1="2.288cm" svg:x2="2.51cm" svg:y2="0.896cm"><text:p/></draw:line><draw:g text:anchor-type="as-char" draw:z-index="50" draw:name="Forme7_ 1" draw:style-name="gr77"><draw:polygon draw:style-name="gr95" draw:text-style-name="P95" svg:width="1.988cm" svg:height="0.695cm" svg:x="0.001cm" svg:y="1.392cm" svg:viewBox="0 0 1989 696" draw:points="0,696 397,347 1592,0 1989,696"><text:p/></draw:polygon><draw:polygon draw:style-name="gr96" draw:text-style-name="P91" svg:width="1.988cm" svg:height="0.695cm" svg:x="0.001cm" svg:y="0cm" svg:viewBox="0 0 1989 696" draw:points="0,696 1989,696 1592,0 397,347"><text:p/></draw:polygon><draw:line draw:style-name="gr97" draw:text-style-name="P92" svg:x1="0.001cm" svg:y1="2.087cm" svg:x2="1.99cm" svg:y2="2.087cm"><text:p/></draw:line><draw:polyline draw:style-name="gr98" draw:text-style-name="P96" svg:width="1.988cm" svg:height="0.695cm" svg:x="0.001cm" svg:y="1.392cm" svg:viewBox="0 0 1989 696" draw:points="0,696 397,347 1592,0 1989,696"><text:p/></draw:polyline><draw:line draw:style-name="gr97" draw:text-style-name="P92" svg:x1="0.001cm" svg:y1="0.696cm" svg:x2="0.001cm" svg:y2="2.088cm"><text:p/></draw:line><draw:line draw:style-name="gr97" draw:text-style-name="P92" svg:x1="1.99cm" svg:y1="0.696cm" svg:x2="1.99cm" svg:y2="2.088cm"><text:p/></draw:line><draw:line draw:style-name="gr99" draw:text-style-name="P92" svg:x1="0.398cm" svg:y1="0.346cm" svg:x2="0.398cm" svg:y2="1.738cm"><text:p/></draw:line><draw:line draw:style-name="gr99" draw:text-style-name="P92" svg:x1="1.593cm" svg:y1="0cm" svg:x2="1.593cm" svg:y2="1.392cm"><text:p/></draw:line><draw:frame draw:style-name="gr100" draw:text-style-name="P97" svg:width="1.456cm" svg:height="0.625cm" svg:x="0.404cm" svg:y="1.609cm"><draw:text-box><text:p text:style-name="P89"><text:span text:style-name="T331">8 cm²</text:span></text:p></draw:text-box></draw:frame><draw:line draw:style-name="gr35" draw:text-style-name="P92" svg:x1="2.157cm" svg:y1="0.696cm" svg:x2="2.157cm" svg:y2="2.088cm"><text:p/></draw:line><draw:frame draw:style-name="gr101" draw:text-style-name="P97" svg:width="1.641cm" svg:height="0.625cm" draw:transform="rotate (-1.5707963267949) translate (2.77636111111111cm 0.572722222222222cm)"><draw:text-box><text:p text:style-name="P89"><text:span text:style-name="T331">6,5 cm</text:span></text:p></draw:text-box></draw:frame><draw:rect draw:style-name="gr102" draw:text-style-name="P91" svg:width="0.207cm" svg:height="0.207cm" svg:x="1.783cm" svg:y="1.88cm"><text:p/></draw:rect></draw:g></text:p>
                  </text:list-item>
                </text:list>
              </text:list-item>
            </text:list>
          </table:table-cell>
          <table:table-cell table:style-name="Table1.B1" office:value-type="string">
            <text:list xml:id="list436084151" text:style-name="List_20_1">
              <text:list-item>
                <text:p text:style-name="P47"><text:span text:style-name="_5f_Caractères">Aire de la base =<text:line-break/> </text:span><text:span text:style-name="_5f_Caractères"><text:span text:style-name="T305">8 cm²</text:span></text:span><text:span text:style-name="_5f_Caractères"><text:span text:style-name="T37"> </text:span></text:span></text:p>
              </text:list-item>
              <text:list-item>
                <text:p text:style-name="P47"><text:span text:style-name="_5f_Caractères">Volume = </text:span><text:span text:style-name="_5f_Caractères"><text:span text:style-name="T37"> <text:line-break/></text:span></text:span><text:span text:style-name="_5f_Caractères"><text:span text:style-name="T305">8 </text:span></text:span><text:span text:style-name="_5f_Caractères"><text:span text:style-name="T55">×</text:span></text:span><text:span text:style-name="_5f_Caractères"><text:span text:style-name="T170"> 6,5 = </text:span></text:span><text:span text:style-name="_5f_Caractères"><text:span text:style-name="T171">52 </text:span></text:span><text:span text:style-name="_5f_opensymbol"><text:span text:style-name="T250">cm</text:span></text:span><text:span text:style-name="_5f_Correction_5f_surligné"><text:span text:style-name="T260"> </text:span></text:span><text:span text:style-name="_5f_pointillés_20_gris"><text:span text:style-name="T262">3</text:span></text:span></text:p>
              </text:list-item>
            </text:list>
          </table:table-cell>
        </table:table-row>
        <table:table-row>
          <table:table-cell table:style-name="Table1.A2" office:value-type="string">
            <text:list xml:id="list100559173994062" text:continue-list="list100560364604634" text:style-name="_5f_Numérotation_20_des_20_exercices">
              <text:list-item>
                <text:list>
                  <text:list-item>
                    <text:p text:style-name="P32"><draw:polygon text:anchor-type="paragraph" draw:z-index="47" draw:name="Polygone avec 4 angles 1" draw:style-name="gr143" draw:text-style-name="P102" svg:width="2.588cm" svg:height="0.863cm" svg:x="0.536cm" svg:y="1.727cm" svg:viewBox="0 0 2589 864" draw:points="0,864 2589,864 1727,0 0,863"><text:p/></draw:polygon><draw:line text:anchor-type="paragraph" draw:z-index="64" draw:name="Ligne verticale 2" draw:style-name="gr12" draw:text-style-name="P67" svg:x1="3.126cm" svg:y1="2.592cm" svg:x2="3.126cm" svg:y2="0.863cm"><text:p/></draw:line><draw:g text:anchor-type="as-char" svg:y="-1cm" draw:z-index="51" draw:name="Forme10_ 1" draw:style-name="gr42"><draw:frame draw:style-name="gr92" draw:text-style-name="P81" svg:width="0.876cm" svg:height="0.414cm" draw:transform="rotate (-1.5707963267949) translate (3.20675cm 1.29104166666667cm)"><draw:text-box><text:p text:style-name="P80"><text:span text:style-name="T328">5 cm</text:span></text:p></draw:text-box></draw:frame><draw:polygon draw:style-name="gr93" draw:text-style-name="P94" svg:width="2.588cm" svg:height="0.862cm" svg:x="0cm" svg:y="0cm" svg:viewBox="0 0 2589 863" draw:points="0,863 2589,863 1727,0"><text:p/></draw:polygon><draw:line draw:style-name="gr94" draw:text-style-name="P79" svg:x1="0cm" svg:y1="0.864cm" svg:x2="0cm" svg:y2="2.591cm"><text:p/></draw:line><draw:line draw:style-name="gr81" draw:text-style-name="P79" svg:x1="1.727cm" svg:y1="0cm" svg:x2="1.727cm" svg:y2="1.727cm"><text:p/></draw:line><draw:line draw:style-name="gr94" draw:text-style-name="P79" svg:x1="2.589cm" svg:y1="0.864cm" svg:x2="2.589cm" svg:y2="2.591cm"><text:p/></draw:line><draw:polyline draw:style-name="gr83" draw:text-style-name="P94" svg:width="2.588cm" svg:height="0.862cm" svg:x="0cm" svg:y="1.727cm" svg:viewBox="0 0 2589 863" draw:points="0,863 1727,0 2589,863"><text:p/></draw:polyline><draw:line draw:style-name="gr94" draw:text-style-name="P79" svg:x1="0cm" svg:y1="2.589cm" svg:x2="2.589cm" svg:y2="2.589cm"><text:p/></draw:line><draw:line draw:style-name="gr35" draw:text-style-name="P79" svg:x1="2.762cm" svg:y1="0.864cm" svg:x2="2.762cm" svg:y2="2.591cm"><text:p/></draw:line><draw:line draw:style-name="gr35" draw:text-style-name="P79" svg:x1="0cm" svg:y1="2.762cm" svg:x2="2.589cm" svg:y2="2.762cm"><text:p/></draw:line><draw:frame draw:style-name="gr92" draw:text-style-name="P81" svg:width="0.876cm" svg:height="0.414cm" svg:x="0.85cm" svg:y="2.783cm"><draw:text-box><text:p text:style-name="P80"><text:span text:style-name="T328">4 cm</text:span></text:p></draw:text-box></draw:frame><draw:line draw:style-name="gr94" draw:text-style-name="P79" svg:x1="1.727cm" svg:y1="1.727cm" svg:x2="1.295cm" svg:y2="2.59cm"><text:p/></draw:line><draw:line draw:style-name="gr94" draw:text-style-name="P79" svg:x1="1.381cm" svg:y1="2.418cm" svg:x2="1.554cm" svg:y2="2.418cm"><text:p/></draw:line><draw:line draw:style-name="gr94" draw:text-style-name="P79" svg:x1="1.554cm" svg:y1="2.418cm" svg:x2="1.468cm" svg:y2="2.591cm"><text:p/></draw:line><draw:line draw:style-name="gr35" draw:text-style-name="P79" svg:x1="1.609cm" svg:y1="1.701cm" svg:x2="1.179cm" svg:y2="2.564cm"><text:p/></draw:line><draw:frame draw:style-name="gr92" draw:text-style-name="P81" svg:width="0.876cm" svg:height="0.414cm" draw:transform="rotate (1.10706234454) translate (0.703791666666667cm 2.35466666666667cm)"><draw:text-box><text:p text:style-name="P80"><text:span text:style-name="T328">3 cm</text:span></text:p></draw:text-box></draw:frame></draw:g></text:p>
                  </text:list-item>
                </text:list>
              </text:list-item>
            </text:list>
          </table:table-cell>
          <table:table-cell table:style-name="Table1.B2" office:value-type="string">
            <text:list xml:id="list100559880669885" text:continue-list="list436084151" text:style-name="List_20_1">
              <text:list-item>
                <text:p text:style-name="P47"><text:span text:style-name="_5f_Caractères">Aire de la base = <text:line-break/></text:span><text:span text:style-name="_5f_Caractères"><text:span text:style-name="T307">(4 </text:span></text:span><text:span text:style-name="_5f_Caractères"><text:span text:style-name="T55">×</text:span></text:span><text:span text:style-name="_5f_Caractères"><text:span text:style-name="T170"> </text:span></text:span><text:span text:style-name="_5f_Caractères"><text:span text:style-name="T172">3) </text:span></text:span><text:span text:style-name="_5f_Correction_5f_surligné"><text:span text:style-name="T248"></text:span></text:span><text:span text:style-name="_5f_Correction_5f_surligné"><text:span text:style-name="T249"> </text:span></text:span><text:span text:style-name="_5f_Caractères"><text:span text:style-name="T178">2 = 6 cm²</text:span></text:span></text:p>
              </text:list-item>
              <text:list-item>
                <text:p text:style-name="P47"><text:span text:style-name="_5f_Caractères">Volume = <text:line-break/></text:span><text:span text:style-name="_5f_Correction_5f_surligné"><text:span text:style-name="T40">6 </text:span></text:span><text:span text:style-name="_5f_Caractères"><text:span text:style-name="T56">×</text:span></text:span><text:span text:style-name="_5f_pointillés_20_gris"><text:span text:style-name="T41"> </text:span></text:span><text:span text:style-name="_5f_Correction_5f_surligné"><text:span text:style-name="T40">5 </text:span></text:span><text:span text:style-name="_5f_opensymbol"><text:span text:style-name="T40">= </text:span></text:span><text:span text:style-name="_5f_Correction_5f_surligné"><text:span text:style-name="T40">30 </text:span></text:span><text:span text:style-name="_5f_opensymbol"><text:span text:style-name="T41">cm</text:span></text:span><text:span text:style-name="_5f_pointillés_20_gris"><text:span text:style-name="T263">3</text:span></text:span></text:p>
              </text:list-item>
            </text:list>
          </table:table-cell>
        </table:table-row>
        <table:table-row>
          <table:table-cell table:style-name="Table1.A3" office:value-type="string">
            <text:list xml:id="list100560171177062" text:continue-list="list100559173994062" text:style-name="_5f_Numérotation_20_des_20_exercices">
              <text:list-item>
                <text:list>
                  <text:list-item>
                    <text:p text:style-name="P48"><draw:line text:anchor-type="paragraph" draw:z-index="65" draw:name="Ligne verticale 3" draw:style-name="gr12" draw:text-style-name="P67" svg:x1="2.492cm" svg:y1="1.697cm" svg:x2="3.991cm" svg:y2="1.198cm"><text:p/></draw:line><draw:g text:anchor-type="as-char" draw:z-index="53" draw:name="Group object 1" draw:style-name="gr67"><draw:frame draw:style-name="gr68" draw:text-style-name="P90" svg:width="0.876cm" svg:height="0.415cm" svg:x="0.57cm" svg:y="1.677cm"><draw:text-box><text:p text:style-name="P89"><text:span text:style-name="T329">4 cm</text:span></text:p></draw:text-box></draw:frame><draw:polygon draw:style-name="gr69" draw:text-style-name="P91" svg:width="2.498cm" svg:height="0.999cm" svg:x="0.001cm" svg:y="0.5cm" svg:viewBox="0 0 2499 1000" draw:points="0,1000 2000,1000 2499,0 499,0"><text:p/></draw:polygon><draw:line draw:style-name="gr70" draw:text-style-name="P92" svg:x1="0.5cm" svg:y1="0.5cm" svg:x2="2.001cm" svg:y2="0.001cm"><text:p/></draw:line><draw:line draw:style-name="gr70" draw:text-style-name="P92" svg:x1="2.5cm" svg:y1="0.5cm" svg:x2="4.001cm" svg:y2="0.001cm"><text:p/></draw:line><draw:line draw:style-name="gr70" draw:text-style-name="P92" svg:x1="2.001cm" svg:y1="1.5cm" svg:x2="3.5cm" svg:y2="1.001cm"><text:p/></draw:line><draw:line draw:style-name="gr71" draw:text-style-name="P92" svg:x1="0.001cm" svg:y1="1.5cm" svg:x2="1.5cm" svg:y2="1.001cm"><text:p/></draw:line><draw:polyline draw:style-name="gr69" draw:text-style-name="P91" svg:width="1.999cm" svg:height="0.999cm" svg:x="2.001cm" svg:y="0.001cm" svg:viewBox="0 0 2000 1000" draw:points="0,0 2000,0 1499,1000"><text:p/></draw:polyline><draw:polyline draw:style-name="gr72" draw:text-style-name="P91" svg:width="1.999cm" svg:height="0.999cm" svg:x="1.5cm" svg:y="0.001cm" svg:viewBox="0 0 2000 1000" draw:points="501,0 0,1000 2000,1000"><text:p/></draw:polyline><draw:line draw:style-name="gr73" draw:text-style-name="P92" svg:x1="0.001cm" svg:y1="1.682cm" svg:x2="2.001cm" svg:y2="1.682cm"><text:p/></draw:line><draw:line draw:style-name="gr73" draw:text-style-name="P92" svg:x1="2.082cm" svg:y1="1.622cm" svg:x2="3.581cm" svg:y2="1.123cm"><text:p/></draw:line><draw:line draw:style-name="gr73" draw:text-style-name="P92" svg:x1="0.965cm" svg:y1="0.5cm" svg:x2="0.965cm" svg:y2="1.5cm"><text:p/></draw:line><draw:frame draw:style-name="gr74" draw:text-style-name="P90" svg:width="0.93cm" svg:height="0.415cm" draw:transform="rotate (0.320616983591358) translate (2.46238888888889cm 1.55752777777778cm)"><draw:text-box><text:p text:style-name="P89"><text:span text:style-name="T329">5 cm</text:span></text:p></draw:text-box></draw:frame><draw:frame draw:style-name="gr75" draw:text-style-name="P90" svg:width="0.876cm" svg:height="0.417cm" svg:x="1.154cm" svg:y="0.764cm"><draw:text-box><text:p text:style-name="P89"><text:span text:style-name="T329">2 cm</text:span></text:p></draw:text-box></draw:frame><draw:rect draw:style-name="gr69" draw:text-style-name="P91" svg:width="0.218cm" svg:height="0.219cm" svg:x="0.968cm" svg:y="0.504cm"><text:p/></draw:rect><draw:polygon draw:style-name="gr76" draw:text-style-name="P93" svg:width="2.498cm" svg:height="0.999cm" svg:x="0.001cm" svg:y="0.5cm" svg:viewBox="0 0 2499 1000" draw:points="0,1000 499,0 2499,0 2000,1000"><text:p/></draw:polygon></draw:g></text:p>
                  </text:list-item>
                </text:list>
              </text:list-item>
            </text:list>
          </table:table-cell>
          <table:table-cell table:style-name="Table1.B2" office:value-type="string">
            <text:list xml:id="list100560802954020" text:continue-list="list100559880669885" text:style-name="List_20_1">
              <text:list-item>
                <text:p text:style-name="P47"><text:span text:style-name="_5f_Caractères">Aire de la base = <text:line-break/></text:span><text:span text:style-name="_5f_Correction_5f_surligné"><text:span text:style-name="T322">4 </text:span></text:span><text:span text:style-name="_5f_Caractères"><text:span text:style-name="T56">×</text:span></text:span><text:span text:style-name="_5f_Caractères"><text:span text:style-name="T322"> </text:span></text:span><text:span text:style-name="_5f_Correction_5f_surligné"><text:span text:style-name="T322">2 </text:span></text:span><text:span text:style-name="_5f_opensymbol"><text:span text:style-name="T322">=</text:span></text:span><text:span text:style-name="_5f_Correction_5f_surligné"><text:span text:style-name="T322"> 8 </text:span></text:span><text:span text:style-name="_5f_Caractères"><text:span text:style-name="T322">cm</text:span></text:span><text:span text:style-name="_5f_Caractères"><text:span text:style-name="T33">2</text:span></text:span></text:p>
              </text:list-item>
              <text:list-item>
                <text:p text:style-name="P47"><text:span text:style-name="_5f_Caractères">Volume = <text:line-break/></text:span><text:span text:style-name="_5f_Correction_5f_surligné"><text:span text:style-name="T42">8 </text:span></text:span><text:span text:style-name="_5f_opensymbol"><text:span text:style-name="T42">×</text:span></text:span><text:span text:style-name="_5f_Caractères"><text:span text:style-name="T42"> </text:span></text:span><text:span text:style-name="_5f_Correction_5f_symboles"><text:span text:style-name="T45">5 </text:span></text:span><text:span text:style-name="_5f_opensymbol"><text:span text:style-name="T42">=</text:span></text:span><text:span text:style-name="_5f_Correction_5f_surligné"><text:span text:style-name="T42"> 40 </text:span></text:span><text:span text:style-name="_5f_Caractères"><text:span text:style-name="T42">cm</text:span></text:span><text:span text:style-name="_5f_Caractères"><text:span text:style-name="T34">3</text:span></text:span></text:p>
              </text:list-item>
            </text:list>
          </table:table-cell>
        </table:table-row>
        <table:table-row>
          <table:table-cell table:style-name="Table1.A4" office:value-type="string">
            <text:list xml:id="list100560881373481" text:continue-list="list100560171177062" text:style-name="_5f_Numérotation_20_des_20_exercices">
              <text:list-item>
                <text:list>
                  <text:list-item>
                    <text:p text:style-name="P48"><draw:polygon text:anchor-type="paragraph" draw:z-index="62" draw:name="Polygone avec 3 angles 1" draw:style-name="gr13" draw:text-style-name="P75" svg:width="1.087cm" svg:height="2.179cm" draw:transform="rotate (-1.5707963267949) translate (3.29847222222222cm 1.000125cm)" svg:viewBox="0 0 1088 2180" draw:points="0,2180 1088,2180 1088,0"><text:p/></draw:polygon><draw:line text:anchor-type="paragraph" draw:z-index="66" draw:name="Ligne verticale 4" draw:style-name="gr12" draw:text-style-name="P67" svg:x1="3.298cm" svg:y1="2.084cm" svg:x2="4.39cm" svg:y2="1.363cm"><text:p/></draw:line><draw:g text:anchor-type="as-char" draw:z-index="52" draw:name="Forme12_ 1" draw:style-name="gr77"><draw:rect draw:style-name="gr78" draw:text-style-name="P94" svg:width="0.193cm" svg:height="0.193cm" svg:x="0.586cm" svg:y="1.7cm"><text:p/></draw:rect><draw:polygon draw:style-name="gr79" draw:text-style-name="P94" svg:width="2.18cm" svg:height="1.088cm" svg:x="0.582cm" svg:y="0.8cm" svg:viewBox="0 0 2181 1089" draw:points="0,0 0,1089 2181,1089"><text:p/></draw:polygon><draw:line draw:style-name="gr80" draw:text-style-name="P79" svg:x1="0.582cm" svg:y1="0.8cm" svg:x2="1.673cm" svg:y2="0.075cm"><text:p/></draw:line><draw:line draw:style-name="gr81" draw:text-style-name="P79" svg:x1="0.582cm" svg:y1="1.886cm" svg:x2="1.673cm" svg:y2="1.161cm"><text:p/></draw:line><draw:line draw:style-name="gr82" draw:text-style-name="P79" svg:x1="2.762cm" svg:y1="1.886cm" svg:x2="3.853cm" svg:y2="1.161cm"><text:p/></draw:line><draw:polyline draw:style-name="gr83" draw:text-style-name="P94" svg:width="2.18cm" svg:height="1.088cm" svg:x="1.673cm" svg:y="0.075cm" svg:viewBox="0 0 2181 1089" draw:points="0,0 0,1089 2181,1089"><text:p/></draw:polyline><draw:line draw:style-name="gr84" draw:text-style-name="P79" svg:x1="1.673cm" svg:y1="0.075cm" svg:x2="3.854cm" svg:y2="1.164cm"><text:p/></draw:line><draw:frame draw:style-name="gr85" draw:text-style-name="P81" svg:width="0.819cm" svg:height="0.387cm" svg:x="1.265cm" svg:y="2.041cm"><draw:text-box><text:p text:style-name="P80"><text:span text:style-name="T330">8 cm</text:span></text:p></draw:text-box></draw:frame><draw:line draw:style-name="gr86" draw:text-style-name="P79" svg:x1="0.582cm" svg:y1="2.047cm" svg:x2="2.763cm" svg:y2="2.043cm"><text:p/></draw:line><draw:line draw:style-name="gr87" draw:text-style-name="P79" svg:x1="0.437cm" svg:y1="1.889cm" svg:x2="0.437cm" svg:y2="0.8cm"><text:p/></draw:line><draw:frame draw:style-name="gr88" draw:text-style-name="P81" svg:width="0.819cm" svg:height="0.387cm" draw:transform="rotate (1.5707963267949) translate (0cm 1.75098611111111cm)"><draw:text-box><text:p text:style-name="P80"><text:span text:style-name="T330">6 cm</text:span></text:p></draw:text-box></draw:frame><draw:frame draw:style-name="gr89" draw:text-style-name="P81" svg:width="1.031cm" svg:height="0.387cm" draw:transform="rotate (-0.486597795456019) translate (2.48884722222222cm 0.000444444444444571cm)"><draw:text-box><text:p text:style-name="P80"><text:span text:style-name="T330">10 cm</text:span></text:p></draw:text-box></draw:frame><draw:line draw:style-name="gr90" draw:text-style-name="P79" svg:x1="2.836cm" svg:y1="1.983cm" svg:x2="3.95cm" svg:y2="1.228cm"><text:p/></draw:line><draw:frame draw:style-name="gr91" draw:text-style-name="P81" svg:width="0.817cm" svg:height="0.385cm" draw:transform="rotate (0.590444885949682) translate (3.08327777777778cm 1.83565277777778cm)"><draw:text-box><text:p text:style-name="P80"><text:span text:style-name="T330">5 cm</text:span></text:p></draw:text-box></draw:frame></draw:g></text:p>
                  </text:list-item>
                </text:list>
              </text:list-item>
            </text:list>
          </table:table-cell>
          <table:table-cell table:style-name="Table1.B2" office:value-type="string">
            <text:list xml:id="list100559019321802" text:continue-list="list100560802954020" text:style-name="List_20_1">
              <text:list-item>
                <text:p text:style-name="P47"><text:span text:style-name="_5f_Caractères">Aire de la base = <text:line-break/></text:span><text:span text:style-name="_5f_Caractères"><text:span text:style-name="T308">(6 </text:span></text:span><text:span text:style-name="_5f_opensymbol"><text:span text:style-name="T43">×</text:span></text:span><text:span text:style-name="_5f_Caractères"><text:span text:style-name="T43"> </text:span></text:span><text:span text:style-name="_5f_Correction_5f_symboles"><text:span text:style-name="T46">8 ) </text:span></text:span><text:span text:style-name="_5f_Correction_5f_surligné"><text:span text:style-name="T251"></text:span></text:span><text:span text:style-name="_5f_Correction_5f_surligné"><text:span text:style-name="T252"> </text:span></text:span><text:span text:style-name="_5f_Caractères"><text:span text:style-name="T253">2 = </text:span></text:span><text:span text:style-name="_5f_Caractères"><text:span text:style-name="T254">24</text:span></text:span><text:span text:style-name="_5f_Caractères"><text:span text:style-name="T258">cm</text:span></text:span><text:span text:style-name="_5f_Caractères"><text:span text:style-name="T264">2</text:span></text:span><text:span text:style-name="_5f_Caractères"><text:span text:style-name="T254"> </text:span></text:span></text:p>
              </text:list-item>
              <text:list-item>
                <text:p text:style-name="P47"><text:span text:style-name="_5f_Caractères">Volume = </text:span><text:span text:style-name="_5f_pointillés_20_gris"><text:span text:style-name="T37"> <text:line-break/></text:span></text:span><text:span text:style-name="_5f_Caractères"><text:span text:style-name="T306">24 </text:span></text:span><text:span text:style-name="_5f_opensymbol"><text:span text:style-name="T43">× </text:span></text:span><text:span text:style-name="_5f_Correction_5f_symboles"><text:span text:style-name="T46">5 </text:span></text:span><text:span text:style-name="_5f_opensymbol"><text:span text:style-name="T43">=</text:span></text:span><text:span text:style-name="_5f_Correction_5f_surligné"><text:span text:style-name="T43"> </text:span></text:span><text:span text:style-name="_5f_Correction_5f_surligné"><text:span text:style-name="T44">12</text:span></text:span><text:span text:style-name="_5f_Correction_5f_surligné"><text:span text:style-name="T43">0 </text:span></text:span><text:span text:style-name="_5f_Caractères"><text:span text:style-name="T43">cm</text:span></text:span><text:span text:style-name="_5f_Caractères"><text:span text:style-name="T35">3</text:span></text:span></text:p>
              </text:list-item>
            </text:list>
          </table:table-cell>
        </table:table-row>
      </table:table>
      <text:list text:continue-list="list100560881373481" text:style-name="_5f_Numérotation_20_des_20_exercices">
        <text:list-item>
          <text:h text:style-name="P64" text:outline-level="1"><draw:frame text:anchor-type="paragraph" draw:z-index="68" draw:name="Cadre de texte 2" draw:style-name="gr11" draw:text-style-name="P74" svg:width="2.881cm" svg:height="0.489cm" svg:x="0.7cm" svg:y="7.332cm"><draw:text-box><text:p text:style-name="P73"><text:span text:style-name="T326">50 cm = 5 dm</text:span></text:p></draw:text-box></draw:frame><text:span text:style-name="_5f_Caractères">Complète les calculs pour déterminer le volume exact de chaque cylindre de révolution.</text:span></text:h>
        </text:list-item>
      </text:list>
      <table:table table:name="Tableau9" table:style-name="Tableau9">
        <table:table-column table:style-name="Tableau9.A"/>
        <table:table-column table:style-name="Tableau9.B"/>
        <table:table-row table:style-name="Tableau9.1">
          <table:table-cell table:style-name="Tableau9.A1" office:value-type="string">
            <text:list xml:id="list100559356266941" text:continue-numbering="true" text:style-name="_5f_Numérotation_20_des_20_exercices">
              <text:list-item>
                <text:list>
                  <text:list-item>
                    <text:p text:style-name="P48"><draw:frame text:anchor-type="paragraph" draw:z-index="67" draw:name="Cadre de texte 1" draw:style-name="gr11" draw:text-style-name="P74" svg:width="2.881cm" svg:height="0.489cm" svg:x="0.796cm" svg:y="9.255cm"><draw:text-box><text:p text:style-name="P73"><text:span text:style-name="T327">0,4</text:span><text:span text:style-name="T326"> cm = 4 mm</text:span></text:p></draw:text-box></draw:frame><text:span text:style-name="_5f_Caractères"><draw:g text:anchor-type="as-char" svg:y="0cm" draw:z-index="55" draw:name="Forme13_0" draw:style-name="gr42"><draw:ellipse draw:style-name="gr34" draw:text-style-name="P82" svg:width="1.918cm" svg:height="0.436cm" svg:x="0.004cm" svg:y="0cm"><text:p/></draw:ellipse><draw:line draw:style-name="gr35" draw:text-style-name="P79" svg:x1="0.901cm" svg:y1="1.998cm" svg:x2="1.908cm" svg:y2="1.982cm"><text:p/></draw:line><draw:frame draw:style-name="gr43" draw:text-style-name="P81" svg:width="0.791cm" svg:height="0.415cm" svg:x="1.009cm" svg:y="1.427cm"><draw:text-box><text:p text:style-name="P80"><text:span text:style-name="T328">2 cm</text:span></text:p></draw:text-box></draw:frame><draw:ellipse draw:style-name="gr37" draw:text-style-name="P83" svg:width="1.918cm" svg:height="0.436cm" svg:x="0.005cm" svg:y="1.773cm"><text:p/></draw:ellipse><draw:line draw:style-name="gr38" draw:text-style-name="P84" svg:x1="0.003cm" svg:y1="0.204cm" svg:x2="0.003cm" svg:y2="1.982cm"><text:p/></draw:line><draw:line draw:style-name="gr38" draw:text-style-name="P84" svg:x1="1.918cm" svg:y1="0.194cm" svg:x2="1.918cm" svg:y2="1.972cm"><text:p/></draw:line><draw:line draw:style-name="gr35" draw:text-style-name="P79" svg:x1="2.169cm" svg:y1="1.951cm" svg:x2="2.169cm" svg:y2="0.247cm"><text:p/></draw:line><draw:ellipse draw:style-name="gr38" draw:text-style-name="P84" svg:width="1.918cm" svg:height="0.424cm" draw:transform="rotate (-3.14159265358979) translate (1.91734722222222cm 2.206625cm)" draw:kind="arc" draw:start-angle="358.93" draw:end-angle="178.51"><text:p/></draw:ellipse><draw:frame draw:style-name="gr41" draw:text-style-name="P81" svg:width="0.876cm" svg:height="0.463cm" draw:transform="rotate (-1.5707963267949) translate (2.67229166666667cm 0.650875cm)"><draw:text-box><text:p text:style-name="P80"><text:span text:style-name="T328">6 cm</text:span></text:p></draw:text-box></draw:frame></draw:g></text:span></text:p>
                  </text:list-item>
                </text:list>
              </text:list-item>
            </text:list>
          </table:table-cell>
          <table:table-cell table:style-name="Tableau9.B1" office:value-type="string">
            <text:list text:continue-list="list100559019321802" text:style-name="List_20_1">
              <text:list-item>
                <text:p text:style-name="P46"><text:span text:style-name="_5f_Caractères">Aire de la base : </text:span></text:p>
              </text:list-item>
            </text:list>
            <text:p text:style-name="P43"><text:span text:style-name="_5f_Caractères"><text:span text:style-name="T28">π × </text:span></text:span><text:span text:style-name="_5f_Caractères"><text:span text:style-name="T29">2</text:span></text:span><text:span text:style-name="_5f_Caractères"><text:span text:style-name="T31">2</text:span></text:span><text:span text:style-name="_5f_Caractères"><text:span text:style-name="T28"> = </text:span></text:span><text:span text:style-name="_5f_pointillés_20_gris"><text:span text:style-name="T28">.</text:span></text:span><text:span text:style-name="_5f_pointillés_20_gris"><text:span text:style-name="T267">4 </text:span></text:span><text:span text:style-name="_5f_Caractères"><text:span text:style-name="T28">× π cm</text:span></text:span><text:span text:style-name="_5f_Caractères"><text:span text:style-name="T31">2</text:span></text:span></text:p>
            <text:list xml:id="list100561002649835" text:continue-numbering="true" text:style-name="List_20_1">
              <text:list-item>
                <text:p text:style-name="P46"><text:span text:style-name="_5f_Caractères">Volume du cylindre :</text:span></text:p>
              </text:list-item>
            </text:list>
            <text:h text:style-name="P29" text:outline-level="1"><text:span text:style-name="_5f_pointillés_20_gris"><text:span text:style-name="T267">4</text:span></text:span><text:span text:style-name="_5f_Caractères"><text:span text:style-name="T28">× π × </text:span></text:span><text:span text:style-name="_5f_Caractères"><text:span text:style-name="T29">6</text:span></text:span><text:span text:style-name="_5f_pointillés_20_gris"><text:span text:style-name="T28">.</text:span></text:span><text:span text:style-name="_5f_Caractères"><text:span text:style-name="T28"> = </text:span></text:span><text:span text:style-name="_5f_pointillés_20_gris"><text:span text:style-name="T267">24</text:span></text:span><text:span text:style-name="_5f_Caractères"><text:span text:style-name="T267"> π</text:span></text:span><text:span text:style-name="_5f_Caractères"><text:span text:style-name="T28"> cm</text:span></text:span><text:span text:style-name="_5f_Caractères"><text:span text:style-name="T31">3</text:span></text:span></text:h>
          </table:table-cell>
        </table:table-row>
        <table:table-row table:style-name="Tableau9.1">
          <table:table-cell table:style-name="Tableau9.A2" office:value-type="string">
            <text:list xml:id="list100559833516155" text:continue-list="list100559356266941" text:style-name="_5f_Numérotation_20_des_20_exercices">
              <text:list-item>
                <text:list>
                  <text:list-item>
                    <text:p text:style-name="P48"><text:span text:style-name="_5f_Caractères"><draw:g text:anchor-type="as-char" draw:z-index="57" draw:name="Forme14_1" draw:style-name="gr33"><draw:ellipse draw:style-name="gr34" draw:text-style-name="P82" svg:width="1.918cm" svg:height="0.436cm" svg:x="0.004cm" svg:y="0cm"><text:p/></draw:ellipse><draw:line draw:style-name="gr35" draw:text-style-name="P79" svg:x1="0.027cm" svg:y1="1.998cm" svg:x2="1.907cm" svg:y2="1.998cm"><text:p/></draw:line><draw:frame draw:style-name="gr40" draw:text-style-name="P81" svg:width="0.876cm" svg:height="0.415cm" svg:x="0.536cm" svg:y="1.422cm"><draw:text-box><text:p text:style-name="P80"><text:span text:style-name="T328">6 cm</text:span></text:p></draw:text-box></draw:frame><draw:ellipse draw:style-name="gr37" draw:text-style-name="P83" svg:width="1.918cm" svg:height="0.436cm" svg:x="0.005cm" svg:y="1.773cm"><text:p/></draw:ellipse><draw:line draw:style-name="gr38" draw:text-style-name="P84" svg:x1="0.003cm" svg:y1="0.204cm" svg:x2="0.003cm" svg:y2="1.982cm"><text:p/></draw:line><draw:line draw:style-name="gr38" draw:text-style-name="P84" svg:x1="1.918cm" svg:y1="0.194cm" svg:x2="1.918cm" svg:y2="1.972cm"><text:p/></draw:line><draw:line draw:style-name="gr35" draw:text-style-name="P79" svg:x1="2.111cm" svg:y1="1.951cm" svg:x2="2.111cm" svg:y2="0.247cm"><text:p/></draw:line><draw:ellipse draw:style-name="gr38" draw:text-style-name="P84" svg:width="1.918cm" svg:height="0.424cm" draw:transform="rotate (-3.14159265358979) translate (1.91734722222222cm 2.206625cm)" draw:kind="arc" draw:start-angle="358.93" draw:end-angle="183.45"><text:p/></draw:ellipse><draw:frame draw:style-name="gr41" draw:text-style-name="P81" svg:width="0.876cm" svg:height="0.463cm" draw:transform="rotate (-1.5707963267949) translate (2.59820833333333cm 0.661458333333333cm)"><draw:text-box><text:p text:style-name="P80"><text:span text:style-name="T328">4 cm</text:span></text:p></draw:text-box></draw:frame></draw:g></text:span></text:p>
                  </text:list-item>
                </text:list>
              </text:list-item>
            </text:list>
          </table:table-cell>
          <table:table-cell table:style-name="Tableau9.B2" office:value-type="string">
            <text:list text:continue-list="list100561002649835" text:style-name="List_20_1">
              <text:list-item>
                <text:p text:style-name="P46"><text:span text:style-name="_5f_Caractères">Aire de la base : </text:span></text:p>
              </text:list-item>
            </text:list>
            <text:h text:style-name="P25" text:outline-level="1"><text:span text:style-name="_5f_Caractères">π × </text:span><text:span text:style-name="_5f_Caractères"><text:span text:style-name="T309">(6 </text:span></text:span><text:span text:style-name="_5f_Correction_5f_surligné"><text:span text:style-name="T251"></text:span></text:span><text:span text:style-name="_5f_Caractères"><text:span text:style-name="T255">2)</text:span></text:span><text:span text:style-name="_5f_Caractères"><text:span text:style-name="T30">2</text:span></text:span><text:span text:style-name="_5f_Caractères"> = </text:span><text:span text:style-name="_5f_Caractères"><text:span text:style-name="T309">9 </text:span></text:span><text:span text:style-name="_5f_Caractères">× π cm</text:span><text:span text:style-name="_5f_Caractères"><text:span text:style-name="T30">2</text:span></text:span></text:h>
            <text:list xml:id="list100558989768557" text:continue-numbering="true" text:style-name="List_20_1">
              <text:list-item>
                <text:p text:style-name="P46"><text:span text:style-name="_5f_Caractères">Volume du cylindre :</text:span></text:p>
              </text:list-item>
            </text:list>
            <text:h text:style-name="P25" text:outline-level="1"><text:span text:style-name="_5f_pointillés_20_gris">.</text:span><text:span text:style-name="_5f_pointillés_20_gris"><text:span text:style-name="T198">9</text:span></text:span><text:span text:style-name="_5f_Caractères">× π × </text:span><text:span text:style-name="_5f_Caractères"><text:span text:style-name="T309">4</text:span></text:span><text:span text:style-name="_5f_Caractères"> = </text:span><text:span text:style-name="_5f_pointillés_20_gris"><text:span text:style-name="T199">36</text:span></text:span><text:span text:style-name="_5f_Caractères"><text:span text:style-name="T196"> π</text:span></text:span><text:span text:style-name="_5f_Caractères"> cm</text:span><text:span text:style-name="_5f_Caractères"><text:span text:style-name="T30">3</text:span></text:span></text:h>
          </table:table-cell>
        </table:table-row>
        <table:table-row table:style-name="Tableau9.1">
          <table:table-cell table:style-name="Tableau9.A2" office:value-type="string">
            <text:list xml:id="list100559660126246" text:continue-list="list100559833516155" text:style-name="_5f_Numérotation_20_des_20_exercices">
              <text:list-item>
                <text:list>
                  <text:list-item>
                    <text:p text:style-name="P48"><text:span text:style-name="_5f_Caractères"><draw:g text:anchor-type="as-char" draw:z-index="58" draw:name="Forme15_0" draw:style-name="gr33"><draw:ellipse draw:style-name="gr34" draw:text-style-name="P82" svg:width="1.918cm" svg:height="0.436cm" svg:x="0.005cm" svg:y="0cm"><text:p/></draw:ellipse><draw:line draw:style-name="gr35" draw:text-style-name="P79" svg:x1="0.902cm" svg:y1="1.998cm" svg:x2="1.909cm" svg:y2="1.982cm"><text:p/></draw:line><draw:frame draw:style-name="gr36" draw:text-style-name="P81" svg:width="1.101cm" svg:height="0.415cm" svg:x="0.826cm" svg:y="1.423cm"><draw:text-box><text:p text:style-name="P80"><text:span text:style-name="T328">50 cm</text:span></text:p></draw:text-box></draw:frame><draw:ellipse draw:style-name="gr37" draw:text-style-name="P83" svg:width="1.92cm" svg:height="0.436cm" svg:x="0.005cm" svg:y="1.773cm"><text:p/></draw:ellipse><draw:line draw:style-name="gr38" draw:text-style-name="P84" svg:x1="0.005cm" svg:y1="0.204cm" svg:x2="0.005cm" svg:y2="1.982cm"><text:p/></draw:line><draw:line draw:style-name="gr38" draw:text-style-name="P84" svg:x1="1.918cm" svg:y1="0.194cm" svg:x2="1.918cm" svg:y2="1.972cm"><text:p/></draw:line><draw:line draw:style-name="gr35" draw:text-style-name="P79" svg:x1="2.171cm" svg:y1="1.951cm" svg:x2="2.171cm" svg:y2="0.247cm"><text:p/></draw:line><draw:ellipse draw:style-name="gr38" draw:text-style-name="P84" svg:width="1.918cm" svg:height="0.426cm" draw:transform="rotate (-3.14159265358979) translate (1.91734722222222cm 2.206625cm)" draw:kind="arc" draw:start-angle="358.93" draw:end-angle="178.51"><text:p/></draw:ellipse><draw:frame draw:style-name="gr39" draw:text-style-name="P81" svg:width="0.906cm" svg:height="0.463cm" draw:transform="rotate (-1.5707963267949) translate (2.67934722222222cm 0.647347222222222cm)"><draw:text-box><text:p text:style-name="P80"><text:span text:style-name="T328">6 dm</text:span></text:p></draw:text-box></draw:frame></draw:g></text:span></text:p>
                  </text:list-item>
                </text:list>
              </text:list-item>
            </text:list>
          </table:table-cell>
          <table:table-cell table:style-name="Tableau9.B2" office:value-type="string">
            <text:list xml:id="list100559709347472" text:continue-list="list100558989768557" text:style-name="List_20_1">
              <text:list-item>
                <text:p text:style-name="P47"><text:span text:style-name="_5f_Caractères">Aire de la base = </text:span><text:span text:style-name="_5f_Correction_5f_surligné">5</text:span><text:span text:style-name="_5f_Correction_5f_surligné"><text:span text:style-name="T36">2</text:span></text:span><text:span text:style-name="_5f_Correction_5f_surligné"><text:span text:style-name="T316"> </text:span></text:span><text:span text:style-name="_5f_Caractères"><text:span text:style-name="T167">×</text:span></text:span><text:span text:style-name="_5f_Caractères"><text:span text:style-name="T157"> </text:span></text:span><text:span text:style-name="_5f_Caractères"><text:span text:style-name="T256">π</text:span></text:span><text:span text:style-name="_5f_Correction_5f_surligné"><text:span text:style-name="T47"> </text:span></text:span><text:span text:style-name="_5f_Correction_5f_surligné"><text:span text:style-name="T321">=</text:span></text:span><text:span text:style-name="_5f_Correction_5f_surligné"><text:span text:style-name="T316"> </text:span></text:span><text:span text:style-name="_5f_Correction_5f_surligné"><text:span text:style-name="T302">25</text:span></text:span><text:span text:style-name="_5f_Caractères"><text:span text:style-name="T157"> </text:span></text:span><text:span text:style-name="_5f_Caractères"><text:span text:style-name="T256">π</text:span></text:span><text:span text:style-name="_5f_Correction_5f_surligné"><text:span text:style-name="T47"> </text:span></text:span><text:span text:style-name="_5f_Caractères"><text:span text:style-name="T257">dm</text:span></text:span><text:span text:style-name="_5f_Caractères"><text:span text:style-name="T261">2</text:span></text:span></text:p>
              </text:list-item>
              <text:list-item>
                <text:p text:style-name="P47"><text:span text:style-name="_5f_Caractères">Volume =</text:span><text:span text:style-name="_5f_Caractères"><text:span text:style-name="T323"> </text:span></text:span><text:span text:style-name="_5f_Caractères"><text:span text:style-name="T310">6 </text:span></text:span><text:span text:style-name="_5f_Caractères"><text:span text:style-name="T168">×</text:span></text:span><text:span text:style-name="_5f_Correction_5f_surligné"><text:span text:style-name="T168">25</text:span></text:span><text:span text:style-name="_5f_Correction_5f_surligné"><text:span text:style-name="T229"> </text:span></text:span><text:span text:style-name="_5f_Caractères"><text:span text:style-name="T257">π <text:line-break/>= 150</text:span></text:span><text:span text:style-name="_5f_Correction_5f_surligné"><text:span text:style-name="T259"> </text:span></text:span><text:span text:style-name="_5f_Caractères"><text:span text:style-name="T257">π dm³</text:span></text:span></text:p>
              </text:list-item>
            </text:list>
            <text:p text:style-name="P44"><text:span text:style-name="_5f_Caractères"> </text:span><text:span text:style-name="_5f_pointillés_20_gris"><text:tab/></text:span></text:p>
          </table:table-cell>
        </table:table-row>
        <table:table-row table:style-name="Tableau9.4">
          <table:table-cell table:style-name="Tableau9.A4" office:value-type="string">
            <text:list xml:id="list100558930315317" text:continue-list="list100559660126246" text:style-name="_5f_Numérotation_20_des_20_exercices">
              <text:list-item>
                <text:list>
                  <text:list-item>
                    <text:p text:style-name="P48"><text:span text:style-name="_5f_Caractères"><draw:g text:anchor-type="as-char" draw:z-index="48" draw:name="Forme16_1" draw:style-name="gr33"><draw:ellipse draw:style-name="gr34" draw:text-style-name="P82" svg:width="1.918cm" svg:height="0.436cm" svg:x="0.005cm" svg:y="0cm"><text:p/></draw:ellipse><draw:line draw:style-name="gr35" draw:text-style-name="P79" svg:x1="0.027cm" svg:y1="1.998cm" svg:x2="1.907cm" svg:y2="1.998cm"><text:p/></draw:line><draw:frame draw:style-name="gr141" draw:text-style-name="P81" svg:width="1.024cm" svg:height="0.415cm" svg:x="0.462cm" svg:y="1.425cm"><draw:text-box><text:p text:style-name="P80"><text:span text:style-name="T328">9 mm</text:span></text:p></draw:text-box></draw:frame><draw:ellipse draw:style-name="gr37" draw:text-style-name="P83" svg:width="1.92cm" svg:height="0.436cm" svg:x="0.005cm" svg:y="1.773cm"><text:p/></draw:ellipse><draw:line draw:style-name="gr38" draw:text-style-name="P84" svg:x1="0.005cm" svg:y1="0.204cm" svg:x2="0.005cm" svg:y2="1.982cm"><text:p/></draw:line><draw:line draw:style-name="gr38" draw:text-style-name="P84" svg:x1="1.918cm" svg:y1="0.194cm" svg:x2="1.918cm" svg:y2="1.972cm"><text:p/></draw:line><draw:line draw:style-name="gr35" draw:text-style-name="P79" svg:x1="2.112cm" svg:y1="1.951cm" svg:x2="2.112cm" svg:y2="0.247cm"><text:p/></draw:line><draw:ellipse draw:style-name="gr38" draw:text-style-name="P84" svg:width="1.918cm" svg:height="0.424cm" draw:transform="rotate (-3.14159265358979) translate (1.91734722222222cm 2.206625cm)" draw:kind="arc" draw:start-angle="358.93" draw:end-angle="178.51"><text:p/></draw:ellipse><draw:frame draw:style-name="gr142" draw:text-style-name="P81" svg:width="1.211cm" svg:height="0.463cm" draw:transform="rotate (-1.5707963267949) translate (2.59820833333333cm 0.497416666666667cm)"><draw:text-box><text:p text:style-name="P80"><text:span text:style-name="T328">0,4 cm</text:span></text:p></draw:text-box></draw:frame></draw:g></text:span></text:p>
                  </text:list-item>
                </text:list>
              </text:list-item>
            </text:list>
          </table:table-cell>
          <table:table-cell table:style-name="Tableau9.B2" office:value-type="string">
            <text:list text:continue-list="list100559709347472" text:style-name="List_20_1">
              <text:list-item>
                <text:p text:style-name="P47"><text:span text:style-name="_5f_Caractères">Aire de la base = </text:span><text:span text:style-name="_5f_Caractères"><text:span text:style-name="T285"><text:line-break/></text:span></text:span><text:span text:style-name="_5f_Caractères"><text:span text:style-name="T200">π × </text:span></text:span><text:span text:style-name="_5f_Caractères"><text:span text:style-name="T198">(</text:span></text:span><text:span text:style-name="_5f_Caractères"><text:span text:style-name="T201">9</text:span></text:span><text:span text:style-name="_5f_Caractères"><text:span text:style-name="T198"> </text:span></text:span><text:span text:style-name="_5f_Correction_5f_surligné"><text:span text:style-name="T251"></text:span></text:span><text:span text:style-name="_5f_Correction_5f_surligné"><text:span text:style-name="T252"> </text:span></text:span><text:span text:style-name="_5f_Caractères"><text:span text:style-name="T255">2)</text:span></text:span><text:span text:style-name="_5f_Caractères"><text:span text:style-name="T265">2</text:span></text:span><text:span text:style-name="_5f_Caractères"><text:span text:style-name="T200"> = </text:span></text:span><text:span text:style-name="_5f_Caractères"><text:span text:style-name="T201">20</text:span></text:span><text:span text:style-name="_5f_Caractères"><text:span text:style-name="T198">,</text:span></text:span><text:span text:style-name="_5f_Caractères"><text:span text:style-name="T201">25</text:span></text:span><text:span text:style-name="_5f_Caractères"><text:span text:style-name="T200"> π </text:span></text:span><text:span text:style-name="_5f_Caractères"><text:span text:style-name="T201">m</text:span></text:span><text:span text:style-name="_5f_Caractères"><text:span text:style-name="T202">m</text:span></text:span><text:span text:style-name="_5f_Caractères"><text:span text:style-name="T266">2</text:span></text:span></text:p>
              </text:list-item>
              <text:list-item>
                <text:p text:style-name="P47"><text:span text:style-name="_5f_Caractères">Volume = </text:span><text:span text:style-name="_5f_pointillés_20_gris"><text:span text:style-name="T203">4</text:span></text:span><text:span text:style-name="_5f_pointillés_20_gris"><text:span text:style-name="T204"> </text:span></text:span><text:span text:style-name="_5f_Caractères"><text:span text:style-name="T196">×</text:span></text:span><text:span text:style-name="_5f_Caractères"><text:span text:style-name="T204"> </text:span></text:span><text:span text:style-name="_5f_Caractères"><text:span text:style-name="T203">20,25</text:span></text:span><text:span text:style-name="_5f_Caractères"><text:span text:style-name="T204"> </text:span></text:span><text:span text:style-name="_5f_Caractères"><text:span text:style-name="T196">π</text:span></text:span><text:span text:style-name="_5f_Caractères"><text:span text:style-name="T204"> <text:line-break/></text:span></text:span><text:span text:style-name="_5f_Caractères"><text:span text:style-name="T196">=</text:span></text:span><text:span text:style-name="_5f_Caractères"><text:span text:style-name="T204"> </text:span></text:span><text:span text:style-name="_5f_pointillés_20_gris"><text:span text:style-name="T203">81</text:span></text:span><text:span text:style-name="_5f_pointillés_20_gris"><text:span text:style-name="T204"> </text:span></text:span><text:span text:style-name="_5f_Caractères"><text:span text:style-name="T196">π</text:span></text:span><text:span text:style-name="_5f_Caractères"><text:span text:style-name="T204"> </text:span></text:span><text:span text:style-name="_5f_Caractères"><text:span text:style-name="T224">m</text:span></text:span><text:span text:style-name="_5f_Caractères"><text:span text:style-name="T196">m³</text:span></text:span></text:p>
              </text:list-item>
            </text:list>
          </table:table-cell>
        </table:table-row>
      </table:table>
      <text:list text:continue-list="list100558930315317" text:style-name="_5f_Numérotation_20_des_20_exercices">
        <text:list-header>
          <text:h text:style-name="P64" text:outline-level="1"><text:span text:style-name="_5f_Caractères"/></text:h>
        </text:list-header>
        <text:list-item>
          <text:h text:style-name="P59" text:outline-level="1"><text:soft-page-break/><text:span text:style-name="_5f_Caractères">Pour un chantier, un maçon doit construire quatre colonnes en béton de forme cylindrique, de 50 cm de rayon et de 4 m de hauteur.</text:span></text:h>
          <text:list>
            <text:list-item>
              <text:h text:style-name="P42" text:outline-level="1"><text:span text:style-name="_5f_Caractères">Quel est le volume d’une colonne (au centième de m</text:span><text:span text:style-name="_5f_Caractères"><text:span text:style-name="T30">3</text:span></text:span><text:span text:style-name="_5f_Caractères"> près) ?</text:span></text:h>
            </text:list-item>
          </text:list>
        </text:list-item>
      </text:list>
      <text:h text:style-name="P22" text:outline-level="1"><text:span text:style-name="_5f_Caractères"><text:span text:style-name="T291">S</text:span></text:span><text:span text:style-name="_5f_Caractères"><text:span text:style-name="T290">oit </text:span></text:span><text:span text:style-name="_5f_Correction_5f_surligné"><text:span text:style-name="T186">v</text:span></text:span><text:span text:style-name="_5f_Caractères"><text:span text:style-name="T292">1</text:span></text:span><text:span text:style-name="_5f_Caractères"><text:span text:style-name="T191"> </text:span></text:span><text:span text:style-name="_5f_Caractères"><text:span text:style-name="T290">le</text:span></text:span><text:span text:style-name="_5f_Caractères"><text:span text:style-name="T284"> volume d’</text:span></text:span><text:span text:style-name="_5f_Caractères"><text:span text:style-name="T286">une colonne</text:span></text:span><text:span text:style-name="_5f_Caractères"><text:span text:style-name="T284">,</text:span></text:span></text:h>
      <text:h text:style-name="P22" text:outline-level="1"><text:span text:style-name="_5f_Correction_5f_surligné"><text:span text:style-name="T186">v</text:span></text:span><text:span text:style-name="_5f_Caractères"><text:span text:style-name="T292">1 </text:span></text:span><text:span text:style-name="_5f_Caractères"><text:span text:style-name="T187">=</text:span></text:span><text:span text:style-name="_5f_Caractères"><text:span text:style-name="T205"> </text:span></text:span><text:span text:style-name="_5f_Caractères"><text:span text:style-name="T206">0,5</text:span></text:span><text:span text:style-name="_5f_Correction_5f_surligné"><text:span text:style-name="T293">²</text:span></text:span><text:span text:style-name="_5f_Correction_5f_surligné"><text:span text:style-name="T207"> </text:span></text:span><text:span text:style-name="_5f_Caractères"><text:span text:style-name="T207">× π × </text:span></text:span><text:span text:style-name="_5f_Caractères"><text:span text:style-name="T206">4</text:span></text:span><text:span text:style-name="_5f_Caractères"><text:span text:style-name="T208"> </text:span></text:span></text:h>
      <text:h text:style-name="P22" text:outline-level="1"><text:span text:style-name="_5f_Correction_5f_surligné">v</text:span><text:span text:style-name="_5f_Caractères"><text:span text:style-name="T77">1 </text:span></text:span><text:span text:style-name="_5f_Caractères"><text:span text:style-name="T104">=</text:span></text:span><text:span text:style-name="_5f_Caractères"><text:span text:style-name="T81"> <text:s/></text:span></text:span><text:span text:style-name="_5f_Caractères"><text:span text:style-name="T84">π m</text:span></text:span><text:span text:style-name="_5f_Caractères"><text:span text:style-name="T149">3</text:span></text:span><text:span text:style-name="_5f_Caractères"><text:span text:style-name="T84"> </text:span></text:span><text:span text:style-name="_5f_Caractères"><text:span text:style-name="T85">valeur exacte</text:span></text:span></text:h>
      <text:h text:style-name="P22" text:outline-level="1"><text:span text:style-name="_5f_Correction_5f_surligné"><text:span text:style-name="T75">v</text:span></text:span><text:span text:style-name="_5f_Caractères"><text:span text:style-name="T77">1</text:span></text:span><text:span text:style-name="_5f_Caractères"><text:span text:style-name="T70"> </text:span></text:span><text:span text:style-name="_5f_Caractères"><text:span text:style-name="T79">≈ </text:span></text:span><text:span text:style-name="_5f_Caractères"><text:span text:style-name="T80">3,14 <text:s/></text:span></text:span><text:span text:style-name="_5f_Caractères"><text:span text:style-name="T83">m³</text:span></text:span><text:span text:style-name="_5f_Caractères"><text:span text:style-name="T105"> </text:span></text:span><text:span text:style-name="_5f_Caractères"><text:span text:style-name="T106">à 0,01 près par défaut.</text:span></text:span></text:h>
      <text:list text:continue-numbering="true" text:style-name="_5f_Numérotation_20_des_20_exercices">
        <text:list-header>
          <text:h text:style-name="P65" text:outline-level="1"><text:span text:style-name="_5f_Caractères">Pour 1 m</text:span><text:span text:style-name="_5f_Caractères"><text:span text:style-name="T30">3</text:span></text:span><text:span text:style-name="_5f_Caractères"> de béton, il faut :</text:span></text:h>
        </text:list-header>
      </text:list>
      <table:table table:name="Tableau3" table:style-name="Tableau3">
        <table:table-column table:style-name="Tableau3.A"/>
        <table:table-column table:style-name="Tableau3.B"/>
        <table:table-column table:style-name="Tableau3.C"/>
        <table:table-column table:style-name="Tableau3.D"/>
        <table:table-header-rows>
          <table:table-row>
            <table:table-cell table:style-name="Tableau3.A1" office:value-type="string">
              <text:list text:continue-numbering="true" text:style-name="_5f_Numérotation_20_des_20_exercices">
                <text:list-header>
                  <text:h text:style-name="P62" text:outline-level="1">Ciment</text:h>
                </text:list-header>
              </text:list>
            </table:table-cell>
            <table:table-cell table:style-name="Tableau3.A1" office:value-type="string">
              <text:list text:continue-numbering="true" text:style-name="_5f_Numérotation_20_des_20_exercices">
                <text:list-header>
                  <text:h text:style-name="P62" text:outline-level="1">Sable</text:h>
                </text:list-header>
              </text:list>
            </table:table-cell>
            <table:table-cell table:style-name="Tableau3.A1" office:value-type="string">
              <text:list text:continue-numbering="true" text:style-name="_5f_Numérotation_20_des_20_exercices">
                <text:list-header>
                  <text:h text:style-name="P62" text:outline-level="1">Gravillons</text:h>
                </text:list-header>
              </text:list>
            </table:table-cell>
            <table:table-cell table:style-name="Tableau3.D1" office:value-type="string">
              <text:list text:continue-numbering="true" text:style-name="_5f_Numérotation_20_des_20_exercices">
                <text:list-header>
                  <text:h text:style-name="P62" text:outline-level="1">Eau</text:h>
                </text:list-header>
              </text:list>
            </table:table-cell>
          </table:table-row>
        </table:table-header-rows>
        <table:table-row>
          <table:table-cell table:style-name="Tableau3.A2" office:value-type="string">
            <text:list text:continue-numbering="true" text:style-name="_5f_Numérotation_20_des_20_exercices">
              <text:list-header>
                <text:h text:style-name="P63" text:outline-level="1">400 kg</text:h>
              </text:list-header>
            </text:list>
          </table:table-cell>
          <table:table-cell table:style-name="Tableau3.A2" office:value-type="string">
            <text:list text:continue-numbering="true" text:style-name="_5f_Numérotation_20_des_20_exercices">
              <text:list-header>
                <text:h text:style-name="P61" text:outline-level="1">460 L</text:h>
              </text:list-header>
            </text:list>
          </table:table-cell>
          <table:table-cell table:style-name="Tableau3.A2" office:value-type="string">
            <text:list text:continue-numbering="true" text:style-name="_5f_Numérotation_20_des_20_exercices">
              <text:list-header>
                <text:h text:style-name="P61" text:outline-level="1">780 L</text:h>
              </text:list-header>
            </text:list>
          </table:table-cell>
          <table:table-cell table:style-name="Tableau3.D2" office:value-type="string">
            <text:list text:continue-numbering="true" text:style-name="_5f_Numérotation_20_des_20_exercices">
              <text:list-header>
                <text:h text:style-name="P61" text:outline-level="1">200 L</text:h>
              </text:list-header>
            </text:list>
          </table:table-cell>
        </table:table-row>
      </table:table>
      <text:list text:continue-numbering="true" text:style-name="_5f_Numérotation_20_des_20_exercices">
        <text:list-item>
          <text:list>
            <text:list-item>
              <text:p text:style-name="P50"><text:span text:style-name="_5f_Caractères">Donne alors les quantités de ciment, de sable, de gravillons et d’eau nécessaires pour les quatre colonnes.</text:span></text:p>
            </text:list-item>
          </text:list>
        </text:list-item>
      </text:list>
      <text:h text:style-name="P22" text:outline-level="1"><text:span text:style-name="_5f_Caractères"><text:span text:style-name="T107">Ciment </text:span></text:span><text:span text:style-name="_5f_Caractères"><text:span text:style-name="T108"> </text:span></text:span><text:span text:style-name="_5f_Caractères"><text:span text:style-name="T107">: </text:span></text:span><text:span text:style-name="_5f_Correction_5f_surligné"><text:span text:style-name="T132">12,56</text:span></text:span><text:span text:style-name="_5f_Correction_5f_surligné"><text:span text:style-name="T141"> </text:span></text:span><text:span text:style-name="_5f_Caractères"><text:span text:style-name="T109">×</text:span></text:span><text:span text:style-name="_5f_Correction_5f_surligné"><text:span text:style-name="T132"> 400</text:span></text:span><text:span text:style-name="_5f_Correction_5f_surligné"><text:span text:style-name="T142"> </text:span></text:span><text:span text:style-name="_5f_Correction_5f_surligné"><text:span text:style-name="T143">=</text:span></text:span><text:span text:style-name="_5f_Correction_5f_surligné"><text:span text:style-name="T142"> 5 024</text:span></text:span></text:h>
      <text:h text:style-name="P22" text:outline-level="1"><text:span text:style-name="_5f_Correction_5f_surligné"><text:span text:style-name="T132">Sable </text:span></text:span><text:span text:style-name="_5f_Correction_5f_surligné"><text:span text:style-name="T133"> </text:span></text:span><text:span text:style-name="_5f_Correction_5f_surligné"><text:span text:style-name="T132">: 12,56</text:span></text:span><text:span text:style-name="_5f_Correction_5f_surligné"><text:span text:style-name="T141"> </text:span></text:span><text:span text:style-name="_5f_Caractères"><text:span text:style-name="T109">×</text:span></text:span><text:span text:style-name="_5f_Correction_5f_surligné"><text:span text:style-name="T132"> 460</text:span></text:span><text:span text:style-name="_5f_Correction_5f_surligné"><text:span text:style-name="T142"> </text:span></text:span><text:span text:style-name="_5f_Correction_5f_surligné"><text:span text:style-name="T143">=</text:span></text:span><text:span text:style-name="_5f_Correction_5f_surligné"><text:span text:style-name="T142"> </text:span></text:span><text:span text:style-name="_5f_Correction_5f_surligné"><text:span text:style-name="T132">5 777,6 </text:span></text:span></text:h>
      <text:h text:style-name="P22" text:outline-level="1"><text:span text:style-name="_5f_Correction_5f_surligné">Gravillons : 12,56</text:span><text:span text:style-name="_5f_Correction_5f_surligné"><text:span text:style-name="T312"> </text:span></text:span><text:span text:style-name="_5f_Caractères"><text:span text:style-name="T109">× </text:span></text:span><text:span text:style-name="_5f_Correction_5f_surligné"><text:span text:style-name="T317">780</text:span></text:span><text:span text:style-name="_5f_Correction_5f_surligné"><text:span text:style-name="T314"> </text:span></text:span><text:span text:style-name="_5f_Correction_5f_surligné"><text:span text:style-name="T319">=</text:span></text:span><text:span text:style-name="_5f_Correction_5f_surligné"><text:span text:style-name="T314"> </text:span></text:span><text:span text:style-name="_5f_Correction_5f_surligné">9 796,8 </text:span></text:h>
      <text:h text:style-name="P22" text:outline-level="1"><text:span text:style-name="_5f_Correction_5f_surligné"><text:span text:style-name="T132">Eau : 12,56</text:span></text:span><text:span text:style-name="_5f_Correction_5f_surligné"><text:span text:style-name="T141"> </text:span></text:span><text:span text:style-name="_5f_Caractères"><text:span text:style-name="T109">×</text:span></text:span><text:span text:style-name="_5f_Correction_5f_surligné"><text:span text:style-name="T132"> 200</text:span></text:span><text:span text:style-name="_5f_Correction_5f_surligné"><text:span text:style-name="T142"> </text:span></text:span><text:span text:style-name="_5f_Correction_5f_surligné"><text:span text:style-name="T143">=</text:span></text:span><text:span text:style-name="_5f_Correction_5f_surligné"><text:span text:style-name="T142"> </text:span></text:span><text:span text:style-name="_5f_Correction_5f_surligné"><text:span text:style-name="T132">2 512 </text:span></text:span></text:h>
      <text:h text:style-name="P22" text:outline-level="1"><text:span text:style-name="_5f_Caractères"><text:span text:style-name="T209">Pour réaliser les quatre colonnes, le maçon aura besoin de 5024 kg de ciment, 5778 L de sable, </text:span></text:span><text:span text:style-name="_5f_Caractères"><text:span text:style-name="T210">9797 L de gravillon et de 2512 L d’eau. </text:span></text:span></text:h>
      <text:list text:continue-numbering="true" text:style-name="_5f_Numérotation_20_des_20_exercices">
        <text:list-header>
          <text:h text:style-name="P58" text:outline-level="1"><text:span text:style-name="_5f_Caractères"/></text:h>
          <text:h text:style-name="P60" text:outline-level="1"><text:span text:style-name="_5f_Caractères"><text:span text:style-name="T324">(exercice 6 page suivante)</text:span></text:span></text:h>
        </text:list-header>
        <text:list-item>
          <text:h text:style-name="P59" text:outline-level="1"><text:soft-page-break/><text:span text:style-name="_5f_Caractères"><text:span text:style-name="T48">Les parents de </text:span></text:span><text:span text:style-name="_5f_Caractères"><text:span text:style-name="T155">Gabin</text:span></text:span><text:span text:style-name="_5f_Caractères"><text:span text:style-name="T48"> ont le projet de faire construire une piscine. En v</text:span></text:span><text:span text:style-name="_5f_Caractères">oici la représentation en perspective. (Les proportions ne sont pas respectées.)</text:span></text:h>
        </text:list-item>
      </text:list>
      <text:h text:style-name="_5f_Paragraphe" text:outline-level="1"><draw:g text:anchor-type="paragraph" draw:z-index="49" draw:name="Forme22" draw:style-name="gr103"><draw:g draw:style-name="gr104"><draw:polygon draw:style-name="gr105" draw:text-style-name="P98" svg:width="6.055cm" svg:height="0.652cm" svg:x="1.277cm" svg:y="0.938cm" svg:viewBox="0 0 6056 653" draw:points="1456,653 998,637 596,590 283,521 75,433 0,329 75,225 284,135 603,64 1006,18 1342,2 1471,0 1471,0 4747,0 6056,327 5072,653"><text:p/></draw:polygon><draw:line draw:style-name="gr106" draw:text-style-name="P79" svg:x1="2.749cm" svg:y1="0.939cm" svg:x2="6.026cm" svg:y2="0.939cm"><text:p/></draw:line><draw:line draw:style-name="gr107" draw:text-style-name="P79" svg:x1="2.753cm" svg:y1="1.591cm" svg:x2="6.356cm" svg:y2="1.591cm"><text:p/></draw:line><draw:line draw:style-name="gr108" draw:text-style-name="P79" svg:x1="6.352cm" svg:y1="2.896cm" svg:x2="7.336cm" svg:y2="2.567cm"><text:p/></draw:line><draw:line draw:style-name="gr109" draw:text-style-name="P79" svg:x1="7.335cm" svg:y1="1.26cm" svg:x2="7.335cm" svg:y2="2.566cm"><text:p/></draw:line><draw:line draw:style-name="gr110" draw:text-style-name="P79" svg:x1="6.352cm" svg:y1="1.591cm" svg:x2="6.352cm" svg:y2="2.899cm"><text:p/></draw:line><draw:line draw:style-name="gr111" draw:text-style-name="P79" svg:x1="2.749cm" svg:y1="1.591cm" svg:x2="2.749cm" svg:y2="2.899cm"><text:p/></draw:line><draw:ellipse draw:style-name="gr112" draw:text-style-name="P79" svg:width="2.946cm" svg:height="0.664cm" draw:transform="skewX (-0.00523598775598299) rotate (0.00122173047639603) translate (1.28058333333333cm 0.936625cm)" draw:kind="arc" draw:start-angle="90.03" draw:end-angle="269.42"><text:p/></draw:ellipse><draw:line draw:style-name="gr113" draw:text-style-name="P79" svg:x1="6.026cm" svg:y1="0.939cm" svg:x2="7.337cm" svg:y2="1.266cm"><text:p/></draw:line><draw:line draw:style-name="gr114" draw:text-style-name="P79" svg:x1="6.352cm" svg:y1="1.586cm" svg:x2="7.336cm" svg:y2="1.26cm"><text:p/></draw:line><draw:line draw:style-name="gr115" draw:text-style-name="P79" svg:x1="2.749cm" svg:y1="2.891cm" svg:x2="6.352cm" svg:y2="2.891cm"><text:p/></draw:line><draw:line draw:style-name="gr116" draw:text-style-name="P79" svg:x1="2.749cm" svg:y1="2.891cm" svg:x2="2.275cm" svg:y2="2.891cm"><text:p/></draw:line><draw:g draw:style-name="gr117"><draw:line draw:style-name="gr118" draw:text-style-name="P79" svg:x1="2.275cm" svg:y1="2.901cm" svg:x2="1.875cm" svg:y2="2.854cm"><text:p/></draw:line><draw:line draw:style-name="gr119" draw:text-style-name="P79" svg:x1="1.873cm" svg:y1="2.854cm" svg:x2="1.556cm" svg:y2="2.784cm"><text:p/></draw:line><draw:line draw:style-name="gr120" draw:text-style-name="P79" svg:x1="1.558cm" svg:y1="2.784cm" svg:x2="1.35cm" svg:y2="2.694cm"><text:p/></draw:line><draw:line draw:style-name="gr121" draw:text-style-name="P79" svg:x1="1.353cm" svg:y1="2.696cm" svg:x2="1.282cm" svg:y2="2.597cm"><text:p/></draw:line></draw:g><draw:line draw:style-name="gr122" draw:text-style-name="P79" svg:x1="1.277cm" svg:y1="1.24cm" svg:x2="1.277cm" svg:y2="2.584cm"><text:p/></draw:line><draw:line draw:style-name="gr123" draw:text-style-name="P79" svg:x1="2.425cm" svg:y1="0.939cm" svg:x2="2.425cm" svg:y2="1.592cm"><text:p/></draw:line><draw:line draw:style-name="gr124" draw:text-style-name="P79" svg:x1="6.026cm" svg:y1="0.939cm" svg:x2="6.026cm" svg:y2="1.592cm"><text:p/></draw:line><draw:line draw:style-name="gr125" draw:text-style-name="P99" svg:x1="2.776cm" svg:y1="3.369cm" svg:x2="6.377cm" svg:y2="3.369cm"><text:p/></draw:line><draw:line draw:style-name="gr126" draw:text-style-name="P99" svg:x1="6.576cm" svg:y1="3.332cm" svg:x2="7.562cm" svg:y2="3.001cm"><text:p/></draw:line><draw:line draw:style-name="gr127" draw:text-style-name="P99" svg:x1="2.425cm" svg:y1="0.939cm" svg:x2="2.751cm" svg:y2="1.588cm"><text:p/></draw:line><draw:frame draw:style-name="gr128" draw:text-style-name="P100" svg:width="1.183cm" svg:height="0.664cm" svg:x="2.593cm" svg:y="1.025cm"><draw:text-box><text:p text:style-name="P80"><text:span text:style-name="T332">5 m</text:span></text:p></draw:text-box></draw:frame><draw:frame draw:style-name="gr129" draw:text-style-name="P81" svg:width="0.906cm" svg:height="0.414cm" svg:x="4.15cm" svg:y="2.967cm"><draw:text-box><text:p text:style-name="P80"><text:span text:style-name="T333">10 m</text:span></text:p></draw:text-box></draw:frame><draw:frame draw:style-name="gr130" draw:text-style-name="P81" svg:width="0.682cm" svg:height="0.414cm" draw:transform="rotate (0.316777259236971) translate (6.57048611111111cm 2.81693055555556cm)"><draw:text-box><text:p text:style-name="P80"><text:span text:style-name="T333">4 m</text:span></text:p></draw:text-box></draw:frame><draw:line draw:style-name="gr131" draw:text-style-name="P99" svg:x1="7.872cm" svg:y1="1.26cm" svg:x2="7.872cm" svg:y2="2.555cm"><text:p/></draw:line><draw:frame draw:style-name="gr132" draw:text-style-name="P81" svg:width="1.017cm" svg:height="0.414cm" draw:transform="rotate (1.5707963267949) translate (7.40833333333333cm 2.42181944444444cm)"><draw:text-box><text:p text:style-name="P80"><text:span text:style-name="T333">1,2 m</text:span></text:p></draw:text-box></draw:frame><draw:line draw:style-name="gr133" draw:text-style-name="P77" svg:x1="6.579cm" svg:y1="1.406cm" svg:x2="6.706cm" svg:y2="1.579cm"><text:p/></draw:line><draw:line draw:style-name="gr134" draw:text-style-name="P77" svg:x1="6.678cm" svg:y1="1.406cm" svg:x2="6.805cm" svg:y2="1.579cm"><text:p/></draw:line><draw:line draw:style-name="gr135" draw:text-style-name="P77" svg:x1="6.597cm" svg:y1="1.189cm" svg:x2="6.724cm" svg:y2="1.016cm"><text:p/></draw:line><draw:line draw:style-name="gr136" draw:text-style-name="P77" svg:x1="6.697cm" svg:y1="1.189cm" svg:x2="6.824cm" svg:y2="1.016cm"><text:p/></draw:line><draw:line draw:style-name="gr137" draw:text-style-name="P99" svg:x1="6.193cm" svg:y1="0.774cm" svg:x2="7.308cm" svg:y2="0.774cm"><text:p/></draw:line><draw:frame draw:style-name="gr138" draw:text-style-name="P81" svg:width="1.017cm" svg:height="0.414cm" svg:x="6.234cm" svg:y="0.199cm"><draw:text-box><text:p text:style-name="P80"><text:span text:style-name="T333">3,1 m</text:span></text:p></draw:text-box></draw:frame></draw:g><draw:line draw:style-name="gr81" draw:text-style-name="P99" svg:x1="6.026cm" svg:y1="0.935cm" svg:x2="6.352cm" svg:y2="1.584cm"><text:p/></draw:line><draw:line draw:style-name="gr139" draw:text-style-name="P101" svg:x1="7.282cm" svg:y1="1.266cm" svg:x2="6.205cm" svg:y2="1.266cm"><text:p/></draw:line><draw:line draw:style-name="gr140" draw:text-style-name="P101" svg:x1="6.259cm" svg:y1="1.194cm" svg:x2="6.156cm" svg:y2="1.194cm"><text:p/></draw:line><draw:line draw:style-name="gr94" draw:text-style-name="P99" svg:x1="6.259cm" svg:y1="1.194cm" svg:x2="6.294cm" svg:y2="1.266cm"><text:p/></draw:line></draw:g><text:span text:style-name="_5f_Caractères"/></text:h>
      <text:h text:style-name="_5f_Paragraphe" text:outline-level="1"><text:span text:style-name="_5f_Caractères"/></text:h>
      <text:h text:style-name="_5f_Paragraphe" text:outline-level="1"><text:span text:style-name="_5f_Caractères"/></text:h>
      <text:h text:style-name="_5f_Paragraphe" text:outline-level="1"><text:span text:style-name="_5f_Caractères"/></text:h>
      <text:h text:style-name="_5f_Paragraphe" text:outline-level="1"><text:span text:style-name="_5f_Caractères"/></text:h>
      <text:h text:style-name="_5f_Paragraphe" text:outline-level="1"><text:span text:style-name="_5f_Caractères"/></text:h>
      <text:list text:continue-numbering="true" text:style-name="_5f_Numérotation_20_des_20_exercices">
        <text:list-item>
          <text:list>
            <text:list-item>
              <text:p text:style-name="P48"><text:span text:style-name="_5f_Caractères">Calcule l’aire latérale de la piscine </text:span><text:span text:style-name="_5f_Caractères"><text:span text:style-name="T38">au m²</text:span></text:span><text:span text:style-name="_5f_Caractères"><text:span text:style-name="T39"> près</text:span></text:span><text:span text:style-name="_5f_Caractères">.</text:span></text:p>
            </text:list-item>
          </text:list>
        </text:list-item>
      </text:list>
      <text:h text:style-name="P22" text:outline-level="1"><text:span text:style-name="_5f_Caractères"><text:span text:style-name="T268">Soit </text:span></text:span><text:span text:style-name="_5f_Caractères"><text:span text:style-name="T184">a</text:span></text:span><text:span text:style-name="_5f_Caractères"><text:span text:style-name="T77">1</text:span></text:span><text:span text:style-name="_5f_Caractères"><text:span text:style-name="T184"> </text:span></text:span><text:span text:style-name="_5f_Caractères"><text:span text:style-name="T57">l’aire</text:span></text:span><text:span text:style-name="_5f_Caractères"><text:span text:style-name="T269"> </text:span></text:span><text:span text:style-name="_5f_Caractères"><text:span text:style-name="T270">d</text:span></text:span><text:span text:style-name="_5f_Caractères"><text:span text:style-name="T271">e la surface </text:span></text:span><text:span text:style-name="_5f_Caractères"><text:span text:style-name="T270">latérale de</text:span></text:span><text:span text:style-name="_5f_Caractères"><text:span text:style-name="T269"> la piscine,</text:span></text:span></text:h>
      <text:h text:style-name="P22" text:outline-level="1"><text:span text:style-name="_5f_Caractères"><text:span text:style-name="T76">a</text:span></text:span><text:span text:style-name="_5f_Caractères"><text:span text:style-name="T77">1</text:span></text:span><text:span text:style-name="_5f_Caractères"><text:span text:style-name="T76"> </text:span></text:span><text:span text:style-name="_5f_Caractères"><text:span text:style-name="T71">=</text:span></text:span><text:span text:style-name="_5f_Caractères"><text:span text:style-name="T57"> </text:span></text:span><text:span text:style-name="_5f_Caractères"><text:span text:style-name="T58">[</text:span></text:span><text:span text:style-name="_5f_Caractères"><text:span text:style-name="T59">(</text:span></text:span><text:span text:style-name="_5f_Caractères"><text:span text:style-name="T60">10</text:span></text:span><text:span text:style-name="_5f_Caractères"><text:span text:style-name="T61"> </text:span></text:span><text:span text:style-name="_5f_Caractères"><text:span text:style-name="T272">×</text:span></text:span><text:span text:style-name="_5f_Caractères"><text:span text:style-name="T61"> </text:span></text:span><text:span text:style-name="_5f_Caractères"><text:span text:style-name="T62">2</text:span></text:span><text:span text:style-name="_5f_Caractères"><text:span text:style-name="T59">)</text:span></text:span><text:span text:style-name="_5f_Caractères"><text:span text:style-name="T63"> +</text:span></text:span><text:span text:style-name="_5f_Caractères"><text:span text:style-name="T272"> </text:span></text:span><text:span text:style-name="_5f_Caractères"><text:span text:style-name="T273">(</text:span></text:span><text:span text:style-name="_5f_Caractères"><text:span text:style-name="T274">4</text:span></text:span><text:span text:style-name="_5f_Caractères"><text:span text:style-name="T275"> </text:span></text:span><text:span text:style-name="_5f_Caractères"><text:span text:style-name="T272">× </text:span></text:span><text:span text:style-name="_5f_Caractères"><text:span text:style-name="T274">2</text:span></text:span><text:span text:style-name="_5f_Caractères"><text:span text:style-name="T273">) </text:span></text:span><text:span text:style-name="_5f_Caractères"><text:span text:style-name="T275">+</text:span></text:span><text:span text:style-name="_5f_Caractères"><text:span text:style-name="T272"> </text:span></text:span><text:span text:style-name="_5f_Caractères"><text:span text:style-name="T276">(</text:span></text:span><text:span text:style-name="_5f_Caractères"><text:span text:style-name="T86">5</text:span></text:span><text:span text:style-name="_5f_Caractères"><text:span text:style-name="T95"> </text:span></text:span><text:span text:style-name="_5f_Caractères"><text:span text:style-name="T96">× π</text:span></text:span><text:span text:style-name="_5f_Caractères"><text:span text:style-name="T97">)</text:span></text:span><text:span text:style-name="_5f_Caractères"><text:span text:style-name="T96"> </text:span></text:span><text:span text:style-name="_5f_Correction_5f_surligné"><text:span text:style-name="T147"> </text:span></text:span><text:span text:style-name="_5f_Caractères"><text:span text:style-name="T124">2</text:span></text:span><text:span text:style-name="_5f_Caractères"><text:span text:style-name="T125">] </text:span></text:span><text:span text:style-name="_5f_Caractères"><text:span text:style-name="T110">×</text:span></text:span><text:span text:style-name="_5f_Caractères"><text:span text:style-name="T125"> </text:span></text:span><text:span text:style-name="_5f_Caractères"><text:span text:style-name="T126">1,2</text:span></text:span></text:h>
      <text:h text:style-name="P22" text:outline-level="1"><text:span text:style-name="_5f_Caractères"><text:span text:style-name="T76">a</text:span></text:span><text:span text:style-name="_5f_Caractères"><text:span text:style-name="T77">1</text:span></text:span><text:span text:style-name="_5f_Caractères"><text:span text:style-name="T76"> </text:span></text:span><text:span text:style-name="_5f_Caractères"><text:span text:style-name="T71">=</text:span></text:span><text:span text:style-name="_5f_Caractères"><text:span text:style-name="T57"> </text:span></text:span><text:span text:style-name="_5f_Caractères"><text:span text:style-name="T64">3 </text:span></text:span><text:span text:style-name="_5f_Caractères"><text:span text:style-name="T96">π </text:span></text:span><text:span text:style-name="_5f_Caractères"><text:span text:style-name="T98">+ </text:span></text:span><text:span text:style-name="_5f_Caractères"><text:span text:style-name="T62">33,6</text:span></text:span><text:span text:style-name="_5f_Caractères"><text:span text:style-name="T64"> <text:s/></text:span></text:span><text:span text:style-name="_5f_Caractères"><text:span text:style-name="T99">m² valeur exacte</text:span></text:span></text:h>
      <text:h text:style-name="P22" text:outline-level="1"><text:span text:style-name="_5f_Caractères"><text:span text:style-name="T144">a</text:span></text:span><text:span text:style-name="_5f_Caractères"><text:span text:style-name="T77">1</text:span></text:span><text:span text:style-name="_5f_Caractères"><text:span text:style-name="T144"> </text:span></text:span><text:span text:style-name="_5f_Caractères"><text:span text:style-name="T110">≈ 4</text:span></text:span><text:span text:style-name="_5f_Caractères"><text:span text:style-name="T111">3</text:span></text:span><text:span text:style-name="_5f_Caractères"><text:span text:style-name="T110"> </text:span></text:span><text:span text:style-name="_5f_Caractères"><text:span text:style-name="T112">m² </text:span></text:span><text:span text:style-name="_5f_Caractères"><text:span text:style-name="T113">a</text:span></text:span><text:span text:style-name="_5f_Caractères"><text:span text:style-name="T114">rrondi au </text:span></text:span><text:span text:style-name="_5f_Caractères"><text:span text:style-name="T113">m² près.</text:span></text:span></text:h>
      <text:list text:continue-numbering="true" text:style-name="_5f_Numérotation_20_des_20_exercices">
        <text:list-item>
          <text:list>
            <text:list-item>
              <text:p text:style-name="P51"><text:span text:style-name="_5f_Caractères">Sur un pot de peinture, il est noté : « 1 L pour 1,3 m</text:span><text:span text:style-name="_5f_Caractères"><text:span text:style-name="T30">2</text:span></text:span><text:span text:style-name="_5f_Caractères">. » Combien de pots de peinture de 1 L faudra-t-il pour peindre</text:span><text:span text:style-name="_5f_Caractères"><text:span text:style-name="T49"> </text:span></text:span><text:span text:style-name="_5f_Caractères"><text:span text:style-name="T51">la surface </text:span></text:span><text:span text:style-name="_5f_Caractères"><text:span text:style-name="T49">lat</text:span></text:span><text:span text:style-name="_5f_Caractères">érale de la piscine ?</text:span></text:p>
            </text:list-item>
          </text:list>
        </text:list-item>
      </text:list>
      <text:h text:style-name="P22" text:outline-level="1"><text:span text:style-name="_5f_Caractères"><text:span text:style-name="T302">Calcul du nombre de pots nécessaires pour peindre la surface latérale de la piscine :</text:span></text:span></text:h>
      <text:h text:style-name="P22" text:outline-level="1"><text:span text:style-name="_5f_Caractères"><text:span text:style-name="T112">43 </text:span></text:span><text:span text:style-name="_5f_Correction_5f_surligné"><text:span text:style-name="T147"> </text:span></text:span><text:span text:style-name="_5f_Caractères"><text:span text:style-name="T112">1,3 </text:span></text:span><text:span text:style-name="_5f_Caractères"><text:span text:style-name="T110">≈</text:span></text:span><text:span text:style-name="_5f_Caractères"><text:span text:style-name="T112"> 33,1 </text:span></text:span></text:h>
      <text:h text:style-name="P22" text:outline-level="1"><text:span text:style-name="_5f_Caractères"><text:span text:style-name="T302">Il faudra trente-quatre pots de peinture.</text:span></text:span><text:span text:style-name="_5f_Caractères"> </text:span></text:h>
      <text:list text:continue-numbering="true" text:style-name="_5f_Numérotation_20_des_20_exercices">
        <text:list-item>
          <text:list>
            <text:list-item>
              <text:p text:style-name="P48"><text:span text:style-name="_5f_Caractères">Restera-t-il assez de peinture pour peindre le fond de la piscine ?</text:span></text:p>
            </text:list-item>
          </text:list>
        </text:list-item>
      </text:list>
      <text:h text:style-name="P22" text:outline-level="1"><text:span text:style-name="_5f_Caractères"><text:span text:style-name="T268">Soit </text:span></text:span><text:span text:style-name="_5f_Caractères"><text:span text:style-name="T184">a</text:span></text:span><text:span text:style-name="_5f_Caractères"><text:span text:style-name="T78">2</text:span></text:span><text:span text:style-name="_5f_Caractères"><text:span text:style-name="T184"> </text:span></text:span><text:span text:style-name="_5f_Caractères"><text:span text:style-name="T57">l’aire </text:span></text:span><text:span text:style-name="_5f_Caractères"><text:span text:style-name="T270">d</text:span></text:span><text:span text:style-name="_5f_Caractères"><text:span text:style-name="T277">u fond </text:span></text:span><text:span text:style-name="_5f_Caractères"><text:span text:style-name="T269">de la piscine,</text:span></text:span></text:h>
      <text:h text:style-name="P22" text:outline-level="1"><text:span text:style-name="_5f_Caractères"><text:span text:style-name="T76">a</text:span></text:span><text:span text:style-name="_5f_Caractères"><text:span text:style-name="T78">2</text:span></text:span><text:span text:style-name="_5f_Caractères"><text:span text:style-name="T76"> </text:span></text:span><text:span text:style-name="_5f_Caractères"><text:span text:style-name="T71">=</text:span></text:span><text:span text:style-name="_5f_Caractères"><text:span text:style-name="T57"> </text:span></text:span><text:span text:style-name="_5f_Caractères"><text:span text:style-name="T59">(</text:span></text:span><text:span text:style-name="_5f_Caractères"><text:span text:style-name="T60">10</text:span></text:span><text:span text:style-name="_5f_Caractères"><text:span text:style-name="T61"> </text:span></text:span><text:span text:style-name="_5f_Caractères"><text:span text:style-name="T272">×</text:span></text:span><text:span text:style-name="_5f_Caractères"><text:span text:style-name="T61"> </text:span></text:span><text:span text:style-name="_5f_Caractères"><text:span text:style-name="T65">5</text:span></text:span><text:span text:style-name="_5f_Caractères"><text:span text:style-name="T59">)</text:span></text:span><text:span text:style-name="_5f_Caractères"><text:span text:style-name="T63"> +</text:span></text:span><text:span text:style-name="_5f_Caractères"><text:span text:style-name="T272"> </text:span></text:span><text:span text:style-name="_5f_Caractères"><text:span text:style-name="T273">(</text:span></text:span><text:span text:style-name="_5f_Caractères"><text:span text:style-name="T278">5</text:span></text:span><text:span text:style-name="_5f_Caractères"><text:span text:style-name="T275"> </text:span></text:span><text:span text:style-name="_5f_Caractères"><text:span text:style-name="T272">× </text:span></text:span><text:span text:style-name="_5f_Caractères"><text:span text:style-name="T279">3</text:span></text:span><text:span text:style-name="_5f_Caractères"><text:span text:style-name="T280">,</text:span></text:span><text:span text:style-name="_5f_Caractères"><text:span text:style-name="T279">1</text:span></text:span><text:span text:style-name="_5f_Caractères"><text:span text:style-name="T273">) </text:span></text:span><text:span text:style-name="_5f_Correction_5f_surligné"><text:span text:style-name="T147"> </text:span></text:span><text:span text:style-name="_5f_Caractères"><text:span text:style-name="T124">2</text:span></text:span><text:span text:style-name="_5f_Caractères"><text:span text:style-name="T275"> +</text:span></text:span><text:span text:style-name="_5f_Caractères"><text:span text:style-name="T272"> </text:span></text:span><text:span text:style-name="_5f_Caractères"><text:span text:style-name="T281">[(</text:span></text:span><text:span text:style-name="_5f_Caractères"><text:span text:style-name="T86">5 </text:span></text:span><text:span text:style-name="_5f_Correction_5f_surligné"><text:span text:style-name="T147"> </text:span></text:span><text:span text:style-name="_5f_Caractères"><text:span text:style-name="T124">2</text:span></text:span><text:span text:style-name="_5f_Caractères"><text:span text:style-name="T127">)</text:span></text:span><text:span text:style-name="_5f_Caractères"><text:span text:style-name="T86"> </text:span></text:span><text:span text:style-name="_5f_Caractères"><text:span text:style-name="T87">²</text:span></text:span><text:span text:style-name="_5f_Caractères"><text:span text:style-name="T95"> </text:span></text:span><text:span text:style-name="_5f_Caractères"><text:span text:style-name="T96">× π</text:span></text:span><text:span text:style-name="_5f_Caractères"><text:span text:style-name="T100">]</text:span></text:span><text:span text:style-name="_5f_Caractères"><text:span text:style-name="T96"> </text:span></text:span><text:span text:style-name="_5f_Correction_5f_surligné"><text:span text:style-name="T147"> </text:span></text:span><text:span text:style-name="_5f_Caractères"><text:span text:style-name="T124">2</text:span></text:span></text:h>
      <text:h text:style-name="P22" text:outline-level="1"><text:span text:style-name="_5f_Caractères"><text:span text:style-name="T76">a</text:span></text:span><text:span text:style-name="_5f_Caractères"><text:span text:style-name="T78">2</text:span></text:span><text:span text:style-name="_5f_Caractères"><text:span text:style-name="T76"> </text:span></text:span><text:span text:style-name="_5f_Caractères"><text:span text:style-name="T71">=</text:span></text:span><text:span text:style-name="_5f_Caractères"><text:span text:style-name="T57"> </text:span></text:span><text:span text:style-name="_5f_Caractères"><text:span text:style-name="T66">3,125</text:span></text:span><text:span text:style-name="_5f_Caractères"><text:span text:style-name="T64"> </text:span></text:span><text:span text:style-name="_5f_Caractères"><text:span text:style-name="T96">π <text:s/></text:span></text:span><text:span text:style-name="_5f_Caractères"><text:span text:style-name="T101">+ 57,75 </text:span></text:span><text:span text:style-name="_5f_Caractères"><text:span text:style-name="T99">m² valeur exacte</text:span></text:span></text:h>
      <text:h text:style-name="P22" text:outline-level="1"><text:span text:style-name="_5f_Caractères"><text:span text:style-name="T144">a</text:span></text:span><text:span text:style-name="_5f_Caractères"><text:span text:style-name="T78">2</text:span></text:span><text:span text:style-name="_5f_Caractères"><text:span text:style-name="T144"> </text:span></text:span><text:span text:style-name="_5f_Caractères"><text:span text:style-name="T110">≈ </text:span></text:span><text:span text:style-name="_5f_Caractères"><text:span text:style-name="T117">6</text:span></text:span><text:span text:style-name="_5f_Caractères"><text:span text:style-name="T118">8</text:span></text:span><text:span text:style-name="_5f_Caractères"><text:span text:style-name="T110"> </text:span></text:span><text:span text:style-name="_5f_Caractères"><text:span text:style-name="T112">m² </text:span></text:span><text:span text:style-name="_5f_Caractères"><text:span text:style-name="T113">a</text:span></text:span><text:span text:style-name="_5f_Caractères"><text:span text:style-name="T114">rrondi au </text:span></text:span><text:span text:style-name="_5f_Caractères"><text:span text:style-name="T113">m² près. </text:span></text:span></text:h>
      <text:h text:style-name="P22" text:outline-level="1"><text:span text:style-name="_5f_Caractères"><text:span text:style-name="T115">Comme </text:span></text:span><text:span text:style-name="_5f_Caractères"><text:span text:style-name="T144">a</text:span></text:span><text:span text:style-name="_5f_Caractères"><text:span text:style-name="T78">2 </text:span></text:span><text:span text:style-name="_5f_Caractères"><text:span text:style-name="T116">&gt; </text:span></text:span><text:span text:style-name="_5f_Caractères"><text:span text:style-name="T144">a</text:span></text:span><text:span text:style-name="_5f_Caractères"><text:span text:style-name="T77">1</text:span></text:span><text:span text:style-name="_5f_Caractères"><text:span text:style-name="T116"> , il </text:span></text:span><text:span text:style-name="_5f_Caractères"><text:span text:style-name="T115">ne restera pas assez de peinture pour recouvrir le fond de la piscine.</text:span></text:span></text:h>
      <text:list text:continue-numbering="true" text:style-name="_5f_Numérotation_20_des_20_exercices">
        <text:list-item>
          <text:list>
            <text:list-item>
              <text:p text:style-name="P52"><text:span text:style-name="_5f_Caractères">Calcule, au </text:span><text:span text:style-name="_5f_Caractères"><text:span text:style-name="T69">dm</text:span></text:span><text:span text:style-name="_5f_Caractères"><text:span text:style-name="T32">3</text:span></text:span><text:span text:style-name="_5f_Caractères"> près, le volume d’eau que peut contenir la piscine.</text:span></text:p>
            </text:list-item>
          </text:list>
        </text:list-item>
      </text:list>
      <text:h text:style-name="P22" text:outline-level="1"><text:span text:style-name="_5f_Caractères"><text:span text:style-name="T291">S</text:span></text:span><text:span text:style-name="_5f_Caractères"><text:span text:style-name="T290">oit </text:span></text:span><text:span text:style-name="_5f_Correction_5f_surligné"><text:span text:style-name="T185">v</text:span></text:span><text:span text:style-name="_5f_Caractères"><text:span text:style-name="T191"> </text:span></text:span><text:span text:style-name="_5f_Caractères"><text:span text:style-name="T290">le</text:span></text:span><text:span text:style-name="_5f_Caractères"><text:span text:style-name="T284"> volume </text:span></text:span><text:span text:style-name="_5f_Caractères"><text:span text:style-name="T196">que peut contenir la piscine</text:span></text:span><text:span text:style-name="_5f_Caractères"><text:span text:style-name="T287">,</text:span></text:span></text:h>
      <text:h text:style-name="P22" text:outline-level="1"><text:span text:style-name="_5f_Correction_5f_surligné"><text:span text:style-name="T145">v</text:span></text:span><text:span text:style-name="_5f_Caractères"><text:span text:style-name="T134">= </text:span></text:span><text:span text:style-name="_5f_Caractères"><text:span text:style-name="T146">a</text:span></text:span><text:span text:style-name="_5f_Caractères"><text:span text:style-name="T81"> </text:span></text:span><text:span text:style-name="_5f_Caractères"><text:span text:style-name="T88">× </text:span></text:span><text:span text:style-name="_5f_Caractères"><text:span text:style-name="T72">1,2</text:span></text:span></text:h>
      <text:h text:style-name="P22" text:outline-level="1"><text:span text:style-name="_5f_Correction_5f_surligné"><text:span text:style-name="T145">v</text:span></text:span><text:span text:style-name="_5f_Caractères"><text:span text:style-name="T134">= </text:span></text:span><text:span text:style-name="_5f_Caractères"><text:span text:style-name="T135">(</text:span></text:span><text:span text:style-name="_5f_Caractères"><text:span text:style-name="T73">3,125</text:span></text:span><text:span text:style-name="_5f_Caractères"><text:span text:style-name="T74"> </text:span></text:span><text:span text:style-name="_5f_Caractères"><text:span text:style-name="T136">π <text:s/></text:span></text:span><text:span text:style-name="_5f_Caractères"><text:span text:style-name="T137">+ 57,75</text:span></text:span><text:span text:style-name="_5f_Caractères"><text:span text:style-name="T138">)</text:span></text:span><text:span text:style-name="_5f_Caractères"><text:span text:style-name="T82"> </text:span></text:span><text:span text:style-name="_5f_Caractères"><text:span text:style-name="T103">× </text:span></text:span><text:span text:style-name="_5f_Caractères"><text:span text:style-name="T72">1,2</text:span></text:span></text:h>
      <text:h text:style-name="P22" text:outline-level="1"><text:span text:style-name="_5f_Correction_5f_surligné">v</text:span><text:span text:style-name="_5f_Caractères"><text:span text:style-name="T139">≈</text:span></text:span><text:span text:style-name="_5f_Caractères"><text:span text:style-name="T148"> </text:span></text:span><text:span text:style-name="_5f_Caractères"><text:span text:style-name="T128"> </text:span></text:span><text:span text:style-name="_5f_Caractères"><text:span text:style-name="T129">8</text:span></text:span><text:span text:style-name="_5f_Caractères"><text:span text:style-name="T130">1,081</text:span></text:span><text:span text:style-name="_5f_Caractères"><text:span text:style-name="T131"> </text:span></text:span><text:span text:style-name="_5f_Caractères"><text:span text:style-name="T120">m³ </text:span></text:span><text:span text:style-name="_5f_Caractères"><text:span text:style-name="T113">a</text:span></text:span><text:span text:style-name="_5f_Caractères"><text:span text:style-name="T114">rrondi au </text:span></text:span><text:span text:style-name="_5f_Caractères"><text:span text:style-name="T119">d</text:span></text:span><text:span text:style-name="_5f_Caractères"><text:span text:style-name="T120">m³ </text:span></text:span><text:span text:style-name="_5f_Caractères"><text:span text:style-name="T121">près.</text:span></text:span></text:h>
      <text:list text:continue-numbering="true" text:style-name="_5f_Numérotation_20_des_20_exercices">
        <text:list-item>
          <text:list>
            <text:list-header>
              <text:p text:style-name="P48"><text:span text:style-name="_5f_Caractères"/></text:p>
            </text:list-header>
            <text:list-item>
              <text:p text:style-name="P53"><text:span text:style-name="_5f_Caractères">La piscine est remplie aux </text:span><text:span text:style-name="_5f_Caractères"><draw:frame draw:style-name="fr6" draw:name="Objet3" text:anchor-type="as-char" svg:y="-0.534cm" svg:width="0.293cm" svg:height="0.87cm" draw:z-index="56"><draw:object xlink:href="./Object 1" xlink:type="simple" xlink:show="embed" xlink:actuate="onLoad"/><draw:image xlink:href="./ObjectReplacements/Object 1" xlink:type="simple" xlink:show="embed" xlink:actuate="onLoad"/><svg:desc>formula</svg:desc></draw:frame></text:span><text:span text:style-name="_5f_Caractères"><text:s/>de sa hauteur.</text:span></text:p>
            </text:list-item>
          </text:list>
        </text:list-item>
      </text:list>
      <text:h text:style-name="_5f_Paragraphe" text:outline-level="1"><text:span text:style-name="_5f_Caractères">En France, en moyenne 1 m</text:span><text:span text:style-name="_5f_Caractères"><text:span text:style-name="T30">3</text:span></text:span><text:span text:style-name="_5f_Caractères"> d’eau coûte 2,95 €.</text:span></text:h>
      <text:h text:style-name="_5f_Paragraphe" text:outline-level="1"><text:span text:style-name="_5f_Caractères">Combien coûte le remplissage de la piscine ?</text:span></text:h>
      <text:h text:style-name="P22" text:outline-level="1"><text:span text:style-name="_5f_Caractères"><text:span text:style-name="T302">Calcul de combien coûte le remplissage de cette piscine : </text:span></text:span></text:h>
      <text:h text:style-name="P22" text:outline-level="1"><text:span text:style-name="_5f_Caractères"><text:span text:style-name="T88"><draw:frame draw:style-name="fr5" draw:name="Objet1" text:anchor-type="as-char" svg:y="-0.534cm" svg:width="0.293cm" svg:height="0.87cm" draw:z-index="59"><draw:object xlink:href="./Object 2" xlink:type="simple" xlink:show="embed" xlink:actuate="onLoad"/><draw:image xlink:href="./ObjectReplacements/Object 2" xlink:type="simple" xlink:show="embed" xlink:actuate="onLoad"/><svg:desc>formula</svg:desc></draw:frame></text:span></text:span><text:span text:style-name="_5f_Caractères"><text:span text:style-name="T88">× </text:span></text:span><text:span text:style-name="_5f_Caractères"><text:span text:style-name="T91">81,</text:span></text:span><text:span text:style-name="_5f_Caractères"><text:span text:style-name="T89">08</text:span></text:span><text:span text:style-name="_5f_Caractères"><text:span text:style-name="T90">1</text:span></text:span><text:span text:style-name="_5f_Caractères"><text:span text:style-name="T91"> </text:span></text:span><text:span text:style-name="_5f_Caractères"><text:span text:style-name="T88">× </text:span></text:span><text:span text:style-name="_5f_Caractères"><text:span text:style-name="T91">2,95 </text:span></text:span><text:span text:style-name="_5f_Caractères"><text:span text:style-name="T140">≈ </text:span></text:span><text:span text:style-name="_5f_Caractères"><text:span text:style-name="T89">199,</text:span></text:span><text:span text:style-name="_5f_Caractères"><text:span text:style-name="T92">32</text:span></text:span></text:h>
      <text:h text:style-name="P22" text:outline-level="1"><text:span text:style-name="_5f_Caractères"><text:span text:style-name="T89">Remplir la piscine revient à </text:span></text:span><text:span text:style-name="_5f_Caractères"><text:span text:style-name="T90">environ</text:span></text:span><text:span text:style-name="_5f_Caractères"><text:span text:style-name="T89"> 200 </text:span></text:span><text:span text:style-name="_5f_Caractères"><text:span text:style-name="T91"><text:s/>€.</text:span></text:span></text:h>
      <text:list text:continue-numbering="true" text:style-name="_5f_Numérotation_20_des_20_exercices">
        <text:list-item>
          <text:list>
            <text:list-item>
              <text:p text:style-name="P54"><text:span text:style-name="_5f_Caractères"><text:span text:style-name="T48">Sachant qu’une douche de 5 minutes consomme en moyenne 16 L par minute, calcule la quantité d’eau nécessaire pour prendre cette douche.</text:span></text:span></text:p>
            </text:list-item>
          </text:list>
        </text:list-item>
      </text:list>
      <text:h text:style-name="P22" text:outline-level="1"><text:span text:style-name="_5f_Caractères"><text:span text:style-name="T211">Calcul de </text:span></text:span><text:span text:style-name="_5f_Caractères"><text:span text:style-name="T212">l</text:span></text:span><text:span text:style-name="_5f_Caractères"><text:span text:style-name="T213">a quantité d’eau nécessaire pour prendre cette douche</text:span></text:span><text:span text:style-name="_5f_Caractères"><text:span text:style-name="T211"> : </text:span></text:span></text:h>
      <text:h text:style-name="P22" text:outline-level="1"><text:span text:style-name="_5f_Caractères"><text:span text:style-name="T212">16 </text:span></text:span><text:span text:style-name="_5f_Caractères"><text:span text:style-name="T88">× </text:span></text:span><text:span text:style-name="_5f_Caractères"><text:span text:style-name="T93">5 = 80 </text:span></text:span></text:h>
      <text:h text:style-name="P22" text:outline-level="1"><text:span text:style-name="_5f_Caractères"><text:span text:style-name="T302">Une douche consomme 80 L d’eau. </text:span></text:span></text:h>
      <text:list text:continue-numbering="true" text:style-name="_5f_Numérotation_20_des_20_exercices">
        <text:list-item>
          <text:list>
            <text:list-item>
              <text:p text:style-name="P54"><text:span text:style-name="_5f_Caractères"><text:span text:style-name="T48">Combien de douches pourraient être prises avec la quantité d’eau versée dans la piscine ?</text:span></text:span></text:p>
            </text:list-item>
          </text:list>
        </text:list-item>
      </text:list>
      <text:h text:style-name="P22" text:outline-level="1"><text:span text:style-name="_5f_Caractères"><text:span text:style-name="T211">Calcul d</text:span></text:span><text:span text:style-name="_5f_Caractères"><text:span text:style-name="T212">u nombre de douches qui </text:span></text:span><text:span text:style-name="_5f_Caractères"><text:span text:style-name="T213">pourraient être prises avec la quantité d’eau versée dans la piscine :</text:span></text:span></text:h>
      <text:h text:style-name="P22" text:outline-level="1"><text:span text:style-name="_5f_Caractères"><text:span text:style-name="T91">81,</text:span></text:span><text:span text:style-name="_5f_Caractères"><text:span text:style-name="T89">08</text:span></text:span><text:span text:style-name="_5f_Caractères"><text:span text:style-name="T90">1</text:span></text:span><text:span text:style-name="_5f_Caractères"><text:span text:style-name="T94"> m</text:span></text:span><text:span text:style-name="_5f_Caractères"><text:span text:style-name="T150">3</text:span></text:span><text:span text:style-name="_5f_Caractères"><text:span text:style-name="T94"> = 81 081 dm</text:span></text:span><text:span text:style-name="_5f_Caractères"><text:span text:style-name="T150">3</text:span></text:span><text:span text:style-name="_5f_Caractères"><text:span text:style-name="T94"> = 81 081 L</text:span></text:span></text:h>
      <text:h text:style-name="P22" text:outline-level="1"><text:span text:style-name="_5f_Caractères"><text:span text:style-name="T88"><draw:frame draw:style-name="fr5" draw:name="Objet2" text:anchor-type="as-char" svg:y="-0.534cm" svg:width="0.293cm" svg:height="0.87cm" draw:z-index="60"><draw:object xlink:href="./Object 3" xlink:type="simple" xlink:show="embed" xlink:actuate="onLoad"/><draw:image xlink:href="./ObjectReplacements/Object 3" xlink:type="simple" xlink:show="embed" xlink:actuate="onLoad"/><svg:desc>formula</svg:desc></draw:frame></text:span></text:span><text:span text:style-name="_5f_Caractères"><text:span text:style-name="T88">× </text:span></text:span><text:span text:style-name="_5f_Caractères"><text:span text:style-name="T91">81</text:span></text:span><text:span text:style-name="_5f_Caractères"><text:span text:style-name="T94"> </text:span></text:span><text:span text:style-name="_5f_Caractères"><text:span text:style-name="T89">08</text:span></text:span><text:span text:style-name="_5f_Caractères"><text:span text:style-name="T90">1</text:span></text:span><text:span text:style-name="_5f_Caractères"><text:span text:style-name="T91"> </text:span></text:span><text:span text:style-name="_5f_Correction_5f_surligné"><text:span text:style-name="T151"></text:span></text:span><text:span text:style-name="_5f_Correction_5f_surligné"><text:span text:style-name="T152"> </text:span></text:span><text:span text:style-name="_5f_Correction_5f_surligné"><text:span text:style-name="T153">80 </text:span></text:span><text:span text:style-name="_5f_Caractères"><text:span text:style-name="T122">≈</text:span></text:span><text:span text:style-name="_5f_Caractères"><text:span text:style-name="T102"> 845</text:span></text:span></text:h>
      <text:p text:style-name="P28"><text:span text:style-name="_5f_Caractères"><text:span text:style-name="T214">Avec l’eau versée dans la piscine, on pourrait prendre huit-cent-</text:span></text:span><text:span text:style-name="_5f_Caractères"><text:span text:style-name="T215">quarante-</text:span></text:span><text:span text:style-name="_5f_Caractères"><text:span text:style-name="T214">cinq douches de 5 min.</text:span></text:span></text:p>
      <text:list text:continue-numbering="true" text:style-name="_5f_Numérotation_20_des_20_exercices">
        <text:list-item>
          <text:list>
            <text:list-item>
              <text:p text:style-name="P55"><text:span text:style-name="_5f_Caractères"><text:span text:style-name="T48">E</text:span></text:span><text:span text:style-name="_5f_Caractères"><text:span text:style-name="T52">n considérant qu’une personne prend une douche par jour, calcul</text:span></text:span><text:span text:style-name="_5f_Caractères"><text:span text:style-name="T53">e</text:span></text:span><text:span text:style-name="_5f_Caractères"><text:span text:style-name="T52"> le nombre</text:span></text:span><text:span text:style-name="_5f_Caractères"><text:span text:style-name="T54"> d’ année </text:span></text:span><text:span text:style-name="_5f_Caractères"><text:span text:style-name="T52">où cette personne aurait pût se doucher avec l’eau de la piscine.</text:span></text:span></text:p>
            </text:list-item>
          </text:list>
        </text:list-item>
      </text:list>
      <text:p text:style-name="P28"><text:span text:style-name="_5f_Caractères"><text:span text:style-name="T217">C</text:span></text:span><text:span text:style-name="_5f_Caractères"><text:span text:style-name="T213">alcul le nombre de jours où cette personne aurait pût se doucher avec l’eau de la piscine :</text:span></text:span></text:p>
      <text:p text:style-name="P28"><text:span text:style-name="_5f_Caractères"><text:span text:style-name="T217">845 </text:span></text:span><text:span text:style-name="_5f_Correction_5f_surligné"><text:span text:style-name="T151"></text:span></text:span><text:span text:style-name="_5f_Correction_5f_surligné"><text:span text:style-name="T152"> </text:span></text:span><text:span text:style-name="_5f_Correction_5f_surligné"><text:span text:style-name="T154">365 </text:span></text:span><text:span text:style-name="_5f_Caractères"><text:span text:style-name="T122">≈ </text:span></text:span><text:span text:style-name="_5f_Caractères"><text:span text:style-name="T123">2,3</text:span></text:span></text:p>
      <text:p text:style-name="P28"><text:span text:style-name="_5f_Caractères"><text:span text:style-name="T216">Avec cette quantité d’eau une personne peut se doucher plus de 2 ans.</text:span></text:span></text:p>
      <text:list text:continue-numbering="true" text:style-name="_5f_Numérotation_20_des_20_exercices">
        <text:list-item>
          <text:list>
            <text:list-item>
              <text:p text:style-name="P54"><text:span text:style-name="_5f_Caractères"><text:span text:style-name="T48">Que penses-tu de ce projet de construction ?</text:span></text:span></text:p>
            </text:list-item>
          </text:list>
        </text:list-item>
      </text:list>
      <text:p text:style-name="P28"><text:span text:style-name="_5f_Caractères"><text:span text:style-name="T218">Pour le bien de la planète, il est préférable de se rendre dans des piscines municipales plutôt que de multiplier les piscines privées. </text:span></text:span></text:p>
      <text:list text:continue-numbering="true" text:style-name="_5f_Numérotation_20_des_20_exercices">
        <text:list-header>
          <text:h text:style-name="P65" text:outline-level="1"><text:span text:style-name="_5f_Caractères"/></text:h>
        </text:list-header>
        <text:list-item>
          <text:h text:style-name="P66" text:outline-level="1"><text:soft-page-break/><text:span text:style-name="_5f_Caractères">Calcule le volume de chacun des solides suivants. (Tu donneras la valeur exacte, puis une valeur arrondie au mm</text:span><text:span text:style-name="_5f_Caractères"><text:span text:style-name="T30">3</text:span></text:span><text:span text:style-name="_5f_Caractères">.)</text:span></text:h>
          <text:list>
            <text:list-item>
              <text:p text:style-name="P50"><text:span text:style-name="_5f_Caractères">Un cylindre de révolution de 54 mm de hauteur et 2,2 cm de diamètre de base.</text:span></text:p>
              <text:p text:style-name="P56"><text:span text:style-name="_5f_Caractères"><text:span text:style-name="T302">54 mm = 5,4 cm</text:span></text:span></text:p>
            </text:list-item>
          </text:list>
        </text:list-item>
      </text:list>
      <text:p text:style-name="P27"><text:span text:style-name="_5f_Caractères"><text:span text:style-name="T288">S</text:span></text:span><text:span text:style-name="_5f_Caractères"><text:span text:style-name="T284">oit </text:span></text:span><text:span text:style-name="_5f_Correction_5f_surligné"><text:span text:style-name="T185">v</text:span></text:span><text:span text:style-name="_5f_Caractères"><text:span text:style-name="T190"> </text:span></text:span><text:span text:style-name="_5f_Caractères"><text:span text:style-name="T284">le</text:span></text:span><text:span text:style-name="_5f_Caractères"><text:span text:style-name="T302"> volume de</text:span></text:span><text:span text:style-name="_5f_Caractères"><text:span text:style-name="T303"> ce </text:span></text:span><text:span text:style-name="_5f_Caractères"><text:span text:style-name="T311">cylindre de révolution</text:span></text:span><text:span text:style-name="_5f_Caractères"><text:span text:style-name="T303">,</text:span></text:span><text:span text:style-name="_5f_Caractères"><text:span text:style-name="T299"> </text:span></text:span></text:p>
      <text:p text:style-name="P24"><text:span text:style-name="_5f_Correction_5f_surligné"><text:span text:style-name="T186">v</text:span></text:span><text:span text:style-name="_5f_Caractères"><text:span text:style-name="T187">=</text:span></text:span><text:span text:style-name="_5f_Correction_5f_surligné"><text:span text:style-name="T192"> </text:span></text:span><text:span text:style-name="_5f_Correction_5f_surligné"><text:span text:style-name="T293">(2,2</text:span></text:span><text:span text:style-name="_5f_Correction_5f_surligné"><text:span text:style-name="T294"> </text:span></text:span><text:span text:style-name="_5f_Correction_5f_surligné"><text:span text:style-name="T246"></text:span></text:span><text:span text:style-name="_5f_Correction_5f_surligné"><text:span text:style-name="T247"> </text:span></text:span><text:span text:style-name="_5f_Correction_5f_surligné"><text:span text:style-name="T238">2</text:span></text:span><text:span text:style-name="_5f_Correction_5f_surligné"><text:span text:style-name="T240">)</text:span></text:span><text:span text:style-name="_5f_Correction_5f_surligné"><text:span text:style-name="T293">²</text:span></text:span><text:span text:style-name="_5f_Correction_5f_surligné"><text:span text:style-name="T294"> </text:span></text:span><text:span text:style-name="_5f_Caractères"><text:span text:style-name="T207">×</text:span></text:span><text:span text:style-name="_5f_Caractères"><text:span text:style-name="T219"> </text:span></text:span><text:span text:style-name="_5f_Caractères"><text:span text:style-name="T207">π</text:span></text:span><text:span text:style-name="_5f_Caractères"><text:span text:style-name="T219"> </text:span></text:span><text:span text:style-name="_5f_Caractères"><text:span text:style-name="T207">×</text:span></text:span><text:span text:style-name="_5f_Caractères"><text:span text:style-name="T219"> </text:span></text:span><text:span text:style-name="_5f_Caractères"><text:span text:style-name="T220">5,4</text:span></text:span><text:span text:style-name="_5f_Caractères"><text:span text:style-name="T219"> </text:span></text:span><text:span text:style-name="_5f_Caractères"><text:span text:style-name="T220">=</text:span></text:span><text:span text:style-name="_5f_Caractères"><text:span text:style-name="T219"> </text:span></text:span><text:span text:style-name="_5f_Correction_5f_surligné"><text:span text:style-name="T228">6</text:span></text:span><text:span text:style-name="_5f_Correction_5f_surligné"><text:span text:style-name="T237">,534</text:span></text:span><text:span text:style-name="_5f_Correction_5f_surligné"><text:span text:style-name="T295"> </text:span></text:span><text:span text:style-name="_5f_Caractères"><text:span text:style-name="T207">π</text:span></text:span><text:span text:style-name="_5f_Caractères"><text:span text:style-name="T219"> </text:span></text:span><text:span text:style-name="_5f_Correction_5f_surligné"><text:span text:style-name="T295">cm³</text:span></text:span><text:span text:style-name="_5f_Correction_5f_surligné"><text:span text:style-name="T282"> </text:span></text:span><text:span text:style-name="_5f_Correction_5f_surligné"><text:span text:style-name="T283">valeur exacte</text:span></text:span></text:p>
      <text:p text:style-name="P24"><text:span text:style-name="_5f_Correction_5f_surligné"><text:span text:style-name="T185">v</text:span></text:span><text:span text:style-name="_5f_Caractères"><text:span text:style-name="T187">≈</text:span></text:span><text:span text:style-name="_5f_Correction_5f_surligné"><text:span text:style-name="T241"> </text:span></text:span><text:span text:style-name="_5f_Caractères"><text:span text:style-name="T179">2</text:span></text:span><text:span text:style-name="_5f_Caractères"><text:span text:style-name="T181">0,527</text:span></text:span><text:span text:style-name="_5f_Caractères"><text:span text:style-name="T180"> </text:span></text:span><text:span text:style-name="_5f_Caractères"><text:span text:style-name="T179">cm³ </text:span></text:span><text:span text:style-name="_5f_Caractères"><text:span text:style-name="T181">arrondi au millimètre cube près</text:span></text:span></text:p>
      <text:list text:continue-numbering="true" text:style-name="_5f_Numérotation_20_des_20_exercices">
        <text:list-item>
          <text:list>
            <text:list-item>
              <text:p text:style-name="P45"><draw:g text:anchor-type="char" draw:z-index="61" draw:name="Forme17_1" draw:style-name="gr14"><draw:ellipse draw:style-name="gr15" draw:text-style-name="P76" svg:width="2.509cm" svg:height="0.974cm" svg:x="5.606cm" svg:y="2.764cm"><text:p/></draw:ellipse><draw:rect draw:style-name="gr16" draw:text-style-name="P76" svg:width="2.516cm" svg:height="1.218cm" svg:x="5.601cm" svg:y="2.064cm"><text:p/></draw:rect><draw:ellipse draw:style-name="gr17" draw:text-style-name="P76" svg:width="2.507cm" svg:height="0.974cm" svg:x="5.608cm" svg:y="1.564cm"><text:p/></draw:ellipse><draw:line draw:style-name="gr18" draw:text-style-name="P77" svg:x1="5.606cm" svg:y1="2.039cm" svg:x2="5.605cm" svg:y2="3.263cm"><text:p/></draw:line><draw:line draw:style-name="gr19" draw:text-style-name="P77" svg:x1="8.115cm" svg:y1="2.094cm" svg:x2="8.105cm" svg:y2="3.323cm"><text:p/></draw:line><draw:ellipse draw:style-name="gr20" draw:text-style-name="P78" svg:width="2.001cm" svg:height="0.777cm" svg:x="5.86cm" svg:y="1.64cm"><text:p/></draw:ellipse><draw:path draw:style-name="gr21" draw:text-style-name="P78" svg:width="2.017cm" svg:height="0.994cm" svg:x="5.849cm" svg:y="1.085cm" svg:viewBox="0 0 2018 995" svg:d="M0 17c2007-34 2018-6 2018-6l-6 984-2007-40z"><text:p/></draw:path><draw:ellipse draw:style-name="gr22" draw:text-style-name="P78" svg:width="1.999cm" svg:height="0.775cm" svg:x="5.862cm" svg:y="0.686cm"><text:p/></draw:ellipse><draw:line draw:style-name="gr23" draw:text-style-name="P77" svg:x1="5.859cm" svg:y1="1.062cm" svg:x2="5.865cm" svg:y2="2.039cm"><text:p/></draw:line><draw:line draw:style-name="gr24" draw:text-style-name="P77" svg:x1="7.851cm" svg:y1="1.062cm" svg:x2="7.851cm" svg:y2="2.082cm"><text:p/></draw:line><draw:line draw:style-name="gr25" draw:text-style-name="P79" svg:x1="5.853cm" svg:y1="1.072cm" svg:x2="7.843cm" svg:y2="1.072cm"><text:p/></draw:line><draw:frame draw:style-name="gr26" draw:text-style-name="P81" svg:width="0.876cm" svg:height="0.414cm" svg:x="6.454cm" svg:y="1.028cm"><draw:text-box><text:p text:style-name="P80"><text:span text:style-name="T328">3 cm</text:span></text:p></draw:text-box></draw:frame><draw:line draw:style-name="gr27" draw:text-style-name="P79" svg:x1="8.319cm" svg:y1="1.062cm" svg:x2="8.319cm" svg:y2="2.082cm"><text:p/></draw:line><draw:frame draw:style-name="gr28" draw:text-style-name="P81" svg:width="0.876cm" svg:height="0.414cm" draw:transform="rotate (-1.5707963267949) translate (8.85648611111111cm 1.13947222222222cm)"><draw:text-box><text:p text:style-name="P80"><text:span text:style-name="T328">1 cm</text:span></text:p></draw:text-box></draw:frame><draw:line draw:style-name="gr29" draw:text-style-name="P79" svg:x1="8.318cm" svg:y1="2.094cm" svg:x2="8.308cm" svg:y2="3.323cm"><text:p/></draw:line><draw:frame draw:style-name="gr30" draw:text-style-name="P81" svg:width="0.876cm" svg:height="0.414cm" draw:transform="rotate (-1.5707963267949) translate (8.85648611111111cm 2.24013888888889cm)"><draw:text-box><text:p text:style-name="P80"><text:span text:style-name="T328">2 cm</text:span></text:p></draw:text-box></draw:frame><draw:line draw:style-name="gr31" draw:text-style-name="P79" svg:x1="5.599cm" svg:y1="3.274cm" svg:x2="8.115cm" svg:y2="3.274cm"><text:p/></draw:line><draw:frame draw:style-name="gr32" draw:text-style-name="P81" svg:width="0.876cm" svg:height="0.414cm" svg:x="6.421cm" svg:y="2.856cm"><draw:text-box><text:p text:style-name="P80"><text:span text:style-name="T328">4 cm</text:span></text:p></draw:text-box></draw:frame></draw:g><text:span text:style-name="_5f_Caractères"><text:s/></text:span></text:p>
            </text:list-item>
          </text:list>
        </text:list-item>
      </text:list>
      <text:h text:style-name="P23" text:outline-level="1"><text:span text:style-name="_5f_Caractères"><text:span text:style-name="T288">S</text:span></text:span><text:span text:style-name="_5f_Caractères"><text:span text:style-name="T284">oit </text:span></text:span><text:span text:style-name="_5f_Correction_5f_surligné"><text:span text:style-name="T185">v</text:span></text:span><text:span text:style-name="_5f_Caractères"><text:span text:style-name="T190"> </text:span></text:span><text:span text:style-name="_5f_Caractères"><text:span text:style-name="T284">le volume de ce </text:span></text:span><text:span text:style-name="_5f_Caractères"><text:span text:style-name="T289">solide</text:span></text:span><text:span text:style-name="_5f_Caractères"><text:span text:style-name="T284">,</text:span></text:span><text:span text:style-name="_5f_Caractères"><text:span text:style-name="T156"> </text:span></text:span></text:h>
      <text:h text:style-name="P22" text:outline-level="1"><text:span text:style-name="_5f_Correction_5f_surligné"><text:span text:style-name="T185">v</text:span></text:span><text:span text:style-name="_5f_Caractères"><text:span text:style-name="T187">=</text:span></text:span><text:span text:style-name="_5f_Caractères"><text:span text:style-name="T196"> </text:span></text:span><text:span text:style-name="_5f_Correction_5f_surligné"><text:span text:style-name="T293">(</text:span></text:span><text:span text:style-name="_5f_Correction_5f_surligné"><text:span text:style-name="T297">4 </text:span></text:span><text:span text:style-name="_5f_Correction_5f_surligné"><text:span text:style-name="T246"></text:span></text:span><text:span text:style-name="_5f_Correction_5f_surligné"><text:span text:style-name="T238"> 2</text:span></text:span><text:span text:style-name="_5f_Correction_5f_surligné"><text:span text:style-name="T240">)</text:span></text:span><text:span text:style-name="_5f_Correction_5f_surligné"><text:span text:style-name="T293">²</text:span></text:span><text:span text:style-name="_5f_Correction_5f_surligné"><text:span text:style-name="T207"> </text:span></text:span><text:span text:style-name="_5f_Caractères"><text:span text:style-name="T207">× π × </text:span></text:span><text:span text:style-name="_5f_Caractères"><text:span text:style-name="T208">2 + </text:span></text:span><text:span text:style-name="_5f_Correction_5f_surligné"><text:span text:style-name="T293">(</text:span></text:span><text:span text:style-name="_5f_Correction_5f_surligné"><text:span text:style-name="T298">3</text:span></text:span><text:span text:style-name="_5f_Correction_5f_surligné"><text:span text:style-name="T297"> </text:span></text:span><text:span text:style-name="_5f_Correction_5f_surligné"><text:span text:style-name="T246"></text:span></text:span><text:span text:style-name="_5f_Correction_5f_surligné"><text:span text:style-name="T238"> 2</text:span></text:span><text:span text:style-name="_5f_Correction_5f_surligné"><text:span text:style-name="T240">)</text:span></text:span><text:span text:style-name="_5f_Correction_5f_surligné"><text:span text:style-name="T293">²</text:span></text:span><text:span text:style-name="_5f_Correction_5f_surligné"><text:span text:style-name="T207"> </text:span></text:span><text:span text:style-name="_5f_Caractères"><text:span text:style-name="T207">× π × </text:span></text:span><text:span text:style-name="_5f_Caractères"><text:span text:style-name="T221">1</text:span></text:span><text:span text:style-name="_5f_Caractères"><text:span text:style-name="T208"> </text:span></text:span></text:h>
      <text:h text:style-name="P22" text:outline-level="1"><text:span text:style-name="_5f_Correction_5f_surligné"><text:span text:style-name="T185">v</text:span></text:span><text:span text:style-name="_5f_Caractères"><text:span text:style-name="T187">=</text:span></text:span><text:span text:style-name="_5f_Caractères"><text:span text:style-name="T220"> </text:span></text:span><text:span text:style-name="_5f_Caractères"><text:span text:style-name="T221">8</text:span></text:span><text:span text:style-name="_5f_Caractères"><text:span text:style-name="T207"> π </text:span></text:span><text:span text:style-name="_5f_Caractères"><text:span text:style-name="T221">+ 2,25 </text:span></text:span><text:span text:style-name="_5f_Caractères"><text:span text:style-name="T207">π </text:span></text:span></text:h>
      <text:h text:style-name="P22" text:outline-level="1"><text:span text:style-name="_5f_Correction_5f_surligné"><text:span text:style-name="T185">v</text:span></text:span><text:span text:style-name="_5f_Caractères"><text:span text:style-name="T187">=</text:span></text:span><text:span text:style-name="_5f_Caractères"><text:span text:style-name="T220"> </text:span></text:span><text:span text:style-name="_5f_Caractères"><text:span text:style-name="T221">10,25 </text:span></text:span><text:span text:style-name="_5f_Caractères"><text:span text:style-name="T207">π </text:span></text:span><text:span text:style-name="_5f_Caractères"><text:span text:style-name="T221"><text:s/></text:span></text:span><text:span text:style-name="_5f_Correction_5f_surligné"><text:span text:style-name="T295">cm³ </text:span></text:span><text:span text:style-name="_5f_Correction_5f_surligné"><text:span text:style-name="T296">valeur exacte</text:span></text:span></text:h>
      <text:h text:style-name="P22" text:outline-level="1"><text:span text:style-name="_5f_Correction_5f_surligné"><text:span text:style-name="T185">v</text:span></text:span><text:span text:style-name="_5f_Caractères"><text:span text:style-name="T187">≈ </text:span></text:span><text:span text:style-name="_5f_Caractères"><text:span text:style-name="T188">32,201 </text:span></text:span><text:span text:style-name="_5f_Correction_5f_surligné"><text:span text:style-name="T193">cm³ </text:span></text:span><text:span text:style-name="_5f_Correction_5f_surligné"><text:span text:style-name="T194">au m</text:span></text:span><text:span text:style-name="_5f_Correction_5f_surligné"><text:span text:style-name="T193">m³ </text:span></text:span><text:span text:style-name="_5f_Correction_5f_surligné"><text:span text:style-name="T194">près par défaut</text:span></text:span></text:h>
      <text:list text:continue-numbering="true" text:style-name="_5f_Numérotation_20_des_20_exercices">
        <text:list-item>
          <text:list>
            <text:list-item>
              <text:p text:style-name="P50"><text:span text:style-name="_5f_Caractères">Un parallélépipède troué par un cylindre de révolution représenté ci-dessous.</text:span></text:p>
            </text:list-item>
          </text:list>
        </text:list-item>
      </text:list>
      <text:h text:style-name="P21" text:outline-level="1"><text:span text:style-name="_5f_Caractères"><draw:g text:anchor-type="as-char" svg:y="0.42cm" draw:z-index="54" draw:name="Forme18_2" draw:style-name="gr42"><draw:rect draw:style-name="gr44" draw:text-style-name="P85" svg:width="5.017cm" svg:height="1.987cm" svg:x="0.51cm" svg:y="1.192cm"><text:p/></draw:rect><draw:line draw:style-name="gr45" draw:text-style-name="P77" svg:x1="0.512cm" svg:y1="1.192cm" svg:x2="1.72cm" svg:y2="0.183cm"><text:p/></draw:line><draw:line draw:style-name="gr46" draw:text-style-name="P77" svg:x1="0.503cm" svg:y1="3.184cm" svg:x2="1.711cm" svg:y2="2.175cm"><text:p/></draw:line><draw:line draw:style-name="gr47" draw:text-style-name="P77" svg:x1="5.522cm" svg:y1="3.184cm" svg:x2="6.73cm" svg:y2="2.175cm"><text:p/></draw:line><draw:line draw:style-name="gr48" draw:text-style-name="P77" svg:x1="5.506cm" svg:y1="1.2cm" svg:x2="6.714cm" svg:y2="0.206cm"><text:p/></draw:line><draw:line draw:style-name="gr49" draw:text-style-name="P77" svg:x1="1.72cm" svg:y1="0.183cm" svg:x2="6.714cm" svg:y2="0.183cm"><text:p/></draw:line><draw:line draw:style-name="gr50" draw:text-style-name="P77" svg:x1="1.72cm" svg:y1="2.174cm" svg:x2="6.714cm" svg:y2="2.174cm"><text:p/></draw:line><draw:line draw:style-name="gr51" draw:text-style-name="P77" svg:x1="1.72cm" svg:y1="0.183cm" svg:x2="1.72cm" svg:y2="2.159cm"><text:p/></draw:line><draw:line draw:style-name="gr52" draw:text-style-name="P77" svg:x1="6.722cm" svg:y1="0.199cm" svg:x2="6.722cm" svg:y2="2.175cm"><text:p/></draw:line><draw:ellipse draw:style-name="gr53" draw:text-style-name="P85" svg:width="2.678cm" svg:height="0.999cm" draw:transform="skewX (0.875980751575954) translate (3.73415277777778cm 0.18325cm)"><text:p/></draw:ellipse><draw:ellipse draw:style-name="gr54" draw:text-style-name="P85" svg:width="2.678cm" svg:height="0.997cm" draw:transform="skewX (0.877551547902749) translate (3.73415277777778cm 2.17744444444444cm)"><text:p/></draw:ellipse><draw:line draw:style-name="gr55" draw:text-style-name="P77" svg:x1="3.01cm" svg:y1="2.873cm" svg:x2="3.01cm" svg:y2="0.874cm"><text:p/></draw:line><draw:line draw:style-name="gr56" draw:text-style-name="P77" svg:x1="5.938cm" svg:y1="2.492cm" svg:x2="5.938cm" svg:y2="0.493cm"><text:p/></draw:line><draw:rect draw:style-name="gr57" draw:text-style-name="P86" svg:width="5.017cm" svg:height="1.987cm" svg:x="0.524cm" svg:y="1.185cm"><text:p/></draw:rect><draw:line draw:style-name="gr58" draw:text-style-name="P87" svg:x1="0.527cm" svg:y1="1.185cm" svg:x2="1.735cm" svg:y2="0.176cm"><text:p/></draw:line><draw:line draw:style-name="gr59" draw:text-style-name="P87" svg:x1="5.521cm" svg:y1="1.193cm" svg:x2="6.729cm" svg:y2="0.199cm"><text:p/></draw:line><draw:line draw:style-name="gr60" draw:text-style-name="P87" svg:x1="1.735cm" svg:y1="0.176cm" svg:x2="6.729cm" svg:y2="0.176cm"><text:p/></draw:line><draw:polygon draw:style-name="gr61" draw:text-style-name="P86" svg:width="6.228cm" svg:height="1.018cm" svg:x="0.513cm" svg:y="0.169cm" svg:viewBox="0 0 6229 1019" draw:points="0,1019 5029,1019 6229,16 1216,0 1233,0"><text:p/></draw:polygon><draw:ellipse draw:style-name="gr62" draw:text-style-name="P88" svg:width="2.68cm" svg:height="0.999cm" draw:transform="skewX (0.875980751575954) translate (3.74826388888889cm 0.176194444444444cm)"><text:p/></draw:ellipse><draw:polygon draw:style-name="gr63" draw:text-style-name="P86" svg:width="1.18cm" svg:height="2.969cm" svg:x="5.542cm" svg:y="0.199cm" svg:viewBox="0 0 1181 2970" draw:points="0,990 0,2970 1181,1988 1181,0"><text:p/></draw:polygon><draw:frame draw:style-name="gr64" draw:text-style-name="P81" svg:width="1.211cm" svg:height="0.414cm" draw:transform="rotate (1.5707963267949) translate (0cm 2.78498611111111cm)"><draw:text-box><text:p text:style-name="P80"><text:span text:style-name="T328">3,2 cm</text:span></text:p></draw:text-box></draw:frame><draw:frame draw:style-name="gr65" draw:text-style-name="P81" svg:width="1.124cm" svg:height="0.414cm" svg:x="2.422cm" svg:y="3.261cm"><draw:text-box><text:p text:style-name="P80"><text:span text:style-name="T328">7 cm</text:span></text:p></draw:text-box></draw:frame><draw:frame draw:style-name="gr66" draw:text-style-name="P81" svg:width="1.211cm" svg:height="0.414cm" draw:transform="rotate (0.715759526242874) translate (0.280458333333333cm 0.793555555555556cm)"><draw:text-box><text:p text:style-name="P80"><text:span text:style-name="T328">1,6 cm</text:span></text:p></draw:text-box></draw:frame></draw:g></text:span></text:h>
      <text:h text:style-name="P22" text:outline-level="1"><text:span text:style-name="_5f_Caractères"><text:span text:style-name="T288">S</text:span></text:span><text:span text:style-name="_5f_Caractères"><text:span text:style-name="T284">oit </text:span></text:span><text:span text:style-name="_5f_Correction_5f_surligné"><text:span text:style-name="T185">v</text:span></text:span><text:span text:style-name="_5f_Caractères"><text:span text:style-name="T190"> </text:span></text:span><text:span text:style-name="_5f_Caractères"><text:span text:style-name="T284">le volume de ce </text:span></text:span><text:span text:style-name="_5f_Caractères"><text:span text:style-name="T289">solide</text:span></text:span><text:span text:style-name="_5f_Caractères"><text:span text:style-name="T284">,</text:span></text:span><text:span text:style-name="_5f_Caractères"><text:span text:style-name="T156"> </text:span></text:span></text:h>
      <text:h text:style-name="P22" text:outline-level="1"><text:span text:style-name="_5f_Correction_5f_surligné"><text:span text:style-name="T185">v</text:span></text:span><text:span text:style-name="_5f_Caractères"><text:span text:style-name="T187">=</text:span></text:span><text:span text:style-name="_5f_Caractères"><text:span text:style-name="T196"> </text:span></text:span><text:span text:style-name="_5f_Correction_5f_surligné"><text:span text:style-name="T156">7</text:span></text:span><text:span text:style-name="_5f_Correction_5f_surligné"><text:span text:style-name="T230"> </text:span></text:span><text:span text:style-name="_5f_Caractères"><text:span text:style-name="T169">×</text:span></text:span><text:span text:style-name="_5f_Correction_5f_surligné"><text:span text:style-name="T173"> </text:span></text:span><text:span text:style-name="_5f_Correction_5f_surligné"><text:span text:style-name="T156">3,2</text:span></text:span><text:span text:style-name="_5f_Correction_5f_surligné"><text:span text:style-name="T230"> </text:span></text:span><text:span text:style-name="_5f_Caractères"><text:span text:style-name="T169">×</text:span></text:span><text:span text:style-name="_5f_Correction_5f_surligné"><text:span text:style-name="T173"> </text:span></text:span><text:span text:style-name="_5f_Correction_5f_surligné"><text:span text:style-name="T156">1,6</text:span></text:span><text:span text:style-name="_5f_Correction_5f_surligné"><text:span text:style-name="T234"> </text:span></text:span><text:span text:style-name="_5f_Caractères"><text:span text:style-name="T169">−</text:span></text:span><text:span text:style-name="_5f_Correction_5f_surligné"><text:span text:style-name="T230"> </text:span></text:span><text:span text:style-name="_5f_Correction_5f_surligné"><text:span text:style-name="T232">(1,6 </text:span></text:span><text:span text:style-name="_5f_Correction_5f_surligné"><text:span text:style-name="T246"></text:span></text:span><text:span text:style-name="_5f_Correction_5f_surligné"><text:span text:style-name="T238"> 2</text:span></text:span><text:span text:style-name="_5f_Correction_5f_surligné"><text:span text:style-name="T240">)</text:span></text:span><text:span text:style-name="_5f_Correction_5f_surligné"><text:span text:style-name="T182">²</text:span></text:span><text:span text:style-name="_5f_Correction_5f_surligné"><text:span text:style-name="T234"> </text:span></text:span><text:span text:style-name="_5f_Caractères"><text:span text:style-name="T163">× π × </text:span></text:span><text:span text:style-name="_5f_Caractères"><text:span text:style-name="T164">3</text:span></text:span><text:span text:style-name="_5f_Caractères"><text:span text:style-name="T165">,</text:span></text:span><text:span text:style-name="_5f_Caractères"><text:span text:style-name="T164">2</text:span></text:span><text:span text:style-name="_5f_Caractères"><text:span text:style-name="T166"> </text:span></text:span><text:span text:style-name="_5f_Caractères"><text:span text:style-name="T207"><text:s/></text:span></text:span></text:h>
      <text:h text:style-name="P22" text:outline-level="1"><text:span text:style-name="_5f_Correction_5f_surligné"><text:span text:style-name="T185">v</text:span></text:span><text:span text:style-name="_5f_Caractères"><text:span text:style-name="T187">=</text:span></text:span><text:span text:style-name="_5f_Caractères"><text:span text:style-name="T220"> </text:span></text:span><text:span text:style-name="_5f_Caractères"><text:span text:style-name="T222">35,84</text:span></text:span><text:span text:style-name="_5f_Caractères"><text:span text:style-name="T207"> </text:span></text:span><text:span text:style-name="_5f_Caractères"><text:span text:style-name="T169">−</text:span></text:span><text:span text:style-name="_5f_Correction_5f_surligné"><text:span text:style-name="T233"> </text:span></text:span><text:span text:style-name="_5f_Caractères"><text:span text:style-name="T221">2,</text:span></text:span><text:span text:style-name="_5f_Caractères"><text:span text:style-name="T223">048</text:span></text:span><text:span text:style-name="_5f_Caractères"><text:span text:style-name="T221"> </text:span></text:span><text:span text:style-name="_5f_Caractères"><text:span text:style-name="T207">π </text:span></text:span><text:span text:style-name="_5f_Correction_5f_surligné"><text:span text:style-name="T295">cm³ </text:span></text:span><text:span text:style-name="_5f_Correction_5f_surligné"><text:span text:style-name="T296">valeur exacte</text:span></text:span></text:h>
      <text:h text:style-name="P22" text:outline-level="1"><text:span text:style-name="_5f_Correction_5f_surligné"><text:span text:style-name="T185">v</text:span></text:span><text:span text:style-name="_5f_Caractères"><text:span text:style-name="T187">≈ </text:span></text:span><text:span text:style-name="_5f_Caractères"><text:span text:style-name="T189">29,406</text:span></text:span><text:span text:style-name="_5f_Caractères"><text:span text:style-name="T188"> </text:span></text:span><text:span text:style-name="_5f_Correction_5f_surligné"><text:span text:style-name="T193">cm³ </text:span></text:span><text:span text:style-name="_5f_Correction_5f_surligné"><text:span text:style-name="T194">au m</text:span></text:span><text:span text:style-name="_5f_Correction_5f_surligné"><text:span text:style-name="T193">m³ </text:span></text:span><text:span text:style-name="_5f_Correction_5f_surligné"><text:span text:style-name="T194">près par défaut</text:span></text:span></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 Unicode MS" svg:font-family="'Arial Unicode MS'" style:font-pitch="variable"/>
    <style:font-face style:name="Arial1" svg:font-family="Arial" style:font-family-generic="swiss" style:font-pitch="variable"/>
    <style:font-face style:name="Arial2"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Bitstream Vera Sans7" svg:font-family="'Bitstream Vera Sans', sans-serif"/>
    <style:font-face style:name="Cambria Math" svg:font-family="'Cambria Math'" style:font-family-generic="system" style:font-pitch="variable"/>
    <style:font-face style:name="Courier New" svg:font-family="'Courier New'" style:font-family-generic="modern" style:font-pitch="fixed"/>
    <style:font-face style:name="Great Vibes" svg:font-family="'Great Vibes'"/>
    <style:font-face style:name="Great Vibes1" svg:font-family="'Great Vibes'"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Lucida Sans Unicode" svg:font-family="'Lucida Sans Unicode'" style:font-pitch="variable"/>
    <style:font-face style:name="Lucida Sans Unicode1"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CJK SC" svg:font-family="'Noto Sans CJK SC'" style:font-family-generic="system" style:font-pitch="variable"/>
    <style:font-face style:name="OpenSymbol" svg:font-family="OpenSymbol" style:font-charset="x-symbol"/>
    <style:font-face style:name="OpenSymbol1" svg:font-family="OpenSymbol" style:font-pitch="variable"/>
    <style:font-face style:name="OpenSymbol2" svg:font-family="OpenSymbol" style:font-pitch="variable" style:font-charset="x-symbol"/>
    <style:font-face style:name="OpenSymbol3"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Symbol" svg:font-family="Symbol"/>
    <style:font-face style:name="Symbol1" svg:font-family="Symbol" style:font-adornments="Roman" style:font-charset="x-symbol"/>
    <style:font-face style:name="Tahoma" svg:font-family="Tahoma"/>
    <style:font-face style:name="Tahoma1" svg:font-family="Tahoma" style:font-pitch="variable"/>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styles>
    <draw:marker draw:name="Arrow_20_concave" draw:display-name="Arrow concave" svg:viewBox="0 0 1131 1580" svg:d="M1013 1491l118 89-567-1580-564 1580 114-85 136-68 148-46 161-17 161 13 153 46z"/>
    <draw:stroke-dash draw:name="Dashed_20__28_var_29__20_2313" draw:display-name="Dashed (var) 2313" draw:style="rect" draw:dots1="1" draw:dots1-length="0.011cm" draw:dots2="1" draw:dots2-length="0.011cm" draw:distance="0.011cm"/>
    <draw:stroke-dash draw:name="Dashed_20__28_var_29__20_5672" draw:display-name="Dashed (var) 5672" draw:style="rect" draw:dots1="1" draw:dots1-length="0.011cm" draw:dots2="1" draw:dots2-length="0.011cm" draw:distance="0.011cm"/>
    <draw:stroke-dash draw:name="Dashed_20__28_var_29__20_7315" draw:display-name="Dashed (var) 7315" draw:style="rect" draw:dots1="1" draw:dots1-length="0.011cm" draw:dots2="1" draw:dots2-length="0.011cm" draw:distance="0.011cm"/>
    <draw:stroke-dash draw:name="Dashed_20__28_var_29__20_7316" draw:display-name="Dashed (var) 7316" draw:style="rect" draw:dots1="1" draw:dots1-length="0.011cm" draw:dots2="1" draw:dots2-length="0.011cm" draw:distance="0.011cm"/>
    <draw:stroke-dash draw:name="Dashed_20__28_var_29__20_7317" draw:display-name="Dashed (var) 7317" draw:style="rect" draw:dots1="1" draw:dots1-length="0.011cm" draw:dots2="1" draw:dots2-length="0.011cm" draw:distance="0.011cm"/>
    <draw:stroke-dash draw:name="Dashed_20__28_var_29__20_7318" draw:display-name="Dashed (var) 7318" draw:style="rect" draw:dots1="1" draw:dots1-length="0.011cm" draw:dots2="1" draw:dots2-length="0.011cm" draw:distance="0.011cm"/>
    <draw:stroke-dash draw:name="Dashed_20__28_var_29__20_7319" draw:display-name="Dashed (var) 7319" draw:style="rect" draw:dots1="1" draw:dots1-length="0.011cm" draw:dots2="1" draw:dots2-length="0.011cm" draw:distance="0.011cm"/>
    <draw:stroke-dash draw:name="Dashed_20__28_var_29__20_7320" draw:display-name="Dashed (var) 7320" draw:style="rect" draw:dots1="1" draw:dots1-length="0.011cm" draw:dots2="1" draw:dots2-length="0.011cm" draw:distance="0.011cm"/>
    <draw:stroke-dash draw:name="Dashed_20__28_var_29__20_7321" draw:display-name="Dashed (var) 7321" draw:style="rect" draw:dots1="1" draw:dots1-length="0.011cm" draw:dots2="1" draw:dots2-length="0.011cm" draw:distance="0.011cm"/>
    <draw:stroke-dash draw:name="Dashed_20__28_var_29__20_7322" draw:display-name="Dashed (var) 7322" draw:style="rect" draw:dots1="1" draw:dots1-length="0.011cm" draw:dots2="1" draw:dots2-length="0.011cm" draw:distance="0.011cm"/>
    <draw:stroke-dash draw:name="Dashed_20__28_var_29__20_7323" draw:display-name="Dashed (var) 7323" draw:style="rect" draw:dots1="1" draw:dots1-length="0.011cm" draw:dots2="1" draw:dots2-length="0.011cm" draw:distance="0.011cm"/>
    <draw:stroke-dash draw:name="Dashed_20__28_var_29__20_7324" draw:display-name="Dashed (var) 7324" draw:style="rect" draw:dots1="1" draw:dots1-length="0.011cm" draw:dots2="1" draw:dots2-length="0.011cm" draw:distance="0.011cm"/>
    <draw:stroke-dash draw:name="Dashed_20__28_var_29__20_7325" draw:display-name="Dashed (var) 7325" draw:style="rect" draw:dots1="1" draw:dots1-length="0.011cm" draw:dots2="1" draw:dots2-length="0.011cm" draw:distance="0.011cm"/>
    <draw:stroke-dash draw:name="Dashed_20__28_var_29__20_7326" draw:display-name="Dashed (var) 7326" draw:style="rect" draw:dots1="1" draw:dots1-length="0.011cm" draw:dots2="1" draw:dots2-length="0.011cm" draw:distance="0.011cm"/>
    <draw:stroke-dash draw:name="Dashed_20__28_var_29__20_7327" draw:display-name="Dashed (var) 7327" draw:style="rect" draw:dots1="1" draw:dots1-length="0.011cm" draw:dots2="1" draw:dots2-length="0.011cm" draw:distance="0.011cm"/>
    <draw:stroke-dash draw:name="Dashed_20__28_var_29__20_7328" draw:display-name="Dashed (var) 7328" draw:style="rect" draw:dots1="1" draw:dots1-length="0.011cm" draw:dots2="1" draw:dots2-length="0.011cm" draw:distance="0.011cm"/>
    <draw:stroke-dash draw:name="Dashed_20__28_var_29__20_7329" draw:display-name="Dashed (var) 7329" draw:style="rect" draw:dots1="1" draw:dots1-length="0.011cm" draw:dots2="1" draw:dots2-length="0.011cm" draw:distance="0.011cm"/>
    <draw:stroke-dash draw:name="Dashed_20__28_var_29__20_7330" draw:display-name="Dashed (var) 7330" draw:style="rect" draw:dots1="1" draw:dots1-length="0.011cm" draw:dots2="1" draw:dots2-length="0.011cm" draw:distance="0.011cm"/>
    <draw:stroke-dash draw:name="Dashed_20__28_var_29__20_7331" draw:display-name="Dashed (var) 7331" draw:style="rect" draw:dots1="1" draw:dots1-length="0.011cm" draw:dots2="1" draw:dots2-length="0.011cm" draw:distance="0.011cm"/>
    <draw:stroke-dash draw:name="Dashed_20__28_var_29__20_7332" draw:display-name="Dashed (var) 7332" draw:style="rect" draw:dots1="1" draw:dots1-length="0.011cm" draw:dots2="1" draw:dots2-length="0.011cm" draw:distance="0.011cm"/>
    <draw:stroke-dash draw:name="Dashed_20__28_var_29__20_7333" draw:display-name="Dashed (var) 7333" draw:style="rect" draw:dots1="1" draw:dots1-length="0.006cm" draw:dots2="1" draw:dots2-length="0.006cm" draw:distance="0.006cm"/>
    <draw:stroke-dash draw:name="Dashed_20__28_var_29__20_7334" draw:display-name="Dashed (var) 7334" draw:style="rect" draw:dots1="1" draw:dots1-length="0.006cm" draw:dots2="1" draw:dots2-length="0.006cm" draw:distance="0.006cm"/>
    <draw:stroke-dash draw:name="Dashed_20__28_var_29__20_7335" draw:display-name="Dashed (var) 7335" draw:style="rect" draw:dots1="1" draw:dots1-length="0.016cm" draw:dots2="1" draw:dots2-length="0.016cm" draw:distance="0.016cm"/>
    <draw:stroke-dash draw:name="Dashed_20__28_var_29__20_7336" draw:display-name="Dashed (var) 7336" draw:style="rect" draw:dots1="1" draw:dots1-length="0.006cm" draw:dots2="1" draw:dots2-length="0.006cm" draw:distance="0.006cm"/>
    <draw:stroke-dash draw:name="Dashed_20__28_var_29__20_7337" draw:display-name="Dashed (var) 7337" draw:style="rect" draw:dots1="1" draw:dots1-length="0.006cm" draw:dots2="1" draw:dots2-length="0.006cm" draw:distance="0.006cm"/>
    <draw:stroke-dash draw:name="Dashed_20__28_var_29__20_7338" draw:display-name="Dashed (var) 7338" draw:style="rect" draw:dots1="1" draw:dots1-length="0.006cm" draw:dots2="1" draw:dots2-length="0.006cm" draw:distance="0.006cm"/>
    <draw:stroke-dash draw:name="Dashed_20__28_var_29__20_7339" draw:display-name="Dashed (var) 7339" draw:style="rect" draw:dots1="1" draw:dots1-length="0.016cm" draw:dots2="1" draw:dots2-length="0.016cm" draw:distance="0.016cm"/>
    <draw:stroke-dash draw:name="Dashed_20__28_var_29__20_7340" draw:display-name="Dashed (var) 7340" draw:style="rect" draw:dots1="1" draw:dots1-length="0.016cm" draw:dots2="1" draw:dots2-length="0.016cm" draw:distance="0.016cm"/>
    <draw:stroke-dash draw:name="Dashed_20__28_var_29__20_7341" draw:display-name="Dashed (var) 7341" draw:style="rect" draw:dots1="1" draw:dots1-length="0.006cm" draw:dots2="1" draw:dots2-length="0.006cm" draw:distance="0.006cm"/>
    <draw:stroke-dash draw:name="Dashed_20__28_var_29__20_7342" draw:display-name="Dashed (var) 7342" draw:style="rect" draw:dots1="1" draw:dots1-length="0.006cm" draw:dots2="1" draw:dots2-length="0.006cm" draw:distance="0.006cm"/>
    <draw:stroke-dash draw:name="Dashed_20__28_var_29__20_7343" draw:display-name="Dashed (var) 7343" draw:style="rect" draw:dots1="1" draw:dots1-length="0.016cm" draw:dots2="1" draw:dots2-length="0.016cm" draw:distance="0.016cm"/>
    <draw:stroke-dash draw:name="Dashed_20__28_var_29__20_7344" draw:display-name="Dashed (var) 7344" draw:style="rect" draw:dots1="1" draw:dots1-length="0.016cm" draw:dots2="1" draw:dots2-length="0.016cm" draw:distance="0.016cm"/>
    <draw:stroke-dash draw:name="Dashed_20__28_var_29__20_7345" draw:display-name="Dashed (var) 7345" draw:style="rect" draw:dots1="1" draw:dots1-length="0.016cm" draw:dots2="1" draw:dots2-length="0.016cm" draw:distance="0.016cm"/>
    <draw:stroke-dash draw:name="Dashed_20__28_var_29__20_7346" draw:display-name="Dashed (var) 7346" draw:style="rect" draw:dots1="1" draw:dots1-length="0.006cm" draw:dots2="1" draw:dots2-length="0.006cm" draw:distance="0.006cm"/>
    <draw:stroke-dash draw:name="Dashed_20__28_var_29__20_7347" draw:display-name="Dashed (var) 7347" draw:style="rect" draw:dots1="1" draw:dots1-length="0.006cm" draw:dots2="1" draw:dots2-length="0.006cm" draw:distance="0.006cm"/>
    <draw:stroke-dash draw:name="Dashed_20__28_var_29__20_7348" draw:display-name="Dashed (var) 7348" draw:style="rect" draw:dots1="1" draw:dots1-length="0.006cm" draw:dots2="1" draw:dots2-length="0.006cm" draw:distance="0.006cm"/>
    <draw:stroke-dash draw:name="Dashed_20__28_var_29__20_7349" draw:display-name="Dashed (var) 7349" draw:style="rect" draw:dots1="1" draw:dots1-length="0.006cm" draw:dots2="1" draw:dots2-length="0.006cm" draw:distance="0.006cm"/>
    <draw:stroke-dash draw:name="Dashed_20__28_var_29__20_7350" draw:display-name="Dashed (var) 7350" draw:style="rect" draw:dots1="1" draw:dots1-length="0.006cm" draw:dots2="1" draw:dots2-length="0.006cm" draw:distance="0.006cm"/>
    <draw:stroke-dash draw:name="Dashed_20__28_var_29__20_7351" draw:display-name="Dashed (var) 7351" draw:style="rect" draw:dots1="1" draw:dots1-length="0.006cm" draw:dots2="1" draw:dots2-length="0.006cm" draw:distance="0.006cm"/>
    <draw:stroke-dash draw:name="Dashed_20__28_var_29__20_7352" draw:display-name="Dashed (var) 7352" draw:style="rect" draw:dots1="1" draw:dots1-length="0.006cm" draw:dots2="1" draw:dots2-length="0.006cm" draw:distance="0.006cm"/>
    <draw:stroke-dash draw:name="Dashed_20__28_var_29__20_7353" draw:display-name="Dashed (var) 7353" draw:style="rect" draw:dots1="1" draw:dots1-length="0.006cm" draw:dots2="1" draw:dots2-length="0.006cm" draw:distance="0.006cm"/>
    <draw:stroke-dash draw:name="Dashed_20__28_var_29__20_7354" draw:display-name="Dashed (var) 7354" draw:style="rect" draw:dots1="1" draw:dots1-length="0.006cm" draw:dots2="1" draw:dots2-length="0.006cm" draw:distance="0.006cm"/>
    <draw:stroke-dash draw:name="Dashed_20__28_var_29__20_7355" draw:display-name="Dashed (var) 7355" draw:style="rect" draw:dots1="1" draw:dots1-length="0.006cm" draw:dots2="1" draw:dots2-length="0.006cm" draw:distance="0.006cm"/>
    <draw:stroke-dash draw:name="Dashed_20__28_var_29__20_7430" draw:display-name="Dashed (var) 7430" draw:style="rect" draw:dots1="1" draw:dots1-length="0.006cm" draw:dots2="1" draw:dots2-length="0.006cm" draw:distance="0.006cm"/>
    <draw:stroke-dash draw:name="Dashed_20__28_var_29__20_7431" draw:display-name="Dashed (var) 7431" draw:style="rect" draw:dots1="1" draw:dots1-length="0.011cm" draw:dots2="1" draw:dots2-length="0.011cm" draw:distance="0.011cm"/>
    <draw:stroke-dash draw:name="Dashed_20__28_var_29__20_7432" draw:display-name="Dashed (var) 7432" draw:style="rect" draw:dots1="1" draw:dots1-length="0.011cm" draw:dots2="1" draw:dots2-length="0.011cm" draw:distance="0.011cm"/>
    <draw:stroke-dash draw:name="Dashed_20__28_var_29__20_7433" draw:display-name="Dashed (var) 7433" draw:style="rect" draw:dots1="1" draw:dots1-length="0.011cm" draw:dots2="1" draw:dots2-length="0.011cm" draw:distance="0.011cm"/>
    <draw:stroke-dash draw:name="Dashed_20__28_var_29__20_7434" draw:display-name="Dashed (var) 7434" draw:style="rect" draw:dots1="1" draw:dots1-length="0.011cm" draw:dots2="1" draw:dots2-length="0.011cm" draw:distance="0.011cm"/>
    <draw:stroke-dash draw:name="Dashed_20__28_var_29__20_7435" draw:display-name="Dashed (var) 7435" draw:style="rect" draw:dots1="1" draw:dots1-length="0.011cm" draw:dots2="1" draw:dots2-length="0.011cm" draw:distance="0.011cm"/>
    <draw:stroke-dash draw:name="Dashed_20__28_var_29__20_7436" draw:display-name="Dashed (var) 7436" draw:style="rect" draw:dots1="1" draw:dots1-length="0.011cm" draw:dots2="1" draw:dots2-length="0.011cm" draw:distance="0.011cm"/>
    <draw:stroke-dash draw:name="Dashed_20__28_var_29__20_7437" draw:display-name="Dashed (var) 7437" draw:style="rect" draw:dots1="1" draw:dots1-length="0.011cm" draw:dots2="1" draw:dots2-length="0.011cm" draw:distance="0.011cm"/>
    <draw:stroke-dash draw:name="Dashed_20__28_var_29__20_7438" draw:display-name="Dashed (var) 7438" draw:style="rect" draw:dots1="1" draw:dots1-length="0.011cm" draw:dots2="1" draw:dots2-length="0.011cm" draw:distance="0.011cm"/>
    <draw:stroke-dash draw:name="Dashed_20__28_var_29__20_7439" draw:display-name="Dashed (var) 7439" draw:style="rect" draw:dots1="1" draw:dots1-length="0.011cm" draw:dots2="1" draw:dots2-length="0.011cm" draw:distance="0.011cm"/>
    <draw:stroke-dash draw:name="Dashed_20__28_var_29__20_7440" draw:display-name="Dashed (var) 7440" draw:style="rect" draw:dots1="1" draw:dots1-length="0.011cm" draw:dots2="1" draw:dots2-length="0.011cm" draw:distance="0.011cm"/>
    <draw:stroke-dash draw:name="Dashed_20__28_var_29__20_7441" draw:display-name="Dashed (var) 7441" draw:style="rect" draw:dots1="1" draw:dots1-length="0.011cm" draw:dots2="1" draw:dots2-length="0.011cm" draw:distance="0.011cm"/>
    <draw:stroke-dash draw:name="Dashed_20__28_var_29__20_7442" draw:display-name="Dashed (var) 7442" draw:style="rect" draw:dots1="1" draw:dots1-length="0.011cm" draw:dots2="1" draw:dots2-length="0.011cm" draw:distance="0.011cm"/>
    <draw:stroke-dash draw:name="Dashed_20__28_var_29__20_7443" draw:display-name="Dashed (var) 7443" draw:style="rect" draw:dots1="1" draw:dots1-length="0.011cm" draw:dots2="1" draw:dots2-length="0.011cm" draw:distance="0.011cm"/>
    <draw:stroke-dash draw:name="Dashed_20__28_var_29__20_7444" draw:display-name="Dashed (var) 7444" draw:style="rect" draw:dots1="1" draw:dots1-length="0.011cm" draw:dots2="1" draw:dots2-length="0.011cm" draw:distance="0.011cm"/>
    <draw:stroke-dash draw:name="Dashed_20__28_var_29__20_7445" draw:display-name="Dashed (var) 7445" draw:style="rect" draw:dots1="1" draw:dots1-length="0.011cm" draw:dots2="1" draw:dots2-length="0.011cm" draw:distance="0.011cm"/>
    <draw:stroke-dash draw:name="Dashed_20__28_var_29__20_7446" draw:display-name="Dashed (var) 7446" draw:style="rect" draw:dots1="1" draw:dots1-length="0.011cm" draw:dots2="1" draw:dots2-length="0.011cm" draw:distance="0.011cm"/>
    <draw:stroke-dash draw:name="Dashed_20__28_var_29__20_7447" draw:display-name="Dashed (var) 7447" draw:style="rect" draw:dots1="1" draw:dots1-length="0.011cm" draw:dots2="1" draw:dots2-length="0.011cm" draw:distance="0.011cm"/>
    <draw:stroke-dash draw:name="Dashed_20__28_var_29__20_7448" draw:display-name="Dashed (var) 7448" draw:style="rect" draw:dots1="1" draw:dots1-length="0.011cm" draw:dots2="1" draw:dots2-length="0.011cm" draw:distance="0.011cm"/>
    <draw:stroke-dash draw:name="Dashed_20__28_var_29__20_7449" draw:display-name="Dashed (var) 7449" draw:style="rect" draw:dots1="1" draw:dots1-length="0.011cm" draw:dots2="1" draw:dots2-length="0.011cm" draw:distance="0.011cm"/>
    <draw:stroke-dash draw:name="Dashed_20__28_var_29__20_7450" draw:display-name="Dashed (var) 7450" draw:style="rect" draw:dots1="1" draw:dots1-length="0.011cm" draw:dots2="1" draw:dots2-length="0.011cm" draw:distance="0.011cm"/>
    <draw:stroke-dash draw:name="Dashed_20__28_var_29__20_7451" draw:display-name="Dashed (var) 7451" draw:style="rect" draw:dots1="1" draw:dots1-length="0.011cm" draw:dots2="1" draw:dots2-length="0.011cm" draw:distance="0.011cm"/>
    <draw:stroke-dash draw:name="Dashed_20__28_var_29__20_7452" draw:display-name="Dashed (var) 7452" draw:style="rect" draw:dots1="1" draw:dots1-length="0.011cm" draw:dots2="1" draw:dots2-length="0.011cm" draw:distance="0.011cm"/>
    <draw:stroke-dash draw:name="Dashed_20__28_var_29__20_7453" draw:display-name="Dashed (var) 7453" draw:style="rect" draw:dots1="1" draw:dots1-length="0.011cm" draw:dots2="1" draw:dots2-length="0.011cm" draw:distance="0.011cm"/>
    <draw:stroke-dash draw:name="Dashed_20__28_var_29__20_7454" draw:display-name="Dashed (var) 7454" draw:style="rect" draw:dots1="1" draw:dots1-length="0.011cm" draw:dots2="1" draw:dots2-length="0.011cm" draw:distance="0.011cm"/>
    <draw:stroke-dash draw:name="Dashed_20__28_var_29__20_7455" draw:display-name="Dashed (var) 7455" draw:style="rect" draw:dots1="1" draw:dots1-length="0.011cm" draw:dots2="1" draw:dots2-length="0.011cm" draw:distance="0.011cm"/>
    <draw:stroke-dash draw:name="Dashed_20__28_var_29__20_7456" draw:display-name="Dashed (var) 7456" draw:style="rect" draw:dots1="1" draw:dots1-length="0.011cm" draw:dots2="1" draw:dots2-length="0.011cm" draw:distance="0.011cm"/>
    <draw:stroke-dash draw:name="Dashed_20__28_var_29__20_7457" draw:display-name="Dashed (var) 7457" draw:style="rect" draw:dots1="1" draw:dots1-length="0.011cm" draw:dots2="1" draw:dots2-length="0.011cm" draw:distance="0.011cm"/>
    <draw:stroke-dash draw:name="Dashed_20__28_var_29__20_7458" draw:display-name="Dashed (var) 7458" draw:style="rect" draw:dots1="1" draw:dots1-length="0.011cm" draw:dots2="1" draw:dots2-length="0.011cm" draw:distance="0.011cm"/>
    <draw:stroke-dash draw:name="Dashed_20__28_var_29__20_7459" draw:display-name="Dashed (var) 7459" draw:style="rect" draw:dots1="1" draw:dots1-length="0.011cm" draw:dots2="1" draw:dots2-length="0.011cm" draw:distance="0.011cm"/>
    <draw:stroke-dash draw:name="Dashed_20__28_var_29__20_7460" draw:display-name="Dashed (var) 7460" draw:style="rect" draw:dots1="1" draw:dots1-length="0.011cm" draw:dots2="1" draw:dots2-length="0.011cm" draw:distance="0.011cm"/>
    <draw:stroke-dash draw:name="Dashed_20__28_var_29__20_7461" draw:display-name="Dashed (var) 7461" draw:style="rect" draw:dots1="1" draw:dots1-length="0.011cm" draw:dots2="1" draw:dots2-length="0.011cm" draw:distance="0.011cm"/>
    <draw:stroke-dash draw:name="Dashed_20__28_var_29__20_7462" draw:display-name="Dashed (var) 7462" draw:style="rect" draw:dots1="1" draw:dots1-length="0.011cm" draw:dots2="1" draw:dots2-length="0.011cm" draw:distance="0.011cm"/>
    <draw:stroke-dash draw:name="Dashed_20__28_var_29__20_7463" draw:display-name="Dashed (var) 7463" draw:style="rect" draw:dots1="1" draw:dots1-length="0.011cm" draw:dots2="1" draw:dots2-length="0.011cm" draw:distance="0.011cm"/>
    <draw:stroke-dash draw:name="Dashed_20__28_var_29__20_7464" draw:display-name="Dashed (var) 7464" draw:style="rect" draw:dots1="1" draw:dots1-length="0.011cm" draw:dots2="1" draw:dots2-length="0.011cm" draw:distance="0.011cm"/>
    <draw:stroke-dash draw:name="Dashed_20__28_var_29__20_7465" draw:display-name="Dashed (var) 7465" draw:style="rect" draw:dots1="1" draw:dots1-length="0.011cm" draw:dots2="1" draw:dots2-length="0.011cm" draw:distance="0.011cm"/>
    <draw:stroke-dash draw:name="Dashed_20__28_var_29__20_7466" draw:display-name="Dashed (var) 7466" draw:style="rect" draw:dots1="1" draw:dots1-length="0.011cm" draw:dots2="1" draw:dots2-length="0.011cm" draw:distance="0.011cm"/>
    <draw:stroke-dash draw:name="Dashed_20__28_var_29__20_7467" draw:display-name="Dashed (var) 7467" draw:style="rect" draw:dots1="1" draw:dots1-length="0.011cm" draw:dots2="1" draw:dots2-length="0.011cm" draw:distance="0.011cm"/>
    <draw:stroke-dash draw:name="Dashed_20__28_var_29__20_7468" draw:display-name="Dashed (var) 7468" draw:style="rect" draw:dots1="1" draw:dots1-length="0.011cm" draw:dots2="1" draw:dots2-length="0.011cm" draw:distance="0.011cm"/>
    <draw:stroke-dash draw:name="Dashed_20__28_var_29__20_7469" draw:display-name="Dashed (var) 7469" draw:style="rect" draw:dots1="1" draw:dots1-length="0.011cm" draw:dots2="1" draw:dots2-length="0.011cm" draw:distance="0.011cm"/>
    <draw:stroke-dash draw:name="Dashed_20__28_var_29__20_7470" draw:display-name="Dashed (var) 7470" draw:style="rect" draw:dots1="1" draw:dots1-length="0.011cm" draw:dots2="1" draw:dots2-length="0.011cm" draw:distance="0.011cm"/>
    <draw:stroke-dash draw:name="Dashed_20__28_var_29__20_7471" draw:display-name="Dashed (var) 7471" draw:style="rect" draw:dots1="1" draw:dots1-length="0.011cm" draw:dots2="1" draw:dots2-length="0.011cm" draw:distance="0.011cm"/>
    <draw:stroke-dash draw:name="Dashed_20__28_var_29__20_7472" draw:display-name="Dashed (var) 7472" draw:style="rect" draw:dots1="1" draw:dots1-length="0.011cm" draw:dots2="1" draw:dots2-length="0.011cm" draw:distance="0.011cm"/>
    <draw:stroke-dash draw:name="Ultrafine_20_Dashed" draw:display-name="Ultrafine Dashed" draw:style="rect" draw:dots1="1" draw:dots1-length="0.016cm" draw:dots2="1" draw:dots2-length="0.016cm" draw:distance="0.016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6"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1" style:font-family-asian="'Lucida Sans Unicode'" style:font-family-generic-asian="system" style:font-pitch-asian="variable" style:font-size-asian="18pt" style:font-weight-asian="bold" style:font-name-complex="Tahoma2" style:font-family-complex="Tahoma" style:font-family-generic-complex="system" style:font-pitch-complex="variable" style:font-size-complex="18pt" style:font-weight-complex="bold"/>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1" style:font-family-asian="'Lucida Sans Unicode'" style:font-family-generic-asian="system" style:font-pitch-asian="variable" style:font-size-asian="24pt" style:font-weight-asian="bold" style:font-name-complex="Tahoma2" style:font-family-complex="Tahoma" style:font-family-generic-complex="system" style:font-pitch-complex="variable" style:font-size-complex="24pt" style:font-weight-complex="bold"/>
    </style:style>
    <style:style style:name="Heading_20_5" style:display-name="Heading 5" style:family="paragraph" style:parent-style-name="Heading" style:default-outline-level="5" style:class="text"/>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1" style:font-family-asian="'Lucida Sans Unicode'" style:font-family-generic-asian="system" style:font-pitch-asian="variable" style:font-size-asian="14pt" style:font-weight-asian="bold" style:font-name-complex="Tahoma2"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1" style:font-family-asian="'Lucida Sans Unicode'" style:font-family-generic-asian="system" style:font-pitch-asian="variable" style:font-size-asian="12pt" style:font-weight-asian="bold" style:font-name-complex="Tahoma2" style:font-family-complex="Tahoma"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6"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default-outline-level="6" style:class="text"/>
    <style:style style:name="Frame_20_contents" style:display-name="Frame contents" style:family="paragraph" style:parent-style-name="Text_20_body" style:class="extra"/>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 fo:font-family="'Bitstream Vera Sans'" style:font-family-generic="roman" style:font-pitch="variable"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Titre_5f_Exercices_5f_sans_5f_Titre" style:display-name="_Titre_Exercices_sans_Titre" style:family="paragraph" style:parent-style-name="_5f_STYLES_5f_PARAGRAPHES_5f_SESAMATH" style:default-outline-level="1" style:list-style-name="_5f_Numérotation_20_des_20_exercices" style:master-page-name="">
      <style:paragraph-properties fo:margin-top="0.3cm" fo:margin-bottom="0.101cm" style:contextual-spacing="false" fo:text-align="start" style:justify-single-word="false" style:page-number="auto" fo:keep-with-next="always" text:number-lines="true" text:line-number="0"/>
      <style:text-properties style:use-window-font-color="true" loext:opacity="0%" fo:font-style="normal" fo:font-weight="normal"/>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6"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b2b2b2" loext:opacity="100%" style:font-name="Bitstream Vera Sans1"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Paragraphe_5f_Réponse_5f_Elève_5f_Fraction" style:display-name="_Paragraphe_Réponse_Elève_Fraction" style:family="paragraph" style:parent-style-name="_5f_STYLES_5f_PARAGRAPHES_5f_SESAMATH"/>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ooter">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Titre_5f_Exercices_5f_avec_5f_Titre" style:display-name="_Titre_Exercices_avec_Titre" style:family="paragraph" style:parent-style-name="_5f_STYLES_5f_PARAGRAPHES_5f_SESAMATH"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_5f_2_5f_Col" style:list-style-name="List_20_1">
      <style:paragraph-properties fo:text-align="start" style:justify-single-word="false" style:writing-mode="lr-tb">
        <style:tab-stops>
          <style:tab-stop style:position="9.4cm" style:type="right" style:leader-style="dotted" style:leader-text="."/>
        </style:tab-stops>
      </style:paragraph-properties>
      <style:text-properties style:use-window-font-color="true" loext:opacity="0%"/>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style style:name="_5f_Paragraphe_5f_Exemple_5f_sans_5f_Titre" style:display-name="_Paragraphe_Exemple_sans_Titre" style:family="paragraph" style:parent-style-name="_5f_Paragraphe" style:master-page-name="">
      <loext:graphic-properties draw:fill="solid" draw:fill-color="#eeeeee"/>
      <style:paragraph-properties fo:margin-left="0cm" fo:margin-right="0cm" fo:margin-top="0cm" fo:margin-bottom="0cm" style:contextual-spacing="false" fo:text-indent="0cm" style:auto-text-indent="false" style:page-number="auto" fo:background-color="#eeeeee" fo:padding="0.049cm" fo:border="0.06pt solid #000000"/>
      <style:text-properties fo:font-style="normal" fo:font-weight="normal" officeooo:rsid="01993d4f" style:font-style-asian="italic" style:font-style-complex="italic"/>
    </style:style>
    <style:style style:name="_5f_Paragraphe_5f_Exemple_5f_avec_5f_Titre" style:display-name="_Paragraphe_Exemple_avec_Titre" style:family="paragraph" style:parent-style-name="_5f_Paragraphe">
      <loext:graphic-properties draw:fill="solid" draw:fill-color="#eeeeee"/>
      <style:paragraph-properties fo:margin-left="0cm" fo:margin-right="0cm" fo:text-indent="0cm" style:auto-text-indent="false" fo:background-color="#eeeeee" fo:padding="0.049cm" fo:border="0.06pt solid #000000"/>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_5f_2_5f_Col"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STYLES_5f_PARAGRAPHES_5f_SESAMATH"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STYLES_5f_PARAGRAPHES_5f_SESAMATH" style:default-outline-level="1" style:list-style-name="_5f_Numérotation_20_des_20_exercices">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_5f_2_5f_Col">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Paragraphe_5f_Réponse_5f_Pointillés_5f_Grisés" style:display-name="_Paragraphe_Réponse_Pointillés_Grisés" style:family="paragraph" style:parent-style-name="_5f_Paragraphe_5f_Réponse_5f_Elève" style:list-style-name="">
      <style:paragraph-properties fo:line-height="0.7cm">
        <style:tab-stops>
          <style:tab-stop style:position="8.999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fo:color="#000000" loext:opacity="100%" style:font-name="Bitstream Vera Sans6" fo:font-family="'Bitstream Vera Sans'" style:font-style-name="Roman" style:font-family-generic="swiss" style:font-pitch="variable" fo:font-size="10pt"/>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Coche" style:display-name="_Paragraphe_Coche" style:family="paragraph" style:parent-style-name="_5f_Paragraphe" style:list-style-name="List_20_3"/>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_5f_2_5f_Col">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aragraphe_5f_Geometrie_5f_Clr_5f_1ca2b8" style:display-name="_Paragraphe_Geometrie_Clr_1ca2b8" style:family="paragraph" style:parent-style-name="_5f_Paragraphe">
      <loext:graphic-properties draw:fill="solid" draw:fill-color="#1ca2b8"/>
      <style:paragraph-properties fo:background-color="#1ca2b8"/>
      <style:text-properties fo:color="#ffffff" loext:opacity="100%" fo:font-weight="bold"/>
    </style:style>
    <style:style style:name="_5f_Paragraphe_5f_Gestion_5f_de_5f_donnee_5f_Clr_5f_9d0f89" style:display-name="_Paragraphe_Gestion_de_donnee_Clr_9d0f89" style:family="paragraph" style:parent-style-name="_5f_Paragraphe_5f_Geometrie_5f_Clr_5f_1ca2b8">
      <loext:graphic-properties draw:fill="solid" draw:fill-color="#9d0f89"/>
      <style:paragraph-properties fo:background-color="#9d0f89"/>
    </style:style>
    <style:style style:name="_5f_Paragraphe_5f_Numerique_5f_Clr_5f_d7e12c" style:display-name="_Paragraphe_Numerique_Clr_d7e12c" style:family="paragraph" style:parent-style-name="_5f_Paragraphe_5f_Geometrie_5f_Clr_5f_1ca2b8">
      <loext:graphic-properties draw:fill="solid" draw:fill-color="#d7e12c"/>
      <style:paragraph-properties fo:background-color="#d7e12c"/>
    </style:style>
    <style:style style:name="_5f_Paragraphe_5f_Problemes_5f_Clr_5f_d62e4e" style:display-name="_Paragraphe_Problemes_Clr_d62e4e" style:family="paragraph" style:parent-style-name="_5f_Paragraphe_5f_Numerique_5f_Clr_5f_d7e12c">
      <loext:graphic-properties draw:fill="solid" draw:fill-color="#d62e4e"/>
      <style:paragraph-properties fo:background-color="#d62e4e"/>
    </style:style>
    <style:style style:name="_5f_Paragraphe_5f_Mesures_5f_Clr_5f_7fb241" style:display-name="_Paragraphe_Mesures_Clr_7fb241" style:family="paragraph" style:parent-style-name="_5f_Paragraphe_5f_Problemes_5f_Clr_5f_d62e4e">
      <loext:graphic-properties draw:fill="solid" draw:fill-color="#7fb241"/>
      <style:paragraph-properties fo:background-color="#7fb241"/>
    </style:style>
    <style:style style:name="Normal_20_Table" style:display-name="Normal Table" style:family="paragraph">
      <style:paragraph-properties fo:text-align="start" style:justify-single-word="false" fo:orphans="2" fo:widows="2" style:vertical-align="auto"/>
      <style:text-properties style:font-name="Times New Roman" fo:font-family="'Times New Roman'" style:font-family-generic="roman" style:font-pitch="variable" fo:font-size="11pt" fo:language="fr" fo:country="FR" style:font-name-asian="Cambria Math" style:font-family-asian="'Cambria Math'" style:font-family-generic-asian="system" style:font-pitch-asian="variable" style:font-size-asian="11pt" style:language-asian="en" style:country-asian="US" style:font-name-complex="Arial2" style:font-family-complex="Arial" style:font-family-generic-complex="system" style:font-pitch-complex="variable" style:font-size-complex="11pt" style:language-complex="ar" style:country-complex="SA"/>
    </style:style>
    <style:style style:name="_5f_Paragraphe_5f_Réponse_5f_Eleve_5f_1_5f_Col" style:display-name="_Paragraphe_Réponse_Eleve_1_Col" style:family="paragraph" style:parent-style-name="_5f_Paragraphe_5f_Réponse_5f_Pointillés_5f_Grisés_5f_tabulé_5f_1_5f_Col" style:master-page-name="">
      <style:paragraph-properties fo:line-height="0.7cm" style:page-number="auto"/>
      <style:text-properties style:use-window-font-color="true" loext:opacity="0%"/>
    </style:style>
    <style:style style:name="_5f_Paragraphe_5f_Réponse_5f_Pointillés_5f_Grisés_5f_1_5f_Col" style:display-name="_Paragraphe_Réponse_Pointillés_Grisés_1_Col" style:family="paragraph" style:parent-style-name="_5f_Paragraphe_5f_Réponse_5f_Pointillés_5f_Grisés_5f_2_5f_Col">
      <style:paragraph-properties fo:line-height="0.7cm">
        <style:tab-stops>
          <style:tab-stop style:position="18.219cm" style:leader-style="dotted" style:leader-text="."/>
        </style:tab-stops>
      </style:paragraph-properties>
    </style:style>
    <style:style style:name="_5f_Paragraphe_5f_Réponse_5f_Elève_5f_2_5f_Col" style:display-name="_Paragraphe_Réponse_Elève_2_Col"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style:use-window-font-color="true" loext:opacity="0%" style:font-name="Bitstream Vera Sans6" fo:font-family="'Bitstream Vera Sans'" style:font-style-name="Roman" style:font-family-generic="swiss" style:font-pitch="variable" fo:font-size="10pt"/>
    </style:style>
    <style:style style:name="_5f_Paragraphe_5f_Réponse_5f_Pointillés_5f_Grisés_5f_2_5f_Col" style:display-name="_Paragraphe_Réponse_Pointillés_Grisés_2_Col" style:family="paragraph" style:parent-style-name="_5f_Paragraphe_5f_Réponse_5f_Elève_5f_2_5f_Col" style:list-style-name="">
      <style:paragraph-properties fo:line-height="0.7cm">
        <style:tab-stops>
          <style:tab-stop style:position="8.999cm" style:leader-style="dotted" style:leader-text="."/>
        </style:tab-stops>
      </style:paragraph-properties>
      <style:text-properties fo:color="#b3b3b3" loext:opacity="100%"/>
    </style:style>
    <style:style style:name="_5f_Paragraphe_5f_Réponse_5f_Elève_5f_Fractions_5f_numéroté" style:display-name="_Paragraphe_Réponse_Elève_Fractions_numéroté" style:family="paragraph" style:parent-style-name="_5f_Paragraphe_5f_Réponse_5f_Elève_5f_Fractions" style:list-style-name="_5f_Numérotation_20_des_20_exercices"/>
    <style:style style:name="_5f_Paragraphe_5f_Fraction" style:display-name="_Paragraphe_Fraction" style:family="paragraph" style:parent-style-name="_5f_STYLES_5f_PARAGRAPHES_5f_SESAMATH">
      <style:paragraph-properties style:line-height-at-least="0.7cm"/>
    </style:style>
    <style:style style:name="_5f_Titre_20_d_27_exercices_20_livret" style:display-name="_Titre d'exercices livret" style:family="paragraph" style:parent-style-name="Standard" style:default-outline-level="1" style:list-style-name="Num_5f_Exo" style:master-page-name="">
      <style:paragraph-properties fo:margin-top="0.499cm" fo:margin-bottom="0.199cm" style:contextual-spacing="false" fo:text-align="justify" style:justify-single-word="false" style:page-number="auto" style:shadow="none" style:writing-mode="lr-tb">
        <style:tab-stops/>
      </style:paragraph-properties>
      <style:text-properties fo:color="#e8c32a" loext:opacity="100%" style:font-name="Bitstream Vera Sans5" fo:font-family="'Bitstream Vera Sans'" style:font-style-name="Oblique" style:font-family-generic="swiss" style:font-pitch="variable" fo:font-size="10pt" fo:font-style="normal" fo:font-weight="bold"/>
    </style:style>
    <style:style style:name="_5f_Paragraphe_5f_Réponses_5f_Pointillés_5f_Grisés_5f_Numéroté" style:display-name="_Paragraphe_Réponses_Pointillés_Grisés_Numéroté" style:family="paragraph" style:parent-style-name="_5f_Paragraphe_5f_Réponse_5f_Pointillés_5f_Grisés" style:list-style-name="_5f_Numérotation_20_des_20_exercices"/>
    <style:style style:name="_5f_Paragraphe_5f_Réponse_5f_Elève_5f_Fractions_5f_tabulé_5f_numéroté" style:display-name="_Paragraphe_Réponse_Elève_Fractions_tabulé_numéroté" style:family="paragraph" style:parent-style-name="_5f_Paragraphe_5f_Réponse_5f_Elève_5f_Fractions_5f_tabulé" style:list-style-name="_5f_Numérotation_20_des_20_exercices"/>
    <style:style style:name="_5f_Paragraphe_5f_Réponse_5f_Elève_5f_Fractions_5f_tabulé" style:display-name="_Paragraphe_Réponse_Elève_Fractions_tabulé" style:family="paragraph" style:parent-style-name="_5f_Paragraphe_5f_Réponse_5f_Elève" style:list-style-name="">
      <style:paragraph-properties fo:margin-top="0cm" fo:margin-bottom="0cm" style:contextual-spacing="false" style:line-height-at-least="0.7cm"/>
    </style:style>
    <style:style style:name="_5f_Paragraphe_5f_Réponse_5f_Pointillés_5f_Grisés_5f_tabulé_5f_1_5f_Col" style:display-name="_Paragraphe_Réponse_Pointillés_Grisés_tabulé_1_Col" style:family="paragraph" style:parent-style-name="_5f_Paragraphe_5f_Réponse_5f_Pointillés_5f_Grisés_5f_tabulé_5f_2_5f_Col">
      <style:paragraph-properties fo:line-height="0.7cm">
        <style:tab-stops>
          <style:tab-stop style:position="18.219cm" style:leader-style="dotted" style:leader-text="."/>
        </style:tab-stops>
      </style:paragraph-properties>
    </style:style>
    <style:style style:name="_5f_Paragraphe_5f_Réponse_5f_Pointillés_5f_Grisés_5f_tabulé_5f_2_5f_Col" style:display-name="_Paragraphe_Réponse_Pointillés_Grisés_tabulé_2_Col" style:family="paragraph" style:parent-style-name="_5f_Paragraphe_5f_Réponse_5f_Elève_5f_2_5f_Col" style:list-style-name="">
      <style:paragraph-properties fo:line-height="0.7cm">
        <style:tab-stops>
          <style:tab-stop style:position="4.5cm" style:leader-style="dotted" style:leader-text="."/>
          <style:tab-stop style:position="8.999cm" style:leader-style="dotted" style:leader-text="."/>
        </style:tab-stops>
      </style:paragraph-properties>
      <style:text-properties fo:color="#b3b3b3" loext:opacity="100%"/>
    </style:style>
    <style:style style:name="_5f_Paragraphe_5f_Réponse_5f_Elève_5f_Fractions" style:display-name="_Paragraphe_Réponse_Elève_Fractions" style:family="paragraph" style:parent-style-name="_5f_Paragraphe_5f_Réponse_5f_Elève" style:list-style-name="">
      <style:paragraph-properties fo:margin-top="0cm" fo:margin-bottom="0cm" style:contextual-spacing="false" style:line-height-at-least="0.7cm"/>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style:contextual-spacing="false" style:page-number="auto"/>
      <style:text-properties fo:color="#000000" loext:opacity="100%" fo:font-style="normal"/>
    </style:style>
    <style:style style:name="_5f_Paragraphe_20_livret_20_réponse_20_élève" style:display-name="_Paragraphe livret réponse élève" style:family="paragraph" style:parent-style-name="Standard">
      <style:paragraph-properties fo:margin-top="0cm" fo:margin-bottom="0cm" style:contextual-spacing="false" style:line-height-at-least="0.7cm" fo:text-align="justify" style:justify-single-word="false" style:shadow="none">
        <style:tab-stops/>
      </style:paragraph-properties>
      <style:text-properties fo:color="#000000" loext:opacity="100%" style:font-name="Bitstream Vera Sans6" fo:font-family="'Bitstream Vera Sans'" style:font-style-name="Roman" style:font-family-generic="swiss" style:font-pitch="variable" fo:font-size="10pt"/>
    </style:style>
    <style:style style:name="Page_20_Number" style:display-name="Page Number" style:family="text"/>
    <style:style style:name="Line_20_numbering" style:display-name="Line numbering" style:family="text"/>
    <style:style style:name="Endnote_20_Symbol" style:display-name="Endnote Symbol"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Definition"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Caption_20_characters" style:display-name="Caption characters" style:family="text"/>
    <style:style style:name="_5f_pointillés_20_gris" style:display-name="_pointillés gris" style:family="text" style:parent-style-name="_5f_STYLES_5f_CARACTERES_5f_SESAMATH">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_5f_STYLES_5f_CARACTERES_5f_SESAMATH" style:display-name="_STYLES_CARACTERES_SESAMATH" style:family="text">
      <style:text-properties style:font-name="Bitstream Vera Sans6"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_5f_Blanc" style:display-name="_Caractères_gras_Blanc" style:family="text" style:parent-style-name="Source_20_Text">
      <style:text-properties fo:text-transform="uppercase" fo:color="#ffffff" loext:opacity="100%" style:font-name="Bitstream Vera Sans6"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bold"/>
    </style:style>
    <style:style style:name="_5f_Caractères" style:display-name="_Caractères" style:family="text" style:parent-style-name="_5f_STYLES_5f_CARACTERES_5f_SESAMATH">
      <style:text-properties style:font-name="Bitstream Vera Sans6"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Footnote_20_Symbol" style:display-name="Foot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2" fo:font-family="OpenSymbol" style:font-pitch="variable" style:font-charset="x-symbol"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2" style:font-family-asian="'Bitstream Vera Sans'" style:font-family-generic-asian="system" style:font-pitch-asian="variable" style:font-size-asian="10pt" style:language-asian="zh" style:country-asian="CN" style:font-weight-asian="bold" style:font-name-complex="Bitstream Vera Sans2"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6" fo:font-family="'Bitstream Vera Sans'" style:font-style-name="Roman" style:font-family-generic="swiss" style:font-pitch="variable" fo:font-size="10pt" fo:language="fr" fo:country="FR" style:letter-kerning="true" fo:background-color="#ffff00"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encadré" style:display-name="_Caractères_encadré" style:family="text" style:parent-style-name="_5f_Caractères">
      <style:text-properties loext:padding="0.049cm" loext:border="0.06pt solid #000000"/>
    </style:style>
    <style:style style:name="_5f_Caractères_5f_Times_5f_13" style:display-name="_Caractères_Times_13" style:family="text" style:parent-style-name="_5f_Caractères">
      <style:text-properties style:font-name="Times New Roman1" fo:font-family="'Times New Roman'" style:font-style-name="Regular" style:font-family-generic="roman" style:font-pitch="variable" fo:font-size="13pt" fo:font-style="italic"/>
    </style:style>
    <style:style style:name="Character_5f_20_5f_style" style:display-name="Character_20_style" style:family="text"/>
    <style:style style:name="_5f_Correction_5f_surligné" style:display-name="_Correction_surligné" style:family="text">
      <style:text-properties style:font-name="Bitstream Vera Sans6" fo:font-family="'Bitstream Vera Sans'" style:font-style-name="Roman" style:font-family-generic="swiss" style:font-pitch="variable" fo:font-size="10pt" fo:background-color="#ffff00"/>
    </style:style>
    <style:style style:name="Default_20_Paragraph_20_Font" style:display-name="Default Paragraph Font" style:family="text"/>
    <style:style style:name="Enonce_5f_Niv1" style:display-name="Enonce_Niv1" style:family="text">
      <style:text-properties fo:color="#ffffff" loext:opacity="100%" style:font-name="Bitstream Vera Sans5"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loext:opacity="100%"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MATH" style:family="text">
      <style:text-properties style:font-name="Times New Roman" fo:font-family="'Times New Roman'" style:font-family-generic="roman" style:font-pitch="variable" fo:font-size="13pt" fo:font-style="italic" officeooo:rsid="000f3f68" fo:background-color="transparent" style:font-size-asian="10.5pt" style:font-style-asian="italic" style:font-style-complex="italic" loext:shadow="none"/>
    </style:style>
    <style:style style:name="Police_20_défaut" style:display-name="Police défaut" style:family="text" style:parent-style-name="Police_20_par_20_défaut">
      <style:text-properties style:font-size-asian="10.5pt"/>
    </style:style>
    <style:style style:name="Police_20_par_20_défaut" style:display-name="Police par défaut" style:family="text">
      <style:text-properties style:font-name="Bitstream Vera Sans6" fo:font-family="'Bitstream Vera Sans'" style:font-style-name="Roman" style:font-family-generic="swiss" style:font-pitch="variable" fo:font-size="11pt" style:font-size-asian="10.5pt"/>
    </style:style>
    <style:style style:name="_5f_opensymbol" style:display-name="_opensymbol" style:family="text">
      <style:text-properties style:font-name="OpenSymbol2" fo:font-family="OpenSymbol" style:font-pitch="variable" style:font-charset="x-symbol" fo:font-size="10pt" fo:font-style="normal"/>
    </style:style>
    <style:style style:name="_5f_Correction_5f_symboles" style:display-name="_Correction_symboles" style:family="text">
      <style:text-properties style:font-name="OpenSymbol1" fo:font-family="OpenSymbol" style:font-pitch="variable" fo:font-size="10pt" fo:font-style="normal" fo:background-color="#ffff00" style:font-name-asian="OpenSymbol2" style:font-family-asian="OpenSymbol" style:font-pitch-asian="variable" style:font-charset-asian="x-symbol" style:font-style-asian="normal" style:font-name-complex="OpenSymbol2" style:font-family-complex="OpenSymbol" style:font-pitch-complex="variable" style:font-charset-complex="x-symbol" style:font-style-complex="normal"/>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background-color="transparent" draw:fill="none" draw:fill-color="#729fcf"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loext:num-list-format="%1%" text:bullet-char="●">
        <style:list-level-properties text:min-label-distance="0.101cm"/>
        <style:text-properties style:font-name="OpenSymbol"/>
      </text:list-level-style-bullet>
      <text:list-level-style-bullet text:level="2" text:style-name="Bullet_20_Symbols" loext:num-list-format="%2%" text:bullet-char="●">
        <style:list-level-properties text:space-before="2.306cm" text:min-label-width="0.4cm"/>
        <style:text-properties style:font-name="OpenSymbol"/>
      </text:list-level-style-bullet>
      <text:list-level-style-bullet text:level="3" text:style-name="Bullet_20_Symbols" loext:num-list-format="%3%" text:bullet-char="●">
        <style:list-level-properties text:space-before="2.704cm" text:min-label-width="0.4cm"/>
        <style:text-properties style:font-name="OpenSymbol"/>
      </text:list-level-style-bullet>
      <text:list-level-style-bullet text:level="4" text:style-name="Bullet_20_Symbols" loext:num-list-format="%4%" text:bullet-char="●">
        <style:list-level-properties text:space-before="3.105cm" text:min-label-width="0.4cm"/>
        <style:text-properties style:font-name="OpenSymbol"/>
      </text:list-level-style-bullet>
      <text:list-level-style-bullet text:level="5" text:style-name="Bullet_20_Symbols" loext:num-list-format="%5%" text:bullet-char="●">
        <style:list-level-properties text:space-before="3.505cm" text:min-label-width="0.4cm"/>
        <style:text-properties style:font-name="OpenSymbol"/>
      </text:list-level-style-bullet>
      <text:list-level-style-bullet text:level="6" text:style-name="Bullet_20_Symbols" loext:num-list-format="%6%" text:bullet-char="●">
        <style:list-level-properties text:space-before="3.906cm" text:min-label-width="0.4cm"/>
        <style:text-properties style:font-name="OpenSymbol"/>
      </text:list-level-style-bullet>
      <text:list-level-style-bullet text:level="7" text:style-name="Bullet_20_Symbols" loext:num-list-format="%7%" text:bullet-char="●">
        <style:list-level-properties text:space-before="4.304cm" text:min-label-width="0.4cm"/>
        <style:text-properties style:font-name="OpenSymbol"/>
      </text:list-level-style-bullet>
      <text:list-level-style-bullet text:level="8" text:style-name="Bullet_20_Symbols" loext:num-list-format="%8%" text:bullet-char="●">
        <style:list-level-properties text:space-before="4.705cm" text:min-label-width="0.4cm"/>
        <style:text-properties style:font-name="OpenSymbol"/>
      </text:list-level-style-bullet>
      <text:list-level-style-bullet text:level="9" text:style-name="Bullet_20_Symbols" loext:num-list-format="%9%" text:bullet-char="●">
        <style:list-level-properties text:space-before="5.105cm" text:min-label-width="0.4cm"/>
        <style:text-properties style:font-name="OpenSymbol"/>
      </text:list-level-style-bullet>
      <text:list-level-style-bullet text:level="10" text:style-name="Bullet_20_Symbols" loext:num-list-format="%10%" text:bullet-char="●">
        <style:list-level-properties text:space-before="5.506cm" text:min-label-width="0.4cm"/>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3"/>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_5f_Numérotation_20_des_20_exercices_20_livrets" style:display-name="_Numérotation des exercices livrets">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2%." style:num-suffix="." style:num-format="a">
        <style:list-level-properties text:min-label-distance="0.15cm" fo:text-align="end"/>
      </text:list-level-style-number>
      <text:list-level-style-bullet text:level="3" text:style-name="Character_5f_20_5f_style" loext:num-list-format=" %3%" style:num-prefix=" " text:bullet-char="•">
        <style:list-level-properties text:min-label-width="0.3cm"/>
        <style:text-properties style:font-name="StarSymbol"/>
      </text:list-level-style-bullet>
      <text:list-level-style-bullet text:level="4" text:style-name="Character_5f_20_5f_style" loext:num-list-format=" %4%" style:num-prefix=" " text:bullet-char="•">
        <style:list-level-properties text:space-before="1.501cm" text:min-label-width="0.499cm"/>
        <style:text-properties style:font-name="StarSymbol"/>
      </text:list-level-style-bullet>
      <text:list-level-style-bullet text:level="5" text:style-name="Character_5f_20_5f_style" loext:num-list-format=" %5%" style:num-prefix=" " text:bullet-char="•">
        <style:list-level-properties text:space-before="2cm" text:min-label-width="0.499cm"/>
        <style:text-properties style:font-name="StarSymbol"/>
      </text:list-level-style-bullet>
      <text:list-level-style-bullet text:level="6" text:style-name="Character_5f_20_5f_style" loext:num-list-format=" %6%" style:num-prefix=" " text:bullet-char="•">
        <style:list-level-properties text:space-before="2.501cm" text:min-label-width="0.499cm"/>
        <style:text-properties style:font-name="StarSymbol"/>
      </text:list-level-style-bullet>
      <text:list-level-style-bullet text:level="7" text:style-name="Character_5f_20_5f_style" loext:num-list-format=" %7%" style:num-prefix=" " text:bullet-char="•">
        <style:list-level-properties text:space-before="3.001cm" text:min-label-width="0.499cm"/>
        <style:text-properties style:font-name="StarSymbol"/>
      </text:list-level-style-bullet>
      <text:list-level-style-bullet text:level="8" text:style-name="Character_5f_20_5f_style" loext:num-list-format=" %8%" style:num-prefix=" " text:bullet-char="•">
        <style:list-level-properties text:space-before="3.502cm" text:min-label-width="0.499cm"/>
        <style:text-properties style:font-name="StarSymbol"/>
      </text:list-level-style-bullet>
      <text:list-level-style-bullet text:level="9" text:style-name="Character_5f_20_5f_style" loext:num-list-format=" %9%" style:num-prefix=" " text:bullet-char="•">
        <style:list-level-properties text:space-before="4.001cm" text:min-label-width="0.499cm"/>
        <style:text-properties style:font-name="StarSymbol"/>
      </text:list-level-style-bullet>
      <text:list-level-style-bullet text:level="10" text:style-name="Character_5f_20_5f_style" loext:num-list-format=" %10%" style:num-prefix=" " text:bullet-char="•">
        <style:list-level-properties text:space-before="4.502cm" text:min-label-width="0.499cm"/>
        <style:text-properties style:font-name="StarSymbol"/>
      </text:list-level-style-bullet>
    </text:list-style>
    <text:list-style style:name="liste_5f_abc" style:display-name="liste_abc">
      <text:list-level-style-number text:level="1" text:style-name="Character_5f_20_5f_style" loext:num-list-format="%1%." style:num-suffix="." style:num-format="a">
        <style:list-level-properties text:list-level-position-and-space-mode="label-alignment">
          <style:list-level-label-alignment text:label-followed-by="listtab" text:list-tab-stop-position="0.55cm"/>
        </style:list-level-properties>
      </text:list-level-style-number>
      <text:list-level-style-number text:level="2" text:style-name="Character_5f_20_5f_style" loext:num-list-format="%2%." style:num-suffix="." style:num-format="a" text:start-value="2">
        <style:list-level-properties text:list-level-position-and-space-mode="label-alignment">
          <style:list-level-label-alignment text:label-followed-by="listtab" text:list-tab-stop-position="0.499cm"/>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Character_5f_20_5f_style"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Character_5f_20_5f_style"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Character_5f_20_5f_style"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Character_5f_20_5f_style"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Character_5f_20_5f_style"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Character_5f_20_5f_style"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Character_5f_20_5f_style"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Num_5f_Exo" style:display-name="Num_Exo" text:consecutive-numbering="true">
      <text:list-level-style-number text:level="1" text:style-name="Character_5f_20_5f_style" loext:num-list-format="%1%" style:num-format="1">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1">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1">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1">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1">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1">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1">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1">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1">
        <style:list-level-properties text:list-level-position-and-space-mode="label-alignment">
          <style:list-level-label-alignment text:label-followed-by="nothing"/>
        </style:list-level-properties>
      </text:list-level-style-number>
      <text:list-level-style-number text:level="10" text:style-name="Character_5f_20_5f_style" loext:num-list-format="%10%" style:num-format="1">
        <style:list-level-properties text:list-level-position-and-space-mode="label-alignment">
          <style:list-level-label-alignment text:label-followed-by="nothing"/>
        </style:list-level-properties>
      </text:list-level-style-number>
    </text:list-style>
    <text:list-style style:name="_5f_Numérotation_20_des_20_exercices" style:display-name="_Numérotation des exercices">
      <text:list-level-style-number text:level="1" text:style-name="_5f_Numéros_20_exercices" loext:num-list-format="%1%" style:num-format="1">
        <style:list-level-properties text:min-label-distance="0.101cm" fo:text-align="center"/>
      </text:list-level-style-number>
      <text:list-level-style-number text:level="2" text:style-name="_5f_Numéros_20_second_20_exercices" loext:num-list-format="%2%." style:num-suffix="." style:num-format="a">
        <style:list-level-properties text:min-label-distance="0.15cm"/>
      </text:list-level-style-number>
      <text:list-level-style-bullet text:level="3" text:style-name="Character_5f_20_5f_style" loext:num-list-format=" %3%" style:num-prefix=" " text:bullet-char="•">
        <style:list-level-properties text:min-label-width="0.3cm" fo:text-align="end"/>
        <style:text-properties style:font-name="StarSymbol"/>
      </text:list-level-style-bullet>
      <text:list-level-style-bullet text:level="4" text:style-name="_5f_Numéros_20_exercices" loext:num-list-format=" %4%" style:num-prefix=" " text:bullet-char="•">
        <style:list-level-properties text:space-before="1.501cm" text:min-label-width="0.499cm" fo:text-align="end"/>
        <style:text-properties style:font-name="StarSymbol"/>
      </text:list-level-style-bullet>
      <text:list-level-style-bullet text:level="5" text:style-name="_5f_Numéros_20_exercices" loext:num-list-format=" %5%" style:num-prefix=" " text:bullet-char="•">
        <style:list-level-properties text:space-before="2cm" text:min-label-width="0.499cm" fo:text-align="end"/>
        <style:text-properties style:font-name="StarSymbol"/>
      </text:list-level-style-bullet>
      <text:list-level-style-bullet text:level="6" text:style-name="_5f_Numéros_20_exercices" loext:num-list-format=" %6%" style:num-prefix=" " text:bullet-char="•">
        <style:list-level-properties text:space-before="2.501cm" text:min-label-width="0.499cm" fo:text-align="end"/>
        <style:text-properties style:font-name="StarSymbol"/>
      </text:list-level-style-bullet>
      <text:list-level-style-bullet text:level="7" text:style-name="_5f_Numéros_20_exercices" loext:num-list-format=" %7%" style:num-prefix=" " text:bullet-char="•">
        <style:list-level-properties text:space-before="3.001cm" text:min-label-width="0.499cm" fo:text-align="end"/>
        <style:text-properties style:font-name="StarSymbol"/>
      </text:list-level-style-bullet>
      <text:list-level-style-bullet text:level="8" text:style-name="_5f_Numéros_20_exercices" loext:num-list-format=" %8%" style:num-prefix=" " text:bullet-char="•">
        <style:list-level-properties text:space-before="3.502cm" text:min-label-width="0.499cm" fo:text-align="end"/>
        <style:text-properties style:font-name="StarSymbol"/>
      </text:list-level-style-bullet>
      <text:list-level-style-bullet text:level="9" text:style-name="_5f_Numéros_20_exercices" loext:num-list-format=" %9%" style:num-prefix=" " text:bullet-char="•">
        <style:list-level-properties text:space-before="4.001cm" text:min-label-width="0.499cm" fo:text-align="end"/>
        <style:text-properties style:font-name="StarSymbol"/>
      </text:list-level-style-bullet>
      <text:list-level-style-bullet text:level="10" text:style-name="_5f_Numéros_20_exercices" loext:num-list-format=" %10%" style:num-prefix=" " text:bullet-char="•">
        <style:list-level-properties text:space-before="4.502cm" text:min-label-width="0.499cm" fo:text-align="end"/>
        <style:text-properties style:font-name="StarSymbol"/>
      </text:list-level-style-bullet>
    </text:list-style>
    <text:list-style style:name="WWNum3">
      <text:list-level-style-number text:level="1" text:style-name="Character_5f_20_5f_style"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Character_5f_20_5f_style"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Character_5f_20_5f_style"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loext:num-list-format="%5%."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Character_5f_20_5f_style"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Character_5f_20_5f_style" loext:num-list-format="%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loext:num-list-format="%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Character_5f_20_5f_style"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 %2% " style:num-prefix=" " style:num-suffix=" " style:num-format="1">
        <style:list-level-properties text:min-label-distance="0.25cm" fo:text-align="center"/>
      </text:list-level-style-number>
      <text:list-level-style-number text:level="3" text:style-name="Character_5f_20_5f_style"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Character_5f_20_5f_style"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Character_5f_20_5f_style"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bullet text:level="1" text:style-name="Character_5f_20_5f_styl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Character_5f_20_5f_styl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Character_5f_20_5f_styl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Character_5f_20_5f_styl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Character_5f_20_5f_styl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Character_5f_20_5f_styl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Character_5f_20_5f_styl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Character_5f_20_5f_styl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Character_5f_20_5f_styl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14">
      <number:number number:decimal-places="0" number:min-decimal-places="0" number:min-integer-digits="1"/>
      <number:text>%</number:text>
    </number:percentage-style>
    <number:number-style style:name="N115">
      <number:number number:decimal-places="3" number:min-decimal-places="3" number:min-integer-digits="1"/>
    </number:number-style>
    <number:number-style style:name="N116">
      <number:number number:decimal-places="4" number:min-decimal-places="0" number:decimal-replacement="" number:min-integer-digits="0" number:grouping="true"/>
    </number:number-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MP2"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 style:family="paragraph">
      <loext:graphic-properties draw:fill="solid" draw:fill-color="#d7e12c"/>
    </style:style>
    <style:style style:name="MP4" style:family="paragraph">
      <style:paragraph-properties fo:text-align="center"/>
    </style:style>
    <style:style style:name="MP5"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MP6"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MP7" style:family="paragraph" style:parent-style-name="_5f_Footer_20_page_20_paire_20__28_G_29_">
      <style:text-properties officeooo:rsid="00f0da56" officeooo:paragraph-rsid="00f0da56"/>
    </style:style>
    <style:style style:name="MP8" style:family="paragraph" style:parent-style-name="_5f_Footer_20_page_20_impaire_20__28_D_29_">
      <style:text-properties officeooo:rsid="00d45efc" officeooo:paragraph-rsid="00d45efc"/>
    </style:style>
    <style:style style:name="MP9" style:family="paragraph" style:parent-style-name="_5f_Header_20_G_20_page_20_paire_20__28_G_29_">
      <style:text-properties officeooo:paragraph-rsid="0334a5be"/>
    </style:style>
    <style:style style:name="MP10" style:family="paragraph">
      <loext:graphic-properties draw:fill="solid" draw:fill-color="#1ca2b8"/>
    </style:style>
    <style:style style:name="MP11" style:family="paragraph" style:parent-style-name="Footer">
      <style:text-properties officeooo:rsid="00178920" officeooo:paragraph-rsid="00178920"/>
    </style:style>
    <style:style style:name="MP12" style:family="paragraph" style:parent-style-name="Folio">
      <style:paragraph-properties fo:text-align="center" style:justify-single-word="false"/>
      <style:text-properties fo:font-size="8pt" officeooo:paragraph-rsid="001ce334" style:font-size-asian="8pt" style:font-size-complex="8pt"/>
    </style:style>
    <style:style style:name="MP13"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MP14"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5" style:family="paragraph" style:parent-style-name="Footer">
      <style:text-properties officeooo:paragraph-rsid="00c384cf"/>
    </style:style>
    <style:style style:name="MP16" style:family="paragraph" style:parent-style-name="_5f_Header_20_G_20_page_20_paire_20__28_G_29_">
      <style:paragraph-properties fo:text-align="start" style:justify-single-word="false"/>
    </style:style>
    <style:style style:name="MP17" style:family="paragraph" style:parent-style-name="Footer">
      <style:text-properties officeooo:paragraph-rsid="030c4d7d"/>
    </style:style>
    <style:style style:name="MP18" style:family="paragraph">
      <loext:graphic-properties draw:fill="solid" draw:fill-color="#9d0f89"/>
    </style:style>
    <style:style style:name="MP19" style:family="paragraph" style:parent-style-name="_5f_Header_20_D_20_page_20_paire_20__28_G_29_">
      <style:text-properties officeooo:paragraph-rsid="0053b3bd"/>
    </style:style>
    <style:style style:name="MP2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1"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MP22"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23" style:family="paragraph" style:parent-style-name="_5f_Header_20_D_20_page_20_impaire_20__28_D_29_">
      <style:text-properties officeooo:paragraph-rsid="004f1216"/>
    </style:style>
    <style:style style:name="MP24" style:family="paragraph" style:parent-style-name="_5f_Header_20_D_20_page_20_paire_20__28_G_29_">
      <style:text-properties officeooo:rsid="005097e4" officeooo:paragraph-rsid="005097e4"/>
    </style:style>
    <style:style style:name="MP25" style:family="paragraph" style:parent-style-name="Standard">
      <style:paragraph-properties fo:margin-top="0.199cm" fo:margin-bottom="0cm" style:contextual-spacing="false"/>
      <style:text-properties officeooo:rsid="00178920" officeooo:paragraph-rsid="00178920"/>
    </style:style>
    <style:style style:name="MP26" style:family="paragraph" style:parent-style-name="Footer">
      <style:text-properties fo:text-transform="uppercase" fo:color="#808080" loext:opacity="100%" style:font-name="Bitstream Vera Sans6" fo:font-size="9pt" officeooo:rsid="005097e4" officeooo:paragraph-rsid="005097e4" fo:background-color="transparent"/>
    </style:style>
    <style:style style:name="MP27" style:family="paragraph" style:parent-style-name="_5f_Header_20_M_20_page_20_impaire_20__28_D_29_">
      <style:text-properties officeooo:paragraph-rsid="02af0d27"/>
    </style:style>
    <style:style style:name="MP28" style:family="paragraph">
      <loext:graphic-properties draw:fill="solid" draw:fill-color="#7fb241"/>
    </style:style>
    <style:style style:name="MP29" style:family="paragraph" style:parent-style-name="_5f_Header_20_M_20_page_20_paire_20__28_G_29_">
      <style:text-properties officeooo:paragraph-rsid="02af0d27"/>
    </style:style>
    <style:style style:name="MP30"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1"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MP32" style:family="paragraph" style:parent-style-name="_5f_Header_20_M_20_page_20_impaire_20__28_D_29_">
      <style:text-properties officeooo:rsid="00cf87ff" officeooo:paragraph-rsid="00cf87ff"/>
    </style:style>
    <style:style style:name="MP33"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34" style:family="paragraph" style:parent-style-name="Footer">
      <style:text-properties fo:text-transform="uppercase" fo:color="#808080" loext:opacity="100%" style:font-name="Bitstream Vera Sans6" fo:font-size="9pt" officeooo:rsid="00d0fb32" officeooo:paragraph-rsid="00d0fb32" fo:background-color="transparent"/>
    </style:style>
    <style:style style:name="MP35" style:family="paragraph">
      <loext:graphic-properties draw:fill="solid" draw:fill-color="#d62e4e"/>
    </style:style>
    <style:style style:name="MP36"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MP37"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8"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MT1" style:family="text">
      <style:text-properties fo:color="#ffffff" loext:opacity="100%" style:font-name="Bitstream Vera Sans1" fo:font-size="16pt" fo:font-weight="bold" style:font-size-asian="16pt" style:font-weight-asian="bold" style:font-size-complex="16pt" style:font-weight-complex="bold"/>
    </style:style>
    <style:style style:name="MT2" style:family="text">
      <style:text-properties fo:font-variant="small-caps" fo:color="#1ca2b8" loext:opacity="100%" style:font-name="Bitstream Vera Sans3" fo:font-size="16pt" fo:font-style="normal" fo:text-shadow="none" fo:font-weight="bold" officeooo:rsid="0334a5be"/>
    </style:style>
    <style:style style:name="MT3" style:family="text">
      <style:text-properties fo:font-variant="small-caps" fo:color="#1ca2b8" loext:opacity="100%" style:font-name="Bitstream Vera Sans3" fo:font-size="16pt" fo:font-style="normal" fo:text-shadow="none" fo:font-weight="bold" officeooo:rsid="0334510d"/>
    </style:style>
    <style:style style:name="MT4" style:family="text">
      <style:text-properties officeooo:rsid="00d8520c"/>
    </style:style>
    <style:style style:name="MT5" style:family="text">
      <style:text-properties fo:text-transform="uppercase" fo:color="#808080" loext:opacity="100%" style:font-name="Bitstream Vera Sans6" fo:font-size="9pt" officeooo:rsid="033506eb" fo:background-color="transparent" loext:char-shading-value="0"/>
    </style:style>
    <style:style style:name="MT6" style:family="text">
      <style:text-properties fo:text-transform="uppercase" fo:color="#808080" loext:opacity="100%" style:font-name="Bitstream Vera Sans6" fo:font-size="9pt" officeooo:rsid="00d8520c" fo:background-color="transparent" loext:char-shading-value="0"/>
    </style:style>
    <style:style style:name="MT7" style:family="text">
      <style:text-properties fo:text-transform="uppercase" fo:color="#808080" loext:opacity="100%" style:font-name="Bitstream Vera Sans6" fo:font-size="9pt" officeooo:rsid="030c4d7d" fo:background-color="transparent" loext:char-shading-value="0"/>
    </style:style>
    <style:style style:name="MT8"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MT9" style:family="text">
      <style:text-properties fo:text-transform="uppercase" fo:color="#808080" loext:opacity="100%" style:font-name="Bitstream Vera Sans6" fo:font-size="9pt" officeooo:rsid="0334510d" fo:background-color="transparent" loext:char-shading-value="0"/>
    </style:style>
    <style:style style:name="MT10"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MT11" style:family="text">
      <style:text-properties fo:text-transform="uppercase" fo:color="#808080" loext:opacity="100%" style:font-name="Bitstream Vera Sans6" fo:font-size="9pt" officeooo:rsid="015f088a" fo:background-color="transparent" loext:char-shading-value="0"/>
    </style:style>
    <style:style style:name="MT12" style:family="text">
      <style:text-properties officeooo:rsid="010c4d3a"/>
    </style:style>
    <style:style style:name="MT13"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MT14"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MT15" style:family="text">
      <style:text-properties fo:font-size="16pt" officeooo:rsid="0053b3bd" style:font-size-asian="16pt" style:font-size-complex="16pt"/>
    </style:style>
    <style:style style:name="MT16" style:family="text">
      <style:text-properties fo:text-transform="uppercase" fo:color="#808080" loext:opacity="100%" style:font-name="Bitstream Vera Sans6" fo:font-size="9pt" officeooo:rsid="010c4d3a" fo:background-color="transparent" loext:char-shading-value="0"/>
    </style:style>
    <style:style style:name="MT17" style:family="text">
      <style:text-properties fo:text-transform="uppercase" fo:color="#808080" loext:opacity="100%" style:font-name="Bitstream Vera Sans6" fo:font-size="9pt" officeooo:rsid="010d212a" fo:background-color="transparent" loext:char-shading-value="0"/>
    </style:style>
    <style:style style:name="MT18" style:family="text">
      <style:text-properties fo:text-transform="uppercase" fo:color="#808080" loext:opacity="100%" style:font-name="Bitstream Vera Sans6" fo:font-size="9pt" officeooo:rsid="015c53e1" fo:background-color="transparent" loext:char-shading-value="0"/>
    </style:style>
    <style:style style:name="MT19" style:family="text">
      <style:text-properties officeooo:rsid="00545a20"/>
    </style:style>
    <style:style style:name="MT20" style:family="text">
      <style:text-properties officeooo:rsid="00360aef"/>
    </style:style>
    <style:style style:name="MT21" style:family="text">
      <style:text-properties fo:font-variant="small-caps" fo:color="#7fb241" loext:opacity="100%" style:font-name="Bitstream Vera Sans6" fo:font-size="16pt" fo:font-weight="bold" officeooo:rsid="02768590"/>
    </style:style>
    <style:style style:name="MT22" style:family="text">
      <style:text-properties fo:font-variant="small-caps" fo:color="#7fb241" loext:opacity="100%" style:font-name="Bitstream Vera Sans6" fo:font-size="16pt" fo:font-weight="bold" officeooo:rsid="0021cde5"/>
    </style:style>
    <style:style style:name="MT23" style:family="text">
      <style:text-properties fo:text-transform="uppercase" fo:color="#808080" loext:opacity="100%" style:font-name="Bitstream Vera Sans6" fo:font-size="9pt" officeooo:rsid="02af0d27" fo:background-color="transparent" loext:char-shading-value="0"/>
    </style:style>
    <style:style style:name="MT24" style:family="text">
      <style:text-properties officeooo:rsid="015f088a"/>
    </style:style>
    <style:style style:name="MT25" style:family="text">
      <style:text-properties officeooo:rsid="0021cde5"/>
    </style:style>
    <style:style style:name="MT26" style:family="text">
      <style:text-properties fo:font-variant="small-caps" fo:color="#7fb241" loext:opacity="100%" style:font-name="Bitstream Vera Sans6" fo:font-size="16pt" fo:font-weight="bold"/>
    </style:style>
    <style:style style:name="MT27" style:family="text">
      <style:text-properties officeooo:rsid="01f8729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3"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4"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7"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9"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10"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1"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4"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6"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7"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8"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35cm" style:color="#d7e12c"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tru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_5f_Header_20_G_20_page_20_paire_20__28_G_29_"/>
      </style:header>
    </style:master-page>
    <style:master-page style:name="Landscape" style:page-layout-name="Mpm2" draw:style-name="Mdp2"/>
    <style:master-page style:name="SERIE_5f_NUMERIQUE_5f_CLR_5f_d7e12c_5f_2COL" style:display-name="SERIE_NUMERIQUE_CLR_d7e12c_2COL" style:page-layout-name="Mpm3" draw:style-name="Mdp1">
      <style:header>
        <text:p text:style-name="MP1"><draw:g text:anchor-type="paragraph" draw:z-index="3" draw:name="Shape4_5" draw:style-name="Mgr1"><draw:path draw:style-name="Mgr2" draw:text-style-name="MP2" svg:width="0.855cm" svg:height="1.172cm" svg:x="18.459cm" svg:y="27.525cm" svg:viewBox="0 0 856 1173" svg:d="M856 1173h-856v-991c0-100 79-182 175-182h505c97 0 176 82 176 182z"><text:p/></draw:path></draw:g><draw:path text:anchor-type="paragraph" draw:z-index="94" draw:name="Shape1_11" draw:style-name="Mgr3" draw:text-style-name="MP3" svg:width="4.329cm" svg:height="2.24cm" svg:x="-1.499cm" svg:y="-1cm" svg:viewBox="0 0 4330 2241" svg:d="M0 2241l3984-288c209-15 363-168 345-342l-170-1611h-4159z"><text:p/></draw:path><draw:frame text:anchor-type="paragraph" draw:z-index="95" draw:name="Shape8_4" draw:style-name="Mgr4" draw:text-style-name="MP5" svg:width="2.703cm" svg:height="0.715cm" draw:transform="rotate (0.0872664625997165) translate (-0.172861111111111cm 0.218722222222222cm)"><draw:text-box><text:p text:style-name="MP4"><text:span text:style-name="MT1">Série 3</text:span></text:p></draw:text-box></draw:frame><draw:line text:anchor-type="paragraph" draw:z-index="96" draw:name="Shape3_9" draw:style-name="Mgr5" draw:text-style-name="MP4" svg:x1="16.023cm" svg:y1="0.36cm" svg:x2="20.496cm" svg:y2="0.36cm"><text:p/></draw:line>Simplification</text:p>
      </style:header>
      <style:header-left>
        <text:p text:style-name="MP6"><draw:g text:anchor-type="paragraph" draw:z-index="4" draw:name="Shape4_ 3" draw:style-name="Mgr1"><draw:path draw:style-name="Mgr2" draw:text-style-name="MP2" svg:width="0.855cm" svg:height="1.172cm" svg:x="-0.272cm" svg:y="27.525cm" svg:viewBox="0 0 856 1173" svg:d="M856 1173h-856v-991c0-100 79-182 175-182h505c97 0 176 82 176 182z"><text:p/></draw:path></draw:g><draw:path text:anchor-type="paragraph" draw:z-index="97" draw:name="Shape1_ 1" draw:style-name="Mgr3" draw:text-style-name="MP3" svg:width="4.329cm" svg:height="2.24cm" svg:x="-1.499cm" svg:y="-1cm" svg:viewBox="0 0 4330 2241" svg:d="M0 2241l3984-288c209-15 363-168 345-342l-170-1611h-4159z"><text:p/></draw:path><draw:frame text:anchor-type="paragraph" draw:z-index="98" draw:name="Shape8_ 2" draw:style-name="Mgr4" draw:text-style-name="MP5" svg:width="2.703cm" svg:height="0.715cm" draw:transform="rotate (0.0872664625997165) translate (-0.172861111111111cm 0.218722222222222cm)"><draw:text-box><text:p text:style-name="MP4"><text:span text:style-name="MT1">Série 1</text:span></text:p></draw:text-box></draw:frame><draw:line text:anchor-type="paragraph" draw:z-index="99" draw:name="Shape3_ 3" draw:style-name="Mgr5" draw:text-style-name="MP4" svg:x1="16.023cm" svg:y1="0.36cm" svg:x2="20.496cm" svg:y2="0.36cm"><text:p/></draw:line>Additions et soustractions</text:p>
      </style:header-left>
      <style:footer>
        <text:h text:style-name="_5f_Footer_20_page_20_impaire_20__28_D_29_" text:outline-level="1"><draw:frame draw:style-name="Mfr1" draw:name="Frame5" text:anchor-type="paragraph" svg:x="12.779cm" svg:y="-0.088cm" draw:z-index="0"><draw:text-box fo:min-height="0.499cm" fo:min-width="3.769cm"><text:h text:style-name="MP7" text:outline-level="1">Simplification</text:h></draw:text-box></draw:frame><text:s text:c="2"/><text:span text:style-name="_5f_Caractères_5f_gras_5f_Blanc"><text:page-number text:select-page="current">0</text:page-number></text:span></text:h>
      </style:footer>
      <style:footer-left>
        <text:h text:style-name="_5f_Footer_20_page_20_paire_20__28_G_29_" text:outline-level="1"><draw:frame draw:style-name="Mfr1" draw:name="Frame42" text:anchor-type="paragraph" svg:x="1.178cm" svg:y="-0.012cm" draw:z-index="0"><draw:text-box fo:min-height="0.7cm" fo:min-width="5.073cm"><text:h text:style-name="MP8" text:outline-level="1">Additions et soustractions</text:h></draw:text-box></draw:frame><text:span text:style-name="_5f_Caractères_5f_gras_5f_Blanc"><text:page-number text:select-page="current">0</text:page-number></text:span><text:s/></text:h>
      </style:footer-left>
    </style:master-page>
    <style:master-page style:name="Endnote" style:page-layout-name="Mpm4" draw:style-name="Mdp2"/>
    <style:master-page style:name="HTML" style:page-layout-name="Mpm5" draw:style-name="Mdp2"/>
    <style:master-page style:name="Right_20_Page" style:display-name="Right Page" style:page-layout-name="Mpm6" draw:style-name="Mdp2"/>
    <style:master-page style:name="Left_20_Page" style:display-name="Left Page" style:page-layout-name="Mpm7" draw:style-name="Mdp2" style:next-style-name="Right_20_Page"/>
    <style:master-page style:name="First_20_Page" style:display-name="First Page" style:page-layout-name="Mpm8" draw:style-name="Mdp2" style:next-style-name="Standard"/>
    <style:master-page style:name="Envelope" style:page-layout-name="Mpm9" draw:style-name="Mdp2"/>
    <style:master-page style:name="Index" style:page-layout-name="Mpm8" draw:style-name="Mdp2"/>
    <style:master-page style:name="Footnote" style:page-layout-name="Mpm10" draw:style-name="Mdp2"/>
    <style:master-page style:name="SERIE_5f_GEOMETRIE_5f_1COL" style:display-name="SERIE_GEOMETRIE_1COL" style:page-layout-name="Mpm11" draw:style-name="Mdp1">
      <style:header>
        <text:p text:style-name="MP9"><draw:line text:anchor-type="paragraph" draw:z-index="88" draw:name="Shape3_6" draw:style-name="Mgr6" draw:text-style-name="MP4" svg:x1="15.12cm" svg:y1="0.36cm" svg:x2="20.496cm" svg:y2="0.36cm"><text:p/></draw:line><draw:frame text:anchor-type="paragraph" draw:z-index="89" draw:name="Shape8_1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90" draw:name="Shape1_7" draw:style-name="Mgr7" draw:text-style-name="MP10" svg:width="4.329cm" svg:height="2.24cm" svg:x="-1.499cm" svg:y="-1cm" svg:viewBox="0 0 4330 2241" svg:d="M0 2241l3984-288c209-15 363-168 345-342l-170-1611h-4159z"><text:p/></draw:path><text:s/><text:span text:style-name="MT2">Angles</text:span> : <text:span text:style-name="MT3">Comprendre la notion d’angle</text:span></text:p>
      </style:header>
      <style:header-left>
        <text:p text:style-name="MP9"><draw:path text:anchor-type="paragraph" draw:z-index="91" draw:name="Shape1_18" draw:style-name="Mgr7" draw:text-style-name="MP10" svg:width="4.329cm" svg:height="2.24cm" svg:x="-1.499cm" svg:y="-1cm" svg:viewBox="0 0 4330 2241" svg:d="M0 2241l3984-288c209-15 363-168 345-342l-170-1611h-4159z"><text:p/></draw:path><draw:frame text:anchor-type="paragraph" draw:z-index="92" draw:name="Shape8_8"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93" draw:name="Shape3_44" draw:style-name="Mgr6" draw:text-style-name="MP4" svg:x1="15.12cm" svg:y1="0.36cm" svg:x2="20.496cm" svg:y2="0.36cm"><text:p/></draw:line><text:s/><text:span text:style-name="MT2">Angles</text:span> : <text:span text:style-name="MT3">Comprendre la notion d’angle</text:span></text:p>
      </style:header-left>
      <style:footer>
        <text:p text:style-name="MP11"><draw:frame draw:style-name="Mfr1" draw:name="Frame7" text:anchor-type="paragraph" svg:x="11.684cm" svg:y="0.714cm" draw:z-index="0"><draw:text-box fo:min-height="0.499cm" fo:min-width="6.345cm"><draw:frame draw:style-name="Mfr2" draw:name="Frame8"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3"><text:span text:style-name="MT4">A</text:span>NGLE : COMPRENDRE LA NOTION D’ANGLE</text:p></draw:text-box></draw:frame><draw:g text:anchor-type="paragraph" draw:z-index="1" draw:name="Shape4_2" draw:style-name="Mgr1"><draw:path draw:style-name="Mgr8" draw:text-style-name="MP14" svg:width="0.855cm" svg:height="1.172cm" svg:x="19.154cm" svg:y="0.525cm" svg:viewBox="0 0 856 1173" svg:d="M856 1173h-856v-991c0-100 79-182 175-182h505c97 0 176 82 176 182z"><text:p/></draw:path></draw:g></text:p>
      </style:footer>
      <style:footer-left>
        <text:p text:style-name="MP11"><draw:frame draw:style-name="Mfr1" draw:name="Frame9111112" text:anchor-type="paragraph" svg:x="1.034cm" svg:y="0.744cm" draw:z-index="0"><draw:text-box fo:min-height="0.499cm" fo:min-width="3cm"><draw:frame draw:style-name="Mfr2" draw:name="Frame8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5">Angles</text:span><text:span text:style-name="MT6"> : </text:span><text:span text:style-name="MT5">Comprendre la notion d’angle</text:span></text:p></draw:text-box></draw:frame><draw:g text:anchor-type="paragraph" draw:z-index="2" draw:name="Shape4_287" draw:style-name="Mgr1"><draw:path draw:style-name="Mgr8" draw:text-style-name="MP14" svg:width="0.855cm" svg:height="1.172cm" svg:x="-0.196cm" svg:y="0.525cm" svg:viewBox="0 0 856 1173" svg:d="M856 1173h-856v-991c0-100 79-182 175-182h505c97 0 176 82 176 182z"><text:p/></draw:path></draw:g></text:p>
      </style:footer-left>
    </style:master-page>
    <style:master-page style:name="SERIE_5f_GEOMETRIE_5f_CLR_5f_1ca2b8_5f_2COL" style:display-name="SERIE_GEOMETRIE_CLR_1ca2b8_2COL" style:page-layout-name="Mpm3" draw:style-name="Mdp1">
      <style:header>
        <text:p text:style-name="_5f_Header_20_G_20_page_20_impaire_20__28_D_29_"><draw:path text:anchor-type="paragraph" draw:z-index="82" draw:name="Shape1_8" draw:style-name="Mgr7" draw:text-style-name="MP10" svg:width="4.329cm" svg:height="2.24cm" svg:x="-1.499cm" svg:y="-1cm" svg:viewBox="0 0 4330 2241" svg:d="M0 2241l3984-288c209-15 363-168 345-342l-170-1611h-4159z"><text:p/></draw:path><draw:line text:anchor-type="paragraph" draw:z-index="83" draw:name="Shape3_7" draw:style-name="Mgr6" draw:text-style-name="MP4" svg:x1="15.423cm" svg:y1="0.36cm" svg:x2="20.496cm" svg:y2="0.36cm"><text:p/></draw:line><draw:frame text:anchor-type="paragraph" draw:z-index="84" draw:name="Shape8_1" draw:style-name="Mgr4" draw:text-style-name="MP5" svg:width="2.703cm" svg:height="0.715cm" draw:transform="rotate (0.0872664625997165) translate (-0.172861111111111cm 0.218722222222222cm)"><draw:text-box><text:p text:style-name="MP4"><text:span text:style-name="MT1">Série 5</text:span></text:p></draw:text-box></draw:frame><text:s/>Angles : <text:span text:style-name="MT3">Comprendre la notion d’angle</text:span></text:p>
      </style:header>
      <style:header-left>
        <text:p text:style-name="MP16"><draw:path text:anchor-type="paragraph" draw:z-index="85" draw:name="Shape1_1" draw:style-name="Mgr7" draw:text-style-name="MP10" svg:width="4.329cm" svg:height="2.24cm" svg:x="-1.499cm" svg:y="-1cm" svg:viewBox="0 0 4330 2241" svg:d="M0 2241l3984-288c209-15 363-168 345-342l-170-1611h-4159z"><text:p/></draw:path><draw:frame text:anchor-type="paragraph" draw:z-index="86" draw:name="Shape8_7"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87" draw:name="Shape3_29" draw:style-name="Mgr6" draw:text-style-name="MP4" svg:x1="15.12cm" svg:y1="0.36cm" svg:x2="20.496cm" svg:y2="0.36cm"><text:p/></draw:line>Angles : <text:span text:style-name="MT3">Comprendre la notion d’angle</text:span></text:p>
      </style:header-left>
      <style:footer>
        <text:h text:style-name="_5f_Footer_20_page_20_paire_20__28_G_29_" text:outline-level="1"><draw:frame draw:style-name="Mfr1" draw:name="Frame12" text:anchor-type="paragraph" svg:x="10.617cm" svg:y="0.018cm" draw:z-index="0"><draw:text-box fo:min-height="0.499cm" fo:min-width="7.096cm"><draw:frame draw:style-name="Mfr2" draw:name="Frame13"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impaire_20__28_D_29_" text:outline-level="1"><text:span text:style-name="MT7">Angles : </text:span><text:span text:style-name="MT8">Comprendre la notion d’angle</text:span></text:h></draw:text-box></draw:frame><draw:g text:anchor-type="paragraph" draw:z-index="26" draw:name="Shape4_6" draw:style-name="Mgr9"><draw:path draw:style-name="Mgr8" draw:text-style-name="MP14" svg:width="0.855cm" svg:height="1.172cm" svg:x="18.299cm" svg:y="-0.175cm" svg:viewBox="0 0 856 1173" svg:d="M856 1173h-856v-991c0-100 79-182 175-182h505c97 0 176 82 176 182z"><text:p/></draw:path></draw:g><text:s text:c="2"/></text:h>
      </style:footer>
      <style:footer-left>
        <text:h text:style-name="_5f_Footer_20_page_20_impaire_20__28_D_29_" text:outline-level="1"><draw:frame draw:style-name="Mfr3"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7"><text:span text:style-name="MT7">Angles : </text:span><text:span text:style-name="MT9">Comprendre la notion d’angle</text:span></text:p></draw:text-box></draw:frame><draw:g text:anchor-type="paragraph" draw:z-index="0" draw:name="Shape4_0" draw:style-name="Mgr9"><draw:path draw:style-name="Mgr8" draw:text-style-name="MP14" svg:width="0.855cm" svg:height="1.172cm" svg:x="-0.268cm" svg:y="-0.175cm" svg:viewBox="0 0 856 1173" svg:d="M856 1173h-856v-991c0-100 79-182 175-182h505c97 0 176 82 176 182z"><text:p/></draw:path></draw:g></text:h>
      </style:footer-left>
    </style:master-page>
    <style:master-page style:name="SERIE_5f_NUMERIQUE_5f_1COL" style:display-name="SERIE_NUMERIQUE_1COL" style:page-layout-name="Mpm12" draw:style-name="Mdp1">
      <style:header>
        <text:p text:style-name="_5f_Header_20_N_20_page_20_paire_20__28_G_29_"><draw:frame text:anchor-type="paragraph" draw:z-index="76" draw:name="Shape8_0"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77" draw:name="Shape1_10" draw:style-name="Mgr3" draw:text-style-name="MP3" svg:width="4.329cm" svg:height="2.24cm" svg:x="-1.499cm" svg:y="-1cm" svg:viewBox="0 0 4330 2241" svg:d="M0 2241l3984-288c209-15 363-168 345-342l-170-1611h-4159z"><text:p/></draw:path><draw:line text:anchor-type="paragraph" draw:z-index="78" draw:name="Shape3_8" draw:style-name="Mgr5" draw:text-style-name="MP4" svg:x1="14.76cm" svg:y1="0.36cm" svg:x2="20.496cm" svg:y2="0.36cm"><text:p/></draw:line><text:s/><text:span text:style-name="MT10">Calculer</text:span> : <text:span text:style-name="MT10">Additionner et soustraire</text:span></text:p>
      </style:header>
      <style:header-left>
        <text:p text:style-name="_5f_Header_20_N_20_page_20_impaire_20__28_D_29_"><draw:line text:anchor-type="paragraph" draw:z-index="79" draw:name="Shape3_3" draw:style-name="Mgr5" draw:text-style-name="MP4" svg:x1="14.728cm" svg:y1="0.36cm" svg:x2="20.496cm" svg:y2="0.36cm"><text:p/></draw:line><draw:frame text:anchor-type="paragraph" draw:z-index="80" draw:name="Shape8_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81" draw:name="Shape1_13" draw:style-name="Mgr3" draw:text-style-name="MP3" svg:width="4.329cm" svg:height="2.24cm" svg:x="-1.499cm" svg:y="-1cm" svg:viewBox="0 0 4330 2241" svg:d="M0 2241l3984-288c209-15 363-168 345-342l-170-1611h-4159z"><text:p/></draw:path><text:s/><text:span text:style-name="MT10">Calculer</text:span> : <text:span text:style-name="MT10">Additionner et soustraire</text:span></text:p>
      </style:header-left>
      <style:footer>
        <text:h text:style-name="_5f_Footer_20_page_20_impaire_20__28_D_29_" text:outline-level="1"><draw:frame draw:style-name="Mfr3" draw:name="Frame3" text:anchor-type="paragraph" svg:y="-0.06cm" draw:z-index="0"><draw:text-box fo:min-height="0.499cm" fo:min-width="3cm"><draw:frame draw:style-name="Mfr2" draw:name="Frame4"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paire_20__28_G_29_" text:outline-level="1"><text:span text:style-name="MT11">Calculer : additionner et soustraire</text:span><text:span text:style-name="MT6"> </text:span></text:h></draw:text-box></draw:frame><draw:g text:anchor-type="paragraph" draw:z-index="24" draw:name="Shape4_4" draw:style-name="Mgr9"><draw:path draw:style-name="Mgr2" draw:text-style-name="MP2" svg:width="0.855cm" svg:height="1.172cm" svg:x="18.41cm" svg:y="-0.175cm" svg:viewBox="0 0 856 1173" svg:d="M856 1173h-856v-991c0-100 79-182 175-182h505c97 0 176 82 176 182z"><text:p/></draw:path></draw:g></text:h>
      </style:footer>
      <style:footer-left>
        <text:p text:style-name="MP11"><draw:frame draw:style-name="Mfr3" draw:name="Frame238" text:anchor-type="paragraph" svg:y="-0.06cm" draw:z-index="0"><draw:text-box fo:min-height="0.499cm" fo:min-width="3cm"><draw:frame draw:style-name="Mfr2" draw:name="Frame135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11">Calculer</text:span><text:span text:style-name="MT6"> : </text:span><text:span text:style-name="MT11">additionner et soustraire</text:span></text:p></draw:text-box></draw:frame><draw:g text:anchor-type="paragraph" draw:z-index="25" draw:name="Shape4_110" draw:style-name="Mgr9"><draw:path draw:style-name="Mgr2" draw:text-style-name="MP2" svg:width="0.855cm" svg:height="1.172cm" svg:x="-0.266cm" svg:y="-0.175cm" svg:viewBox="0 0 856 1173" svg:d="M856 1173h-856v-991c0-100 79-182 175-182h505c97 0 176 82 176 182z"><text:p/></draw:path></draw:g></text:p>
      </style:footer-left>
    </style:master-page>
    <style:master-page style:name="SERIE_5f_GESTION_5f_DE_5f_DONNEES_5f_1COL" style:display-name="SERIE_GESTION_DE_DONNEES_1COL" style:page-layout-name="Mpm13" draw:style-name="Mdp1">
      <style:header>
        <text:p text:style-name="_5f_Header_20_D_20_page_20_impaire_20__28_D_29_"><draw:line text:anchor-type="paragraph" draw:z-index="44" draw:name="Shape3_1" draw:style-name="Mgr10" draw:text-style-name="MP4" svg:x1="13.831cm" svg:y1="0.355cm" svg:x2="20.497cm" svg:y2="0.36cm"><text:p/></draw:line><draw:frame text:anchor-type="paragraph" draw:z-index="45" draw:name="Shape8_2"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46" draw:name="Shape1_2" draw:style-name="Mgr11" draw:text-style-name="MP18" svg:width="4.329cm" svg:height="2.24cm" svg:x="-1.499cm" svg:y="-1cm" svg:viewBox="0 0 4330 2241" svg:d="M0 2241l3984-288c209-15 363-168 345-342l-170-1611h-4159z"><text:p/></draw:path><text:s/><text:span text:style-name="MT12">Utilis</text:span><text:span text:style-name="MT13">er des</text:span><text:span text:style-name="MT12"> données </text:span>: <text:span text:style-name="MT14">Représenter</text:span> </text:p>
      </style:header>
      <style:header-left>
        <text:p text:style-name="MP19"><draw:line text:anchor-type="paragraph" draw:z-index="73" draw:name="Shape3_ 2" draw:style-name="Mgr10" draw:text-style-name="MP4" svg:x1="16.704cm" svg:y1="0.36cm" svg:x2="20.496cm" svg:y2="0.36cm"><text:p/></draw:line><draw:path text:anchor-type="paragraph" draw:z-index="74" draw:name="Shape1_4" draw:style-name="Mgr11" draw:text-style-name="MP18" svg:width="4.329cm" svg:height="2.24cm" svg:x="-1.499cm" svg:y="-1cm" svg:viewBox="0 0 4330 2241" svg:d="M0 2241l3984-288c209-15 363-168 345-342l-170-1611h-4159z"><text:p/></draw:path><draw:frame text:anchor-type="paragraph" draw:z-index="75" draw:name="Shape8_10" draw:style-name="Mgr4" draw:text-style-name="MP5" svg:width="2.703cm" svg:height="0.715cm" draw:transform="rotate (0.0872664625997165) translate (-0.172861111111111cm 0.218722222222222cm)"><draw:text-box><text:p text:style-name="MP4"><text:span text:style-name="MT1">Série 2</text:span></text:p></draw:text-box></draw:frame><text:span text:style-name="_5f_Caractères"><text:span text:style-name="MT15">Fonctions : Appliquer, créer un programme</text:span></text:span></text:p>
      </style:header-left>
      <style:footer>
        <text:p text:style-name="MP11"><draw:frame draw:style-name="Mfr3" draw:name="Frame14" text:anchor-type="paragraph" svg:y="-0.06cm" draw:z-index="0"><draw:text-box fo:min-height="0.499cm" fo:min-width="3cm"><draw:frame draw:style-name="Mfr2" draw:name="Frame15" text:anchor-type="frame" svg:x="0.45cm" svg:y="0.079cm" svg:width="0.817cm" draw:z-index="0"><draw:text-box fo:min-height="0.355cm"><text:p text:style-name="Folio"><text:span text:style-name="_5f_Caractères_5f_gras_5f_Blanc"><text:page-number text:select-page="current">0</text:page-number></text:span></text:p></draw:text-box></draw:frame><text:p text:style-name="MP15"><text:span text:style-name="MT16">Utilis</text:span><text:span text:style-name="MT17">er</text:span><text:span text:style-name="MT16"> de</text:span><text:span text:style-name="MT17">s</text:span><text:span text:style-name="MT16"> données</text:span><text:span text:style-name="MT6"> : </text:span><text:span text:style-name="MT18">représenter</text:span><text:span text:style-name="MT6"> </text:span></text:p></draw:text-box></draw:frame><draw:g text:anchor-type="paragraph" draw:z-index="21" draw:name="Shape4_7" draw:style-name="Mgr9"><draw:path draw:style-name="Mgr12" draw:text-style-name="MP20" svg:width="0.855cm" svg:height="1.172cm" svg:x="18.41cm" svg:y="-0.175cm" svg:viewBox="0 0 856 1173" svg:d="M856 1173h-856v-991c0-100 79-182 175-182h505c97 0 176 82 176 182z"><text:p/></draw:path></draw:g></text:p>
      </style:footer>
      <style:footer-left>
        <text:p text:style-name="MP11"><draw:frame draw:style-name="Mfr3" draw:name="Frame1331" text:anchor-type="paragraph" svg:y="-0.06cm" draw:z-index="0"><draw:text-box fo:min-height="0.499cm" fo:min-width="3cm"><draw:frame draw:style-name="Mfr2" draw:name="Frame134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21"><text:span text:style-name="MT4">Fonctions : appliquer, </text:span><text:span text:style-name="MT19">créer</text:span><text:span text:style-name="MT4"> un programme</text:span></text:p></draw:text-box></draw:frame><draw:g text:anchor-type="paragraph" draw:z-index="23" draw:name="Shape4_91" draw:style-name="Mgr9"><draw:path draw:style-name="Mgr12" draw:text-style-name="MP22" svg:width="0.855cm" svg:height="1.172cm" svg:x="-0.268cm" svg:y="-0.175cm" svg:viewBox="0 0 856 1173" svg:d="M856 1173h-856v-991c0-100 79-182 175-182h505c97 0 176 82 176 182z"><text:p/></draw:path></draw:g></text:p>
      </style:footer-left>
    </style:master-page>
    <style:master-page style:name="SERIE_5f_GESTION_5f_DE_5f_DONNEES_5f_CLR_5f_9d0f89_5f_2COL" style:display-name="SERIE_GESTION_DE_DONNEES_CLR_9d0f89_2COL" style:page-layout-name="Mpm3" draw:style-name="Mdp1">
      <style:header>
        <text:p text:style-name="MP23"><draw:line text:anchor-type="paragraph" draw:z-index="37" draw:name="Shape3_ 1" draw:style-name="Mgr10" draw:text-style-name="MP4" svg:x1="16.704cm" svg:y1="0.36cm" svg:x2="20.496cm" svg:y2="0.36cm"><text:p/></draw:line><draw:path text:anchor-type="paragraph" draw:z-index="38" draw:name="Shape1_5" draw:style-name="Mgr11" draw:text-style-name="MP18" svg:width="4.329cm" svg:height="2.24cm" svg:x="-1.499cm" svg:y="-1cm" svg:viewBox="0 0 4330 2241" svg:d="M0 2241l3984-288c209-15 363-168 345-342l-170-1611h-4159z"><text:p/></draw:path><draw:frame text:anchor-type="paragraph" draw:z-index="39" draw:name="Shape8_6" draw:style-name="Mgr4" draw:text-style-name="MP5" svg:width="2.703cm" svg:height="0.715cm" draw:transform="rotate (0.0872664625997165) translate (-0.172861111111111cm 0.218722222222222cm)"><draw:text-box><text:p text:style-name="MP4"><text:span text:style-name="MT1">Série 2</text:span></text:p></draw:text-box></draw:frame><draw:polyline text:anchor-type="paragraph" draw:z-index="40" draw:name="Shape3_5" draw:style-name="Mgr10" draw:text-style-name="MP4" svg:width="2147483.646cm" svg:height="2147483.646cm" draw:transform="skewX (1.08420217346698E-019) rotate (-0.000872664625997355) translate (9652019767.38077cm -11060397130063.8cm)" svg:viewBox="0 0 2147483647 2147483647" draw:points="21505,2147483610 28171,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2147483647,2147483647 2147483647,0 24267,2147483644"><text:p/></draw:polyline><text:span text:style-name="MT20">Fonction : </text:span>Appliquer, créer un programmer </text:p>
      </style:header>
      <style:header-left>
        <text:p text:style-name="MP24"><draw:line text:anchor-type="paragraph" draw:z-index="41" draw:name="Shape3_4" draw:style-name="Mgr10" draw:text-style-name="MP4" svg:x1="14.425cm" svg:y1="0.36cm" svg:x2="20.496cm" svg:y2="0.36cm"><text:p/></draw:line><draw:path text:anchor-type="paragraph" draw:z-index="42" draw:name="Shape1_6" draw:style-name="Mgr11" draw:text-style-name="MP18" svg:width="4.329cm" svg:height="2.24cm" svg:x="-1.499cm" svg:y="-1cm" svg:viewBox="0 0 4330 2241" svg:d="M0 2241l3984-288c209-15 363-168 345-342l-170-1611h-4159z"><text:p/></draw:path><draw:frame text:anchor-type="paragraph" draw:z-index="43" draw:name="Shape8_12" draw:style-name="Mgr4" draw:text-style-name="MP5" svg:width="2.703cm" svg:height="0.715cm" draw:transform="rotate (0.0872664625997165) translate (-0.172861111111111cm 0.218722222222222cm)"><draw:text-box><text:p text:style-name="MP4"><text:span text:style-name="MT1">Série 2</text:span></text:p></draw:text-box></draw:frame>Fonctions : appliquer un programme</text:p>
      </style:header-left>
      <style:footer>
        <text:p text:style-name="MP25"><draw:frame draw:style-name="Mfr3" draw:name="Frame1" text:anchor-type="paragraph" svg:y="-0.06cm" draw:z-index="0"><draw:text-box fo:min-height="0.499cm" fo:min-width="7.096cm"><draw:frame draw:style-name="Mfr2" draw:name="Frame2" text:anchor-type="frame" svg:x="0.45cm" svg:y="0.079cm" svg:width="0.817cm" draw:z-index="0"><draw:text-box fo:min-height="0.355cm"><text:p text:style-name="MP12"><text:span text:style-name="_5f_Caractères_5f_gras_5f_Blanc"><text:page-number text:select-page="current">0</text:page-number></text:span></text:p></draw:text-box></draw:frame><text:p text:style-name="MP26">Fonctions : appliquer, <text:span text:style-name="MT19">créer</text:span> un programme</text:p></draw:text-box></draw:frame><draw:g text:anchor-type="paragraph" draw:z-index="18" draw:name="Shape4_ 2" draw:style-name="Mgr9"><draw:path draw:style-name="Mgr12" draw:text-style-name="MP20" svg:width="0.855cm" svg:height="1.172cm" svg:x="18.537cm" svg:y="-0.175cm" svg:viewBox="0 0 856 1173" svg:d="M856 1173h-856v-991c0-100 79-182 175-182h505c97 0 176 82 176 182z"><text:p/></draw:path></draw:g></text:p>
      </style:footer>
      <style:footer-left>
        <text:p text:style-name="MP11"><draw:frame draw:style-name="Mfr3" draw:name="Frame1371" text:anchor-type="paragraph" svg:y="-0.06cm" draw:z-index="0"><draw:text-box fo:min-height="0.499cm" fo:min-width="3cm"><draw:frame draw:style-name="Mfr2" draw:name="Frame1381" text:anchor-type="frame" svg:x="0.45cm" svg:y="0.079cm" svg:width="0.817cm" draw:z-index="0"><draw:text-box fo:min-height="0.355cm"><text:p text:style-name="MP12"><draw:g text:anchor-type="paragraph" draw:z-index="19" draw:name="Shape4_66" draw:style-name="Mgr9"><draw:path draw:style-name="Mgr12" draw:text-style-name="MP20"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26">Fonctions : appliquer un programme de calcul</text:p></draw:text-box></draw:frame><draw:g text:anchor-type="paragraph" draw:z-index="20" draw:name="Shape4_3" draw:style-name="Mgr9"><draw:path draw:style-name="Mgr12" draw:text-style-name="MP20" svg:width="0.855cm" svg:height="1.172cm" svg:x="-0.289cm" svg:y="-0.175cm" svg:viewBox="0 0 856 1173" svg:d="M856 1173h-856v-991c0-100 79-182 175-182h505c97 0 176 82 176 182z"><text:p/></draw:path></draw:g></text:p>
      </style:footer-left>
    </style:master-page>
    <style:master-page style:name="SERIE_5f_MESURES_5f_1COL" style:display-name="SERIE_MESURES_1COL" style:page-layout-name="Mpm12" draw:style-name="Mdp1">
      <style:header>
        <text:p text:style-name="MP27"><draw:line text:anchor-type="paragraph" draw:z-index="128" draw:name="Shape3_16" draw:style-name="Mgr13" draw:text-style-name="MP4" svg:x1="12.52cm" svg:y1="0.36cm" svg:x2="20.496cm" svg:y2="0.36cm"><text:p/></draw:line><draw:path text:anchor-type="paragraph" draw:z-index="129" draw:name="Shape1_19" draw:style-name="Mgr14" draw:text-style-name="MP28" svg:width="4.329cm" svg:height="2.24cm" svg:x="-1.499cm" svg:y="-1cm" svg:viewBox="0 0 4330 2241" svg:d="M0 2241l3984-288c209-15 363-168 345-342l-170-1611h-4159z"><text:p/></draw:path><draw:line text:anchor-type="paragraph" draw:z-index="130" draw:name="Shape3_19" draw:style-name="Mgr13" draw:text-style-name="MP4" svg:x1="12.52cm" svg:y1="0.36cm" svg:x2="20.496cm" svg:y2="0.36cm"><text:p/></draw:line><draw:line text:anchor-type="paragraph" draw:z-index="131" draw:name="Shape3_20" draw:style-name="Mgr13" draw:text-style-name="MP4" svg:x1="12.52cm" svg:y1="0.36cm" svg:x2="20.496cm" svg:y2="0.36cm"><text:p/></draw:line><draw:frame text:anchor-type="paragraph" draw:z-index="27" draw:name="Shape8_17"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28" draw:name="Shape1_15" draw:style-name="Mgr14" draw:text-style-name="MP28" svg:width="4.329cm" svg:height="2.24cm" svg:x="-1.499cm" svg:y="-1cm" svg:viewBox="0 0 4330 2241" svg:d="M0 2241l3984-288c209-15 363-168 345-342l-170-1611h-4159z"><text:p/></draw:path><draw:frame text:anchor-type="paragraph" draw:z-index="29" draw:name="Shape8_15"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1">Conversions d’unités</text:span> : <text:span text:style-name="MT21">Vitesse</text:span></text:p>
      </style:header>
      <style:header-left>
        <text:p text:style-name="MP29"><draw:line text:anchor-type="paragraph" draw:z-index="30" draw:name="Shape3_15" draw:style-name="Mgr13" draw:text-style-name="MP4" svg:x1="12.52cm" svg:y1="0.36cm" svg:x2="20.496cm" svg:y2="0.36cm"><text:p/></draw:line><draw:path text:anchor-type="paragraph" draw:z-index="31" draw:name="Shape1_17" draw:style-name="Mgr14" draw:text-style-name="MP28" svg:width="4.329cm" svg:height="2.24cm" svg:x="-1.499cm" svg:y="-1cm" svg:viewBox="0 0 4330 2241" svg:d="M0 2241l3984-288c209-15 363-168 345-342l-170-1611h-4159z"><text:p/></draw:path><draw:line text:anchor-type="paragraph" draw:z-index="32" draw:name="Shape3_17" draw:style-name="Mgr13" draw:text-style-name="MP4" svg:x1="12.52cm" svg:y1="0.36cm" svg:x2="20.496cm" svg:y2="0.36cm"><text:p/></draw:line><draw:line text:anchor-type="paragraph" draw:z-index="33" draw:name="Shape3_18" draw:style-name="Mgr13" draw:text-style-name="MP4" svg:x1="12.52cm" svg:y1="0.36cm" svg:x2="20.496cm" svg:y2="0.36cm"><text:p/></draw:line><draw:frame text:anchor-type="paragraph" draw:z-index="34" draw:name="Shape8_16" draw:style-name="Mgr4" draw:text-style-name="MP5" svg:width="2.703cm" svg:height="0.715cm" draw:transform="rotate (0.0872664625997165) translate (-0.172861111111111cm 0.218722222222222cm)"><draw:text-box><text:p text:style-name="MP4"><text:span text:style-name="MT1">Série 1</text:span></text:p></draw:text-box></draw:frame><draw:path text:anchor-type="paragraph" draw:z-index="35" draw:name="Shape1_16" draw:style-name="Mgr14" draw:text-style-name="MP28" svg:width="4.329cm" svg:height="2.24cm" svg:x="-1.499cm" svg:y="-1cm" svg:viewBox="0 0 4330 2241" svg:d="M0 2241l3984-288c209-15 363-168 345-342l-170-1611h-4159z"><text:p/></draw:path><draw:frame text:anchor-type="paragraph" draw:z-index="36" draw:name="Shape8_14"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1">Conversions d’unités</text:span> : <text:span text:style-name="MT22">Durée</text:span></text:p>
      </style:header-left>
      <style:footer>
        <text:p text:style-name="MP11"><draw:frame draw:style-name="Mfr3" draw:name="Frame1511" text:anchor-type="paragraph" svg:y="-0.06cm" draw:z-index="0"><draw:text-box fo:min-height="0.499cm" fo:min-width="3cm"><draw:frame draw:style-name="Mfr2" draw:name="Frame1521" text:anchor-type="frame" svg:x="0.45cm" svg:y="0.079cm" svg:width="0.817cm" draw:z-index="0"><draw:text-box fo:min-height="0.355cm"><text:p text:style-name="MP12"><text:page-number text:select-page="current">0</text:page-number></text:p></draw:text-box></draw:frame><text:p text:style-name="MP15"><text:span text:style-name="MT23">Conversion d’unité : vitesse</text:span><text:span text:style-name="MT6"> </text:span></text:p></draw:text-box></draw:frame><draw:g text:anchor-type="paragraph" draw:z-index="16" draw:name="Shape4_93" draw:style-name="Mgr9"><draw:path draw:style-name="Mgr15" draw:text-style-name="MP30" svg:width="0.855cm" svg:height="1.172cm" svg:x="18.41cm" svg:y="-0.175cm" svg:viewBox="0 0 856 1173" svg:d="M856 1173h-856v-991c0-100 79-182 175-182h505c97 0 176 82 176 182z"><text:p/></draw:path></draw:g></text:p>
      </style:footer>
      <style:footer-left>
        <text:p text:style-name="MP11"><draw:frame draw:style-name="Mfr3" draw:name="Frame1531" text:anchor-type="paragraph" svg:y="-0.06cm" draw:z-index="0"><draw:text-box fo:min-height="0.499cm" fo:min-width="3cm"><draw:frame draw:style-name="Mfr2" draw:name="Frame1541" text:anchor-type="frame" svg:x="0.45cm" svg:y="0.079cm" svg:width="0.817cm" draw:z-index="0"><draw:text-box fo:min-height="0.355cm"><text:p text:style-name="MP12"><text:page-number text:select-page="current">0</text:page-number></text:p></draw:text-box></draw:frame><text:p text:style-name="MP31"><text:span text:style-name="MT24">C</text:span>ONVERSION D’unité : <text:span text:style-name="MT25">DUREE</text:span></text:p></draw:text-box></draw:frame><draw:g text:anchor-type="paragraph" draw:z-index="17" draw:name="Shape4_102" draw:style-name="Mgr9"><draw:path draw:style-name="Mgr15" draw:text-style-name="MP30" svg:width="0.855cm" svg:height="1.172cm" svg:x="-0.296cm" svg:y="-0.175cm" svg:viewBox="0 0 856 1173" svg:d="M856 1173h-856v-991c0-100 79-182 175-182h505c97 0 176 82 176 182z"><text:p/></draw:path></draw:g></text:p>
      </style:footer-left>
    </style:master-page>
    <style:master-page style:name="SERIE_5f_MESURES_5f_CLR_5f_7fb241_5f_2COL" style:display-name="SERIE_MESURES_CLR_7fb241_2COL" style:page-layout-name="Mpm3" draw:style-name="Mdp1">
      <style:header>
        <text:p text:style-name="MP32"><draw:path text:anchor-type="paragraph" draw:z-index="109" draw:name="Shape1_12" draw:style-name="Mgr14" draw:text-style-name="MP28" svg:width="4.329cm" svg:height="2.24cm" svg:x="-1.499cm" svg:y="-1cm" svg:viewBox="0 0 4330 2241" svg:d="M0 2241l3984-288c209-15 363-168 345-342l-170-1611h-4159z"><text:p/></draw:path><draw:line text:anchor-type="paragraph" draw:z-index="111" draw:name="Shape3_10" draw:style-name="Mgr13" draw:text-style-name="MP4" svg:x1="12.52cm" svg:y1="0.36cm" svg:x2="20.496cm" svg:y2="0.36cm"><text:p/></draw:line><draw:line text:anchor-type="paragraph" draw:z-index="113" draw:name="Shape3_12" draw:style-name="Mgr13" draw:text-style-name="MP4" svg:x1="12.52cm" svg:y1="0.36cm" svg:x2="20.496cm" svg:y2="0.36cm"><text:p/></draw:line><draw:frame text:anchor-type="paragraph" draw:z-index="115" draw:name="Shape8_ 1" draw:style-name="Mgr4" draw:text-style-name="MP5" svg:width="2.703cm" svg:height="0.715cm" draw:transform="rotate (0.0872664625997165) translate (-0.172861111111111cm 0.218722222222222cm)"><draw:text-box><text:p text:style-name="MP4"><text:span text:style-name="MT1">Série 3</text:span></text:p></draw:text-box></draw:frame><text:span text:style-name="MT22">V</text:span><text:span text:style-name="MT26">olume</text:span></text:p>
      </style:header>
      <style:header-left>
        <text:p text:style-name="MP32"><draw:path text:anchor-type="paragraph" draw:z-index="119" draw:name="Shape1_14" draw:style-name="Mgr14" draw:text-style-name="MP28" svg:width="4.329cm" svg:height="2.24cm" svg:x="-1.499cm" svg:y="-1cm" svg:viewBox="0 0 4330 2241" svg:d="M0 2241l3984-288c209-15 363-168 345-342l-170-1611h-4159z"><text:p/></draw:path><draw:line text:anchor-type="paragraph" draw:z-index="117" draw:name="Shape3_14" draw:style-name="Mgr13" draw:text-style-name="MP4" svg:x1="12.52cm" svg:y1="0.36cm" svg:x2="20.496cm" svg:y2="0.36cm"><text:p/></draw:line><draw:line text:anchor-type="paragraph" draw:z-index="121" draw:name="Shape3_13" draw:style-name="Mgr13" draw:text-style-name="MP4" svg:x1="12.52cm" svg:y1="0.36cm" svg:x2="20.496cm" svg:y2="0.36cm"><text:p/></draw:line><draw:frame text:anchor-type="paragraph" draw:z-index="123" draw:name="Shape8_11" draw:style-name="Mgr4" draw:text-style-name="MP5" svg:width="2.703cm" svg:height="0.715cm" draw:transform="rotate (0.0872664625997165) translate (-0.172861111111111cm 0.218722222222222cm)"><draw:text-box><text:p text:style-name="MP4"><text:span text:style-name="MT1">Série 3</text:span></text:p></draw:text-box></draw:frame><text:span text:style-name="MT21">V</text:span><text:span text:style-name="MT26">olume</text:span></text:p>
      </style:header-left>
      <style:footer>
        <text:p text:style-name="MP33"><draw:frame draw:style-name="Mfr1" draw:name="Frame1691" text:anchor-type="paragraph" svg:x="13.693cm" svg:y="-0.06cm" draw:z-index="70"><draw:text-box fo:min-height="0.499cm" fo:min-width="2.334cm"><draw:frame draw:style-name="Mfr2" draw:name="Frame1701" text:anchor-type="frame" svg:x="0.45cm" svg:y="0.079cm" svg:width="0.817cm" draw:z-index="72"><draw:text-box fo:min-height="0.355cm"><text:p text:style-name="MP12"><draw:g text:anchor-type="paragraph" draw:z-index="13" draw:name="Shape4_109" draw:style-name="Mgr9"><draw:path draw:style-name="Mgr15" draw:text-style-name="MP30" svg:width="0.855cm" svg:height="1.172cm" svg:x="-0.03cm" svg:y="-0.194cm" svg:viewBox="0 0 856 1173" svg:d="M856 1173h-856v-991c0-100 79-182 175-182h505c97 0 176 82 176 182z"><text:p/></draw:path></draw:g><text:span text:style-name="_5f_Caractères_5f_gras_5f_Blanc"><text:page-number text:select-page="current">5</text:page-number></text:span></text:p></draw:text-box></draw:frame><text:p text:style-name="MP34">Grandeurs géométriques</text:p></draw:text-box></draw:frame></text:p>
      </style:footer>
      <style:footer-left>
        <text:p text:style-name="MP33"><draw:frame draw:style-name="Mfr1" draw:name="Frame1711" text:anchor-type="paragraph" svg:x="1.289cm" svg:y="-0.005cm" draw:z-index="125"><draw:text-box fo:min-height="0.499cm" fo:min-width="2.351cm"><draw:frame draw:style-name="Mfr2" draw:name="Frame1721" text:anchor-type="frame" svg:x="0.45cm" svg:y="0.079cm" svg:width="0.817cm" draw:z-index="127"><draw:text-box fo:min-height="0.355cm"><text:p text:style-name="MP12"><text:span text:style-name="_5f_Caractères_5f_gras_5f_Blanc"><text:page-number text:select-page="current">4</text:page-number></text:span></text:p></draw:text-box></draw:frame><text:p text:style-name="MP34">Grandeurs géométriques</text:p></draw:text-box></draw:frame><draw:g text:anchor-type="paragraph" draw:z-index="15" draw:name="Shape4_122" draw:style-name="Mgr9"><draw:path draw:style-name="Mgr15" draw:text-style-name="MP30" svg:width="0.855cm" svg:height="1.172cm" svg:x="0.056cm" svg:y="-0.175cm" svg:viewBox="0 0 856 1173" svg:d="M856 1173h-856v-991c0-100 79-182 175-182h505c97 0 176 82 176 182z"><text:p/></draw:path></draw:g></text:p>
      </style:footer-left>
    </style:master-page>
    <style:master-page style:name="SERIE_5f_PROBLEMES_5f_CLR_5f_d62e4e_5f_2COL" style:display-name="SERIE_PROBLEMES_CLR_d62e4e_2COL" style:page-layout-name="Mpm3" draw:style-name="Mdp1">
      <style:header>
        <text:p text:style-name="_5f_Header_20_P_20_page_20_paire_20__28_G_29_"><draw:frame text:anchor-type="paragraph" draw:z-index="104" draw:name="Shape8_19"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8" draw:name="Shape1_3" draw:style-name="Mgr16" draw:text-style-name="MP35" svg:width="4.329cm" svg:height="2.24cm" svg:x="-1.499cm" svg:y="-1cm" svg:viewBox="0 0 4330 2241" svg:d="M0 2241l3984-288c209-15 363-168 345-342l-170-1611h-4159z"><text:p/></draw:path><draw:line text:anchor-type="char" draw:z-index="105" draw:name="Shape3_0" draw:style-name="Mgr17" draw:text-style-name="MP4" svg:x1="10.893cm" svg:y1="0.403cm" svg:x2="20.503cm" svg:y2="0.327cm"><text:p/></draw:line>Résoudre des problèmes</text:p>
      </style:header>
      <style:header-left>
        <text:p text:style-name="_5f_Header_20_P_20_page_20_paire_20__28_G_29_"><draw:frame text:anchor-type="paragraph" draw:z-index="106" draw:name="Shape8_18"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10" draw:name="Shape1_9" draw:style-name="Mgr16" draw:text-style-name="MP35" svg:width="4.329cm" svg:height="2.24cm" svg:x="-1.499cm" svg:y="-0.991cm" svg:viewBox="0 0 4330 2241" svg:d="M0 2241l3984-288c209-15 363-168 345-342l-170-1611h-4159z"><text:p/></draw:path><draw:line text:anchor-type="char" draw:z-index="107" draw:name="Shape3_38"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11" text:anchor-type="paragraph" svg:y="-0.06cm" draw:z-index="0"><draw:text-box fo:min-height="0.499cm" fo:min-width="7.096cm"><draw:frame draw:style-name="Mfr2" draw:name="Frame21" text:anchor-type="frame" svg:x="0.45cm" svg:y="0.079cm" svg:width="0.817cm" draw:z-index="0"><draw:text-box fo:min-height="0.355cm"><text:p text:style-name="MP12"><text:page-number text:select-page="current">0</text:page-number></text:p></draw:text-box></draw:frame><text:p text:style-name="MP36"><text:span text:style-name="MT27">R</text:span>ésoudre des problèmes</text:p></draw:text-box></draw:frame><draw:g text:anchor-type="paragraph" draw:z-index="9" draw:name="Shape4_ 1" draw:style-name="Mgr9"><draw:path draw:style-name="Mgr18" draw:text-style-name="MP37" svg:width="0.855cm" svg:height="1.172cm" svg:x="18.524cm" svg:y="-0.175cm" svg:viewBox="0 0 856 1173" svg:d="M856 1173h-856v-991c0-100 79-182 175-182h505c97 0 176 82 176 182z"><text:p/></draw:path></draw:g></text:h>
      </style:footer>
      <style:footer-left>
        <text:h text:style-name="_5f_Footer_20_page_20_paire_20__28_G_29_" text:outline-level="1"><draw:frame draw:style-name="Mfr4" draw:name="Frame317" text:anchor-type="paragraph" svg:y="-0.06cm" draw:z-index="0"><draw:text-box fo:min-height="0.499cm" fo:min-width="7.096cm"><draw:frame draw:style-name="Mfr2" draw:name="Frame318" text:anchor-type="frame" svg:x="0.45cm" svg:y="0.079cm" svg:width="0.817cm" draw:z-index="0"><draw:text-box fo:min-height="0.355cm"><text:p text:style-name="MP12"><text:page-number text:select-page="current">0</text:page-number></text:p></draw:text-box></draw:frame><text:p text:style-name="MP38">Résoudre des problèmes</text:p></draw:text-box></draw:frame><draw:g text:anchor-type="paragraph" draw:z-index="11" draw:name="Shape4_264" draw:style-name="Mgr9"><draw:path draw:style-name="Mgr18" draw:text-style-name="MP37" svg:width="0.855cm" svg:height="1.172cm" svg:x="-0.288cm" svg:y="-0.194cm" svg:viewBox="0 0 856 1173" svg:d="M856 1173h-856v-991c0-100 79-182 175-182h505c97 0 176 82 176 182z"><text:p/></draw:path></draw:g></text:h>
      </style:footer-left>
    </style:master-page>
    <style:master-page style:name="SERIE_5f_PROBLEMES_5f_1COL" style:display-name="SERIE_PROBLEMES_1COL" style:page-layout-name="Mpm12" draw:style-name="Mdp1">
      <style:header>
        <text:p text:style-name="_5f_Header_20_P_20_page_20_paire_20__28_G_29_"><draw:frame text:anchor-type="paragraph" draw:z-index="101" draw:name="Shape8_20" draw:style-name="Mgr4" draw:text-style-name="MP5" svg:width="2.703cm" svg:height="0.715cm" draw:transform="rotate (0.0872664625997165) translate (-0.172861111111111cm 0.218722222222222cm)"><draw:text-box><text:p text:style-name="MP4"><text:span text:style-name="MT1">Série 5</text:span></text:p></draw:text-box></draw:frame><draw:path text:anchor-type="char" draw:z-index="22" draw:name="Shape1_20" draw:style-name="Mgr16" draw:text-style-name="MP35" svg:width="4.329cm" svg:height="2.24cm" svg:x="-1.499cm" svg:y="-1cm" svg:viewBox="0 0 4330 2241" svg:d="M0 2241l3984-288c209-15 363-168 345-342l-170-1611h-4159z"><text:p/></draw:path><draw:line text:anchor-type="char" draw:z-index="100" draw:name="Shape3_21" draw:style-name="Mgr17" draw:text-style-name="MP4" svg:x1="10.893cm" svg:y1="0.403cm" svg:x2="20.503cm" svg:y2="0.327cm"><text:p/></draw:line>Résoudre des problèmes</text:p>
      </style:header>
      <style:header-left>
        <text:p text:style-name="_5f_Header_20_P_20_page_20_paire_20__28_G_29_"><draw:frame text:anchor-type="paragraph" draw:z-index="103" draw:name="Shape8_21"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6" draw:name="Shape1_21" draw:style-name="Mgr16" draw:text-style-name="MP35" svg:width="4.329cm" svg:height="2.24cm" svg:x="-1.499cm" svg:y="-0.991cm" svg:viewBox="0 0 4330 2241" svg:d="M0 2241l3984-288c209-15 363-168 345-342l-170-1611h-4159z"><text:p/></draw:path><draw:line text:anchor-type="char" draw:z-index="102" draw:name="Shape3_22"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6" text:anchor-type="paragraph" svg:y="-0.06cm" draw:z-index="0"><draw:text-box fo:min-height="0.499cm" fo:min-width="7.096cm"><draw:frame draw:style-name="Mfr2" draw:name="Frame9" text:anchor-type="frame" svg:x="0.45cm" svg:y="0.079cm" svg:width="0.817cm" draw:z-index="0"><draw:text-box fo:min-height="0.355cm"><text:p text:style-name="MP12"><draw:g text:anchor-type="paragraph" draw:z-index="5" draw:name="Shape4_9" draw:style-name="Mgr9"><draw:path draw:style-name="Mgr18" draw:text-style-name="MP37" svg:width="0.855cm" svg:height="1.172cm" svg:x="-0.03cm" svg:y="-0.194cm" svg:viewBox="0 0 856 1173" svg:d="M856 1173h-856v-991c0-100 79-182 175-182h505c97 0 176 82 176 182z"><text:p/></draw:path></draw:g><text:page-number text:select-page="current">0</text:page-number></text:p></draw:text-box></draw:frame><text:p text:style-name="MP36"><text:span text:style-name="MT27">R</text:span>ésoudre des problèmes</text:p></draw:text-box></draw:frame></text:h>
      </style:footer>
      <style:footer-left>
        <text:h text:style-name="_5f_Footer_20_page_20_paire_20__28_G_29_" text:outline-level="1"><draw:frame draw:style-name="Mfr4" draw:name="Frame10" text:anchor-type="paragraph" svg:y="-0.06cm" draw:z-index="0"><draw:text-box fo:min-height="0.499cm" fo:min-width="7.096cm"><draw:frame draw:style-name="Mfr2" draw:name="Frame16" text:anchor-type="frame" svg:x="0.45cm" svg:y="0.079cm" svg:width="0.817cm" draw:z-index="0"><draw:text-box fo:min-height="0.355cm"><text:p text:style-name="MP12"><text:page-number text:select-page="current">0</text:page-number></text:p></draw:text-box></draw:frame><text:p text:style-name="MP38">Résoudre des problèmes</text:p></draw:text-box></draw:frame><draw:g text:anchor-type="paragraph" draw:z-index="7" draw:name="Shape4_10" draw:style-name="Mgr9"><draw:path draw:style-name="Mgr18" draw:text-style-name="MP37" svg:width="0.855cm" svg:height="1.172cm" svg:x="-0.288cm" svg:y="-0.194cm" svg:viewBox="0 0 856 1173" svg:d="M856 1173h-856v-991c0-100 79-182 175-182h505c97 0 176 82 176 182z"><text:p/></draw:path></draw:g></text:h>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2-28T20:14:36.055000000</meta:creation-date>
    <meta:editing-duration>PT52M14S</meta:editing-duration>
    <meta:editing-cycles>12</meta:editing-cycles>
    <meta:generator>LibreOffice/24.2.5.2$Windows_X86_64 LibreOffice_project/bffef4ea93e59bebbeaf7f431bb02b1a39ee8a59</meta:generator>
    <dc:date>2024-07-14T10:05:58.135000000</dc:date>
    <meta:print-date>2024-06-27T06:39:13.270342832</meta:print-date>
    <meta:printed-by>PDF files</meta:printed-by>
    <meta:document-statistic meta:table-count="3" meta:image-count="0" meta:object-count="3" meta:page-count="4" meta:paragraph-count="186" meta:word-count="1459" meta:character-count="6685" meta:non-whitespace-character-count="5408"/>
    <meta:template xlink:type="simple" xlink:actuate="onRequest" xlink:title="Modele_Cahier" xlink:href="../../../../../../../../.config/libreoffice/4/user/template/Modele_Cahier.ott" meta:date="2023-11-11T20:49:47.573760932"/>
  </office:meta>
</office:document-meta>
</file>

<file path=Object 1/content.xml><?xml version="1.0" encoding="utf-8"?>
<math xmlns="http://www.w3.org/1998/Math/MathML" display="block">
  <semantics>
    <mfrac>
      <mn>5</mn>
      <mn>6</mn>
    </mfrac>
    <annotation encoding="StarMath 5.0">{5} over {6}</annotation>
  </semantics>
</math>
</file>

<file path=Object 2/content.xml><?xml version="1.0" encoding="utf-8"?>
<math xmlns="http://www.w3.org/1998/Math/MathML" display="block">
  <semantics>
    <mfrac>
      <mn>5</mn>
      <mn>6</mn>
    </mfrac>
    <annotation encoding="StarMath 5.0">{5} over {6}</annotation>
  </semantics>
</math>
</file>

<file path=Object 3/content.xml><?xml version="1.0" encoding="utf-8"?>
<math xmlns="http://www.w3.org/1998/Math/MathML" display="block">
  <semantics>
    <mfrac>
      <mn>5</mn>
      <mn>6</mn>
    </mfrac>
    <annotation encoding="StarMath 5.0">{5} over {6}</annotation>
  </semantics>
</math>
</file>